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0.8181in"/>
    </style:style>
    <style:style style:name="co5" style:family="table-column">
      <style:table-column-properties fo:break-before="auto" style:column-width="0.9783in"/>
    </style:style>
    <style:style style:name="co6" style:family="table-column">
      <style:table-column-properties fo:break-before="auto" style:column-width="0.6035in"/>
    </style:style>
    <style:style style:name="co7" style:family="table-column">
      <style:table-column-properties fo:break-before="auto" style:column-width="1.011in"/>
    </style:style>
    <style:style style:name="co8" style:family="table-column">
      <style:table-column-properties fo:break-before="auto" style:column-width="5.589in"/>
    </style:style>
    <style:style style:name="co9" style:family="table-column">
      <style:table-column-properties fo:break-before="auto" style:column-width="1.5043in"/>
    </style:style>
    <style:style style:name="co10" style:family="table-column">
      <style:table-column-properties fo:break-before="auto" style:column-width="1.2146in"/>
    </style:style>
    <style:style style:name="co11" style:family="table-column">
      <style:table-column-properties fo:break-before="auto" style:column-width="0.9681in"/>
    </style:style>
    <style:style style:name="co12" style:family="table-column">
      <style:table-column-properties fo:break-before="auto" style:column-width="1.161in"/>
    </style:style>
    <style:style style:name="co13" style:family="table-column">
      <style:table-column-properties fo:break-before="auto" style:column-width="1.311in"/>
    </style:style>
    <style:style style:name="co14" style:family="table-column">
      <style:table-column-properties fo:break-before="auto" style:column-width="1.0752in"/>
    </style:style>
    <style:style style:name="co15" style:family="table-column">
      <style:table-column-properties fo:break-before="auto" style:column-width="1.472in"/>
    </style:style>
    <style:style style:name="co16" style:family="table-column">
      <style:table-column-properties fo:break-before="auto" style:column-width="1.0429in"/>
    </style:style>
    <style:style style:name="co17" style:family="table-column">
      <style:table-column-properties fo:break-before="auto" style:column-width="1.3756in"/>
    </style:style>
    <style:style style:name="co18" style:family="table-column">
      <style:table-column-properties fo:break-before="auto" style:column-width="1.1929in"/>
    </style:style>
    <style:style style:name="co19" style:family="table-column">
      <style:table-column-properties fo:break-before="auto" style:column-width="1.8256in"/>
    </style:style>
    <style:style style:name="co20" style:family="table-column">
      <style:table-column-properties fo:break-before="auto" style:column-width="0.9252in"/>
    </style:style>
    <style:style style:name="co21" style:family="table-column">
      <style:table-column-properties fo:break-before="auto" style:column-width="0.9465in"/>
    </style:style>
    <style:style style:name="co22" style:family="table-column">
      <style:table-column-properties fo:break-before="auto" style:column-width="1.2575in"/>
    </style:style>
    <style:style style:name="co23" style:family="table-column">
      <style:table-column-properties fo:break-before="auto" style:column-width="1.0181in"/>
    </style:style>
    <style:style style:name="co24" style:family="table-column">
      <style:table-column-properties fo:break-before="auto" style:column-width="1in"/>
    </style:style>
    <style:style style:name="co25" style:family="table-column">
      <style:table-column-properties fo:break-before="auto" style:column-width="0.7429in"/>
    </style:style>
    <style:style style:name="co26" style:family="table-column">
      <style:table-column-properties fo:break-before="auto" style:column-width="0.4425in"/>
    </style:style>
    <style:style style:name="co27" style:family="table-column">
      <style:table-column-properties fo:break-before="auto" style:column-width="1.3972in"/>
    </style:style>
    <style:style style:name="co28" style:family="table-column">
      <style:table-column-properties fo:break-before="auto" style:column-width="0.6898in"/>
    </style:style>
    <style:style style:name="co29" style:family="table-column">
      <style:table-column-properties fo:break-before="auto" style:column-width="0.7in"/>
    </style:style>
    <style:style style:name="co30" style:family="table-column">
      <style:table-column-properties fo:break-before="auto" style:column-width="2.4047in"/>
    </style:style>
    <style:style style:name="co31" style:family="table-column">
      <style:table-column-properties fo:break-before="auto" style:column-width="0.6319in"/>
    </style:style>
    <style:style style:name="co32" style:family="table-column">
      <style:table-column-properties fo:break-before="auto" style:column-width="0.5898in"/>
    </style:style>
    <style:style style:name="co33" style:family="table-column">
      <style:table-column-properties fo:break-before="auto" style:column-width="0.4in"/>
    </style:style>
    <style:style style:name="co34" style:family="table-column">
      <style:table-column-properties fo:break-before="auto" style:column-width="0.6354in"/>
    </style:style>
    <style:style style:name="co35" style:family="table-column">
      <style:table-column-properties fo:break-before="auto" style:column-width="0.5717in"/>
    </style:style>
    <style:style style:name="co36" style:family="table-column">
      <style:table-column-properties fo:break-before="auto" style:column-width="0.6252in"/>
    </style:style>
    <style:style style:name="co37" style:family="table-column">
      <style:table-column-properties fo:break-before="auto" style:column-width="0.4638in"/>
    </style:style>
    <style:style style:name="co38" style:family="table-column">
      <style:table-column-properties fo:break-before="auto" style:column-width="0.389in"/>
    </style:style>
    <style:style style:name="co39" style:family="table-column">
      <style:table-column-properties fo:break-before="auto" style:column-width="0.5929in"/>
    </style:style>
    <style:style style:name="co40" style:family="table-column">
      <style:table-column-properties fo:break-before="auto" style:column-width="0.7646in"/>
    </style:style>
    <style:style style:name="co41" style:family="table-column">
      <style:table-column-properties fo:break-before="auto" style:column-width="0.8283in"/>
    </style:style>
    <style:style style:name="co42" style:family="table-column">
      <style:table-column-properties fo:break-before="auto" style:column-width="0.6465in"/>
    </style:style>
    <style:style style:name="co43" style:family="table-column">
      <style:table-column-properties fo:break-before="auto" style:column-width="0.7217in"/>
    </style:style>
    <style:style style:name="co44" style:family="table-column">
      <style:table-column-properties fo:break-before="auto" style:column-width="1.1575in"/>
    </style:style>
    <style:style style:name="co45" style:family="table-column">
      <style:table-column-properties fo:break-before="auto" style:column-width="1.1043in"/>
    </style:style>
    <style:style style:name="co46" style:family="table-column">
      <style:table-column-properties fo:break-before="auto" style:column-width="1.611in"/>
    </style:style>
    <style:style style:name="co47" style:family="table-column">
      <style:table-column-properties fo:break-before="auto" style:column-width="1.0217in"/>
    </style:style>
    <style:style style:name="co48" style:family="table-column">
      <style:table-column-properties fo:break-before="auto" style:column-width="1.461in"/>
    </style:style>
    <style:style style:name="co49" style:family="table-column">
      <style:table-column-properties fo:break-before="auto" style:column-width="1.1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  <style:style style:name="ce15" style:family="table-cell" style:parent-style-name="Default">
      <style:table-cell-properties fo:border-bottom="none" fo:border-left="none" fo:border-right="0.06pt solid #000000" fo:border-top="0.06pt solid #000000"/>
    </style:style>
    <style:style style:name="ce16" style:family="table-cell" style:parent-style-name="Default">
      <style:table-cell-properties fo:background-color="#ccff99" fo:border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ccccff" fo:border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9999" fo:border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d320" fo:border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420e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3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3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3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3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4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="0.06pt solid #000000"/>
    </style:style>
    <style:style style:name="ce44" style:family="table-cell" style:parent-style-name="Default">
      <style:table-cell-properties fo:background-color="transparent" fo:border="0.06pt solid #000000"/>
    </style:style>
    <style:style style:name="ce45" style:family="table-cell" style:parent-style-name="Default">
      <style:table-cell-properties fo:background-color="#cc99ff" fo:border="0.06pt solid #000000"/>
    </style:style>
    <style:style style:name="ce46" style:family="table-cell" style:parent-style-name="Default">
      <style:table-cell-properties fo:background-color="#66ffff" fo:border="0.06pt solid #000000"/>
    </style:style>
  </office:automatic-styles>
  <office:body>
    <office:spreadsheet>
      <table:table table:name="Details" table:style-name="ta1">
        <table:table-column table:style-name="co1" table:default-cell-style-name="ce2"/>
        <table:table-column table:style-name="co1" table:default-cell-style-name="Default"/>
        <table:table-column table:style-name="co2" table:default-cell-style-name="ce13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1" table:default-cell-style-name="ce2"/>
        <table:table-column table:style-name="co7" table:default-cell-style-name="Default"/>
        <table:table-column table:style-name="co8" table:default-cell-style-name="ce13"/>
        <table:table-row table:style-name="ro1">
          <table:table-cell table:style-name="ce1" office:value-type="string" calcext:value-type="string">
            <text:p>Categories</text:p>
          </table:table-cell>
          <table:table-cell table:style-name="ce5" office:value-type="string" calcext:value-type="string">
            <text:p>Types</text:p>
          </table:table-cell>
          <table:table-cell table:style-name="ce12" office:value-type="string" calcext:value-type="string">
            <text:p>Classes</text:p>
          </table:table-cell>
          <table:table-cell/>
          <table:table-cell table:style-name="ce16" office:value-type="string" calcext:value-type="string">
            <text:p>NonStandard</text:p>
          </table:table-cell>
          <table:table-cell table:style-name="ce17" office:value-type="string" calcext:value-type="string">
            <text:p>All Tokens</text:p>
          </table:table-cell>
          <table:table-cell table:style-name="ce18" office:value-type="string" calcext:value-type="string">
            <text:p>Ranged Stuff</text:p>
          </table:table-cell>
          <table:table-cell table:style-name="ce19" office:value-type="string" calcext:value-type="string">
            <text:p>Armor Stuff</text:p>
          </table:table-cell>
          <table:table-cell table:style-name="ce20" office:value-type="string" calcext:value-type="string">
            <text:p>Attacks</text:p>
          </table:table-cell>
          <table:table-cell/>
          <table:table-cell table:style-name="ce1" office:value-type="string" calcext:value-type="string">
            <text:p>Column</text:p>
          </table:table-cell>
          <table:table-cell table:style-name="ce5" office:value-type="string" calcext:value-type="string">
            <text:p>Standard Use</text:p>
          </table:table-cell>
          <table:table-cell table:style-name="ce12" office:value-type="string" calcext:value-type="string">
            <text:p>Non-Standard Use</text:p>
          </table:table-cell>
        </table:table-row>
        <table:table-row table:style-name="ro1">
          <table:table-cell office:value-type="string" calcext:value-type="string">
            <text:p>AMMO</text:p>
          </table:table-cell>
          <table:table-cell table:number-columns-repeated="9"/>
          <table:table-cell office:value-type="string" calcext:value-type="string">
            <text:p>2HSize</text:p>
          </table:table-cell>
          <table:table-cell office:value-type="string" calcext:value-type="string">
            <text:p>Weapons</text:p>
          </table:table-cell>
          <table:table-cell office:value-type="string" calcext:value-type="string">
            <text:p>Used in conjunction with Size and MinSize for Enhanced System and Journal gui</text:p>
          </table:table-cell>
        </table:table-row>
        <table:table-row table:style-name="ro1">
          <table:table-cell office:value-type="string" calcext:value-type="string">
            <text:p>ARMOR</text:p>
          </table:table-cell>
          <table:table-cell table:number-columns-repeated="9"/>
          <table:table-cell office:value-type="string" calcext:value-type="string">
            <text:p>Block</text:p>
          </table:table-cell>
          <table:table-cell office:value-type="string" calcext:value-type="string">
            <text:p>Shields</text:p>
          </table:table-cell>
          <table:table-cell office:value-type="string" calcext:value-type="string">
            <text:p>Used in the Enhanced System to allow non shield items a chance to block</text:p>
          </table:table-cell>
        </table:table-row>
        <table:table-row table:style-name="ro1">
          <table:table-cell office:value-type="string" calcext:value-type="string">
            <text:p>PANTS</text:p>
          </table:table-cell>
          <table:table-cell table:number-columns-repeated="9"/>
          <table:table-cell office:value-type="string" calcext:value-type="string">
            <text:p>Capacity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Used in the Enhanced System as a reference for the items magical capabilities</text:p>
          </table:table-cell>
        </table:table-row>
        <table:table-row table:style-name="ro1">
          <table:table-cell office:value-type="string" calcext:value-type="string">
            <text:p>HELM</text:p>
          </table:table-cell>
          <table:table-cell table:number-columns-repeated="9"/>
          <table:table-cell office:value-type="string" calcext:value-type="string">
            <text:p>Class</text:p>
          </table:table-cell>
          <table:table-cell office:value-type="string" calcext:value-type="string">
            <text:p>Ammo</text:p>
          </table:table-cell>
          <table:table-cell office:value-type="string" calcext:value-type="string">
            <text:p>Used in the Enhanced System as a method of classification</text:p>
          </table:table-cell>
        </table:table-row>
        <table:table-row table:style-name="ro1">
          <table:table-cell office:value-type="string" calcext:value-type="string">
            <text:p>SHOES</text:p>
          </table:table-cell>
          <table:table-cell table:number-columns-repeated="9"/>
          <table:table-cell office:value-type="string" calcext:value-type="string">
            <text:p>Hits</text:p>
          </table:table-cell>
          <table:table-cell office:value-type="string" calcext:value-type="string">
            <text:p>Traps</text:p>
          </table:table-cell>
          <table:table-cell office:value-type="string" calcext:value-type="string">
            <text:p>Used in the Enhanced System to allow items with attacks a chance to hit multiple times</text:p>
          </table:table-cell>
        </table:table-row>
        <table:table-row table:style-name="ro1">
          <table:table-cell table:style-name="ce3" office:value-type="string" calcext:value-type="string">
            <text:p>WEAPON</text:p>
          </table:table-cell>
          <table:table-cell table:style-name="ce6" office:value-type="string" calcext:value-type="string">
            <text:p>MELEE</text:p>
          </table:table-cell>
          <table:table-cell office:value-type="string" calcext:value-type="string">
            <text:p>SWORD</text:p>
          </table:table-cell>
          <table:table-cell table:number-columns-repeated="7"/>
          <table:table-cell office:value-type="string" calcext:value-type="string">
            <text:p>Improvement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Used in the Enhanced System to indicate an improved version of a different ite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XE</text:p>
          </table:table-cell>
          <table:table-cell table:number-columns-repeated="7"/>
          <table:table-cell office:value-type="string" calcext:value-type="string">
            <text:p>Level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Used in the Enhanced System as an indicator of complexit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EAR</text:p>
          </table:table-cell>
          <table:table-cell table:number-columns-repeated="7"/>
          <table:table-cell office:value-type="string" calcext:value-type="string">
            <text:p>MinSize</text:p>
          </table:table-cell>
          <table:table-cell office:value-type="string" calcext:value-type="string">
            <text:p>Weapons</text:p>
          </table:table-cell>
          <table:table-cell office:value-type="string" calcext:value-type="string">
            <text:p>Used in conjunction with Size and 2HSize for Enhanced System and Journal gu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MMER</text:p>
          </table:table-cell>
          <table:table-cell table:number-columns-repeated="7"/>
          <table:table-cell office:value-type="string" calcext:value-type="string">
            <text:p>OnAttac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riggers when the item is attacked wi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GGER</text:p>
          </table:table-cell>
          <table:table-cell table:number-columns-repeated="7"/>
          <table:table-cell office:value-type="string" calcext:value-type="string">
            <text:p>OnBloc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riggers when the item is used to bloc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ST</text:p>
          </table:table-cell>
          <table:table-cell table:number-columns-repeated="7"/>
          <table:table-cell office:value-type="string" calcext:value-type="string">
            <text:p>OnDodg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riggers when the unit dodges with the item equipp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CE</text:p>
          </table:table-cell>
          <table:table-cell table:number-columns-repeated="7"/>
          <table:table-cell office:value-type="string" calcext:value-type="string">
            <text:p>OnEquip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riggers when the item is equipped</text:p>
          </table:table-cell>
        </table:table-row>
        <table:table-row table:style-name="ro1">
          <table:table-cell/>
          <table:table-cell table:style-name="ce6" office:value-type="string" calcext:value-type="string">
            <text:p>RANGED</text:p>
          </table:table-cell>
          <table:table-cell office:value-type="string" calcext:value-type="string">
            <text:p>CROSSBOW</text:p>
          </table:table-cell>
          <table:table-cell table:number-columns-repeated="7"/>
          <table:table-cell office:value-type="string" calcext:value-type="string">
            <text:p>OnParr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riggers when the item is parried wi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W</text:p>
          </table:table-cell>
          <table:table-cell table:number-columns-repeated="7"/>
          <table:table-cell office:value-type="string" calcext:value-type="string">
            <text:p>OnWoun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riggers when the item causes a wound on a uni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OWDART</text:p>
          </table:table-cell>
          <table:table-cell table:number-columns-repeated="7"/>
          <table:table-cell office:value-type="string" calcext:value-type="string">
            <text:p>Size</text:p>
          </table:table-cell>
          <table:table-cell office:value-type="string" calcext:value-type="string">
            <text:p>Weapons</text:p>
          </table:table-cell>
          <table:table-cell office:value-type="string" calcext:value-type="string">
            <text:p>Used in the Enhanced System as a comparison to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UNPOWDER</text:p>
          </table:table-cell>
          <table:table-cell table:number-columns-repeated="7"/>
          <table:table-cell office:value-type="string" calcext:value-type="string">
            <text:p>Skill</text:p>
          </table:table-cell>
          <table:table-cell office:value-type="string" calcext:value-type="string">
            <text:p>Weapons</text:p>
          </table:table-cell>
          <table:table-cell office:value-type="string" calcext:value-type="string">
            <text:p>Used for custom skills in various system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ROWN</text:p>
          </table:table-cell>
          <table:table-cell table:number-columns-repeated="7"/>
          <table:table-cell office:value-type="string" calcext:value-type="string">
            <text:p>Tile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Used for TWBT and the Journal gu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ING</text:p>
          </table:table-cell>
          <table:table-cell table:number-columns-repeated="7"/>
          <table:table-cell office:value-type="string" calcext:value-type="string">
            <text:p>Typ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sed in the Enhanced System as a method of classification</text:p>
          </table:table-cell>
        </table:table-row>
        <table:table-row table:style-name="ro1">
          <table:table-cell/>
          <table:table-cell office:value-type="string" calcext:value-type="string">
            <text:p>DEFENSE</text:p>
          </table:table-cell>
          <table:table-cell office:value-type="string" calcext:value-type="string">
            <text:p>SHIELD</text:p>
          </table:table-cell>
          <table:table-cell table:number-columns-repeated="7"/>
          <table:table-cell office:value-type="string" calcext:value-type="string">
            <text:p>Use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Used in the Enhanced System to reference the abilities related to the item</text:p>
          </table:table-cell>
        </table:table-row>
        <table:table-row table:style-name="ro1">
          <table:table-cell office:value-type="string" calcext:value-type="string">
            <text:p>TOOL</text:p>
          </table:table-cell>
          <table:table-cell table:number-columns-repeated="9"/>
          <table:table-cell office:value-type="string" calcext:value-type="string">
            <text:p>Value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Used in the Enhanced System as an indicator of rarity/worth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table:number-columns-repeated="9"/>
          <table:table-cell office:value-type="string" calcext:value-type="string">
            <text:p>CritChanc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hen equipped adds to the unit's physical critical chance</text:p>
          </table:table-cell>
        </table:table-row>
        <table:table-row table:style-name="ro1">
          <table:table-cell office:value-type="string" calcext:value-type="string">
            <text:p>TOY</text:p>
          </table:table-cell>
          <table:table-cell table:number-columns-repeated="9"/>
          <table:table-cell office:value-type="string" calcext:value-type="string">
            <text:p>CritBon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hen equipped adds to the unit's physical critcal bonus</text:p>
          </table:table-cell>
        </table:table-row>
        <table:table-row table:style-name="ro1">
          <table:table-cell office:value-type="string" calcext:value-type="string">
            <text:p>TRAPCOMP</text:p>
          </table:table-cell>
          <table:table-cell table:number-columns-repeated="9"/>
          <table:table-cell office:value-type="string" calcext:value-type="string">
            <text:p>HitChanc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hen equipped adds to the unit's physical hit chance</text:p>
          </table:table-cell>
        </table:table-row>
        <table:table-row table:style-name="ro1">
          <table:table-cell office:value-type="string" calcext:value-type="string">
            <text:p>GLOVES</text:p>
          </table:table-cell>
          <table:table-cell table:number-columns-repeated="9"/>
          <table:table-cell office:value-type="string" calcext:value-type="string">
            <text:p>Penetrat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hen equipped adds to the unit's physical skill penetration</text:p>
          </table:table-cell>
        </table:table-row>
        <table:table-row table:style-name="ro1">
          <table:table-cell table:style-name="ce4" office:value-type="string" calcext:value-type="string">
            <text:p>SIEGEAMMO</text:p>
          </table:table-cell>
          <table:table-cell table:style-name="ce7"/>
          <table:table-cell table:style-name="ce14"/>
          <table:table-cell table:number-columns-repeated="7"/>
          <table:table-cell table:style-name="ce4" office:value-type="string" calcext:value-type="string">
            <text:p>Speed</text:p>
          </table:table-cell>
          <table:table-cell table:style-name="ce7" office:value-type="string" calcext:value-type="string">
            <text:p>NA</text:p>
          </table:table-cell>
          <table:table-cell table:style-name="ce14" office:value-type="string" calcext:value-type="string">
            <text:p>When equipped adds to the unit's physical attack speed</text:p>
          </table:table-cell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Races</text:p>
          </table:table-cell>
          <table:table-cell table:style-name="ce8" office:value-type="string" calcext:value-type="string" table:number-columns-spanned="2" table:number-rows-spanned="1">
            <text:p>Inspiration</text:p>
          </table:table-cell>
          <table:covered-table-cell table:style-name="ce15"/>
          <table:table-cell table:number-columns-repeated="7"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ORC</text:p>
          </table:table-cell>
          <table:table-cell table:style-name="ce9" office:value-type="string" calcext:value-type="string" table:number-columns-spanned="2" table:number-rows-spanned="1">
            <text:p>BCE Germany</text:p>
          </table:table-cell>
          <table:covered-table-cell/>
          <table:table-cell table:number-columns-repeated="7"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ASHARI</text:p>
          </table:table-cell>
          <table:table-cell table:style-name="ce10" office:value-type="string" calcext:value-type="string" table:number-columns-spanned="2" table:number-rows-spanned="1">
            <text:p>Ancient Egypt</text:p>
          </table:table-cell>
          <table:covered-table-cell/>
          <table:table-cell table:number-columns-repeated="7"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HUMAN</text:p>
          </table:table-cell>
          <table:table-cell table:style-name="ce9" office:value-type="string" calcext:value-type="string" table:number-columns-spanned="2" table:number-rows-spanned="1">
            <text:p>Medieval Europe and Roman</text:p>
          </table:table-cell>
          <table:covered-table-cell/>
          <table:table-cell table:number-columns-repeated="7"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COATL</text:p>
          </table:table-cell>
          <table:table-cell table:style-name="ce9" office:value-type="string" calcext:value-type="string" table:number-columns-spanned="2" table:number-rows-spanned="1">
            <text:p>Mesoamerica</text:p>
          </table:table-cell>
          <table:covered-table-cell/>
          <table:table-cell table:number-columns-repeated="7"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GNOME</text:p>
          </table:table-cell>
          <table:table-cell table:style-name="ce9" office:value-type="string" calcext:value-type="string" table:number-columns-spanned="2" table:number-rows-spanned="1">
            <text:p>Steampunk</text:p>
          </table:table-cell>
          <table:covered-table-cell/>
          <table:table-cell table:number-columns-repeated="7"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GOBLIN</text:p>
          </table:table-cell>
          <table:table-cell table:style-name="ce9" office:value-type="string" calcext:value-type="string" table:number-columns-spanned="2" table:number-rows-spanned="1">
            <text:p>Central Africa</text:p>
          </table:table-cell>
          <table:covered-table-cell/>
          <table:table-cell table:number-columns-repeated="7"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DWARF</text:p>
          </table:table-cell>
          <table:table-cell table:style-name="ce9" office:value-type="string" calcext:value-type="string" table:number-columns-spanned="2" table:number-rows-spanned="1">
            <text:p>Norse</text:p>
          </table:table-cell>
          <table:covered-table-cell/>
          <table:table-cell table:number-columns-repeated="7"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DROW</text:p>
          </table:table-cell>
          <table:table-cell table:style-name="ce9" office:value-type="string" calcext:value-type="string" table:number-columns-spanned="2" table:number-rows-spanned="1">
            <text:p>Japanese/Chinese</text:p>
          </table:table-cell>
          <table:covered-table-cell/>
          <table:table-cell table:number-columns-repeated="7"/>
          <table:table-cell table:style-name="Default"/>
          <table:table-cell/>
          <table:table-cell table:style-name="Default"/>
        </table:table-row>
        <table:table-row table:style-name="ro1">
          <table:table-cell table:style-name="ce4" office:value-type="string" calcext:value-type="string">
            <text:p>ELF</text:p>
          </table:table-cell>
          <table:table-cell table:style-name="ce11" office:value-type="string" calcext:value-type="string" table:number-columns-spanned="2" table:number-rows-spanned="1">
            <text:p>Native American</text:p>
          </table:table-cell>
          <table:covered-table-cell table:style-name="ce14"/>
          <table:table-cell table:number-columns-repeated="7"/>
          <table:table-cell table:style-name="Default"/>
          <table:table-cell/>
          <table:table-cell table:style-name="Default"/>
        </table:table-row>
      </table:table>
      <table:table table:name="List" table:style-name="ta1"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default-cell-style-name="ce27"/>
        <table:table-column table:style-name="co5" table:default-cell-style-name="ce27"/>
        <table:table-column table:style-name="co14" table:default-cell-style-name="ce27"/>
        <table:table-column table:style-name="co15" table:default-cell-style-name="ce27"/>
        <table:table-column table:style-name="co16" table:default-cell-style-name="ce27"/>
        <table:table-column table:style-name="co17" table:default-cell-style-name="ce27"/>
        <table:table-column table:style-name="co18" table:default-cell-style-name="ce27"/>
        <table:table-column table:style-name="co19" table:default-cell-style-name="ce27"/>
        <table:table-column table:style-name="co20" table:default-cell-style-name="ce27"/>
        <table:table-column table:style-name="co21" table:default-cell-style-name="ce27"/>
        <table:table-column table:style-name="co12" table:default-cell-style-name="ce27"/>
        <table:table-column table:style-name="co22" table:default-cell-style-name="ce27"/>
        <table:table-column table:style-name="co1" table:number-columns-repeated="1008" table:default-cell-style-name="ce27"/>
        <table:table-row table:style-name="ro1">
          <table:table-cell table:style-name="ce21" office:value-type="string" calcext:value-type="string" table:number-columns-spanned="16" table:number-rows-spanned="1">
            <text:p>Weapons</text:p>
          </table:table-cell>
          <table:covered-table-cell table:number-columns-repeated="15"/>
          <table:table-cell table:number-columns-repeated="1008"/>
        </table:table-row>
        <table:table-row table:style-name="ro1">
          <table:table-cell table:style-name="ce22" office:value-type="string" calcext:value-type="string" table:number-columns-spanned="9" table:number-rows-spanned="1">
            <text:p>Melee</text:p>
          </table:table-cell>
          <table:covered-table-cell table:number-columns-repeated="7" table:style-name="ce28"/>
          <table:covered-table-cell table:style-name="ce35"/>
          <table:table-cell table:style-name="ce22" office:value-type="string" calcext:value-type="string" table:number-columns-spanned="6" table:number-rows-spanned="1">
            <text:p>Ranged</text:p>
          </table:table-cell>
          <table:covered-table-cell table:number-columns-repeated="4" table:style-name="ce28"/>
          <table:covered-table-cell table:style-name="ce35"/>
          <table:table-cell table:style-name="ce38" office:value-type="string" calcext:value-type="string">
            <text:p>Defensive</text:p>
          </table:table-cell>
          <table:table-cell table:number-columns-repeated="1008"/>
        </table:table-row>
        <table:table-row table:style-name="ro1">
          <table:table-cell table:style-name="ce23" office:value-type="string" calcext:value-type="string">
            <text:p>DAGGER</text:p>
          </table:table-cell>
          <table:table-cell table:style-name="ce29" office:value-type="string" calcext:value-type="string">
            <text:p>SWORD</text:p>
          </table:table-cell>
          <table:table-cell table:style-name="ce29" office:value-type="string" calcext:value-type="string">
            <text:p>PICK</text:p>
          </table:table-cell>
          <table:table-cell table:style-name="ce29" office:value-type="string" calcext:value-type="string">
            <text:p>AXE</text:p>
          </table:table-cell>
          <table:table-cell table:style-name="ce29" office:value-type="string" calcext:value-type="string">
            <text:p>CLUB</text:p>
          </table:table-cell>
          <table:table-cell table:style-name="ce29" office:value-type="string" calcext:value-type="string">
            <text:p>FIST</text:p>
          </table:table-cell>
          <table:table-cell table:style-name="ce29" office:value-type="string" calcext:value-type="string">
            <text:p>SPEAR</text:p>
          </table:table-cell>
          <table:table-cell table:style-name="ce29" office:value-type="string" calcext:value-type="string">
            <text:p>POLEARM</text:p>
          </table:table-cell>
          <table:table-cell table:style-name="ce34" office:value-type="string" calcext:value-type="string">
            <text:p>WHIP</text:p>
          </table:table-cell>
          <table:table-cell table:style-name="ce23" office:value-type="string" calcext:value-type="string">
            <text:p>THROWN</text:p>
          </table:table-cell>
          <table:table-cell table:style-name="ce29" office:value-type="string" calcext:value-type="string">
            <text:p>BOW</text:p>
          </table:table-cell>
          <table:table-cell table:style-name="ce29" office:value-type="string" calcext:value-type="string">
            <text:p>CROSSBOW</text:p>
          </table:table-cell>
          <table:table-cell table:style-name="ce29" office:value-type="string" calcext:value-type="string">
            <text:p>BLOWGUN</text:p>
          </table:table-cell>
          <table:table-cell table:style-name="ce29" office:value-type="string" calcext:value-type="string">
            <text:p>SLING</text:p>
          </table:table-cell>
          <table:table-cell table:style-name="ce34" office:value-type="string" calcext:value-type="string">
            <text:p>GUNPOWDER</text:p>
          </table:table-cell>
          <table:table-cell table:style-name="ce39" office:value-type="string" calcext:value-type="string">
            <text:p>SHIELD</text:p>
          </table:table-cell>
          <table:table-cell table:number-columns-repeated="1008"/>
        </table:table-row>
        <table:table-row table:style-name="ro1">
          <table:table-cell table:style-name="ce24" table:number-matrix-columns-spanned="1" table:number-matrix-rows-spanned="1" table:formula="of:=IFERROR(INDEX([Weapons.$D$2:.$G$500]; SMALL(IF(([.A$3]=[Weapons.$D$2:.$D$500]); ROW([Weapons.$D$2:.$D$500])-MIN(ROW([Weapons.$D$2:.$D$500]))+1;&quot;&quot;);ROWS([.$A$1:.$A1]));2);&quot;&quot;)" office:value-type="string" office:string-value="SICKLE" calcext:value-type="string">
            <text:p>SICKLE</text:p>
          </table:table-cell>
          <table:table-cell table:style-name="ce30" table:number-matrix-columns-spanned="1" table:number-matrix-rows-spanned="1" table:formula="of:=IFERROR(INDEX([Weapons.$D$2:.$G$500]; SMALL(IF(([.B$3]=[Weapons.$D$2:.$D$500]); ROW([Weapons.$D$2:.$D$500])-MIN(ROW([Weapons.$D$2:.$D$500]))+1;&quot;&quot;);ROWS([.$A$1:.$A1]));2);&quot;&quot;)" office:value-type="string" office:string-value="SWORD_SHORT" calcext:value-type="string">
            <text:p>SWORD_SHORT</text:p>
          </table:table-cell>
          <table:table-cell table:style-name="ce30" table:number-matrix-columns-spanned="1" table:number-matrix-rows-spanned="1" table:formula="of:=IFERROR(INDEX([Weapons.$D$2:.$G$500]; SMALL(IF(([.C$3]=[Weapons.$D$2:.$D$500]); ROW([Weapons.$D$2:.$D$500])-MIN(ROW([Weapons.$D$2:.$D$500]))+1;&quot;&quot;);ROWS([.$A$1:.$A1]));2);&quot;&quot;)" office:value-type="string" office:string-value="PICKAXE" calcext:value-type="string">
            <text:p>PICKAXE</text:p>
          </table:table-cell>
          <table:table-cell table:style-name="ce30" table:number-matrix-columns-spanned="1" table:number-matrix-rows-spanned="1" table:formula="of:=IFERROR(INDEX([Weapons.$D$2:.$G$500]; SMALL(IF(([.D$3]=[Weapons.$D$2:.$D$500]); ROW([Weapons.$D$2:.$D$500])-MIN(ROW([Weapons.$D$2:.$D$500]))+1;&quot;&quot;);ROWS([.$A$1:.$A1]));2);&quot;&quot;)" office:value-type="string" office:string-value="GREAT_AXE" calcext:value-type="string">
            <text:p>GREAT_AXE</text:p>
          </table:table-cell>
          <table:table-cell table:style-name="ce30" table:number-matrix-columns-spanned="1" table:number-matrix-rows-spanned="1" table:formula="of:=IFERROR(INDEX([Weapons.$D$2:.$G$500]; SMALL(IF(([.E$3]=[Weapons.$D$2:.$D$500]); ROW([Weapons.$D$2:.$D$500])-MIN(ROW([Weapons.$D$2:.$D$500]))+1;&quot;&quot;);ROWS([.$A$1:.$A1]));2);&quot;&quot;)" office:value-type="string" office:string-value="CLUB" calcext:value-type="string">
            <text:p>CLUB</text:p>
          </table:table-cell>
          <table:table-cell table:style-name="ce30" table:number-matrix-columns-spanned="1" table:number-matrix-rows-spanned="1" table:formula="of:=IFERROR(INDEX([Weapons.$D$2:.$G$500]; SMALL(IF(([.F$3]=[Weapons.$D$2:.$D$500]); ROW([Weapons.$D$2:.$D$500])-MIN(ROW([Weapons.$D$2:.$D$500]))+1;&quot;&quot;);ROWS([.$A$1:.$A1]));2);&quot;&quot;)" office:value-type="string" office:string-value="BAGH_NAKA" calcext:value-type="string">
            <text:p>BAGH_NAKA</text:p>
          </table:table-cell>
          <table:table-cell table:style-name="ce30" table:number-matrix-columns-spanned="1" table:number-matrix-rows-spanned="1" table:formula="of:=IFERROR(INDEX([Weapons.$D$2:.$G$500]; SMALL(IF(([.G$3]=[Weapons.$D$2:.$D$500]); ROW([Weapons.$D$2:.$D$500])-MIN(ROW([Weapons.$D$2:.$D$500]))+1;&quot;&quot;);ROWS([.$A$1:.$A1]));2);&quot;&quot;)" office:value-type="string" office:string-value="LANCE" calcext:value-type="string">
            <text:p>LANCE</text:p>
          </table:table-cell>
          <table:table-cell table:style-name="ce30" table:number-matrix-columns-spanned="1" table:number-matrix-rows-spanned="1" table:formula="of:=IFERROR(INDEX([Weapons.$D$2:.$G$500]; SMALL(IF(([.H$3]=[Weapons.$D$2:.$D$500]); ROW([Weapons.$D$2:.$D$500])-MIN(ROW([Weapons.$D$2:.$D$500]))+1;&quot;&quot;);ROWS([.$A$1:.$A1]));2);&quot;&quot;)" office:value-type="string" office:string-value="BARDICHE" calcext:value-type="string">
            <text:p>BARDICHE</text:p>
          </table:table-cell>
          <table:table-cell table:style-name="ce10" table:number-matrix-columns-spanned="1" table:number-matrix-rows-spanned="1" table:formula="of:=IFERROR(INDEX([Weapons.$D$2:.$G$500]; SMALL(IF(([.I$3]=[Weapons.$D$2:.$D$500]); ROW([Weapons.$D$2:.$D$500])-MIN(ROW([Weapons.$D$2:.$D$500]))+1;&quot;&quot;);ROWS([.$A$1:.$A1]));2);&quot;&quot;)" office:value-type="string" office:string-value="BULLWHIP" calcext:value-type="string">
            <text:p>BULLWHIP</text:p>
          </table:table-cell>
          <table:table-cell table:style-name="ce24" table:number-matrix-columns-spanned="1" table:number-matrix-rows-spanned="1" table:formula="of:=IFERROR(INDEX([Weapons.$D$2:.$G$500]; SMALL(IF(([.J$3]=[Weapons.$D$2:.$D$500]); ROW([Weapons.$D$2:.$D$500])-MIN(ROW([Weapons.$D$2:.$D$500]))+1;&quot;&quot;);ROWS([.$A$1:.$A1]));2);&quot;&quot;)" office:value-type="string" office:string-value="HARPOON" calcext:value-type="string">
            <text:p>HARPOON</text:p>
          </table:table-cell>
          <table:table-cell table:style-name="ce30" table:number-matrix-columns-spanned="1" table:number-matrix-rows-spanned="1" table:formula="of:=IFERROR(INDEX([Weapons.$D$2:.$G$500]; SMALL(IF(([.K$3]=[Weapons.$D$2:.$D$500]); ROW([Weapons.$D$2:.$D$500])-MIN(ROW([Weapons.$D$2:.$D$500]))+1;&quot;&quot;);ROWS([.$A$1:.$A1]));2);&quot;&quot;)" office:value-type="string" office:string-value="LONG_BOW" calcext:value-type="string">
            <text:p>LONG_BOW</text:p>
          </table:table-cell>
          <table:table-cell table:style-name="ce30" table:number-matrix-columns-spanned="1" table:number-matrix-rows-spanned="1" table:formula="of:=IFERROR(INDEX([Weapons.$D$2:.$G$500]; SMALL(IF(([.L$3]=[Weapons.$D$2:.$D$500]); ROW([Weapons.$D$2:.$D$500])-MIN(ROW([Weapons.$D$2:.$D$500]))+1;&quot;&quot;);ROWS([.$A$1:.$A1]));2);&quot;&quot;)" office:value-type="string" office:string-value="CROSSBOW" calcext:value-type="string">
            <text:p>CROSSBOW</text:p>
          </table:table-cell>
          <table:table-cell table:style-name="ce30" table:number-matrix-columns-spanned="1" table:number-matrix-rows-spanned="1" table:formula="of:=IFERROR(INDEX([Weapons.$D$2:.$G$500]; SMALL(IF(([.M$3]=[Weapons.$D$2:.$D$500]); ROW([Weapons.$D$2:.$D$500])-MIN(ROW([Weapons.$D$2:.$D$500]))+1;&quot;&quot;);ROWS([.$A$1:.$A1]));2);&quot;&quot;)" office:value-type="string" office:string-value="BLOWGUN" calcext:value-type="string">
            <text:p>BLOWGUN</text:p>
          </table:table-cell>
          <table:table-cell table:style-name="ce30" table:number-matrix-columns-spanned="1" table:number-matrix-rows-spanned="1" table:formula="of:=IFERROR(INDEX([Weapons.$D$2:.$G$500]; SMALL(IF(([.N$3]=[Weapons.$D$2:.$D$500]); ROW([Weapons.$D$2:.$D$500])-MIN(ROW([Weapons.$D$2:.$D$500]))+1;&quot;&quot;);ROWS([.$A$1:.$A1]));2);&quot;&quot;)" office:value-type="string" office:string-value="SLING" calcext:value-type="string">
            <text:p>SLING</text:p>
          </table:table-cell>
          <table:table-cell table:style-name="ce10" table:number-matrix-columns-spanned="1" table:number-matrix-rows-spanned="1" table:formula="of:=IFERROR(INDEX([Weapons.$D$2:.$G$500]; SMALL(IF(([.O$3]=[Weapons.$D$2:.$D$500]); ROW([Weapons.$D$2:.$D$500])-MIN(ROW([Weapons.$D$2:.$D$500]))+1;&quot;&quot;);ROWS([.$A$1:.$A1]));2);&quot;&quot;)" office:value-type="string" office:string-value="BLUNDERBUSS" calcext:value-type="string">
            <text:p>BLUNDERBUSS</text:p>
          </table:table-cell>
          <table:table-cell table:style-name="ce40" table:number-matrix-columns-spanned="1" table:number-matrix-rows-spanned="1" table:formula="of:=IFERROR(INDEX([Weapons.$D$2:.$G$500]; SMALL(IF(([.P$3]=[Weapons.$D$2:.$D$500]); ROW([Weapons.$D$2:.$D$500])-MIN(ROW([Weapons.$D$2:.$D$500]))+1;&quot;&quot;);ROWS([.$A$1:.$A1]));2);&quot;&quot;)" office:value-type="string" office:string-value="BUCKLER" calcext:value-type="string">
            <text:p>BUCKLER</text:p>
          </table:table-cell>
          <table:table-cell table:number-columns-repeated="1008"/>
        </table:table-row>
        <table:table-row table:style-name="ro1">
          <table:table-cell table:style-name="ce24" table:number-matrix-columns-spanned="1" table:number-matrix-rows-spanned="1" table:formula="of:=IFERROR(INDEX([Weapons.$D$2:.$G$500]; SMALL(IF(([.A$3]=[Weapons.$D$2:.$D$500]); ROW([Weapons.$D$2:.$D$500])-MIN(ROW([Weapons.$D$2:.$D$500]))+1;&quot;&quot;);ROWS([.$A$1:.$A2]));2);&quot;&quot;)" office:value-type="string" office:string-value="DAGGER" calcext:value-type="string">
            <text:p>DAGGER</text:p>
          </table:table-cell>
          <table:table-cell table:style-name="ce30" table:number-matrix-columns-spanned="1" table:number-matrix-rows-spanned="1" table:formula="of:=IFERROR(INDEX([Weapons.$D$2:.$G$500]; SMALL(IF(([.B$3]=[Weapons.$D$2:.$D$500]); ROW([Weapons.$D$2:.$D$500])-MIN(ROW([Weapons.$D$2:.$D$500]))+1;&quot;&quot;);ROWS([.$A$1:.$A2]));2);&quot;&quot;)" office:value-type="string" office:string-value="LONG_SWORD" calcext:value-type="string">
            <text:p>LONG_SWORD</text:p>
          </table:table-cell>
          <table:table-cell table:style-name="ce30" table:number-matrix-columns-spanned="1" table:number-matrix-rows-spanned="1" table:formula="of:=IFERROR(INDEX([Weapons.$D$2:.$G$500]; SMALL(IF(([.C$3]=[Weapons.$D$2:.$D$500]); ROW([Weapons.$D$2:.$D$500])-MIN(ROW([Weapons.$D$2:.$D$500]))+1;&quot;&quot;);ROWS([.$A$1:.$A2]));2);&quot;&quot;)" office:value-type="string" office:string-value="MATTOCK" calcext:value-type="string">
            <text:p>MATTOCK</text:p>
          </table:table-cell>
          <table:table-cell table:style-name="ce30" table:number-matrix-columns-spanned="1" table:number-matrix-rows-spanned="1" table:formula="of:=IFERROR(INDEX([Weapons.$D$2:.$G$500]; SMALL(IF(([.D$3]=[Weapons.$D$2:.$D$500]); ROW([Weapons.$D$2:.$D$500])-MIN(ROW([Weapons.$D$2:.$D$500]))+1;&quot;&quot;);ROWS([.$A$1:.$A2]));2);&quot;&quot;)" office:value-type="string" office:string-value="BATTLE_AXE" calcext:value-type="string">
            <text:p>BATTLE_AXE</text:p>
          </table:table-cell>
          <table:table-cell table:style-name="ce30" table:number-matrix-columns-spanned="1" table:number-matrix-rows-spanned="1" table:formula="of:=IFERROR(INDEX([Weapons.$D$2:.$G$500]; SMALL(IF(([.E$3]=[Weapons.$D$2:.$D$500]); ROW([Weapons.$D$2:.$D$500])-MIN(ROW([Weapons.$D$2:.$D$500]))+1;&quot;&quot;);ROWS([.$A$1:.$A2]));2);&quot;&quot;)" office:value-type="string" office:string-value="BO" calcext:value-type="string">
            <text:p>BO</text:p>
          </table:table-cell>
          <table:table-cell table:style-name="ce30" table:number-matrix-columns-spanned="1" table:number-matrix-rows-spanned="1" table:formula="of:=IFERROR(INDEX([Weapons.$D$2:.$G$500]; SMALL(IF(([.F$3]=[Weapons.$D$2:.$D$500]); ROW([Weapons.$D$2:.$D$500])-MIN(ROW([Weapons.$D$2:.$D$500]))+1;&quot;&quot;);ROWS([.$A$1:.$A2]));2);&quot;&quot;)" office:value-type="string" office:string-value="CESTUS" calcext:value-type="string">
            <text:p>CESTUS</text:p>
          </table:table-cell>
          <table:table-cell table:style-name="ce30" table:number-matrix-columns-spanned="1" table:number-matrix-rows-spanned="1" table:formula="of:=IFERROR(INDEX([Weapons.$D$2:.$G$500]; SMALL(IF(([.G$3]=[Weapons.$D$2:.$D$500]); ROW([Weapons.$D$2:.$D$500])-MIN(ROW([Weapons.$D$2:.$D$500]))+1;&quot;&quot;);ROWS([.$A$1:.$A2]));2);&quot;&quot;)" office:value-type="string" office:string-value="SPEAR" calcext:value-type="string">
            <text:p>SPEAR</text:p>
          </table:table-cell>
          <table:table-cell table:style-name="ce30" table:number-matrix-columns-spanned="1" table:number-matrix-rows-spanned="1" table:formula="of:=IFERROR(INDEX([Weapons.$D$2:.$G$500]; SMALL(IF(([.H$3]=[Weapons.$D$2:.$D$500]); ROW([Weapons.$D$2:.$D$500])-MIN(ROW([Weapons.$D$2:.$D$500]))+1;&quot;&quot;);ROWS([.$A$1:.$A2]));2);&quot;&quot;)" office:value-type="string" office:string-value="GLAIVE" calcext:value-type="string">
            <text:p>GLAIVE</text:p>
          </table:table-cell>
          <table:table-cell table:style-name="ce10" table:number-matrix-columns-spanned="1" table:number-matrix-rows-spanned="1" table:formula="of:=IFERROR(INDEX([Weapons.$D$2:.$G$500]; SMALL(IF(([.I$3]=[Weapons.$D$2:.$D$500]); ROW([Weapons.$D$2:.$D$500])-MIN(ROW([Weapons.$D$2:.$D$500]))+1;&quot;&quot;);ROWS([.$A$1:.$A2]));2);&quot;&quot;)" office:value-type="string" office:string-value="CHAIN_WHIP" calcext:value-type="string">
            <text:p>CHAIN_WHIP</text:p>
          </table:table-cell>
          <table:table-cell table:style-name="ce24" table:number-matrix-columns-spanned="1" table:number-matrix-rows-spanned="1" table:formula="of:=IFERROR(INDEX([Weapons.$D$2:.$G$500]; SMALL(IF(([.J$3]=[Weapons.$D$2:.$D$500]); ROW([Weapons.$D$2:.$D$500])-MIN(ROW([Weapons.$D$2:.$D$500]))+1;&quot;&quot;);ROWS([.$A$1:.$A2]));2);&quot;&quot;)" office:value-type="string" office:string-value="JAVELIN" calcext:value-type="string">
            <text:p>JAVELIN</text:p>
          </table:table-cell>
          <table:table-cell table:style-name="ce30" table:number-matrix-columns-spanned="1" table:number-matrix-rows-spanned="1" table:formula="of:=IFERROR(INDEX([Weapons.$D$2:.$G$500]; SMALL(IF(([.K$3]=[Weapons.$D$2:.$D$500]); ROW([Weapons.$D$2:.$D$500])-MIN(ROW([Weapons.$D$2:.$D$500]))+1;&quot;&quot;);ROWS([.$A$1:.$A2]));2);&quot;&quot;)" office:value-type="string" office:string-value="SHORT_BOW" calcext:value-type="string">
            <text:p>SHORT_BOW</text:p>
          </table:table-cell>
          <table:table-cell table:style-name="ce30" table:number-matrix-columns-spanned="1" table:number-matrix-rows-spanned="1" table:formula="of:=IFERROR(INDEX([Weapons.$D$2:.$G$500]; SMALL(IF(([.L$3]=[Weapons.$D$2:.$D$500]); ROW([Weapons.$D$2:.$D$500])-MIN(ROW([Weapons.$D$2:.$D$500]))+1;&quot;&quot;);ROWS([.$A$1:.$A2]));2);&quot;&quot;)" office:value-type="string" office:string-value="ARBALEST" calcext:value-type="string">
            <text:p>ARBALEST</text:p>
          </table:table-cell>
          <table:table-cell table:style-name="ce30" table:number-matrix-columns-spanned="1" table:number-matrix-rows-spanned="1" table:formula="of:=IFERROR(INDEX([Weapons.$D$2:.$G$500]; SMALL(IF(([.M$3]=[Weapons.$D$2:.$D$500]); ROW([Weapons.$D$2:.$D$500])-MIN(ROW([Weapons.$D$2:.$D$500]))+1;&quot;&quot;);ROWS([.$A$1:.$A2]));2);&quot;&quot;)" office:value-type="string" office:string-value="FUKIYA" calcext:value-type="string">
            <text:p>FUKIYA</text:p>
          </table:table-cell>
          <table:table-cell table:style-name="ce30" table:number-matrix-columns-spanned="1" table:number-matrix-rows-spanned="1" table:formula="of:=IFERROR(INDEX([Weapons.$D$2:.$G$500]; SMALL(IF(([.N$3]=[Weapons.$D$2:.$D$500]); ROW([Weapons.$D$2:.$D$500])-MIN(ROW([Weapons.$D$2:.$D$500]))+1;&quot;&quot;);ROWS([.$A$1:.$A2]));2);&quot;&quot;)" office:value-type="string" office:string-value="KESTROS" calcext:value-type="string">
            <text:p>KESTROS</text:p>
          </table:table-cell>
          <table:table-cell table:style-name="ce10" table:number-matrix-columns-spanned="1" table:number-matrix-rows-spanned="1" table:formula="of:=IFERROR(INDEX([Weapons.$D$2:.$G$500]; SMALL(IF(([.O$3]=[Weapons.$D$2:.$D$500]); ROW([Weapons.$D$2:.$D$500])-MIN(ROW([Weapons.$D$2:.$D$500]))+1;&quot;&quot;);ROWS([.$A$1:.$A2]));2);&quot;&quot;)" office:value-type="string" office:string-value="CARBINE" calcext:value-type="string">
            <text:p>CARBINE</text:p>
          </table:table-cell>
          <table:table-cell table:style-name="ce40" table:number-matrix-columns-spanned="1" table:number-matrix-rows-spanned="1" table:formula="of:=IFERROR(INDEX([Weapons.$D$2:.$G$500]; SMALL(IF(([.P$3]=[Weapons.$D$2:.$D$500]); ROW([Weapons.$D$2:.$D$500])-MIN(ROW([Weapons.$D$2:.$D$500]))+1;&quot;&quot;);ROWS([.$A$1:.$A2]));2);&quot;&quot;)" office:value-type="string" office:string-value="KITE_SHIELD" calcext:value-type="string">
            <text:p>KITE_SHIELD</text:p>
          </table:table-cell>
          <table:table-cell table:number-columns-repeated="1008"/>
        </table:table-row>
        <table:table-row table:style-name="ro1">
          <table:table-cell table:style-name="ce24" table:number-matrix-columns-spanned="1" table:number-matrix-rows-spanned="1" table:formula="of:=IFERROR(INDEX([Weapons.$D$2:.$G$500]; SMALL(IF(([.A$3]=[Weapons.$D$2:.$D$500]); ROW([Weapons.$D$2:.$D$500])-MIN(ROW([Weapons.$D$2:.$D$500]))+1;&quot;&quot;);ROWS([.$A$1:.$A3]));2);&quot;&quot;)" office:value-type="string" office:string-value="STILETTO" calcext:value-type="string">
            <text:p>STILETTO</text:p>
          </table:table-cell>
          <table:table-cell table:style-name="ce30" table:number-matrix-columns-spanned="1" table:number-matrix-rows-spanned="1" table:formula="of:=IFERROR(INDEX([Weapons.$D$2:.$G$500]; SMALL(IF(([.B$3]=[Weapons.$D$2:.$D$500]); ROW([Weapons.$D$2:.$D$500])-MIN(ROW([Weapons.$D$2:.$D$500]))+1;&quot;&quot;);ROWS([.$A$1:.$A3]));2);&quot;&quot;)" office:value-type="string" office:string-value="BROAD_SWORD" calcext:value-type="string">
            <text:p>BROAD_SWORD</text:p>
          </table:table-cell>
          <table:table-cell table:style-name="ce30" table:number-matrix-columns-spanned="1" table:number-matrix-rows-spanned="1" table:formula="of:=IFERROR(INDEX([Weapons.$D$2:.$G$500]; SMALL(IF(([.C$3]=[Weapons.$D$2:.$D$500]); ROW([Weapons.$D$2:.$D$500])-MIN(ROW([Weapons.$D$2:.$D$500]))+1;&quot;&quot;);ROWS([.$A$1:.$A3]));2);&quot;&quot;)" office:value-type="string" office:string-value="KAMA" calcext:value-type="string">
            <text:p>KAMA</text:p>
          </table:table-cell>
          <table:table-cell table:style-name="ce30" table:number-matrix-columns-spanned="1" table:number-matrix-rows-spanned="1" table:formula="of:=IFERROR(INDEX([Weapons.$D$2:.$G$500]; SMALL(IF(([.D$3]=[Weapons.$D$2:.$D$500]); ROW([Weapons.$D$2:.$D$500])-MIN(ROW([Weapons.$D$2:.$D$500]))+1;&quot;&quot;);ROWS([.$A$1:.$A3]));2);&quot;&quot;)" office:value-type="string" office:string-value="BROADAXE" calcext:value-type="string">
            <text:p>BROADAXE</text:p>
          </table:table-cell>
          <table:table-cell table:style-name="ce30" table:number-matrix-columns-spanned="1" table:number-matrix-rows-spanned="1" table:formula="of:=IFERROR(INDEX([Weapons.$D$2:.$G$500]; SMALL(IF(([.E$3]=[Weapons.$D$2:.$D$500]); ROW([Weapons.$D$2:.$D$500])-MIN(ROW([Weapons.$D$2:.$D$500]))+1;&quot;&quot;);ROWS([.$A$1:.$A3]));2);&quot;&quot;)" office:value-type="string" office:string-value="MORNING_STAR" calcext:value-type="string">
            <text:p>MORNING_STAR</text:p>
          </table:table-cell>
          <table:table-cell table:style-name="ce30" table:number-matrix-columns-spanned="1" table:number-matrix-rows-spanned="1" table:formula="of:=IFERROR(INDEX([Weapons.$D$2:.$G$500]; SMALL(IF(([.F$3]=[Weapons.$D$2:.$D$500]); ROW([Weapons.$D$2:.$D$500])-MIN(ROW([Weapons.$D$2:.$D$500]))+1;&quot;&quot;);ROWS([.$A$1:.$A3]));2);&quot;&quot;)" office:value-type="string" office:string-value="KATAR" calcext:value-type="string">
            <text:p>KATAR</text:p>
          </table:table-cell>
          <table:table-cell table:style-name="ce30" table:number-matrix-columns-spanned="1" table:number-matrix-rows-spanned="1" table:formula="of:=IFERROR(INDEX([Weapons.$D$2:.$G$500]; SMALL(IF(([.G$3]=[Weapons.$D$2:.$D$500]); ROW([Weapons.$D$2:.$D$500])-MIN(ROW([Weapons.$D$2:.$D$500]))+1;&quot;&quot;);ROWS([.$A$1:.$A3]));2);&quot;&quot;)" office:value-type="string" office:string-value="PIKE" calcext:value-type="string">
            <text:p>PIKE</text:p>
          </table:table-cell>
          <table:table-cell table:style-name="ce30" table:number-matrix-columns-spanned="1" table:number-matrix-rows-spanned="1" table:formula="of:=IFERROR(INDEX([Weapons.$D$2:.$G$500]; SMALL(IF(([.H$3]=[Weapons.$D$2:.$D$500]); ROW([Weapons.$D$2:.$D$500])-MIN(ROW([Weapons.$D$2:.$D$500]))+1;&quot;&quot;);ROWS([.$A$1:.$A3]));2);&quot;&quot;)" office:value-type="string" office:string-value="HALBERD" calcext:value-type="string">
            <text:p>HALBERD</text:p>
          </table:table-cell>
          <table:table-cell table:style-name="ce10" table:number-matrix-columns-spanned="1" table:number-matrix-rows-spanned="1" table:formula="of:=IFERROR(INDEX([Weapons.$D$2:.$G$500]; SMALL(IF(([.I$3]=[Weapons.$D$2:.$D$500]); ROW([Weapons.$D$2:.$D$500])-MIN(ROW([Weapons.$D$2:.$D$500]))+1;&quot;&quot;);ROWS([.$A$1:.$A3]));2);&quot;&quot;)" office:value-type="string" office:string-value="WHIP" calcext:value-type="string">
            <text:p>WHIP</text:p>
          </table:table-cell>
          <table:table-cell table:style-name="ce24" table:number-matrix-columns-spanned="1" table:number-matrix-rows-spanned="1" table:formula="of:=IFERROR(INDEX([Weapons.$D$2:.$G$500]; SMALL(IF(([.J$3]=[Weapons.$D$2:.$D$500]); ROW([Weapons.$D$2:.$D$500])-MIN(ROW([Weapons.$D$2:.$D$500]))+1;&quot;&quot;);ROWS([.$A$1:.$A3]));2);&quot;&quot;)" office:value-type="string" office:string-value="PILUM" calcext:value-type="string">
            <text:p>PILUM</text:p>
          </table:table-cell>
          <table:table-cell table:style-name="ce30" table:number-matrix-columns-spanned="1" table:number-matrix-rows-spanned="1" table:formula="of:=IFERROR(INDEX([Weapons.$D$2:.$G$500]; SMALL(IF(([.K$3]=[Weapons.$D$2:.$D$500]); ROW([Weapons.$D$2:.$D$500])-MIN(ROW([Weapons.$D$2:.$D$500]))+1;&quot;&quot;);ROWS([.$A$1:.$A3]));2);&quot;&quot;)" office:value-type="string" office:string-value="RECURVE_BOW" calcext:value-type="string">
            <text:p>RECURVE_BOW</text:p>
          </table:table-cell>
          <table:table-cell table:style-name="ce30" table:number-matrix-columns-spanned="1" table:number-matrix-rows-spanned="1" table:formula="of:=IFERROR(INDEX([Weapons.$D$2:.$G$500]; SMALL(IF(([.L$3]=[Weapons.$D$2:.$D$500]); ROW([Weapons.$D$2:.$D$500])-MIN(ROW([Weapons.$D$2:.$D$500]))+1;&quot;&quot;);ROWS([.$A$1:.$A3]));2);&quot;&quot;)" office:value-type="string" office:string-value="REPEATING_CROSSBOW" calcext:value-type="string">
            <text:p>REPEATING_CROSSBOW</text:p>
          </table:table-cell>
          <table:table-cell table:style-name="ce30" table:number-matrix-columns-spanned="1" table:number-matrix-rows-spanned="1" table:formula="of:=IFERROR(INDEX([Weapons.$D$2:.$G$500]; SMALL(IF(([.M$3]=[Weapons.$D$2:.$D$500]); ROW([Weapons.$D$2:.$D$500])-MIN(ROW([Weapons.$D$2:.$D$500]))+1;&quot;&quot;);ROWS([.$A$1:.$A3]));2);&quot;&quot;)">
            <text:p/>
          </table:table-cell>
          <table:table-cell table:style-name="ce30" table:number-matrix-columns-spanned="1" table:number-matrix-rows-spanned="1" table:formula="of:=IFERROR(INDEX([Weapons.$D$2:.$G$500]; SMALL(IF(([.N$3]=[Weapons.$D$2:.$D$500]); ROW([Weapons.$D$2:.$D$500])-MIN(ROW([Weapons.$D$2:.$D$500]))+1;&quot;&quot;);ROWS([.$A$1:.$A3]));2);&quot;&quot;)">
            <text:p/>
          </table:table-cell>
          <table:table-cell table:style-name="ce10" table:number-matrix-columns-spanned="1" table:number-matrix-rows-spanned="1" table:formula="of:=IFERROR(INDEX([Weapons.$D$2:.$G$500]; SMALL(IF(([.O$3]=[Weapons.$D$2:.$D$500]); ROW([Weapons.$D$2:.$D$500])-MIN(ROW([Weapons.$D$2:.$D$500]))+1;&quot;&quot;);ROWS([.$A$1:.$A3]));2);&quot;&quot;)" office:value-type="string" office:string-value="FLINTLOCK" calcext:value-type="string">
            <text:p>FLINTLOCK</text:p>
          </table:table-cell>
          <table:table-cell table:style-name="ce40" table:number-matrix-columns-spanned="1" table:number-matrix-rows-spanned="1" table:formula="of:=IFERROR(INDEX([Weapons.$D$2:.$G$500]; SMALL(IF(([.P$3]=[Weapons.$D$2:.$D$500]); ROW([Weapons.$D$2:.$D$500])-MIN(ROW([Weapons.$D$2:.$D$500]))+1;&quot;&quot;);ROWS([.$A$1:.$A3]));2);&quot;&quot;)" office:value-type="string" office:string-value="HEATER_SHIELD" calcext:value-type="string">
            <text:p>HEATER_SHIELD</text:p>
          </table:table-cell>
          <table:table-cell table:number-columns-repeated="1008"/>
        </table:table-row>
        <table:table-row table:style-name="ro1">
          <table:table-cell table:style-name="ce24" table:number-matrix-columns-spanned="1" table:number-matrix-rows-spanned="1" table:formula="of:=IFERROR(INDEX([Weapons.$D$2:.$G$500]; SMALL(IF(([.A$3]=[Weapons.$D$2:.$D$500]); ROW([Weapons.$D$2:.$D$500])-MIN(ROW([Weapons.$D$2:.$D$500]))+1;&quot;&quot;);ROWS([.$A$1:.$A4]));2);&quot;&quot;)" office:value-type="string" office:string-value="DIRK" calcext:value-type="string">
            <text:p>DIRK</text:p>
          </table:table-cell>
          <table:table-cell table:style-name="ce30" table:number-matrix-columns-spanned="1" table:number-matrix-rows-spanned="1" table:formula="of:=IFERROR(INDEX([Weapons.$D$2:.$G$500]; SMALL(IF(([.B$3]=[Weapons.$D$2:.$D$500]); ROW([Weapons.$D$2:.$D$500])-MIN(ROW([Weapons.$D$2:.$D$500]))+1;&quot;&quot;);ROWS([.$A$1:.$A4]));2);&quot;&quot;)" office:value-type="string" office:string-value="CLAYMORE" calcext:value-type="string">
            <text:p>CLAYMORE</text:p>
          </table:table-cell>
          <table:table-cell table:style-name="ce30" table:number-matrix-columns-spanned="1" table:number-matrix-rows-spanned="1" table:formula="of:=IFERROR(INDEX([Weapons.$D$2:.$G$500]; SMALL(IF(([.C$3]=[Weapons.$D$2:.$D$500]); ROW([Weapons.$D$2:.$D$500])-MIN(ROW([Weapons.$D$2:.$D$500]))+1;&quot;&quot;);ROWS([.$A$1:.$A4]));2);&quot;&quot;)">
            <text:p/>
          </table:table-cell>
          <table:table-cell table:style-name="ce30" table:number-matrix-columns-spanned="1" table:number-matrix-rows-spanned="1" table:formula="of:=IFERROR(INDEX([Weapons.$D$2:.$G$500]; SMALL(IF(([.D$3]=[Weapons.$D$2:.$D$500]); ROW([Weapons.$D$2:.$D$500])-MIN(ROW([Weapons.$D$2:.$D$500]))+1;&quot;&quot;);ROWS([.$A$1:.$A4]));2);&quot;&quot;)" office:value-type="string" office:string-value="HAND_AXE" calcext:value-type="string">
            <text:p>HAND_AXE</text:p>
          </table:table-cell>
          <table:table-cell table:style-name="ce30" table:number-matrix-columns-spanned="1" table:number-matrix-rows-spanned="1" table:formula="of:=IFERROR(INDEX([Weapons.$D$2:.$G$500]; SMALL(IF(([.E$3]=[Weapons.$D$2:.$D$500]); ROW([Weapons.$D$2:.$D$500])-MIN(ROW([Weapons.$D$2:.$D$500]))+1;&quot;&quot;);ROWS([.$A$1:.$A4]));2);&quot;&quot;)" office:value-type="string" office:string-value="FLAIL" calcext:value-type="string">
            <text:p>FLAIL</text:p>
          </table:table-cell>
          <table:table-cell table:style-name="ce30" table:number-matrix-columns-spanned="1" table:number-matrix-rows-spanned="1" table:formula="of:=IFERROR(INDEX([Weapons.$D$2:.$G$500]; SMALL(IF(([.F$3]=[Weapons.$D$2:.$D$500]); ROW([Weapons.$D$2:.$D$500])-MIN(ROW([Weapons.$D$2:.$D$500]))+1;&quot;&quot;);ROWS([.$A$1:.$A4]));2);&quot;&quot;)">
            <text:p/>
          </table:table-cell>
          <table:table-cell table:style-name="ce30" table:number-matrix-columns-spanned="1" table:number-matrix-rows-spanned="1" table:formula="of:=IFERROR(INDEX([Weapons.$D$2:.$G$500]; SMALL(IF(([.G$3]=[Weapons.$D$2:.$D$500]); ROW([Weapons.$D$2:.$D$500])-MIN(ROW([Weapons.$D$2:.$D$500]))+1;&quot;&quot;);ROWS([.$A$1:.$A4]));2);&quot;&quot;)" office:value-type="string" office:string-value="PITCHFORK" calcext:value-type="string">
            <text:p>PITCHFORK</text:p>
          </table:table-cell>
          <table:table-cell table:style-name="ce30" table:number-matrix-columns-spanned="1" table:number-matrix-rows-spanned="1" table:formula="of:=IFERROR(INDEX([Weapons.$D$2:.$G$500]; SMALL(IF(([.H$3]=[Weapons.$D$2:.$D$500]); ROW([Weapons.$D$2:.$D$500])-MIN(ROW([Weapons.$D$2:.$D$500]))+1;&quot;&quot;);ROWS([.$A$1:.$A4]));2);&quot;&quot;)" office:value-type="string" office:string-value="NAGINATA" calcext:value-type="string">
            <text:p>NAGINATA</text:p>
          </table:table-cell>
          <table:table-cell table:style-name="ce10" table:number-matrix-columns-spanned="1" table:number-matrix-rows-spanned="1" table:formula="of:=IFERROR(INDEX([Weapons.$D$2:.$G$500]; SMALL(IF(([.I$3]=[Weapons.$D$2:.$D$500]); ROW([Weapons.$D$2:.$D$500])-MIN(ROW([Weapons.$D$2:.$D$500]))+1;&quot;&quot;);ROWS([.$A$1:.$A4]));2);&quot;&quot;)" office:value-type="string" office:string-value="LASSO" calcext:value-type="string">
            <text:p>LASSO</text:p>
          </table:table-cell>
          <table:table-cell table:style-name="ce24" table:number-matrix-columns-spanned="1" table:number-matrix-rows-spanned="1" table:formula="of:=IFERROR(INDEX([Weapons.$D$2:.$G$500]; SMALL(IF(([.J$3]=[Weapons.$D$2:.$D$500]); ROW([Weapons.$D$2:.$D$500])-MIN(ROW([Weapons.$D$2:.$D$500]))+1;&quot;&quot;);ROWS([.$A$1:.$A4]));2);&quot;&quot;)" office:value-type="string" office:string-value="CHAKRAM" calcext:value-type="string">
            <text:p>CHAKRAM</text:p>
          </table:table-cell>
          <table:table-cell table:style-name="ce30" table:number-matrix-columns-spanned="1" table:number-matrix-rows-spanned="1" table:formula="of:=IFERROR(INDEX([Weapons.$D$2:.$G$500]; SMALL(IF(([.K$3]=[Weapons.$D$2:.$D$500]); ROW([Weapons.$D$2:.$D$500])-MIN(ROW([Weapons.$D$2:.$D$500]))+1;&quot;&quot;);ROWS([.$A$1:.$A4]));2);&quot;&quot;)" office:value-type="string" office:string-value="DAIKYU" calcext:value-type="string">
            <text:p>DAIKYU</text:p>
          </table:table-cell>
          <table:table-cell table:style-name="ce30" table:number-matrix-columns-spanned="1" table:number-matrix-rows-spanned="1" table:formula="of:=IFERROR(INDEX([Weapons.$D$2:.$G$500]; SMALL(IF(([.L$3]=[Weapons.$D$2:.$D$500]); ROW([Weapons.$D$2:.$D$500])-MIN(ROW([Weapons.$D$2:.$D$500]))+1;&quot;&quot;);ROWS([.$A$1:.$A4]));2);&quot;&quot;)">
            <text:p/>
          </table:table-cell>
          <table:table-cell table:style-name="ce30" table:number-matrix-columns-spanned="1" table:number-matrix-rows-spanned="1" table:formula="of:=IFERROR(INDEX([Weapons.$D$2:.$G$500]; SMALL(IF(([.M$3]=[Weapons.$D$2:.$D$500]); ROW([Weapons.$D$2:.$D$500])-MIN(ROW([Weapons.$D$2:.$D$500]))+1;&quot;&quot;);ROWS([.$A$1:.$A4]));2);&quot;&quot;)">
            <text:p/>
          </table:table-cell>
          <table:table-cell table:style-name="ce30" table:number-matrix-columns-spanned="1" table:number-matrix-rows-spanned="1" table:formula="of:=IFERROR(INDEX([Weapons.$D$2:.$G$500]; SMALL(IF(([.N$3]=[Weapons.$D$2:.$D$500]); ROW([Weapons.$D$2:.$D$500])-MIN(ROW([Weapons.$D$2:.$D$500]))+1;&quot;&quot;);ROWS([.$A$1:.$A4]));2);&quot;&quot;)">
            <text:p/>
          </table:table-cell>
          <table:table-cell table:style-name="ce10" table:number-matrix-columns-spanned="1" table:number-matrix-rows-spanned="1" table:formula="of:=IFERROR(INDEX([Weapons.$D$2:.$G$500]; SMALL(IF(([.O$3]=[Weapons.$D$2:.$D$500]); ROW([Weapons.$D$2:.$D$500])-MIN(ROW([Weapons.$D$2:.$D$500]))+1;&quot;&quot;);ROWS([.$A$1:.$A4]));2);&quot;&quot;)" office:value-type="string" office:string-value="MUSKET" calcext:value-type="string">
            <text:p>MUSKET</text:p>
          </table:table-cell>
          <table:table-cell table:style-name="ce40" table:number-matrix-columns-spanned="1" table:number-matrix-rows-spanned="1" table:formula="of:=IFERROR(INDEX([Weapons.$D$2:.$G$500]; SMALL(IF(([.P$3]=[Weapons.$D$2:.$D$500]); ROW([Weapons.$D$2:.$D$500])-MIN(ROW([Weapons.$D$2:.$D$500]))+1;&quot;&quot;);ROWS([.$A$1:.$A4]));2);&quot;&quot;)" office:value-type="string" office:string-value="TARGE" calcext:value-type="string">
            <text:p>TARGE</text:p>
          </table:table-cell>
          <table:table-cell table:number-columns-repeated="1008"/>
        </table:table-row>
        <table:table-row table:style-name="ro1">
          <table:table-cell table:style-name="ce24" table:number-matrix-columns-spanned="1" table:number-matrix-rows-spanned="1" table:formula="of:=IFERROR(INDEX([Weapons.$D$2:.$G$500]; SMALL(IF(([.A$3]=[Weapons.$D$2:.$D$500]); ROW([Weapons.$D$2:.$D$500])-MIN(ROW([Weapons.$D$2:.$D$500]))+1;&quot;&quot;);ROWS([.$A$1:.$A5]));2);&quot;&quot;)" office:value-type="string" office:string-value="HUNTING_DAGGER" calcext:value-type="string">
            <text:p>HUNTING_DAGGER</text:p>
          </table:table-cell>
          <table:table-cell table:style-name="ce30" table:number-matrix-columns-spanned="1" table:number-matrix-rows-spanned="1" table:formula="of:=IFERROR(INDEX([Weapons.$D$2:.$G$500]; SMALL(IF(([.B$3]=[Weapons.$D$2:.$D$500]); ROW([Weapons.$D$2:.$D$500])-MIN(ROW([Weapons.$D$2:.$D$500]))+1;&quot;&quot;);ROWS([.$A$1:.$A5]));2);&quot;&quot;)" office:value-type="string" office:string-value="FALCHION" calcext:value-type="string">
            <text:p>FALCHION</text:p>
          </table:table-cell>
          <table:table-cell table:style-name="ce30" table:number-matrix-columns-spanned="1" table:number-matrix-rows-spanned="1" table:formula="of:=IFERROR(INDEX([Weapons.$D$2:.$G$500]; SMALL(IF(([.C$3]=[Weapons.$D$2:.$D$500]); ROW([Weapons.$D$2:.$D$500])-MIN(ROW([Weapons.$D$2:.$D$500]))+1;&quot;&quot;);ROWS([.$A$1:.$A5]));2);&quot;&quot;)">
            <text:p/>
          </table:table-cell>
          <table:table-cell table:style-name="ce30" table:number-matrix-columns-spanned="1" table:number-matrix-rows-spanned="1" table:formula="of:=IFERROR(INDEX([Weapons.$D$2:.$G$500]; SMALL(IF(([.D$3]=[Weapons.$D$2:.$D$500]); ROW([Weapons.$D$2:.$D$500])-MIN(ROW([Weapons.$D$2:.$D$500]))+1;&quot;&quot;);ROWS([.$A$1:.$A5]));2);&quot;&quot;)" office:value-type="string" office:string-value="HATCHET" calcext:value-type="string">
            <text:p>HATCHET</text:p>
          </table:table-cell>
          <table:table-cell table:style-name="ce30" table:number-matrix-columns-spanned="1" table:number-matrix-rows-spanned="1" table:formula="of:=IFERROR(INDEX([Weapons.$D$2:.$G$500]; SMALL(IF(([.E$3]=[Weapons.$D$2:.$D$500]); ROW([Weapons.$D$2:.$D$500])-MIN(ROW([Weapons.$D$2:.$D$500]))+1;&quot;&quot;);ROWS([.$A$1:.$A5]));2);&quot;&quot;)" office:value-type="string" office:string-value="HAMMER" calcext:value-type="string">
            <text:p>HAMMER</text:p>
          </table:table-cell>
          <table:table-cell table:style-name="ce30" table:number-matrix-columns-spanned="1" table:number-matrix-rows-spanned="1" table:formula="of:=IFERROR(INDEX([Weapons.$D$2:.$G$500]; SMALL(IF(([.F$3]=[Weapons.$D$2:.$D$500]); ROW([Weapons.$D$2:.$D$500])-MIN(ROW([Weapons.$D$2:.$D$500]))+1;&quot;&quot;);ROWS([.$A$1:.$A5]));2);&quot;&quot;)">
            <text:p/>
          </table:table-cell>
          <table:table-cell table:style-name="ce30" table:number-matrix-columns-spanned="1" table:number-matrix-rows-spanned="1" table:formula="of:=IFERROR(INDEX([Weapons.$D$2:.$G$500]; SMALL(IF(([.G$3]=[Weapons.$D$2:.$D$500]); ROW([Weapons.$D$2:.$D$500])-MIN(ROW([Weapons.$D$2:.$D$500]))+1;&quot;&quot;);ROWS([.$A$1:.$A5]));2);&quot;&quot;)" office:value-type="string" office:string-value="TRIDENT" calcext:value-type="string">
            <text:p>TRIDENT</text:p>
          </table:table-cell>
          <table:table-cell table:style-name="ce30" table:number-matrix-columns-spanned="1" table:number-matrix-rows-spanned="1" table:formula="of:=IFERROR(INDEX([Weapons.$D$2:.$G$500]; SMALL(IF(([.H$3]=[Weapons.$D$2:.$D$500]); ROW([Weapons.$D$2:.$D$500])-MIN(ROW([Weapons.$D$2:.$D$500]))+1;&quot;&quot;);ROWS([.$A$1:.$A5]));2);&quot;&quot;)" office:value-type="string" office:string-value="POLEAXE" calcext:value-type="string">
            <text:p>POLEAXE</text:p>
          </table:table-cell>
          <table:table-cell table:style-name="ce10" table:number-matrix-columns-spanned="1" table:number-matrix-rows-spanned="1" table:formula="of:=IFERROR(INDEX([Weapons.$D$2:.$G$500]; SMALL(IF(([.I$3]=[Weapons.$D$2:.$D$500]); ROW([Weapons.$D$2:.$D$500])-MIN(ROW([Weapons.$D$2:.$D$500]))+1;&quot;&quot;);ROWS([.$A$1:.$A5]));2);&quot;&quot;)">
            <text:p/>
          </table:table-cell>
          <table:table-cell table:style-name="ce24" table:number-matrix-columns-spanned="1" table:number-matrix-rows-spanned="1" table:formula="of:=IFERROR(INDEX([Weapons.$D$2:.$G$500]; SMALL(IF(([.J$3]=[Weapons.$D$2:.$D$500]); ROW([Weapons.$D$2:.$D$500])-MIN(ROW([Weapons.$D$2:.$D$500]))+1;&quot;&quot;);ROWS([.$A$1:.$A5]));2);&quot;&quot;)" office:value-type="string" office:string-value="SHURIKEN" calcext:value-type="string">
            <text:p>SHURIKEN</text:p>
          </table:table-cell>
          <table:table-cell table:style-name="ce30" table:number-matrix-columns-spanned="1" table:number-matrix-rows-spanned="1" table:formula="of:=IFERROR(INDEX([Weapons.$D$2:.$G$500]; SMALL(IF(([.K$3]=[Weapons.$D$2:.$D$500]); ROW([Weapons.$D$2:.$D$500])-MIN(ROW([Weapons.$D$2:.$D$500]))+1;&quot;&quot;);ROWS([.$A$1:.$A5]));2);&quot;&quot;)">
            <text:p/>
          </table:table-cell>
          <table:table-cell table:style-name="ce30" table:number-matrix-columns-spanned="1" table:number-matrix-rows-spanned="1" table:formula="of:=IFERROR(INDEX([Weapons.$D$2:.$G$500]; SMALL(IF(([.L$3]=[Weapons.$D$2:.$D$500]); ROW([Weapons.$D$2:.$D$500])-MIN(ROW([Weapons.$D$2:.$D$500]))+1;&quot;&quot;);ROWS([.$A$1:.$A5]));2);&quot;&quot;)">
            <text:p/>
          </table:table-cell>
          <table:table-cell table:style-name="ce30" table:number-matrix-columns-spanned="1" table:number-matrix-rows-spanned="1" table:formula="of:=IFERROR(INDEX([Weapons.$D$2:.$G$500]; SMALL(IF(([.M$3]=[Weapons.$D$2:.$D$500]); ROW([Weapons.$D$2:.$D$500])-MIN(ROW([Weapons.$D$2:.$D$500]))+1;&quot;&quot;);ROWS([.$A$1:.$A5]));2);&quot;&quot;)">
            <text:p/>
          </table:table-cell>
          <table:table-cell table:style-name="ce30" table:number-matrix-columns-spanned="1" table:number-matrix-rows-spanned="1" table:formula="of:=IFERROR(INDEX([Weapons.$D$2:.$G$500]; SMALL(IF(([.N$3]=[Weapons.$D$2:.$D$500]); ROW([Weapons.$D$2:.$D$500])-MIN(ROW([Weapons.$D$2:.$D$500]))+1;&quot;&quot;);ROWS([.$A$1:.$A5]));2);&quot;&quot;)">
            <text:p/>
          </table:table-cell>
          <table:table-cell table:style-name="ce10" table:number-matrix-columns-spanned="1" table:number-matrix-rows-spanned="1" table:formula="of:=IFERROR(INDEX([Weapons.$D$2:.$G$500]; SMALL(IF(([.O$3]=[Weapons.$D$2:.$D$500]); ROW([Weapons.$D$2:.$D$500])-MIN(ROW([Weapons.$D$2:.$D$500]))+1;&quot;&quot;);ROWS([.$A$1:.$A5]));2);&quot;&quot;)" office:value-type="string" office:string-value="MATCHLOCK" calcext:value-type="string">
            <text:p>MATCHLOCK</text:p>
          </table:table-cell>
          <table:table-cell table:style-name="ce40" table:number-matrix-columns-spanned="1" table:number-matrix-rows-spanned="1" table:formula="of:=IFERROR(INDEX([Weapons.$D$2:.$G$500]; SMALL(IF(([.P$3]=[Weapons.$D$2:.$D$500]); ROW([Weapons.$D$2:.$D$500])-MIN(ROW([Weapons.$D$2:.$D$500]))+1;&quot;&quot;);ROWS([.$A$1:.$A5]));2);&quot;&quot;)" office:value-type="string" office:string-value="GREAT_SHIELD" calcext:value-type="string">
            <text:p>GREAT_SHIELD</text:p>
          </table:table-cell>
          <table:table-cell table:number-columns-repeated="1008"/>
        </table:table-row>
        <table:table-row table:style-name="ro1">
          <table:table-cell table:style-name="ce24" table:number-matrix-columns-spanned="1" table:number-matrix-rows-spanned="1" table:formula="of:=IFERROR(INDEX([Weapons.$D$2:.$G$500]; SMALL(IF(([.A$3]=[Weapons.$D$2:.$D$500]); ROW([Weapons.$D$2:.$D$500])-MIN(ROW([Weapons.$D$2:.$D$500]))+1;&quot;&quot;);ROWS([.$A$1:.$A6]));2);&quot;&quot;)" office:value-type="string" office:string-value="PARRYING_DAGGER" calcext:value-type="string">
            <text:p>PARRYING_DAGGER</text:p>
          </table:table-cell>
          <table:table-cell table:style-name="ce30" table:number-matrix-columns-spanned="1" table:number-matrix-rows-spanned="1" table:formula="of:=IFERROR(INDEX([Weapons.$D$2:.$G$500]; SMALL(IF(([.B$3]=[Weapons.$D$2:.$D$500]); ROW([Weapons.$D$2:.$D$500])-MIN(ROW([Weapons.$D$2:.$D$500]))+1;&quot;&quot;);ROWS([.$A$1:.$A6]));2);&quot;&quot;)" office:value-type="string" office:string-value="RAPIER" calcext:value-type="string">
            <text:p>RAPIER</text:p>
          </table:table-cell>
          <table:table-cell table:style-name="ce30" table:number-matrix-columns-spanned="1" table:number-matrix-rows-spanned="1" table:formula="of:=IFERROR(INDEX([Weapons.$D$2:.$G$500]; SMALL(IF(([.C$3]=[Weapons.$D$2:.$D$500]); ROW([Weapons.$D$2:.$D$500])-MIN(ROW([Weapons.$D$2:.$D$500]))+1;&quot;&quot;);ROWS([.$A$1:.$A6]));2);&quot;&quot;)">
            <text:p/>
          </table:table-cell>
          <table:table-cell table:style-name="ce30" table:number-matrix-columns-spanned="1" table:number-matrix-rows-spanned="1" table:formula="of:=IFERROR(INDEX([Weapons.$D$2:.$G$500]; SMALL(IF(([.D$3]=[Weapons.$D$2:.$D$500]); ROW([Weapons.$D$2:.$D$500])-MIN(ROW([Weapons.$D$2:.$D$500]))+1;&quot;&quot;);ROWS([.$A$1:.$A6]));2);&quot;&quot;)" office:value-type="string" office:string-value="LABRYS" calcext:value-type="string">
            <text:p>LABRYS</text:p>
          </table:table-cell>
          <table:table-cell table:style-name="ce30" table:number-matrix-columns-spanned="1" table:number-matrix-rows-spanned="1" table:formula="of:=IFERROR(INDEX([Weapons.$D$2:.$G$500]; SMALL(IF(([.E$3]=[Weapons.$D$2:.$D$500]); ROW([Weapons.$D$2:.$D$500])-MIN(ROW([Weapons.$D$2:.$D$500]))+1;&quot;&quot;);ROWS([.$A$1:.$A6]));2);&quot;&quot;)" office:value-type="string" office:string-value="WAR_HAMMER" calcext:value-type="string">
            <text:p>WAR_HAMMER</text:p>
          </table:table-cell>
          <table:table-cell table:style-name="ce30" table:number-matrix-columns-spanned="1" table:number-matrix-rows-spanned="1" table:formula="of:=IFERROR(INDEX([Weapons.$D$2:.$G$500]; SMALL(IF(([.F$3]=[Weapons.$D$2:.$D$500]); ROW([Weapons.$D$2:.$D$500])-MIN(ROW([Weapons.$D$2:.$D$500]))+1;&quot;&quot;);ROWS([.$A$1:.$A6]));2);&quot;&quot;)">
            <text:p/>
          </table:table-cell>
          <table:table-cell table:style-name="ce30" table:number-matrix-columns-spanned="1" table:number-matrix-rows-spanned="1" table:formula="of:=IFERROR(INDEX([Weapons.$D$2:.$G$500]; SMALL(IF(([.G$3]=[Weapons.$D$2:.$D$500]); ROW([Weapons.$D$2:.$D$500])-MIN(ROW([Weapons.$D$2:.$D$500]))+1;&quot;&quot;);ROWS([.$A$1:.$A6]));2);&quot;&quot;)" office:value-type="string" office:string-value="BOAR_SPEAR" calcext:value-type="string">
            <text:p>BOAR_SPEAR</text:p>
          </table:table-cell>
          <table:table-cell table:style-name="ce30" table:number-matrix-columns-spanned="1" table:number-matrix-rows-spanned="1" table:formula="of:=IFERROR(INDEX([Weapons.$D$2:.$G$500]; SMALL(IF(([.H$3]=[Weapons.$D$2:.$D$500]); ROW([Weapons.$D$2:.$D$500])-MIN(ROW([Weapons.$D$2:.$D$500]))+1;&quot;&quot;);ROWS([.$A$1:.$A6]));2);&quot;&quot;)" office:value-type="string" office:string-value="SCYTHE" calcext:value-type="string">
            <text:p>SCYTHE</text:p>
          </table:table-cell>
          <table:table-cell table:style-name="ce10" table:number-matrix-columns-spanned="1" table:number-matrix-rows-spanned="1" table:formula="of:=IFERROR(INDEX([Weapons.$D$2:.$G$500]; SMALL(IF(([.I$3]=[Weapons.$D$2:.$D$500]); ROW([Weapons.$D$2:.$D$500])-MIN(ROW([Weapons.$D$2:.$D$500]))+1;&quot;&quot;);ROWS([.$A$1:.$A6]));2);&quot;&quot;)">
            <text:p/>
          </table:table-cell>
          <table:table-cell table:style-name="ce24" table:number-matrix-columns-spanned="1" table:number-matrix-rows-spanned="1" table:formula="of:=IFERROR(INDEX([Weapons.$D$2:.$G$500]; SMALL(IF(([.J$3]=[Weapons.$D$2:.$D$500]); ROW([Weapons.$D$2:.$D$500])-MIN(ROW([Weapons.$D$2:.$D$500]))+1;&quot;&quot;);ROWS([.$A$1:.$A6]));2);&quot;&quot;)" office:value-type="string" office:string-value="KUNAI" calcext:value-type="string">
            <text:p>KUNAI</text:p>
          </table:table-cell>
          <table:table-cell table:style-name="ce30" table:number-matrix-columns-spanned="1" table:number-matrix-rows-spanned="1" table:formula="of:=IFERROR(INDEX([Weapons.$D$2:.$G$500]; SMALL(IF(([.K$3]=[Weapons.$D$2:.$D$500]); ROW([Weapons.$D$2:.$D$500])-MIN(ROW([Weapons.$D$2:.$D$500]))+1;&quot;&quot;);ROWS([.$A$1:.$A6]));2);&quot;&quot;)">
            <text:p/>
          </table:table-cell>
          <table:table-cell table:style-name="ce30" table:number-matrix-columns-spanned="1" table:number-matrix-rows-spanned="1" table:formula="of:=IFERROR(INDEX([Weapons.$D$2:.$G$500]; SMALL(IF(([.L$3]=[Weapons.$D$2:.$D$500]); ROW([Weapons.$D$2:.$D$500])-MIN(ROW([Weapons.$D$2:.$D$500]))+1;&quot;&quot;);ROWS([.$A$1:.$A6]));2);&quot;&quot;)">
            <text:p/>
          </table:table-cell>
          <table:table-cell table:style-name="ce30" table:number-matrix-columns-spanned="1" table:number-matrix-rows-spanned="1" table:formula="of:=IFERROR(INDEX([Weapons.$D$2:.$G$500]; SMALL(IF(([.M$3]=[Weapons.$D$2:.$D$500]); ROW([Weapons.$D$2:.$D$500])-MIN(ROW([Weapons.$D$2:.$D$500]))+1;&quot;&quot;);ROWS([.$A$1:.$A6]));2);&quot;&quot;)">
            <text:p/>
          </table:table-cell>
          <table:table-cell table:style-name="ce30" table:number-matrix-columns-spanned="1" table:number-matrix-rows-spanned="1" table:formula="of:=IFERROR(INDEX([Weapons.$D$2:.$G$500]; SMALL(IF(([.N$3]=[Weapons.$D$2:.$D$500]); ROW([Weapons.$D$2:.$D$500])-MIN(ROW([Weapons.$D$2:.$D$500]))+1;&quot;&quot;);ROWS([.$A$1:.$A6]));2);&quot;&quot;)">
            <text:p/>
          </table:table-cell>
          <table:table-cell table:style-name="ce10" table:number-matrix-columns-spanned="1" table:number-matrix-rows-spanned="1" table:formula="of:=IFERROR(INDEX([Weapons.$D$2:.$G$500]; SMALL(IF(([.O$3]=[Weapons.$D$2:.$D$500]); ROW([Weapons.$D$2:.$D$500])-MIN(ROW([Weapons.$D$2:.$D$500]))+1;&quot;&quot;);ROWS([.$A$1:.$A6]));2);&quot;&quot;)" office:value-type="string" office:string-value="PISTOL" calcext:value-type="string">
            <text:p>PISTOL</text:p>
          </table:table-cell>
          <table:table-cell table:style-name="ce40" table:number-matrix-columns-spanned="1" table:number-matrix-rows-spanned="1" table:formula="of:=IFERROR(INDEX([Weapons.$D$2:.$G$500]; SMALL(IF(([.P$3]=[Weapons.$D$2:.$D$500]); ROW([Weapons.$D$2:.$D$500])-MIN(ROW([Weapons.$D$2:.$D$500]))+1;&quot;&quot;);ROWS([.$A$1:.$A6]));2);&quot;&quot;)" office:value-type="string" office:string-value="TOWER_SHIELD" calcext:value-type="string">
            <text:p>TOWER_SHIELD</text:p>
          </table:table-cell>
          <table:table-cell table:number-columns-repeated="1008"/>
        </table:table-row>
        <table:table-row table:style-name="ro1">
          <table:table-cell table:style-name="ce24" table:number-matrix-columns-spanned="1" table:number-matrix-rows-spanned="1" table:formula="of:=IFERROR(INDEX([Weapons.$D$2:.$G$500]; SMALL(IF(([.A$3]=[Weapons.$D$2:.$D$500]); ROW([Weapons.$D$2:.$D$500])-MIN(ROW([Weapons.$D$2:.$D$500]))+1;&quot;&quot;);ROWS([.$A$1:.$A7]));2);&quot;&quot;)">
            <text:p/>
          </table:table-cell>
          <table:table-cell table:style-name="ce30" table:number-matrix-columns-spanned="1" table:number-matrix-rows-spanned="1" table:formula="of:=IFERROR(INDEX([Weapons.$D$2:.$G$500]; SMALL(IF(([.B$3]=[Weapons.$D$2:.$D$500]); ROW([Weapons.$D$2:.$D$500])-MIN(ROW([Weapons.$D$2:.$D$500]))+1;&quot;&quot;);ROWS([.$A$1:.$A7]));2);&quot;&quot;)" office:value-type="string" office:string-value="CUTLASS" calcext:value-type="string">
            <text:p>CUTLASS</text:p>
          </table:table-cell>
          <table:table-cell table:style-name="ce30" table:number-matrix-columns-spanned="1" table:number-matrix-rows-spanned="1" table:formula="of:=IFERROR(INDEX([Weapons.$D$2:.$G$500]; SMALL(IF(([.C$3]=[Weapons.$D$2:.$D$500]); ROW([Weapons.$D$2:.$D$500])-MIN(ROW([Weapons.$D$2:.$D$500]))+1;&quot;&quot;);ROWS([.$A$1:.$A7]));2);&quot;&quot;)">
            <text:p/>
          </table:table-cell>
          <table:table-cell table:style-name="ce30" table:number-matrix-columns-spanned="1" table:number-matrix-rows-spanned="1" table:formula="of:=IFERROR(INDEX([Weapons.$D$2:.$G$500]; SMALL(IF(([.D$3]=[Weapons.$D$2:.$D$500]); ROW([Weapons.$D$2:.$D$500])-MIN(ROW([Weapons.$D$2:.$D$500]))+1;&quot;&quot;);ROWS([.$A$1:.$A7]));2);&quot;&quot;)" office:value-type="string" office:string-value="BEARDED_AXE" calcext:value-type="string">
            <text:p>BEARDED_AXE</text:p>
          </table:table-cell>
          <table:table-cell table:style-name="ce30" table:number-matrix-columns-spanned="1" table:number-matrix-rows-spanned="1" table:formula="of:=IFERROR(INDEX([Weapons.$D$2:.$G$500]; SMALL(IF(([.E$3]=[Weapons.$D$2:.$D$500]); ROW([Weapons.$D$2:.$D$500])-MIN(ROW([Weapons.$D$2:.$D$500]))+1;&quot;&quot;);ROWS([.$A$1:.$A7]));2);&quot;&quot;)" office:value-type="string" office:string-value="MACE" calcext:value-type="string">
            <text:p>MACE</text:p>
          </table:table-cell>
          <table:table-cell table:style-name="ce30" table:number-matrix-columns-spanned="1" table:number-matrix-rows-spanned="1" table:formula="of:=IFERROR(INDEX([Weapons.$D$2:.$G$500]; SMALL(IF(([.F$3]=[Weapons.$D$2:.$D$500]); ROW([Weapons.$D$2:.$D$500])-MIN(ROW([Weapons.$D$2:.$D$500]))+1;&quot;&quot;);ROWS([.$A$1:.$A7]));2);&quot;&quot;)">
            <text:p/>
          </table:table-cell>
          <table:table-cell table:style-name="ce30" table:number-matrix-columns-spanned="1" table:number-matrix-rows-spanned="1" table:formula="of:=IFERROR(INDEX([Weapons.$D$2:.$G$500]; SMALL(IF(([.G$3]=[Weapons.$D$2:.$D$500]); ROW([Weapons.$D$2:.$D$500])-MIN(ROW([Weapons.$D$2:.$D$500]))+1;&quot;&quot;);ROWS([.$A$1:.$A7]));2);&quot;&quot;)" office:value-type="string" office:string-value="YARI" calcext:value-type="string">
            <text:p>YARI</text:p>
          </table:table-cell>
          <table:table-cell table:style-name="ce30" table:number-matrix-columns-spanned="1" table:number-matrix-rows-spanned="1" table:formula="of:=IFERROR(INDEX([Weapons.$D$2:.$G$500]; SMALL(IF(([.H$3]=[Weapons.$D$2:.$D$500]); ROW([Weapons.$D$2:.$D$500])-MIN(ROW([Weapons.$D$2:.$D$500]))+1;&quot;&quot;);ROWS([.$A$1:.$A7]));2);&quot;&quot;)" office:value-type="string" office:string-value="WAR_SCYTHE" calcext:value-type="string">
            <text:p>WAR_SCYTHE</text:p>
          </table:table-cell>
          <table:table-cell table:style-name="ce10" table:number-matrix-columns-spanned="1" table:number-matrix-rows-spanned="1" table:formula="of:=IFERROR(INDEX([Weapons.$D$2:.$G$500]; SMALL(IF(([.I$3]=[Weapons.$D$2:.$D$500]); ROW([Weapons.$D$2:.$D$500])-MIN(ROW([Weapons.$D$2:.$D$500]))+1;&quot;&quot;);ROWS([.$A$1:.$A7]));2);&quot;&quot;)">
            <text:p/>
          </table:table-cell>
          <table:table-cell table:style-name="ce24" table:number-matrix-columns-spanned="1" table:number-matrix-rows-spanned="1" table:formula="of:=IFERROR(INDEX([Weapons.$D$2:.$G$500]; SMALL(IF(([.J$3]=[Weapons.$D$2:.$D$500]); ROW([Weapons.$D$2:.$D$500])-MIN(ROW([Weapons.$D$2:.$D$500]))+1;&quot;&quot;);ROWS([.$A$1:.$A7]));2);&quot;&quot;)" office:value-type="string" office:string-value="THROWING_KNIFE" calcext:value-type="string">
            <text:p>THROWING_KNIFE</text:p>
          </table:table-cell>
          <table:table-cell table:style-name="ce30" table:number-matrix-columns-spanned="1" table:number-matrix-rows-spanned="1" table:formula="of:=IFERROR(INDEX([Weapons.$D$2:.$G$500]; SMALL(IF(([.K$3]=[Weapons.$D$2:.$D$500]); ROW([Weapons.$D$2:.$D$500])-MIN(ROW([Weapons.$D$2:.$D$500]))+1;&quot;&quot;);ROWS([.$A$1:.$A7]));2);&quot;&quot;)">
            <text:p/>
          </table:table-cell>
          <table:table-cell table:style-name="ce30" table:number-matrix-columns-spanned="1" table:number-matrix-rows-spanned="1" table:formula="of:=IFERROR(INDEX([Weapons.$D$2:.$G$500]; SMALL(IF(([.L$3]=[Weapons.$D$2:.$D$500]); ROW([Weapons.$D$2:.$D$500])-MIN(ROW([Weapons.$D$2:.$D$500]))+1;&quot;&quot;);ROWS([.$A$1:.$A7]));2);&quot;&quot;)">
            <text:p/>
          </table:table-cell>
          <table:table-cell table:style-name="ce30" table:number-matrix-columns-spanned="1" table:number-matrix-rows-spanned="1" table:formula="of:=IFERROR(INDEX([Weapons.$D$2:.$G$500]; SMALL(IF(([.M$3]=[Weapons.$D$2:.$D$500]); ROW([Weapons.$D$2:.$D$500])-MIN(ROW([Weapons.$D$2:.$D$500]))+1;&quot;&quot;);ROWS([.$A$1:.$A7]));2);&quot;&quot;)">
            <text:p/>
          </table:table-cell>
          <table:table-cell table:style-name="ce30" table:number-matrix-columns-spanned="1" table:number-matrix-rows-spanned="1" table:formula="of:=IFERROR(INDEX([Weapons.$D$2:.$G$500]; SMALL(IF(([.N$3]=[Weapons.$D$2:.$D$500]); ROW([Weapons.$D$2:.$D$500])-MIN(ROW([Weapons.$D$2:.$D$500]))+1;&quot;&quot;);ROWS([.$A$1:.$A7]));2);&quot;&quot;)">
            <text:p/>
          </table:table-cell>
          <table:table-cell table:style-name="ce10" table:number-matrix-columns-spanned="1" table:number-matrix-rows-spanned="1" table:formula="of:=IFERROR(INDEX([Weapons.$D$2:.$G$500]; SMALL(IF(([.O$3]=[Weapons.$D$2:.$D$500]); ROW([Weapons.$D$2:.$D$500])-MIN(ROW([Weapons.$D$2:.$D$500]))+1;&quot;&quot;);ROWS([.$A$1:.$A7]));2);&quot;&quot;)">
            <text:p/>
          </table:table-cell>
          <table:table-cell table:style-name="ce40" table:number-matrix-columns-spanned="1" table:number-matrix-rows-spanned="1" table:formula="of:=IFERROR(INDEX([Weapons.$D$2:.$G$500]; SMALL(IF(([.P$3]=[Weapons.$D$2:.$D$500]); ROW([Weapons.$D$2:.$D$500])-MIN(ROW([Weapons.$D$2:.$D$500]))+1;&quot;&quot;);ROWS([.$A$1:.$A7]));2);&quot;&quot;)" office:value-type="string" office:string-value="PARMA" calcext:value-type="string">
            <text:p>PARMA</text:p>
          </table:table-cell>
          <table:table-cell table:number-columns-repeated="1008"/>
        </table:table-row>
        <table:table-row table:style-name="ro1">
          <table:table-cell table:style-name="ce24" table:number-matrix-columns-spanned="1" table:number-matrix-rows-spanned="1" table:formula="of:=IFERROR(INDEX([Weapons.$D$2:.$G$500]; SMALL(IF(([.A$3]=[Weapons.$D$2:.$D$500]); ROW([Weapons.$D$2:.$D$500])-MIN(ROW([Weapons.$D$2:.$D$500]))+1;&quot;&quot;);ROWS([.$A$1:.$A8]));2);&quot;&quot;)">
            <text:p/>
          </table:table-cell>
          <table:table-cell table:style-name="ce30" table:number-matrix-columns-spanned="1" table:number-matrix-rows-spanned="1" table:formula="of:=IFERROR(INDEX([Weapons.$D$2:.$G$500]; SMALL(IF(([.B$3]=[Weapons.$D$2:.$D$500]); ROW([Weapons.$D$2:.$D$500])-MIN(ROW([Weapons.$D$2:.$D$500]))+1;&quot;&quot;);ROWS([.$A$1:.$A8]));2);&quot;&quot;)" office:value-type="string" office:string-value="KHOPESH" calcext:value-type="string">
            <text:p>KHOPESH</text:p>
          </table:table-cell>
          <table:table-cell table:style-name="ce30" table:number-matrix-columns-spanned="1" table:number-matrix-rows-spanned="1" table:formula="of:=IFERROR(INDEX([Weapons.$D$2:.$G$500]; SMALL(IF(([.C$3]=[Weapons.$D$2:.$D$500]); ROW([Weapons.$D$2:.$D$500])-MIN(ROW([Weapons.$D$2:.$D$500]))+1;&quot;&quot;);ROWS([.$A$1:.$A8]));2);&quot;&quot;)">
            <text:p/>
          </table:table-cell>
          <table:table-cell table:style-name="ce30" table:number-matrix-columns-spanned="1" table:number-matrix-rows-spanned="1" table:formula="of:=IFERROR(INDEX([Weapons.$D$2:.$G$500]; SMALL(IF(([.D$3]=[Weapons.$D$2:.$D$500]); ROW([Weapons.$D$2:.$D$500])-MIN(ROW([Weapons.$D$2:.$D$500]))+1;&quot;&quot;);ROWS([.$A$1:.$A8]));2);&quot;&quot;)" office:value-type="string" office:string-value="TOMAHAWK" calcext:value-type="string">
            <text:p>TOMAHAWK</text:p>
          </table:table-cell>
          <table:table-cell table:style-name="ce30" table:number-matrix-columns-spanned="1" table:number-matrix-rows-spanned="1" table:formula="of:=IFERROR(INDEX([Weapons.$D$2:.$G$500]; SMALL(IF(([.E$3]=[Weapons.$D$2:.$D$500]); ROW([Weapons.$D$2:.$D$500])-MIN(ROW([Weapons.$D$2:.$D$500]))+1;&quot;&quot;);ROWS([.$A$1:.$A8]));2);&quot;&quot;)" office:value-type="string" office:string-value="SLEDGEHAMMER" calcext:value-type="string">
            <text:p>SLEDGEHAMMER</text:p>
          </table:table-cell>
          <table:table-cell table:style-name="ce30" table:number-matrix-columns-spanned="1" table:number-matrix-rows-spanned="1" table:formula="of:=IFERROR(INDEX([Weapons.$D$2:.$G$500]; SMALL(IF(([.F$3]=[Weapons.$D$2:.$D$500]); ROW([Weapons.$D$2:.$D$500])-MIN(ROW([Weapons.$D$2:.$D$500]))+1;&quot;&quot;);ROWS([.$A$1:.$A8]));2);&quot;&quot;)">
            <text:p/>
          </table:table-cell>
          <table:table-cell table:style-name="ce30" table:number-matrix-columns-spanned="1" table:number-matrix-rows-spanned="1" table:formula="of:=IFERROR(INDEX([Weapons.$D$2:.$G$500]; SMALL(IF(([.G$3]=[Weapons.$D$2:.$D$500]); ROW([Weapons.$D$2:.$D$500])-MIN(ROW([Weapons.$D$2:.$D$500]))+1;&quot;&quot;);ROWS([.$A$1:.$A8]));2);&quot;&quot;)" office:value-type="string" office:string-value="SPETUM" calcext:value-type="string">
            <text:p>SPETUM</text:p>
          </table:table-cell>
          <table:table-cell table:style-name="ce30" table:number-matrix-columns-spanned="1" table:number-matrix-rows-spanned="1" table:formula="of:=IFERROR(INDEX([Weapons.$D$2:.$G$500]; SMALL(IF(([.H$3]=[Weapons.$D$2:.$D$500]); ROW([Weapons.$D$2:.$D$500])-MIN(ROW([Weapons.$D$2:.$D$500]))+1;&quot;&quot;);ROWS([.$A$1:.$A8]));2);&quot;&quot;)" office:value-type="string" office:string-value="VOULGE" calcext:value-type="string">
            <text:p>VOULGE</text:p>
          </table:table-cell>
          <table:table-cell table:style-name="ce10" table:number-matrix-columns-spanned="1" table:number-matrix-rows-spanned="1" table:formula="of:=IFERROR(INDEX([Weapons.$D$2:.$G$500]; SMALL(IF(([.I$3]=[Weapons.$D$2:.$D$500]); ROW([Weapons.$D$2:.$D$500])-MIN(ROW([Weapons.$D$2:.$D$500]))+1;&quot;&quot;);ROWS([.$A$1:.$A8]));2);&quot;&quot;)">
            <text:p/>
          </table:table-cell>
          <table:table-cell table:style-name="ce24" table:number-matrix-columns-spanned="1" table:number-matrix-rows-spanned="1" table:formula="of:=IFERROR(INDEX([Weapons.$D$2:.$G$500]; SMALL(IF(([.J$3]=[Weapons.$D$2:.$D$500]); ROW([Weapons.$D$2:.$D$500])-MIN(ROW([Weapons.$D$2:.$D$500]))+1;&quot;&quot;);ROWS([.$A$1:.$A8]));2);&quot;&quot;)" office:value-type="string" office:string-value="THROWING_AXE" calcext:value-type="string">
            <text:p>THROWING_AXE</text:p>
          </table:table-cell>
          <table:table-cell table:style-name="ce30" table:number-matrix-columns-spanned="1" table:number-matrix-rows-spanned="1" table:formula="of:=IFERROR(INDEX([Weapons.$D$2:.$G$500]; SMALL(IF(([.K$3]=[Weapons.$D$2:.$D$500]); ROW([Weapons.$D$2:.$D$500])-MIN(ROW([Weapons.$D$2:.$D$500]))+1;&quot;&quot;);ROWS([.$A$1:.$A8]));2);&quot;&quot;)">
            <text:p/>
          </table:table-cell>
          <table:table-cell table:style-name="ce30" table:number-matrix-columns-spanned="1" table:number-matrix-rows-spanned="1" table:formula="of:=IFERROR(INDEX([Weapons.$D$2:.$G$500]; SMALL(IF(([.L$3]=[Weapons.$D$2:.$D$500]); ROW([Weapons.$D$2:.$D$500])-MIN(ROW([Weapons.$D$2:.$D$500]))+1;&quot;&quot;);ROWS([.$A$1:.$A8]));2);&quot;&quot;)">
            <text:p/>
          </table:table-cell>
          <table:table-cell table:style-name="ce30" table:number-matrix-columns-spanned="1" table:number-matrix-rows-spanned="1" table:formula="of:=IFERROR(INDEX([Weapons.$D$2:.$G$500]; SMALL(IF(([.M$3]=[Weapons.$D$2:.$D$500]); ROW([Weapons.$D$2:.$D$500])-MIN(ROW([Weapons.$D$2:.$D$500]))+1;&quot;&quot;);ROWS([.$A$1:.$A8]));2);&quot;&quot;)">
            <text:p/>
          </table:table-cell>
          <table:table-cell table:style-name="ce30" table:number-matrix-columns-spanned="1" table:number-matrix-rows-spanned="1" table:formula="of:=IFERROR(INDEX([Weapons.$D$2:.$G$500]; SMALL(IF(([.N$3]=[Weapons.$D$2:.$D$500]); ROW([Weapons.$D$2:.$D$500])-MIN(ROW([Weapons.$D$2:.$D$500]))+1;&quot;&quot;);ROWS([.$A$1:.$A8]));2);&quot;&quot;)">
            <text:p/>
          </table:table-cell>
          <table:table-cell table:style-name="ce10" table:number-matrix-columns-spanned="1" table:number-matrix-rows-spanned="1" table:formula="of:=IFERROR(INDEX([Weapons.$D$2:.$G$500]; SMALL(IF(([.O$3]=[Weapons.$D$2:.$D$500]); ROW([Weapons.$D$2:.$D$500])-MIN(ROW([Weapons.$D$2:.$D$500]))+1;&quot;&quot;);ROWS([.$A$1:.$A8]));2);&quot;&quot;)">
            <text:p/>
          </table:table-cell>
          <table:table-cell table:style-name="ce40" table:number-matrix-columns-spanned="1" table:number-matrix-rows-spanned="1" table:formula="of:=IFERROR(INDEX([Weapons.$D$2:.$G$500]; SMALL(IF(([.P$3]=[Weapons.$D$2:.$D$500]); ROW([Weapons.$D$2:.$D$500])-MIN(ROW([Weapons.$D$2:.$D$500]))+1;&quot;&quot;);ROWS([.$A$1:.$A8]));2);&quot;&quot;)">
            <text:p/>
          </table:table-cell>
          <table:table-cell table:number-columns-repeated="1008"/>
        </table:table-row>
        <table:table-row table:style-name="ro1">
          <table:table-cell table:style-name="ce24" table:number-matrix-columns-spanned="1" table:number-matrix-rows-spanned="1" table:formula="of:=IFERROR(INDEX([Weapons.$D$2:.$G$500]; SMALL(IF(([.A$3]=[Weapons.$D$2:.$D$500]); ROW([Weapons.$D$2:.$D$500])-MIN(ROW([Weapons.$D$2:.$D$500]))+1;&quot;&quot;);ROWS([.$A$1:.$A9]));2);&quot;&quot;)">
            <text:p/>
          </table:table-cell>
          <table:table-cell table:style-name="ce30" table:number-matrix-columns-spanned="1" table:number-matrix-rows-spanned="1" table:formula="of:=IFERROR(INDEX([Weapons.$D$2:.$G$500]; SMALL(IF(([.B$3]=[Weapons.$D$2:.$D$500]); ROW([Weapons.$D$2:.$D$500])-MIN(ROW([Weapons.$D$2:.$D$500]))+1;&quot;&quot;);ROWS([.$A$1:.$A9]));2);&quot;&quot;)" office:value-type="string" office:string-value="SCIMITAR" calcext:value-type="string">
            <text:p>SCIMITAR</text:p>
          </table:table-cell>
          <table:table-cell table:style-name="ce30" table:number-matrix-columns-spanned="1" table:number-matrix-rows-spanned="1" table:formula="of:=IFERROR(INDEX([Weapons.$D$2:.$G$500]; SMALL(IF(([.C$3]=[Weapons.$D$2:.$D$500]); ROW([Weapons.$D$2:.$D$500])-MIN(ROW([Weapons.$D$2:.$D$500]))+1;&quot;&quot;);ROWS([.$A$1:.$A9]));2);&quot;&quot;)">
            <text:p/>
          </table:table-cell>
          <table:table-cell table:style-name="ce30" table:number-matrix-columns-spanned="1" table:number-matrix-rows-spanned="1" table:formula="of:=IFERROR(INDEX([Weapons.$D$2:.$G$500]; SMALL(IF(([.D$3]=[Weapons.$D$2:.$D$500]); ROW([Weapons.$D$2:.$D$500])-MIN(ROW([Weapons.$D$2:.$D$500]))+1;&quot;&quot;);ROWS([.$A$1:.$A9]));2);&quot;&quot;)">
            <text:p/>
          </table:table-cell>
          <table:table-cell table:style-name="ce30" table:number-matrix-columns-spanned="1" table:number-matrix-rows-spanned="1" table:formula="of:=IFERROR(INDEX([Weapons.$D$2:.$G$500]; SMALL(IF(([.E$3]=[Weapons.$D$2:.$D$500]); ROW([Weapons.$D$2:.$D$500])-MIN(ROW([Weapons.$D$2:.$D$500]))+1;&quot;&quot;);ROWS([.$A$1:.$A9]));2);&quot;&quot;)" office:value-type="string" office:string-value="MAUL" calcext:value-type="string">
            <text:p>MAUL</text:p>
          </table:table-cell>
          <table:table-cell table:style-name="ce30" table:number-matrix-columns-spanned="1" table:number-matrix-rows-spanned="1" table:formula="of:=IFERROR(INDEX([Weapons.$D$2:.$G$500]; SMALL(IF(([.F$3]=[Weapons.$D$2:.$D$500]); ROW([Weapons.$D$2:.$D$500])-MIN(ROW([Weapons.$D$2:.$D$500]))+1;&quot;&quot;);ROWS([.$A$1:.$A9]));2);&quot;&quot;)">
            <text:p/>
          </table:table-cell>
          <table:table-cell table:style-name="ce30" table:number-matrix-columns-spanned="1" table:number-matrix-rows-spanned="1" table:formula="of:=IFERROR(INDEX([Weapons.$D$2:.$G$500]; SMALL(IF(([.G$3]=[Weapons.$D$2:.$D$500]); ROW([Weapons.$D$2:.$D$500])-MIN(ROW([Weapons.$D$2:.$D$500]))+1;&quot;&quot;);ROWS([.$A$1:.$A9]));2);&quot;&quot;)" office:value-type="string" office:string-value="LONG_SPEAR" calcext:value-type="string">
            <text:p>LONG_SPEAR</text:p>
          </table:table-cell>
          <table:table-cell table:style-name="ce30" table:number-matrix-columns-spanned="1" table:number-matrix-rows-spanned="1" table:formula="of:=IFERROR(INDEX([Weapons.$D$2:.$G$500]; SMALL(IF(([.H$3]=[Weapons.$D$2:.$D$500]); ROW([Weapons.$D$2:.$D$500])-MIN(ROW([Weapons.$D$2:.$D$500]))+1;&quot;&quot;);ROWS([.$A$1:.$A9]));2);&quot;&quot;)" office:value-type="string" office:string-value="BEC_DE_CORBIN" calcext:value-type="string">
            <text:p>BEC_DE_CORBIN</text:p>
          </table:table-cell>
          <table:table-cell table:style-name="ce10" table:number-matrix-columns-spanned="1" table:number-matrix-rows-spanned="1" table:formula="of:=IFERROR(INDEX([Weapons.$D$2:.$G$500]; SMALL(IF(([.I$3]=[Weapons.$D$2:.$D$500]); ROW([Weapons.$D$2:.$D$500])-MIN(ROW([Weapons.$D$2:.$D$500]))+1;&quot;&quot;);ROWS([.$A$1:.$A9]));2);&quot;&quot;)">
            <text:p/>
          </table:table-cell>
          <table:table-cell table:style-name="ce24" table:number-matrix-columns-spanned="1" table:number-matrix-rows-spanned="1" table:formula="of:=IFERROR(INDEX([Weapons.$D$2:.$G$500]; SMALL(IF(([.J$3]=[Weapons.$D$2:.$D$500]); ROW([Weapons.$D$2:.$D$500])-MIN(ROW([Weapons.$D$2:.$D$500]))+1;&quot;&quot;);ROWS([.$A$1:.$A9]));2);&quot;&quot;)" office:value-type="string" office:string-value="BOLAS" calcext:value-type="string">
            <text:p>BOLAS</text:p>
          </table:table-cell>
          <table:table-cell table:style-name="ce30" table:number-matrix-columns-spanned="1" table:number-matrix-rows-spanned="1" table:formula="of:=IFERROR(INDEX([Weapons.$D$2:.$G$500]; SMALL(IF(([.K$3]=[Weapons.$D$2:.$D$500]); ROW([Weapons.$D$2:.$D$500])-MIN(ROW([Weapons.$D$2:.$D$500]))+1;&quot;&quot;);ROWS([.$A$1:.$A9]));2);&quot;&quot;)">
            <text:p/>
          </table:table-cell>
          <table:table-cell table:style-name="ce30" table:number-matrix-columns-spanned="1" table:number-matrix-rows-spanned="1" table:formula="of:=IFERROR(INDEX([Weapons.$D$2:.$G$500]; SMALL(IF(([.L$3]=[Weapons.$D$2:.$D$500]); ROW([Weapons.$D$2:.$D$500])-MIN(ROW([Weapons.$D$2:.$D$500]))+1;&quot;&quot;);ROWS([.$A$1:.$A9]));2);&quot;&quot;)">
            <text:p/>
          </table:table-cell>
          <table:table-cell table:style-name="ce30" table:number-matrix-columns-spanned="1" table:number-matrix-rows-spanned="1" table:formula="of:=IFERROR(INDEX([Weapons.$D$2:.$G$500]; SMALL(IF(([.M$3]=[Weapons.$D$2:.$D$500]); ROW([Weapons.$D$2:.$D$500])-MIN(ROW([Weapons.$D$2:.$D$500]))+1;&quot;&quot;);ROWS([.$A$1:.$A9]));2);&quot;&quot;)">
            <text:p/>
          </table:table-cell>
          <table:table-cell table:style-name="ce30" table:number-matrix-columns-spanned="1" table:number-matrix-rows-spanned="1" table:formula="of:=IFERROR(INDEX([Weapons.$D$2:.$G$500]; SMALL(IF(([.N$3]=[Weapons.$D$2:.$D$500]); ROW([Weapons.$D$2:.$D$500])-MIN(ROW([Weapons.$D$2:.$D$500]))+1;&quot;&quot;);ROWS([.$A$1:.$A9]));2);&quot;&quot;)">
            <text:p/>
          </table:table-cell>
          <table:table-cell table:style-name="ce10" table:number-matrix-columns-spanned="1" table:number-matrix-rows-spanned="1" table:formula="of:=IFERROR(INDEX([Weapons.$D$2:.$G$500]; SMALL(IF(([.O$3]=[Weapons.$D$2:.$D$500]); ROW([Weapons.$D$2:.$D$500])-MIN(ROW([Weapons.$D$2:.$D$500]))+1;&quot;&quot;);ROWS([.$A$1:.$A9]));2);&quot;&quot;)">
            <text:p/>
          </table:table-cell>
          <table:table-cell table:style-name="ce40" table:number-matrix-columns-spanned="1" table:number-matrix-rows-spanned="1" table:formula="of:=IFERROR(INDEX([Weapons.$D$2:.$G$500]; SMALL(IF(([.P$3]=[Weapons.$D$2:.$D$500]); ROW([Weapons.$D$2:.$D$500])-MIN(ROW([Weapons.$D$2:.$D$500]))+1;&quot;&quot;);ROWS([.$A$1:.$A9]));2);&quot;&quot;)">
            <text:p/>
          </table:table-cell>
          <table:table-cell table:number-columns-repeated="1008"/>
        </table:table-row>
        <table:table-row table:style-name="ro1">
          <table:table-cell table:style-name="ce24" table:number-matrix-columns-spanned="1" table:number-matrix-rows-spanned="1" table:formula="of:=IFERROR(INDEX([Weapons.$D$2:.$G$500]; SMALL(IF(([.A$3]=[Weapons.$D$2:.$D$500]); ROW([Weapons.$D$2:.$D$500])-MIN(ROW([Weapons.$D$2:.$D$500]))+1;&quot;&quot;);ROWS([.$A$1:.$A10]));2);&quot;&quot;)">
            <text:p/>
          </table:table-cell>
          <table:table-cell table:style-name="ce30" table:number-matrix-columns-spanned="1" table:number-matrix-rows-spanned="1" table:formula="of:=IFERROR(INDEX([Weapons.$D$2:.$G$500]; SMALL(IF(([.B$3]=[Weapons.$D$2:.$D$500]); ROW([Weapons.$D$2:.$D$500])-MIN(ROW([Weapons.$D$2:.$D$500]))+1;&quot;&quot;);ROWS([.$A$1:.$A10]));2);&quot;&quot;)" office:value-type="string" office:string-value="EPEE" calcext:value-type="string">
            <text:p>EPEE</text:p>
          </table:table-cell>
          <table:table-cell table:style-name="ce30" table:number-matrix-columns-spanned="1" table:number-matrix-rows-spanned="1" table:formula="of:=IFERROR(INDEX([Weapons.$D$2:.$G$500]; SMALL(IF(([.C$3]=[Weapons.$D$2:.$D$500]); ROW([Weapons.$D$2:.$D$500])-MIN(ROW([Weapons.$D$2:.$D$500]))+1;&quot;&quot;);ROWS([.$A$1:.$A10]));2);&quot;&quot;)">
            <text:p/>
          </table:table-cell>
          <table:table-cell table:style-name="ce30" table:number-matrix-columns-spanned="1" table:number-matrix-rows-spanned="1" table:formula="of:=IFERROR(INDEX([Weapons.$D$2:.$G$500]; SMALL(IF(([.D$3]=[Weapons.$D$2:.$D$500]); ROW([Weapons.$D$2:.$D$500])-MIN(ROW([Weapons.$D$2:.$D$500]))+1;&quot;&quot;);ROWS([.$A$1:.$A10]));2);&quot;&quot;)">
            <text:p/>
          </table:table-cell>
          <table:table-cell table:style-name="ce30" table:number-matrix-columns-spanned="1" table:number-matrix-rows-spanned="1" table:formula="of:=IFERROR(INDEX([Weapons.$D$2:.$G$500]; SMALL(IF(([.E$3]=[Weapons.$D$2:.$D$500]); ROW([Weapons.$D$2:.$D$500])-MIN(ROW([Weapons.$D$2:.$D$500]))+1;&quot;&quot;);ROWS([.$A$1:.$A10]));2);&quot;&quot;)" office:value-type="string" office:string-value="STAFF" calcext:value-type="string">
            <text:p>STAFF</text:p>
          </table:table-cell>
          <table:table-cell table:style-name="ce30" table:number-matrix-columns-spanned="1" table:number-matrix-rows-spanned="1" table:formula="of:=IFERROR(INDEX([Weapons.$D$2:.$G$500]; SMALL(IF(([.F$3]=[Weapons.$D$2:.$D$500]); ROW([Weapons.$D$2:.$D$500])-MIN(ROW([Weapons.$D$2:.$D$500]))+1;&quot;&quot;);ROWS([.$A$1:.$A10]));2);&quot;&quot;)">
            <text:p/>
          </table:table-cell>
          <table:table-cell table:style-name="ce30" table:number-matrix-columns-spanned="1" table:number-matrix-rows-spanned="1" table:formula="of:=IFERROR(INDEX([Weapons.$D$2:.$G$500]; SMALL(IF(([.G$3]=[Weapons.$D$2:.$D$500]); ROW([Weapons.$D$2:.$D$500])-MIN(ROW([Weapons.$D$2:.$D$500]))+1;&quot;&quot;);ROWS([.$A$1:.$A10]));2);&quot;&quot;)">
            <text:p/>
          </table:table-cell>
          <table:table-cell table:style-name="ce30" table:number-matrix-columns-spanned="1" table:number-matrix-rows-spanned="1" table:formula="of:=IFERROR(INDEX([Weapons.$D$2:.$G$500]; SMALL(IF(([.H$3]=[Weapons.$D$2:.$D$500]); ROW([Weapons.$D$2:.$D$500])-MIN(ROW([Weapons.$D$2:.$D$500]))+1;&quot;&quot;);ROWS([.$A$1:.$A10]));2);&quot;&quot;)" office:value-type="string" office:string-value="LUCERNE_HAMMER" calcext:value-type="string">
            <text:p>LUCERNE_HAMMER</text:p>
          </table:table-cell>
          <table:table-cell table:style-name="ce10" table:number-matrix-columns-spanned="1" table:number-matrix-rows-spanned="1" table:formula="of:=IFERROR(INDEX([Weapons.$D$2:.$G$500]; SMALL(IF(([.I$3]=[Weapons.$D$2:.$D$500]); ROW([Weapons.$D$2:.$D$500])-MIN(ROW([Weapons.$D$2:.$D$500]))+1;&quot;&quot;);ROWS([.$A$1:.$A10]));2);&quot;&quot;)">
            <text:p/>
          </table:table-cell>
          <table:table-cell table:style-name="ce24" table:number-matrix-columns-spanned="1" table:number-matrix-rows-spanned="1" table:formula="of:=IFERROR(INDEX([Weapons.$D$2:.$G$500]; SMALL(IF(([.J$3]=[Weapons.$D$2:.$D$500]); ROW([Weapons.$D$2:.$D$500])-MIN(ROW([Weapons.$D$2:.$D$500]))+1;&quot;&quot;);ROWS([.$A$1:.$A10]));2);&quot;&quot;)" office:value-type="string" office:string-value="THROWING_DART" calcext:value-type="string">
            <text:p>THROWING_DART</text:p>
          </table:table-cell>
          <table:table-cell table:style-name="ce30" table:number-matrix-columns-spanned="1" table:number-matrix-rows-spanned="1" table:formula="of:=IFERROR(INDEX([Weapons.$D$2:.$G$500]; SMALL(IF(([.K$3]=[Weapons.$D$2:.$D$500]); ROW([Weapons.$D$2:.$D$500])-MIN(ROW([Weapons.$D$2:.$D$500]))+1;&quot;&quot;);ROWS([.$A$1:.$A10]));2);&quot;&quot;)">
            <text:p/>
          </table:table-cell>
          <table:table-cell table:style-name="ce30" table:number-matrix-columns-spanned="1" table:number-matrix-rows-spanned="1" table:formula="of:=IFERROR(INDEX([Weapons.$D$2:.$G$500]; SMALL(IF(([.L$3]=[Weapons.$D$2:.$D$500]); ROW([Weapons.$D$2:.$D$500])-MIN(ROW([Weapons.$D$2:.$D$500]))+1;&quot;&quot;);ROWS([.$A$1:.$A10]));2);&quot;&quot;)">
            <text:p/>
          </table:table-cell>
          <table:table-cell table:style-name="ce30" table:number-matrix-columns-spanned="1" table:number-matrix-rows-spanned="1" table:formula="of:=IFERROR(INDEX([Weapons.$D$2:.$G$500]; SMALL(IF(([.M$3]=[Weapons.$D$2:.$D$500]); ROW([Weapons.$D$2:.$D$500])-MIN(ROW([Weapons.$D$2:.$D$500]))+1;&quot;&quot;);ROWS([.$A$1:.$A10]));2);&quot;&quot;)">
            <text:p/>
          </table:table-cell>
          <table:table-cell table:style-name="ce30" table:number-matrix-columns-spanned="1" table:number-matrix-rows-spanned="1" table:formula="of:=IFERROR(INDEX([Weapons.$D$2:.$G$500]; SMALL(IF(([.N$3]=[Weapons.$D$2:.$D$500]); ROW([Weapons.$D$2:.$D$500])-MIN(ROW([Weapons.$D$2:.$D$500]))+1;&quot;&quot;);ROWS([.$A$1:.$A10]));2);&quot;&quot;)">
            <text:p/>
          </table:table-cell>
          <table:table-cell table:style-name="ce10" table:number-matrix-columns-spanned="1" table:number-matrix-rows-spanned="1" table:formula="of:=IFERROR(INDEX([Weapons.$D$2:.$G$500]; SMALL(IF(([.O$3]=[Weapons.$D$2:.$D$500]); ROW([Weapons.$D$2:.$D$500])-MIN(ROW([Weapons.$D$2:.$D$500]))+1;&quot;&quot;);ROWS([.$A$1:.$A10]));2);&quot;&quot;)">
            <text:p/>
          </table:table-cell>
          <table:table-cell table:style-name="ce40" table:number-matrix-columns-spanned="1" table:number-matrix-rows-spanned="1" table:formula="of:=IFERROR(INDEX([Weapons.$D$2:.$G$500]; SMALL(IF(([.P$3]=[Weapons.$D$2:.$D$500]); ROW([Weapons.$D$2:.$D$500])-MIN(ROW([Weapons.$D$2:.$D$500]))+1;&quot;&quot;);ROWS([.$A$1:.$A10]));2);&quot;&quot;)">
            <text:p/>
          </table:table-cell>
          <table:table-cell table:number-columns-repeated="1008"/>
        </table:table-row>
        <table:table-row table:style-name="ro1">
          <table:table-cell table:style-name="ce24" table:number-matrix-columns-spanned="1" table:number-matrix-rows-spanned="1" table:formula="of:=IFERROR(INDEX([Weapons.$D$2:.$G$500]; SMALL(IF(([.A$3]=[Weapons.$D$2:.$D$500]); ROW([Weapons.$D$2:.$D$500])-MIN(ROW([Weapons.$D$2:.$D$500]))+1;&quot;&quot;);ROWS([.$A$1:.$A11]));2);&quot;&quot;)">
            <text:p/>
          </table:table-cell>
          <table:table-cell table:style-name="ce30" table:number-matrix-columns-spanned="1" table:number-matrix-rows-spanned="1" table:formula="of:=IFERROR(INDEX([Weapons.$D$2:.$G$500]; SMALL(IF(([.B$3]=[Weapons.$D$2:.$D$500]); ROW([Weapons.$D$2:.$D$500])-MIN(ROW([Weapons.$D$2:.$D$500]))+1;&quot;&quot;);ROWS([.$A$1:.$A11]));2);&quot;&quot;)" office:value-type="string" office:string-value="ESTOC" calcext:value-type="string">
            <text:p>ESTOC</text:p>
          </table:table-cell>
          <table:table-cell table:style-name="ce30" table:number-matrix-columns-spanned="1" table:number-matrix-rows-spanned="1" table:formula="of:=IFERROR(INDEX([Weapons.$D$2:.$G$500]; SMALL(IF(([.C$3]=[Weapons.$D$2:.$D$500]); ROW([Weapons.$D$2:.$D$500])-MIN(ROW([Weapons.$D$2:.$D$500]))+1;&quot;&quot;);ROWS([.$A$1:.$A11]));2);&quot;&quot;)">
            <text:p/>
          </table:table-cell>
          <table:table-cell table:style-name="ce30" table:number-matrix-columns-spanned="1" table:number-matrix-rows-spanned="1" table:formula="of:=IFERROR(INDEX([Weapons.$D$2:.$G$500]; SMALL(IF(([.D$3]=[Weapons.$D$2:.$D$500]); ROW([Weapons.$D$2:.$D$500])-MIN(ROW([Weapons.$D$2:.$D$500]))+1;&quot;&quot;);ROWS([.$A$1:.$A11]));2);&quot;&quot;)">
            <text:p/>
          </table:table-cell>
          <table:table-cell table:style-name="ce30" table:number-matrix-columns-spanned="1" table:number-matrix-rows-spanned="1" table:formula="of:=IFERROR(INDEX([Weapons.$D$2:.$G$500]; SMALL(IF(([.E$3]=[Weapons.$D$2:.$D$500]); ROW([Weapons.$D$2:.$D$500])-MIN(ROW([Weapons.$D$2:.$D$500]))+1;&quot;&quot;);ROWS([.$A$1:.$A11]));2);&quot;&quot;)" office:value-type="string" office:string-value="TONFA" calcext:value-type="string">
            <text:p>TONFA</text:p>
          </table:table-cell>
          <table:table-cell table:style-name="ce30" table:number-matrix-columns-spanned="1" table:number-matrix-rows-spanned="1" table:formula="of:=IFERROR(INDEX([Weapons.$D$2:.$G$500]; SMALL(IF(([.F$3]=[Weapons.$D$2:.$D$500]); ROW([Weapons.$D$2:.$D$500])-MIN(ROW([Weapons.$D$2:.$D$500]))+1;&quot;&quot;);ROWS([.$A$1:.$A11]));2);&quot;&quot;)">
            <text:p/>
          </table:table-cell>
          <table:table-cell table:style-name="ce30" table:number-matrix-columns-spanned="1" table:number-matrix-rows-spanned="1" table:formula="of:=IFERROR(INDEX([Weapons.$D$2:.$G$500]; SMALL(IF(([.G$3]=[Weapons.$D$2:.$D$500]); ROW([Weapons.$D$2:.$D$500])-MIN(ROW([Weapons.$D$2:.$D$500]))+1;&quot;&quot;);ROWS([.$A$1:.$A11]));2);&quot;&quot;)">
            <text:p/>
          </table:table-cell>
          <table:table-cell table:style-name="ce30" table:number-matrix-columns-spanned="1" table:number-matrix-rows-spanned="1" table:formula="of:=IFERROR(INDEX([Weapons.$D$2:.$G$500]; SMALL(IF(([.H$3]=[Weapons.$D$2:.$D$500]); ROW([Weapons.$D$2:.$D$500])-MIN(ROW([Weapons.$D$2:.$D$500]))+1;&quot;&quot;);ROWS([.$A$1:.$A11]));2);&quot;&quot;)">
            <text:p/>
          </table:table-cell>
          <table:table-cell table:style-name="ce10" table:number-matrix-columns-spanned="1" table:number-matrix-rows-spanned="1" table:formula="of:=IFERROR(INDEX([Weapons.$D$2:.$G$500]; SMALL(IF(([.I$3]=[Weapons.$D$2:.$D$500]); ROW([Weapons.$D$2:.$D$500])-MIN(ROW([Weapons.$D$2:.$D$500]))+1;&quot;&quot;);ROWS([.$A$1:.$A11]));2);&quot;&quot;)">
            <text:p/>
          </table:table-cell>
          <table:table-cell table:style-name="ce24" table:number-matrix-columns-spanned="1" table:number-matrix-rows-spanned="1" table:formula="of:=IFERROR(INDEX([Weapons.$D$2:.$G$500]; SMALL(IF(([.J$3]=[Weapons.$D$2:.$D$500]); ROW([Weapons.$D$2:.$D$500])-MIN(ROW([Weapons.$D$2:.$D$500]))+1;&quot;&quot;);ROWS([.$A$1:.$A11]));2);&quot;&quot;)">
            <text:p/>
          </table:table-cell>
          <table:table-cell table:style-name="ce30" table:number-matrix-columns-spanned="1" table:number-matrix-rows-spanned="1" table:formula="of:=IFERROR(INDEX([Weapons.$D$2:.$G$500]; SMALL(IF(([.K$3]=[Weapons.$D$2:.$D$500]); ROW([Weapons.$D$2:.$D$500])-MIN(ROW([Weapons.$D$2:.$D$500]))+1;&quot;&quot;);ROWS([.$A$1:.$A11]));2);&quot;&quot;)">
            <text:p/>
          </table:table-cell>
          <table:table-cell table:style-name="ce30" table:number-matrix-columns-spanned="1" table:number-matrix-rows-spanned="1" table:formula="of:=IFERROR(INDEX([Weapons.$D$2:.$G$500]; SMALL(IF(([.L$3]=[Weapons.$D$2:.$D$500]); ROW([Weapons.$D$2:.$D$500])-MIN(ROW([Weapons.$D$2:.$D$500]))+1;&quot;&quot;);ROWS([.$A$1:.$A11]));2);&quot;&quot;)">
            <text:p/>
          </table:table-cell>
          <table:table-cell table:style-name="ce30" table:number-matrix-columns-spanned="1" table:number-matrix-rows-spanned="1" table:formula="of:=IFERROR(INDEX([Weapons.$D$2:.$G$500]; SMALL(IF(([.M$3]=[Weapons.$D$2:.$D$500]); ROW([Weapons.$D$2:.$D$500])-MIN(ROW([Weapons.$D$2:.$D$500]))+1;&quot;&quot;);ROWS([.$A$1:.$A11]));2);&quot;&quot;)">
            <text:p/>
          </table:table-cell>
          <table:table-cell table:style-name="ce30" table:number-matrix-columns-spanned="1" table:number-matrix-rows-spanned="1" table:formula="of:=IFERROR(INDEX([Weapons.$D$2:.$G$500]; SMALL(IF(([.N$3]=[Weapons.$D$2:.$D$500]); ROW([Weapons.$D$2:.$D$500])-MIN(ROW([Weapons.$D$2:.$D$500]))+1;&quot;&quot;);ROWS([.$A$1:.$A11]));2);&quot;&quot;)">
            <text:p/>
          </table:table-cell>
          <table:table-cell table:style-name="ce10" table:number-matrix-columns-spanned="1" table:number-matrix-rows-spanned="1" table:formula="of:=IFERROR(INDEX([Weapons.$D$2:.$G$500]; SMALL(IF(([.O$3]=[Weapons.$D$2:.$D$500]); ROW([Weapons.$D$2:.$D$500])-MIN(ROW([Weapons.$D$2:.$D$500]))+1;&quot;&quot;);ROWS([.$A$1:.$A11]));2);&quot;&quot;)">
            <text:p/>
          </table:table-cell>
          <table:table-cell table:style-name="ce40" table:number-matrix-columns-spanned="1" table:number-matrix-rows-spanned="1" table:formula="of:=IFERROR(INDEX([Weapons.$D$2:.$G$500]; SMALL(IF(([.P$3]=[Weapons.$D$2:.$D$500]); ROW([Weapons.$D$2:.$D$500])-MIN(ROW([Weapons.$D$2:.$D$500]))+1;&quot;&quot;);ROWS([.$A$1:.$A11]));2);&quot;&quot;)">
            <text:p/>
          </table:table-cell>
          <table:table-cell table:number-columns-repeated="1008"/>
        </table:table-row>
        <table:table-row table:style-name="ro1">
          <table:table-cell table:style-name="ce24" table:number-matrix-columns-spanned="1" table:number-matrix-rows-spanned="1" table:formula="of:=IFERROR(INDEX([Weapons.$D$2:.$G$500]; SMALL(IF(([.A$3]=[Weapons.$D$2:.$D$500]); ROW([Weapons.$D$2:.$D$500])-MIN(ROW([Weapons.$D$2:.$D$500]))+1;&quot;&quot;);ROWS([.$A$1:.$A12]));2);&quot;&quot;)">
            <text:p/>
          </table:table-cell>
          <table:table-cell table:style-name="ce30" table:number-matrix-columns-spanned="1" table:number-matrix-rows-spanned="1" table:formula="of:=IFERROR(INDEX([Weapons.$D$2:.$G$500]; SMALL(IF(([.B$3]=[Weapons.$D$2:.$D$500]); ROW([Weapons.$D$2:.$D$500])-MIN(ROW([Weapons.$D$2:.$D$500]))+1;&quot;&quot;);ROWS([.$A$1:.$A12]));2);&quot;&quot;)" office:value-type="string" office:string-value="FLAMBERGE" calcext:value-type="string">
            <text:p>FLAMBERGE</text:p>
          </table:table-cell>
          <table:table-cell table:style-name="ce30" table:number-matrix-columns-spanned="1" table:number-matrix-rows-spanned="1" table:formula="of:=IFERROR(INDEX([Weapons.$D$2:.$G$500]; SMALL(IF(([.C$3]=[Weapons.$D$2:.$D$500]); ROW([Weapons.$D$2:.$D$500])-MIN(ROW([Weapons.$D$2:.$D$500]))+1;&quot;&quot;);ROWS([.$A$1:.$A12]));2);&quot;&quot;)">
            <text:p/>
          </table:table-cell>
          <table:table-cell table:style-name="ce30" table:number-matrix-columns-spanned="1" table:number-matrix-rows-spanned="1" table:formula="of:=IFERROR(INDEX([Weapons.$D$2:.$G$500]; SMALL(IF(([.D$3]=[Weapons.$D$2:.$D$500]); ROW([Weapons.$D$2:.$D$500])-MIN(ROW([Weapons.$D$2:.$D$500]))+1;&quot;&quot;);ROWS([.$A$1:.$A12]));2);&quot;&quot;)">
            <text:p/>
          </table:table-cell>
          <table:table-cell table:style-name="ce30" table:number-matrix-columns-spanned="1" table:number-matrix-rows-spanned="1" table:formula="of:=IFERROR(INDEX([Weapons.$D$2:.$G$500]; SMALL(IF(([.E$3]=[Weapons.$D$2:.$D$500]); ROW([Weapons.$D$2:.$D$500])-MIN(ROW([Weapons.$D$2:.$D$500]))+1;&quot;&quot;);ROWS([.$A$1:.$A12]));2);&quot;&quot;)" office:value-type="string" office:string-value="SCEPTER" calcext:value-type="string">
            <text:p>SCEPTER</text:p>
          </table:table-cell>
          <table:table-cell table:style-name="ce30" table:number-matrix-columns-spanned="1" table:number-matrix-rows-spanned="1" table:formula="of:=IFERROR(INDEX([Weapons.$D$2:.$G$500]; SMALL(IF(([.F$3]=[Weapons.$D$2:.$D$500]); ROW([Weapons.$D$2:.$D$500])-MIN(ROW([Weapons.$D$2:.$D$500]))+1;&quot;&quot;);ROWS([.$A$1:.$A12]));2);&quot;&quot;)">
            <text:p/>
          </table:table-cell>
          <table:table-cell table:style-name="ce30" table:number-matrix-columns-spanned="1" table:number-matrix-rows-spanned="1" table:formula="of:=IFERROR(INDEX([Weapons.$D$2:.$G$500]; SMALL(IF(([.G$3]=[Weapons.$D$2:.$D$500]); ROW([Weapons.$D$2:.$D$500])-MIN(ROW([Weapons.$D$2:.$D$500]))+1;&quot;&quot;);ROWS([.$A$1:.$A12]));2);&quot;&quot;)">
            <text:p/>
          </table:table-cell>
          <table:table-cell table:style-name="ce30" table:number-matrix-columns-spanned="1" table:number-matrix-rows-spanned="1" table:formula="of:=IFERROR(INDEX([Weapons.$D$2:.$G$500]; SMALL(IF(([.H$3]=[Weapons.$D$2:.$D$500]); ROW([Weapons.$D$2:.$D$500])-MIN(ROW([Weapons.$D$2:.$D$500]))+1;&quot;&quot;);ROWS([.$A$1:.$A12]));2);&quot;&quot;)">
            <text:p/>
          </table:table-cell>
          <table:table-cell table:style-name="ce10" table:number-matrix-columns-spanned="1" table:number-matrix-rows-spanned="1" table:formula="of:=IFERROR(INDEX([Weapons.$D$2:.$G$500]; SMALL(IF(([.I$3]=[Weapons.$D$2:.$D$500]); ROW([Weapons.$D$2:.$D$500])-MIN(ROW([Weapons.$D$2:.$D$500]))+1;&quot;&quot;);ROWS([.$A$1:.$A12]));2);&quot;&quot;)">
            <text:p/>
          </table:table-cell>
          <table:table-cell table:style-name="ce24" table:number-matrix-columns-spanned="1" table:number-matrix-rows-spanned="1" table:formula="of:=IFERROR(INDEX([Weapons.$D$2:.$G$500]; SMALL(IF(([.J$3]=[Weapons.$D$2:.$D$500]); ROW([Weapons.$D$2:.$D$500])-MIN(ROW([Weapons.$D$2:.$D$500]))+1;&quot;&quot;);ROWS([.$A$1:.$A12]));2);&quot;&quot;)">
            <text:p/>
          </table:table-cell>
          <table:table-cell table:style-name="ce30" table:number-matrix-columns-spanned="1" table:number-matrix-rows-spanned="1" table:formula="of:=IFERROR(INDEX([Weapons.$D$2:.$G$500]; SMALL(IF(([.K$3]=[Weapons.$D$2:.$D$500]); ROW([Weapons.$D$2:.$D$500])-MIN(ROW([Weapons.$D$2:.$D$500]))+1;&quot;&quot;);ROWS([.$A$1:.$A12]));2);&quot;&quot;)">
            <text:p/>
          </table:table-cell>
          <table:table-cell table:style-name="ce30" table:number-matrix-columns-spanned="1" table:number-matrix-rows-spanned="1" table:formula="of:=IFERROR(INDEX([Weapons.$D$2:.$G$500]; SMALL(IF(([.L$3]=[Weapons.$D$2:.$D$500]); ROW([Weapons.$D$2:.$D$500])-MIN(ROW([Weapons.$D$2:.$D$500]))+1;&quot;&quot;);ROWS([.$A$1:.$A12]));2);&quot;&quot;)">
            <text:p/>
          </table:table-cell>
          <table:table-cell table:style-name="ce30" table:number-matrix-columns-spanned="1" table:number-matrix-rows-spanned="1" table:formula="of:=IFERROR(INDEX([Weapons.$D$2:.$G$500]; SMALL(IF(([.M$3]=[Weapons.$D$2:.$D$500]); ROW([Weapons.$D$2:.$D$500])-MIN(ROW([Weapons.$D$2:.$D$500]))+1;&quot;&quot;);ROWS([.$A$1:.$A12]));2);&quot;&quot;)">
            <text:p/>
          </table:table-cell>
          <table:table-cell table:style-name="ce30" table:number-matrix-columns-spanned="1" table:number-matrix-rows-spanned="1" table:formula="of:=IFERROR(INDEX([Weapons.$D$2:.$G$500]; SMALL(IF(([.N$3]=[Weapons.$D$2:.$D$500]); ROW([Weapons.$D$2:.$D$500])-MIN(ROW([Weapons.$D$2:.$D$500]))+1;&quot;&quot;);ROWS([.$A$1:.$A12]));2);&quot;&quot;)">
            <text:p/>
          </table:table-cell>
          <table:table-cell table:style-name="ce10" table:number-matrix-columns-spanned="1" table:number-matrix-rows-spanned="1" table:formula="of:=IFERROR(INDEX([Weapons.$D$2:.$G$500]; SMALL(IF(([.O$3]=[Weapons.$D$2:.$D$500]); ROW([Weapons.$D$2:.$D$500])-MIN(ROW([Weapons.$D$2:.$D$500]))+1;&quot;&quot;);ROWS([.$A$1:.$A12]));2);&quot;&quot;)">
            <text:p/>
          </table:table-cell>
          <table:table-cell table:style-name="ce40" table:number-matrix-columns-spanned="1" table:number-matrix-rows-spanned="1" table:formula="of:=IFERROR(INDEX([Weapons.$D$2:.$G$500]; SMALL(IF(([.P$3]=[Weapons.$D$2:.$D$500]); ROW([Weapons.$D$2:.$D$500])-MIN(ROW([Weapons.$D$2:.$D$500]))+1;&quot;&quot;);ROWS([.$A$1:.$A12]));2);&quot;&quot;)">
            <text:p/>
          </table:table-cell>
          <table:table-cell table:number-columns-repeated="1008"/>
        </table:table-row>
        <table:table-row table:style-name="ro1">
          <table:table-cell table:style-name="ce24" table:number-matrix-columns-spanned="1" table:number-matrix-rows-spanned="1" table:formula="of:=IFERROR(INDEX([Weapons.$D$2:.$G$500]; SMALL(IF(([.A$3]=[Weapons.$D$2:.$D$500]); ROW([Weapons.$D$2:.$D$500])-MIN(ROW([Weapons.$D$2:.$D$500]))+1;&quot;&quot;);ROWS([.$A$1:.$A13]));2);&quot;&quot;)">
            <text:p/>
          </table:table-cell>
          <table:table-cell table:style-name="ce30" table:number-matrix-columns-spanned="1" table:number-matrix-rows-spanned="1" table:formula="of:=IFERROR(INDEX([Weapons.$D$2:.$G$500]; SMALL(IF(([.B$3]=[Weapons.$D$2:.$D$500]); ROW([Weapons.$D$2:.$D$500])-MIN(ROW([Weapons.$D$2:.$D$500]))+1;&quot;&quot;);ROWS([.$A$1:.$A13]));2);&quot;&quot;)" office:value-type="string" office:string-value="SPATHA" calcext:value-type="string">
            <text:p>SPATHA</text:p>
          </table:table-cell>
          <table:table-cell table:style-name="ce30" table:number-matrix-columns-spanned="1" table:number-matrix-rows-spanned="1" table:formula="of:=IFERROR(INDEX([Weapons.$D$2:.$G$500]; SMALL(IF(([.C$3]=[Weapons.$D$2:.$D$500]); ROW([Weapons.$D$2:.$D$500])-MIN(ROW([Weapons.$D$2:.$D$500]))+1;&quot;&quot;);ROWS([.$A$1:.$A13]));2);&quot;&quot;)">
            <text:p/>
          </table:table-cell>
          <table:table-cell table:style-name="ce30" table:number-matrix-columns-spanned="1" table:number-matrix-rows-spanned="1" table:formula="of:=IFERROR(INDEX([Weapons.$D$2:.$G$500]; SMALL(IF(([.D$3]=[Weapons.$D$2:.$D$500]); ROW([Weapons.$D$2:.$D$500])-MIN(ROW([Weapons.$D$2:.$D$500]))+1;&quot;&quot;);ROWS([.$A$1:.$A13]));2);&quot;&quot;)">
            <text:p/>
          </table:table-cell>
          <table:table-cell table:style-name="ce30" table:number-matrix-columns-spanned="1" table:number-matrix-rows-spanned="1" table:formula="of:=IFERROR(INDEX([Weapons.$D$2:.$G$500]; SMALL(IF(([.E$3]=[Weapons.$D$2:.$D$500]); ROW([Weapons.$D$2:.$D$500])-MIN(ROW([Weapons.$D$2:.$D$500]))+1;&quot;&quot;);ROWS([.$A$1:.$A13]));2);&quot;&quot;)" office:value-type="string" office:string-value="QUARTERSTAFF" calcext:value-type="string">
            <text:p>QUARTERSTAFF</text:p>
          </table:table-cell>
          <table:table-cell table:style-name="ce30" table:number-matrix-columns-spanned="1" table:number-matrix-rows-spanned="1" table:formula="of:=IFERROR(INDEX([Weapons.$D$2:.$G$500]; SMALL(IF(([.F$3]=[Weapons.$D$2:.$D$500]); ROW([Weapons.$D$2:.$D$500])-MIN(ROW([Weapons.$D$2:.$D$500]))+1;&quot;&quot;);ROWS([.$A$1:.$A13]));2);&quot;&quot;)">
            <text:p/>
          </table:table-cell>
          <table:table-cell table:style-name="ce30" table:number-matrix-columns-spanned="1" table:number-matrix-rows-spanned="1" table:formula="of:=IFERROR(INDEX([Weapons.$D$2:.$G$500]; SMALL(IF(([.G$3]=[Weapons.$D$2:.$D$500]); ROW([Weapons.$D$2:.$D$500])-MIN(ROW([Weapons.$D$2:.$D$500]))+1;&quot;&quot;);ROWS([.$A$1:.$A13]));2);&quot;&quot;)">
            <text:p/>
          </table:table-cell>
          <table:table-cell table:style-name="ce30" table:number-matrix-columns-spanned="1" table:number-matrix-rows-spanned="1" table:formula="of:=IFERROR(INDEX([Weapons.$D$2:.$G$500]; SMALL(IF(([.H$3]=[Weapons.$D$2:.$D$500]); ROW([Weapons.$D$2:.$D$500])-MIN(ROW([Weapons.$D$2:.$D$500]))+1;&quot;&quot;);ROWS([.$A$1:.$A13]));2);&quot;&quot;)">
            <text:p/>
          </table:table-cell>
          <table:table-cell table:style-name="ce10" table:number-matrix-columns-spanned="1" table:number-matrix-rows-spanned="1" table:formula="of:=IFERROR(INDEX([Weapons.$D$2:.$G$500]; SMALL(IF(([.I$3]=[Weapons.$D$2:.$D$500]); ROW([Weapons.$D$2:.$D$500])-MIN(ROW([Weapons.$D$2:.$D$500]))+1;&quot;&quot;);ROWS([.$A$1:.$A13]));2);&quot;&quot;)">
            <text:p/>
          </table:table-cell>
          <table:table-cell table:style-name="ce24" table:number-matrix-columns-spanned="1" table:number-matrix-rows-spanned="1" table:formula="of:=IFERROR(INDEX([Weapons.$D$2:.$G$500]; SMALL(IF(([.J$3]=[Weapons.$D$2:.$D$500]); ROW([Weapons.$D$2:.$D$500])-MIN(ROW([Weapons.$D$2:.$D$500]))+1;&quot;&quot;);ROWS([.$A$1:.$A13]));2);&quot;&quot;)">
            <text:p/>
          </table:table-cell>
          <table:table-cell table:style-name="ce30" table:number-matrix-columns-spanned="1" table:number-matrix-rows-spanned="1" table:formula="of:=IFERROR(INDEX([Weapons.$D$2:.$G$500]; SMALL(IF(([.K$3]=[Weapons.$D$2:.$D$500]); ROW([Weapons.$D$2:.$D$500])-MIN(ROW([Weapons.$D$2:.$D$500]))+1;&quot;&quot;);ROWS([.$A$1:.$A13]));2);&quot;&quot;)">
            <text:p/>
          </table:table-cell>
          <table:table-cell table:style-name="ce30" table:number-matrix-columns-spanned="1" table:number-matrix-rows-spanned="1" table:formula="of:=IFERROR(INDEX([Weapons.$D$2:.$G$500]; SMALL(IF(([.L$3]=[Weapons.$D$2:.$D$500]); ROW([Weapons.$D$2:.$D$500])-MIN(ROW([Weapons.$D$2:.$D$500]))+1;&quot;&quot;);ROWS([.$A$1:.$A13]));2);&quot;&quot;)">
            <text:p/>
          </table:table-cell>
          <table:table-cell table:style-name="ce30" table:number-matrix-columns-spanned="1" table:number-matrix-rows-spanned="1" table:formula="of:=IFERROR(INDEX([Weapons.$D$2:.$G$500]; SMALL(IF(([.M$3]=[Weapons.$D$2:.$D$500]); ROW([Weapons.$D$2:.$D$500])-MIN(ROW([Weapons.$D$2:.$D$500]))+1;&quot;&quot;);ROWS([.$A$1:.$A13]));2);&quot;&quot;)">
            <text:p/>
          </table:table-cell>
          <table:table-cell table:style-name="ce30" table:number-matrix-columns-spanned="1" table:number-matrix-rows-spanned="1" table:formula="of:=IFERROR(INDEX([Weapons.$D$2:.$G$500]; SMALL(IF(([.N$3]=[Weapons.$D$2:.$D$500]); ROW([Weapons.$D$2:.$D$500])-MIN(ROW([Weapons.$D$2:.$D$500]))+1;&quot;&quot;);ROWS([.$A$1:.$A13]));2);&quot;&quot;)">
            <text:p/>
          </table:table-cell>
          <table:table-cell table:style-name="ce10" table:number-matrix-columns-spanned="1" table:number-matrix-rows-spanned="1" table:formula="of:=IFERROR(INDEX([Weapons.$D$2:.$G$500]; SMALL(IF(([.O$3]=[Weapons.$D$2:.$D$500]); ROW([Weapons.$D$2:.$D$500])-MIN(ROW([Weapons.$D$2:.$D$500]))+1;&quot;&quot;);ROWS([.$A$1:.$A13]));2);&quot;&quot;)">
            <text:p/>
          </table:table-cell>
          <table:table-cell table:style-name="ce40" table:number-matrix-columns-spanned="1" table:number-matrix-rows-spanned="1" table:formula="of:=IFERROR(INDEX([Weapons.$D$2:.$G$500]; SMALL(IF(([.P$3]=[Weapons.$D$2:.$D$500]); ROW([Weapons.$D$2:.$D$500])-MIN(ROW([Weapons.$D$2:.$D$500]))+1;&quot;&quot;);ROWS([.$A$1:.$A13]));2);&quot;&quot;)">
            <text:p/>
          </table:table-cell>
          <table:table-cell table:number-columns-repeated="1008"/>
        </table:table-row>
        <table:table-row table:style-name="ro1">
          <table:table-cell table:style-name="ce24" table:number-matrix-columns-spanned="1" table:number-matrix-rows-spanned="1" table:formula="of:=IFERROR(INDEX([Weapons.$D$2:.$G$500]; SMALL(IF(([.A$3]=[Weapons.$D$2:.$D$500]); ROW([Weapons.$D$2:.$D$500])-MIN(ROW([Weapons.$D$2:.$D$500]))+1;&quot;&quot;);ROWS([.$A$1:.$A14]));2);&quot;&quot;)">
            <text:p/>
          </table:table-cell>
          <table:table-cell table:style-name="ce30" table:number-matrix-columns-spanned="1" table:number-matrix-rows-spanned="1" table:formula="of:=IFERROR(INDEX([Weapons.$D$2:.$G$500]; SMALL(IF(([.B$3]=[Weapons.$D$2:.$D$500]); ROW([Weapons.$D$2:.$D$500])-MIN(ROW([Weapons.$D$2:.$D$500]))+1;&quot;&quot;);ROWS([.$A$1:.$A14]));2);&quot;&quot;)" office:value-type="string" office:string-value="KATANA" calcext:value-type="string">
            <text:p>KATANA</text:p>
          </table:table-cell>
          <table:table-cell table:style-name="ce30" table:number-matrix-columns-spanned="1" table:number-matrix-rows-spanned="1" table:formula="of:=IFERROR(INDEX([Weapons.$D$2:.$G$500]; SMALL(IF(([.C$3]=[Weapons.$D$2:.$D$500]); ROW([Weapons.$D$2:.$D$500])-MIN(ROW([Weapons.$D$2:.$D$500]))+1;&quot;&quot;);ROWS([.$A$1:.$A14]));2);&quot;&quot;)">
            <text:p/>
          </table:table-cell>
          <table:table-cell table:style-name="ce30" table:number-matrix-columns-spanned="1" table:number-matrix-rows-spanned="1" table:formula="of:=IFERROR(INDEX([Weapons.$D$2:.$G$500]; SMALL(IF(([.D$3]=[Weapons.$D$2:.$D$500]); ROW([Weapons.$D$2:.$D$500])-MIN(ROW([Weapons.$D$2:.$D$500]))+1;&quot;&quot;);ROWS([.$A$1:.$A14]));2);&quot;&quot;)">
            <text:p/>
          </table:table-cell>
          <table:table-cell table:style-name="ce30" table:number-matrix-columns-spanned="1" table:number-matrix-rows-spanned="1" table:formula="of:=IFERROR(INDEX([Weapons.$D$2:.$G$500]; SMALL(IF(([.E$3]=[Weapons.$D$2:.$D$500]); ROW([Weapons.$D$2:.$D$500])-MIN(ROW([Weapons.$D$2:.$D$500]))+1;&quot;&quot;);ROWS([.$A$1:.$A14]));2);&quot;&quot;)">
            <text:p/>
          </table:table-cell>
          <table:table-cell table:style-name="ce30" table:number-matrix-columns-spanned="1" table:number-matrix-rows-spanned="1" table:formula="of:=IFERROR(INDEX([Weapons.$D$2:.$G$500]; SMALL(IF(([.F$3]=[Weapons.$D$2:.$D$500]); ROW([Weapons.$D$2:.$D$500])-MIN(ROW([Weapons.$D$2:.$D$500]))+1;&quot;&quot;);ROWS([.$A$1:.$A14]));2);&quot;&quot;)">
            <text:p/>
          </table:table-cell>
          <table:table-cell table:style-name="ce30" table:number-matrix-columns-spanned="1" table:number-matrix-rows-spanned="1" table:formula="of:=IFERROR(INDEX([Weapons.$D$2:.$G$500]; SMALL(IF(([.G$3]=[Weapons.$D$2:.$D$500]); ROW([Weapons.$D$2:.$D$500])-MIN(ROW([Weapons.$D$2:.$D$500]))+1;&quot;&quot;);ROWS([.$A$1:.$A14]));2);&quot;&quot;)">
            <text:p/>
          </table:table-cell>
          <table:table-cell table:style-name="ce30" table:number-matrix-columns-spanned="1" table:number-matrix-rows-spanned="1" table:formula="of:=IFERROR(INDEX([Weapons.$D$2:.$G$500]; SMALL(IF(([.H$3]=[Weapons.$D$2:.$D$500]); ROW([Weapons.$D$2:.$D$500])-MIN(ROW([Weapons.$D$2:.$D$500]))+1;&quot;&quot;);ROWS([.$A$1:.$A14]));2);&quot;&quot;)">
            <text:p/>
          </table:table-cell>
          <table:table-cell table:style-name="ce10" table:number-matrix-columns-spanned="1" table:number-matrix-rows-spanned="1" table:formula="of:=IFERROR(INDEX([Weapons.$D$2:.$G$500]; SMALL(IF(([.I$3]=[Weapons.$D$2:.$D$500]); ROW([Weapons.$D$2:.$D$500])-MIN(ROW([Weapons.$D$2:.$D$500]))+1;&quot;&quot;);ROWS([.$A$1:.$A14]));2);&quot;&quot;)">
            <text:p/>
          </table:table-cell>
          <table:table-cell table:style-name="ce24" table:number-matrix-columns-spanned="1" table:number-matrix-rows-spanned="1" table:formula="of:=IFERROR(INDEX([Weapons.$D$2:.$G$500]; SMALL(IF(([.J$3]=[Weapons.$D$2:.$D$500]); ROW([Weapons.$D$2:.$D$500])-MIN(ROW([Weapons.$D$2:.$D$500]))+1;&quot;&quot;);ROWS([.$A$1:.$A14]));2);&quot;&quot;)">
            <text:p/>
          </table:table-cell>
          <table:table-cell table:style-name="ce30" table:number-matrix-columns-spanned="1" table:number-matrix-rows-spanned="1" table:formula="of:=IFERROR(INDEX([Weapons.$D$2:.$G$500]; SMALL(IF(([.K$3]=[Weapons.$D$2:.$D$500]); ROW([Weapons.$D$2:.$D$500])-MIN(ROW([Weapons.$D$2:.$D$500]))+1;&quot;&quot;);ROWS([.$A$1:.$A14]));2);&quot;&quot;)">
            <text:p/>
          </table:table-cell>
          <table:table-cell table:style-name="ce30" table:number-matrix-columns-spanned="1" table:number-matrix-rows-spanned="1" table:formula="of:=IFERROR(INDEX([Weapons.$D$2:.$G$500]; SMALL(IF(([.L$3]=[Weapons.$D$2:.$D$500]); ROW([Weapons.$D$2:.$D$500])-MIN(ROW([Weapons.$D$2:.$D$500]))+1;&quot;&quot;);ROWS([.$A$1:.$A14]));2);&quot;&quot;)">
            <text:p/>
          </table:table-cell>
          <table:table-cell table:style-name="ce30" table:number-matrix-columns-spanned="1" table:number-matrix-rows-spanned="1" table:formula="of:=IFERROR(INDEX([Weapons.$D$2:.$G$500]; SMALL(IF(([.M$3]=[Weapons.$D$2:.$D$500]); ROW([Weapons.$D$2:.$D$500])-MIN(ROW([Weapons.$D$2:.$D$500]))+1;&quot;&quot;);ROWS([.$A$1:.$A14]));2);&quot;&quot;)">
            <text:p/>
          </table:table-cell>
          <table:table-cell table:style-name="ce30" table:number-matrix-columns-spanned="1" table:number-matrix-rows-spanned="1" table:formula="of:=IFERROR(INDEX([Weapons.$D$2:.$G$500]; SMALL(IF(([.N$3]=[Weapons.$D$2:.$D$500]); ROW([Weapons.$D$2:.$D$500])-MIN(ROW([Weapons.$D$2:.$D$500]))+1;&quot;&quot;);ROWS([.$A$1:.$A14]));2);&quot;&quot;)">
            <text:p/>
          </table:table-cell>
          <table:table-cell table:style-name="ce10" table:number-matrix-columns-spanned="1" table:number-matrix-rows-spanned="1" table:formula="of:=IFERROR(INDEX([Weapons.$D$2:.$G$500]; SMALL(IF(([.O$3]=[Weapons.$D$2:.$D$500]); ROW([Weapons.$D$2:.$D$500])-MIN(ROW([Weapons.$D$2:.$D$500]))+1;&quot;&quot;);ROWS([.$A$1:.$A14]));2);&quot;&quot;)">
            <text:p/>
          </table:table-cell>
          <table:table-cell table:style-name="ce40" table:number-matrix-columns-spanned="1" table:number-matrix-rows-spanned="1" table:formula="of:=IFERROR(INDEX([Weapons.$D$2:.$G$500]; SMALL(IF(([.P$3]=[Weapons.$D$2:.$D$500]); ROW([Weapons.$D$2:.$D$500])-MIN(ROW([Weapons.$D$2:.$D$500]))+1;&quot;&quot;);ROWS([.$A$1:.$A14]));2);&quot;&quot;)">
            <text:p/>
          </table:table-cell>
          <table:table-cell table:number-columns-repeated="1008"/>
        </table:table-row>
        <table:table-row table:style-name="ro1">
          <table:table-cell table:style-name="ce24" table:number-matrix-columns-spanned="1" table:number-matrix-rows-spanned="1" table:formula="of:=IFERROR(INDEX([Weapons.$D$2:.$G$500]; SMALL(IF(([.A$3]=[Weapons.$D$2:.$D$500]); ROW([Weapons.$D$2:.$D$500])-MIN(ROW([Weapons.$D$2:.$D$500]))+1;&quot;&quot;);ROWS([.$A$1:.$A15]));2);&quot;&quot;)">
            <text:p/>
          </table:table-cell>
          <table:table-cell table:style-name="ce30" table:number-matrix-columns-spanned="1" table:number-matrix-rows-spanned="1" table:formula="of:=IFERROR(INDEX([Weapons.$D$2:.$G$500]; SMALL(IF(([.B$3]=[Weapons.$D$2:.$D$500]); ROW([Weapons.$D$2:.$D$500])-MIN(ROW([Weapons.$D$2:.$D$500]))+1;&quot;&quot;);ROWS([.$A$1:.$A15]));2);&quot;&quot;)" office:value-type="string" office:string-value="ZWEIHANDER" calcext:value-type="string">
            <text:p>ZWEIHANDER</text:p>
          </table:table-cell>
          <table:table-cell table:style-name="ce30" table:number-matrix-columns-spanned="1" table:number-matrix-rows-spanned="1" table:formula="of:=IFERROR(INDEX([Weapons.$D$2:.$G$500]; SMALL(IF(([.C$3]=[Weapons.$D$2:.$D$500]); ROW([Weapons.$D$2:.$D$500])-MIN(ROW([Weapons.$D$2:.$D$500]))+1;&quot;&quot;);ROWS([.$A$1:.$A15]));2);&quot;&quot;)">
            <text:p/>
          </table:table-cell>
          <table:table-cell table:style-name="ce30" table:number-matrix-columns-spanned="1" table:number-matrix-rows-spanned="1" table:formula="of:=IFERROR(INDEX([Weapons.$D$2:.$G$500]; SMALL(IF(([.D$3]=[Weapons.$D$2:.$D$500]); ROW([Weapons.$D$2:.$D$500])-MIN(ROW([Weapons.$D$2:.$D$500]))+1;&quot;&quot;);ROWS([.$A$1:.$A15]));2);&quot;&quot;)">
            <text:p/>
          </table:table-cell>
          <table:table-cell table:style-name="ce30" table:number-matrix-columns-spanned="1" table:number-matrix-rows-spanned="1" table:formula="of:=IFERROR(INDEX([Weapons.$D$2:.$G$500]; SMALL(IF(([.E$3]=[Weapons.$D$2:.$D$500]); ROW([Weapons.$D$2:.$D$500])-MIN(ROW([Weapons.$D$2:.$D$500]))+1;&quot;&quot;);ROWS([.$A$1:.$A15]));2);&quot;&quot;)">
            <text:p/>
          </table:table-cell>
          <table:table-cell table:style-name="ce30" table:number-matrix-columns-spanned="1" table:number-matrix-rows-spanned="1" table:formula="of:=IFERROR(INDEX([Weapons.$D$2:.$G$500]; SMALL(IF(([.F$3]=[Weapons.$D$2:.$D$500]); ROW([Weapons.$D$2:.$D$500])-MIN(ROW([Weapons.$D$2:.$D$500]))+1;&quot;&quot;);ROWS([.$A$1:.$A15]));2);&quot;&quot;)">
            <text:p/>
          </table:table-cell>
          <table:table-cell table:style-name="ce30" table:number-matrix-columns-spanned="1" table:number-matrix-rows-spanned="1" table:formula="of:=IFERROR(INDEX([Weapons.$D$2:.$G$500]; SMALL(IF(([.G$3]=[Weapons.$D$2:.$D$500]); ROW([Weapons.$D$2:.$D$500])-MIN(ROW([Weapons.$D$2:.$D$500]))+1;&quot;&quot;);ROWS([.$A$1:.$A15]));2);&quot;&quot;)">
            <text:p/>
          </table:table-cell>
          <table:table-cell table:style-name="ce30" table:number-matrix-columns-spanned="1" table:number-matrix-rows-spanned="1" table:formula="of:=IFERROR(INDEX([Weapons.$D$2:.$G$500]; SMALL(IF(([.H$3]=[Weapons.$D$2:.$D$500]); ROW([Weapons.$D$2:.$D$500])-MIN(ROW([Weapons.$D$2:.$D$500]))+1;&quot;&quot;);ROWS([.$A$1:.$A15]));2);&quot;&quot;)">
            <text:p/>
          </table:table-cell>
          <table:table-cell table:style-name="ce10" table:number-matrix-columns-spanned="1" table:number-matrix-rows-spanned="1" table:formula="of:=IFERROR(INDEX([Weapons.$D$2:.$G$500]; SMALL(IF(([.I$3]=[Weapons.$D$2:.$D$500]); ROW([Weapons.$D$2:.$D$500])-MIN(ROW([Weapons.$D$2:.$D$500]))+1;&quot;&quot;);ROWS([.$A$1:.$A15]));2);&quot;&quot;)">
            <text:p/>
          </table:table-cell>
          <table:table-cell table:style-name="ce24" table:number-matrix-columns-spanned="1" table:number-matrix-rows-spanned="1" table:formula="of:=IFERROR(INDEX([Weapons.$D$2:.$G$500]; SMALL(IF(([.J$3]=[Weapons.$D$2:.$D$500]); ROW([Weapons.$D$2:.$D$500])-MIN(ROW([Weapons.$D$2:.$D$500]))+1;&quot;&quot;);ROWS([.$A$1:.$A15]));2);&quot;&quot;)">
            <text:p/>
          </table:table-cell>
          <table:table-cell table:style-name="ce30" table:number-matrix-columns-spanned="1" table:number-matrix-rows-spanned="1" table:formula="of:=IFERROR(INDEX([Weapons.$D$2:.$G$500]; SMALL(IF(([.K$3]=[Weapons.$D$2:.$D$500]); ROW([Weapons.$D$2:.$D$500])-MIN(ROW([Weapons.$D$2:.$D$500]))+1;&quot;&quot;);ROWS([.$A$1:.$A15]));2);&quot;&quot;)">
            <text:p/>
          </table:table-cell>
          <table:table-cell table:style-name="ce30" table:number-matrix-columns-spanned="1" table:number-matrix-rows-spanned="1" table:formula="of:=IFERROR(INDEX([Weapons.$D$2:.$G$500]; SMALL(IF(([.L$3]=[Weapons.$D$2:.$D$500]); ROW([Weapons.$D$2:.$D$500])-MIN(ROW([Weapons.$D$2:.$D$500]))+1;&quot;&quot;);ROWS([.$A$1:.$A15]));2);&quot;&quot;)">
            <text:p/>
          </table:table-cell>
          <table:table-cell table:style-name="ce30" table:number-matrix-columns-spanned="1" table:number-matrix-rows-spanned="1" table:formula="of:=IFERROR(INDEX([Weapons.$D$2:.$G$500]; SMALL(IF(([.M$3]=[Weapons.$D$2:.$D$500]); ROW([Weapons.$D$2:.$D$500])-MIN(ROW([Weapons.$D$2:.$D$500]))+1;&quot;&quot;);ROWS([.$A$1:.$A15]));2);&quot;&quot;)">
            <text:p/>
          </table:table-cell>
          <table:table-cell table:style-name="ce30" table:number-matrix-columns-spanned="1" table:number-matrix-rows-spanned="1" table:formula="of:=IFERROR(INDEX([Weapons.$D$2:.$G$500]; SMALL(IF(([.N$3]=[Weapons.$D$2:.$D$500]); ROW([Weapons.$D$2:.$D$500])-MIN(ROW([Weapons.$D$2:.$D$500]))+1;&quot;&quot;);ROWS([.$A$1:.$A15]));2);&quot;&quot;)">
            <text:p/>
          </table:table-cell>
          <table:table-cell table:style-name="ce10" table:number-matrix-columns-spanned="1" table:number-matrix-rows-spanned="1" table:formula="of:=IFERROR(INDEX([Weapons.$D$2:.$G$500]; SMALL(IF(([.O$3]=[Weapons.$D$2:.$D$500]); ROW([Weapons.$D$2:.$D$500])-MIN(ROW([Weapons.$D$2:.$D$500]))+1;&quot;&quot;);ROWS([.$A$1:.$A15]));2);&quot;&quot;)">
            <text:p/>
          </table:table-cell>
          <table:table-cell table:style-name="ce40" table:number-matrix-columns-spanned="1" table:number-matrix-rows-spanned="1" table:formula="of:=IFERROR(INDEX([Weapons.$D$2:.$G$500]; SMALL(IF(([.P$3]=[Weapons.$D$2:.$D$500]); ROW([Weapons.$D$2:.$D$500])-MIN(ROW([Weapons.$D$2:.$D$500]))+1;&quot;&quot;);ROWS([.$A$1:.$A15]));2);&quot;&quot;)">
            <text:p/>
          </table:table-cell>
          <table:table-cell table:number-columns-repeated="1008"/>
        </table:table-row>
        <table:table-row table:style-name="ro1">
          <table:table-cell table:style-name="ce24" table:number-matrix-columns-spanned="1" table:number-matrix-rows-spanned="1" table:formula="of:=IFERROR(INDEX([Weapons.$D$2:.$G$500]; SMALL(IF(([.A$3]=[Weapons.$D$2:.$D$500]); ROW([Weapons.$D$2:.$D$500])-MIN(ROW([Weapons.$D$2:.$D$500]))+1;&quot;&quot;);ROWS([.$A$1:.$A16]));2);&quot;&quot;)">
            <text:p/>
          </table:table-cell>
          <table:table-cell table:style-name="ce30" table:number-matrix-columns-spanned="1" table:number-matrix-rows-spanned="1" table:formula="of:=IFERROR(INDEX([Weapons.$D$2:.$G$500]; SMALL(IF(([.B$3]=[Weapons.$D$2:.$D$500]); ROW([Weapons.$D$2:.$D$500])-MIN(ROW([Weapons.$D$2:.$D$500]))+1;&quot;&quot;);ROWS([.$A$1:.$A16]));2);&quot;&quot;)" office:value-type="string" office:string-value="GLADIUS" calcext:value-type="string">
            <text:p>GLADIUS</text:p>
          </table:table-cell>
          <table:table-cell table:style-name="ce30" table:number-matrix-columns-spanned="1" table:number-matrix-rows-spanned="1" table:formula="of:=IFERROR(INDEX([Weapons.$D$2:.$G$500]; SMALL(IF(([.C$3]=[Weapons.$D$2:.$D$500]); ROW([Weapons.$D$2:.$D$500])-MIN(ROW([Weapons.$D$2:.$D$500]))+1;&quot;&quot;);ROWS([.$A$1:.$A16]));2);&quot;&quot;)">
            <text:p/>
          </table:table-cell>
          <table:table-cell table:style-name="ce30" table:number-matrix-columns-spanned="1" table:number-matrix-rows-spanned="1" table:formula="of:=IFERROR(INDEX([Weapons.$D$2:.$G$500]; SMALL(IF(([.D$3]=[Weapons.$D$2:.$D$500]); ROW([Weapons.$D$2:.$D$500])-MIN(ROW([Weapons.$D$2:.$D$500]))+1;&quot;&quot;);ROWS([.$A$1:.$A16]));2);&quot;&quot;)">
            <text:p/>
          </table:table-cell>
          <table:table-cell table:style-name="ce30" table:number-matrix-columns-spanned="1" table:number-matrix-rows-spanned="1" table:formula="of:=IFERROR(INDEX([Weapons.$D$2:.$G$500]; SMALL(IF(([.E$3]=[Weapons.$D$2:.$D$500]); ROW([Weapons.$D$2:.$D$500])-MIN(ROW([Weapons.$D$2:.$D$500]))+1;&quot;&quot;);ROWS([.$A$1:.$A16]));2);&quot;&quot;)">
            <text:p/>
          </table:table-cell>
          <table:table-cell table:style-name="ce30" table:number-matrix-columns-spanned="1" table:number-matrix-rows-spanned="1" table:formula="of:=IFERROR(INDEX([Weapons.$D$2:.$G$500]; SMALL(IF(([.F$3]=[Weapons.$D$2:.$D$500]); ROW([Weapons.$D$2:.$D$500])-MIN(ROW([Weapons.$D$2:.$D$500]))+1;&quot;&quot;);ROWS([.$A$1:.$A16]));2);&quot;&quot;)">
            <text:p/>
          </table:table-cell>
          <table:table-cell table:style-name="ce30" table:number-matrix-columns-spanned="1" table:number-matrix-rows-spanned="1" table:formula="of:=IFERROR(INDEX([Weapons.$D$2:.$G$500]; SMALL(IF(([.G$3]=[Weapons.$D$2:.$D$500]); ROW([Weapons.$D$2:.$D$500])-MIN(ROW([Weapons.$D$2:.$D$500]))+1;&quot;&quot;);ROWS([.$A$1:.$A16]));2);&quot;&quot;)">
            <text:p/>
          </table:table-cell>
          <table:table-cell table:style-name="ce30" table:number-matrix-columns-spanned="1" table:number-matrix-rows-spanned="1" table:formula="of:=IFERROR(INDEX([Weapons.$D$2:.$G$500]; SMALL(IF(([.H$3]=[Weapons.$D$2:.$D$500]); ROW([Weapons.$D$2:.$D$500])-MIN(ROW([Weapons.$D$2:.$D$500]))+1;&quot;&quot;);ROWS([.$A$1:.$A16]));2);&quot;&quot;)">
            <text:p/>
          </table:table-cell>
          <table:table-cell table:style-name="ce10" table:number-matrix-columns-spanned="1" table:number-matrix-rows-spanned="1" table:formula="of:=IFERROR(INDEX([Weapons.$D$2:.$G$500]; SMALL(IF(([.I$3]=[Weapons.$D$2:.$D$500]); ROW([Weapons.$D$2:.$D$500])-MIN(ROW([Weapons.$D$2:.$D$500]))+1;&quot;&quot;);ROWS([.$A$1:.$A16]));2);&quot;&quot;)">
            <text:p/>
          </table:table-cell>
          <table:table-cell table:style-name="ce24" table:number-matrix-columns-spanned="1" table:number-matrix-rows-spanned="1" table:formula="of:=IFERROR(INDEX([Weapons.$D$2:.$G$500]; SMALL(IF(([.J$3]=[Weapons.$D$2:.$D$500]); ROW([Weapons.$D$2:.$D$500])-MIN(ROW([Weapons.$D$2:.$D$500]))+1;&quot;&quot;);ROWS([.$A$1:.$A16]));2);&quot;&quot;)">
            <text:p/>
          </table:table-cell>
          <table:table-cell table:style-name="ce30" table:number-matrix-columns-spanned="1" table:number-matrix-rows-spanned="1" table:formula="of:=IFERROR(INDEX([Weapons.$D$2:.$G$500]; SMALL(IF(([.K$3]=[Weapons.$D$2:.$D$500]); ROW([Weapons.$D$2:.$D$500])-MIN(ROW([Weapons.$D$2:.$D$500]))+1;&quot;&quot;);ROWS([.$A$1:.$A16]));2);&quot;&quot;)">
            <text:p/>
          </table:table-cell>
          <table:table-cell table:style-name="ce30" table:number-matrix-columns-spanned="1" table:number-matrix-rows-spanned="1" table:formula="of:=IFERROR(INDEX([Weapons.$D$2:.$G$500]; SMALL(IF(([.L$3]=[Weapons.$D$2:.$D$500]); ROW([Weapons.$D$2:.$D$500])-MIN(ROW([Weapons.$D$2:.$D$500]))+1;&quot;&quot;);ROWS([.$A$1:.$A16]));2);&quot;&quot;)">
            <text:p/>
          </table:table-cell>
          <table:table-cell table:style-name="ce30" table:number-matrix-columns-spanned="1" table:number-matrix-rows-spanned="1" table:formula="of:=IFERROR(INDEX([Weapons.$D$2:.$G$500]; SMALL(IF(([.M$3]=[Weapons.$D$2:.$D$500]); ROW([Weapons.$D$2:.$D$500])-MIN(ROW([Weapons.$D$2:.$D$500]))+1;&quot;&quot;);ROWS([.$A$1:.$A16]));2);&quot;&quot;)">
            <text:p/>
          </table:table-cell>
          <table:table-cell table:style-name="ce30" table:number-matrix-columns-spanned="1" table:number-matrix-rows-spanned="1" table:formula="of:=IFERROR(INDEX([Weapons.$D$2:.$G$500]; SMALL(IF(([.N$3]=[Weapons.$D$2:.$D$500]); ROW([Weapons.$D$2:.$D$500])-MIN(ROW([Weapons.$D$2:.$D$500]))+1;&quot;&quot;);ROWS([.$A$1:.$A16]));2);&quot;&quot;)">
            <text:p/>
          </table:table-cell>
          <table:table-cell table:style-name="ce10" table:number-matrix-columns-spanned="1" table:number-matrix-rows-spanned="1" table:formula="of:=IFERROR(INDEX([Weapons.$D$2:.$G$500]; SMALL(IF(([.O$3]=[Weapons.$D$2:.$D$500]); ROW([Weapons.$D$2:.$D$500])-MIN(ROW([Weapons.$D$2:.$D$500]))+1;&quot;&quot;);ROWS([.$A$1:.$A16]));2);&quot;&quot;)">
            <text:p/>
          </table:table-cell>
          <table:table-cell table:style-name="ce40" table:number-matrix-columns-spanned="1" table:number-matrix-rows-spanned="1" table:formula="of:=IFERROR(INDEX([Weapons.$D$2:.$G$500]; SMALL(IF(([.P$3]=[Weapons.$D$2:.$D$500]); ROW([Weapons.$D$2:.$D$500])-MIN(ROW([Weapons.$D$2:.$D$500]))+1;&quot;&quot;);ROWS([.$A$1:.$A16]));2);&quot;&quot;)">
            <text:p/>
          </table:table-cell>
          <table:table-cell table:number-columns-repeated="1008"/>
        </table:table-row>
        <table:table-row table:style-name="ro1">
          <table:table-cell table:style-name="ce24" table:number-matrix-columns-spanned="1" table:number-matrix-rows-spanned="1" table:formula="of:=IFERROR(INDEX([Weapons.$D$2:.$G$500]; SMALL(IF(([.A$3]=[Weapons.$D$2:.$D$500]); ROW([Weapons.$D$2:.$D$500])-MIN(ROW([Weapons.$D$2:.$D$500]))+1;&quot;&quot;);ROWS([.$A$1:.$A17]));2);&quot;&quot;)">
            <text:p/>
          </table:table-cell>
          <table:table-cell table:style-name="ce30" table:number-matrix-columns-spanned="1" table:number-matrix-rows-spanned="1" table:formula="of:=IFERROR(INDEX([Weapons.$D$2:.$G$500]; SMALL(IF(([.B$3]=[Weapons.$D$2:.$D$500]); ROW([Weapons.$D$2:.$D$500])-MIN(ROW([Weapons.$D$2:.$D$500]))+1;&quot;&quot;);ROWS([.$A$1:.$A17]));2);&quot;&quot;)" office:value-type="string" office:string-value="KODACHI" calcext:value-type="string">
            <text:p>KODACHI</text:p>
          </table:table-cell>
          <table:table-cell table:style-name="ce30" table:number-matrix-columns-spanned="1" table:number-matrix-rows-spanned="1" table:formula="of:=IFERROR(INDEX([Weapons.$D$2:.$G$500]; SMALL(IF(([.C$3]=[Weapons.$D$2:.$D$500]); ROW([Weapons.$D$2:.$D$500])-MIN(ROW([Weapons.$D$2:.$D$500]))+1;&quot;&quot;);ROWS([.$A$1:.$A17]));2);&quot;&quot;)">
            <text:p/>
          </table:table-cell>
          <table:table-cell table:style-name="ce30" table:number-matrix-columns-spanned="1" table:number-matrix-rows-spanned="1" table:formula="of:=IFERROR(INDEX([Weapons.$D$2:.$G$500]; SMALL(IF(([.D$3]=[Weapons.$D$2:.$D$500]); ROW([Weapons.$D$2:.$D$500])-MIN(ROW([Weapons.$D$2:.$D$500]))+1;&quot;&quot;);ROWS([.$A$1:.$A17]));2);&quot;&quot;)">
            <text:p/>
          </table:table-cell>
          <table:table-cell table:style-name="ce30" table:number-matrix-columns-spanned="1" table:number-matrix-rows-spanned="1" table:formula="of:=IFERROR(INDEX([Weapons.$D$2:.$G$500]; SMALL(IF(([.E$3]=[Weapons.$D$2:.$D$500]); ROW([Weapons.$D$2:.$D$500])-MIN(ROW([Weapons.$D$2:.$D$500]))+1;&quot;&quot;);ROWS([.$A$1:.$A17]));2);&quot;&quot;)">
            <text:p/>
          </table:table-cell>
          <table:table-cell table:style-name="ce30" table:number-matrix-columns-spanned="1" table:number-matrix-rows-spanned="1" table:formula="of:=IFERROR(INDEX([Weapons.$D$2:.$G$500]; SMALL(IF(([.F$3]=[Weapons.$D$2:.$D$500]); ROW([Weapons.$D$2:.$D$500])-MIN(ROW([Weapons.$D$2:.$D$500]))+1;&quot;&quot;);ROWS([.$A$1:.$A17]));2);&quot;&quot;)">
            <text:p/>
          </table:table-cell>
          <table:table-cell table:style-name="ce30" table:number-matrix-columns-spanned="1" table:number-matrix-rows-spanned="1" table:formula="of:=IFERROR(INDEX([Weapons.$D$2:.$G$500]; SMALL(IF(([.G$3]=[Weapons.$D$2:.$D$500]); ROW([Weapons.$D$2:.$D$500])-MIN(ROW([Weapons.$D$2:.$D$500]))+1;&quot;&quot;);ROWS([.$A$1:.$A17]));2);&quot;&quot;)">
            <text:p/>
          </table:table-cell>
          <table:table-cell table:style-name="ce30" table:number-matrix-columns-spanned="1" table:number-matrix-rows-spanned="1" table:formula="of:=IFERROR(INDEX([Weapons.$D$2:.$G$500]; SMALL(IF(([.H$3]=[Weapons.$D$2:.$D$500]); ROW([Weapons.$D$2:.$D$500])-MIN(ROW([Weapons.$D$2:.$D$500]))+1;&quot;&quot;);ROWS([.$A$1:.$A17]));2);&quot;&quot;)">
            <text:p/>
          </table:table-cell>
          <table:table-cell table:style-name="ce10" table:number-matrix-columns-spanned="1" table:number-matrix-rows-spanned="1" table:formula="of:=IFERROR(INDEX([Weapons.$D$2:.$G$500]; SMALL(IF(([.I$3]=[Weapons.$D$2:.$D$500]); ROW([Weapons.$D$2:.$D$500])-MIN(ROW([Weapons.$D$2:.$D$500]))+1;&quot;&quot;);ROWS([.$A$1:.$A17]));2);&quot;&quot;)">
            <text:p/>
          </table:table-cell>
          <table:table-cell table:style-name="ce24" table:number-matrix-columns-spanned="1" table:number-matrix-rows-spanned="1" table:formula="of:=IFERROR(INDEX([Weapons.$D$2:.$G$500]; SMALL(IF(([.J$3]=[Weapons.$D$2:.$D$500]); ROW([Weapons.$D$2:.$D$500])-MIN(ROW([Weapons.$D$2:.$D$500]))+1;&quot;&quot;);ROWS([.$A$1:.$A17]));2);&quot;&quot;)">
            <text:p/>
          </table:table-cell>
          <table:table-cell table:style-name="ce30" table:number-matrix-columns-spanned="1" table:number-matrix-rows-spanned="1" table:formula="of:=IFERROR(INDEX([Weapons.$D$2:.$G$500]; SMALL(IF(([.K$3]=[Weapons.$D$2:.$D$500]); ROW([Weapons.$D$2:.$D$500])-MIN(ROW([Weapons.$D$2:.$D$500]))+1;&quot;&quot;);ROWS([.$A$1:.$A17]));2);&quot;&quot;)">
            <text:p/>
          </table:table-cell>
          <table:table-cell table:style-name="ce30" table:number-matrix-columns-spanned="1" table:number-matrix-rows-spanned="1" table:formula="of:=IFERROR(INDEX([Weapons.$D$2:.$G$500]; SMALL(IF(([.L$3]=[Weapons.$D$2:.$D$500]); ROW([Weapons.$D$2:.$D$500])-MIN(ROW([Weapons.$D$2:.$D$500]))+1;&quot;&quot;);ROWS([.$A$1:.$A17]));2);&quot;&quot;)">
            <text:p/>
          </table:table-cell>
          <table:table-cell table:style-name="ce30" table:number-matrix-columns-spanned="1" table:number-matrix-rows-spanned="1" table:formula="of:=IFERROR(INDEX([Weapons.$D$2:.$G$500]; SMALL(IF(([.M$3]=[Weapons.$D$2:.$D$500]); ROW([Weapons.$D$2:.$D$500])-MIN(ROW([Weapons.$D$2:.$D$500]))+1;&quot;&quot;);ROWS([.$A$1:.$A17]));2);&quot;&quot;)">
            <text:p/>
          </table:table-cell>
          <table:table-cell table:style-name="ce30" table:number-matrix-columns-spanned="1" table:number-matrix-rows-spanned="1" table:formula="of:=IFERROR(INDEX([Weapons.$D$2:.$G$500]; SMALL(IF(([.N$3]=[Weapons.$D$2:.$D$500]); ROW([Weapons.$D$2:.$D$500])-MIN(ROW([Weapons.$D$2:.$D$500]))+1;&quot;&quot;);ROWS([.$A$1:.$A17]));2);&quot;&quot;)">
            <text:p/>
          </table:table-cell>
          <table:table-cell table:style-name="ce10" table:number-matrix-columns-spanned="1" table:number-matrix-rows-spanned="1" table:formula="of:=IFERROR(INDEX([Weapons.$D$2:.$G$500]; SMALL(IF(([.O$3]=[Weapons.$D$2:.$D$500]); ROW([Weapons.$D$2:.$D$500])-MIN(ROW([Weapons.$D$2:.$D$500]))+1;&quot;&quot;);ROWS([.$A$1:.$A17]));2);&quot;&quot;)">
            <text:p/>
          </table:table-cell>
          <table:table-cell table:style-name="ce40" table:number-matrix-columns-spanned="1" table:number-matrix-rows-spanned="1" table:formula="of:=IFERROR(INDEX([Weapons.$D$2:.$G$500]; SMALL(IF(([.P$3]=[Weapons.$D$2:.$D$500]); ROW([Weapons.$D$2:.$D$500])-MIN(ROW([Weapons.$D$2:.$D$500]))+1;&quot;&quot;);ROWS([.$A$1:.$A17]));2);&quot;&quot;)">
            <text:p/>
          </table:table-cell>
          <table:table-cell table:number-columns-repeated="1008"/>
        </table:table-row>
        <table:table-row table:style-name="ro1">
          <table:table-cell table:style-name="ce24" table:number-matrix-columns-spanned="1" table:number-matrix-rows-spanned="1" table:formula="of:=IFERROR(INDEX([Weapons.$D$2:.$G$500]; SMALL(IF(([.A$3]=[Weapons.$D$2:.$D$500]); ROW([Weapons.$D$2:.$D$500])-MIN(ROW([Weapons.$D$2:.$D$500]))+1;&quot;&quot;);ROWS([.$A$1:.$A18]));2);&quot;&quot;)">
            <text:p/>
          </table:table-cell>
          <table:table-cell table:style-name="ce30" table:number-matrix-columns-spanned="1" table:number-matrix-rows-spanned="1" table:formula="of:=IFERROR(INDEX([Weapons.$D$2:.$G$500]; SMALL(IF(([.B$3]=[Weapons.$D$2:.$D$500]); ROW([Weapons.$D$2:.$D$500])-MIN(ROW([Weapons.$D$2:.$D$500]))+1;&quot;&quot;);ROWS([.$A$1:.$A18]));2);&quot;&quot;)" office:value-type="string" office:string-value="KOPIS" calcext:value-type="string">
            <text:p>KOPIS</text:p>
          </table:table-cell>
          <table:table-cell table:style-name="ce30" table:number-matrix-columns-spanned="1" table:number-matrix-rows-spanned="1" table:formula="of:=IFERROR(INDEX([Weapons.$D$2:.$G$500]; SMALL(IF(([.C$3]=[Weapons.$D$2:.$D$500]); ROW([Weapons.$D$2:.$D$500])-MIN(ROW([Weapons.$D$2:.$D$500]))+1;&quot;&quot;);ROWS([.$A$1:.$A18]));2);&quot;&quot;)">
            <text:p/>
          </table:table-cell>
          <table:table-cell table:style-name="ce30" table:number-matrix-columns-spanned="1" table:number-matrix-rows-spanned="1" table:formula="of:=IFERROR(INDEX([Weapons.$D$2:.$G$500]; SMALL(IF(([.D$3]=[Weapons.$D$2:.$D$500]); ROW([Weapons.$D$2:.$D$500])-MIN(ROW([Weapons.$D$2:.$D$500]))+1;&quot;&quot;);ROWS([.$A$1:.$A18]));2);&quot;&quot;)">
            <text:p/>
          </table:table-cell>
          <table:table-cell table:style-name="ce30" table:number-matrix-columns-spanned="1" table:number-matrix-rows-spanned="1" table:formula="of:=IFERROR(INDEX([Weapons.$D$2:.$G$500]; SMALL(IF(([.E$3]=[Weapons.$D$2:.$D$500]); ROW([Weapons.$D$2:.$D$500])-MIN(ROW([Weapons.$D$2:.$D$500]))+1;&quot;&quot;);ROWS([.$A$1:.$A18]));2);&quot;&quot;)">
            <text:p/>
          </table:table-cell>
          <table:table-cell table:style-name="ce30" table:number-matrix-columns-spanned="1" table:number-matrix-rows-spanned="1" table:formula="of:=IFERROR(INDEX([Weapons.$D$2:.$G$500]; SMALL(IF(([.F$3]=[Weapons.$D$2:.$D$500]); ROW([Weapons.$D$2:.$D$500])-MIN(ROW([Weapons.$D$2:.$D$500]))+1;&quot;&quot;);ROWS([.$A$1:.$A18]));2);&quot;&quot;)">
            <text:p/>
          </table:table-cell>
          <table:table-cell table:style-name="ce30" table:number-matrix-columns-spanned="1" table:number-matrix-rows-spanned="1" table:formula="of:=IFERROR(INDEX([Weapons.$D$2:.$G$500]; SMALL(IF(([.G$3]=[Weapons.$D$2:.$D$500]); ROW([Weapons.$D$2:.$D$500])-MIN(ROW([Weapons.$D$2:.$D$500]))+1;&quot;&quot;);ROWS([.$A$1:.$A18]));2);&quot;&quot;)">
            <text:p/>
          </table:table-cell>
          <table:table-cell table:style-name="ce30" table:number-matrix-columns-spanned="1" table:number-matrix-rows-spanned="1" table:formula="of:=IFERROR(INDEX([Weapons.$D$2:.$G$500]; SMALL(IF(([.H$3]=[Weapons.$D$2:.$D$500]); ROW([Weapons.$D$2:.$D$500])-MIN(ROW([Weapons.$D$2:.$D$500]))+1;&quot;&quot;);ROWS([.$A$1:.$A18]));2);&quot;&quot;)">
            <text:p/>
          </table:table-cell>
          <table:table-cell table:style-name="ce10" table:number-matrix-columns-spanned="1" table:number-matrix-rows-spanned="1" table:formula="of:=IFERROR(INDEX([Weapons.$D$2:.$G$500]; SMALL(IF(([.I$3]=[Weapons.$D$2:.$D$500]); ROW([Weapons.$D$2:.$D$500])-MIN(ROW([Weapons.$D$2:.$D$500]))+1;&quot;&quot;);ROWS([.$A$1:.$A18]));2);&quot;&quot;)">
            <text:p/>
          </table:table-cell>
          <table:table-cell table:style-name="ce24" table:number-matrix-columns-spanned="1" table:number-matrix-rows-spanned="1" table:formula="of:=IFERROR(INDEX([Weapons.$D$2:.$G$500]; SMALL(IF(([.J$3]=[Weapons.$D$2:.$D$500]); ROW([Weapons.$D$2:.$D$500])-MIN(ROW([Weapons.$D$2:.$D$500]))+1;&quot;&quot;);ROWS([.$A$1:.$A18]));2);&quot;&quot;)">
            <text:p/>
          </table:table-cell>
          <table:table-cell table:style-name="ce30" table:number-matrix-columns-spanned="1" table:number-matrix-rows-spanned="1" table:formula="of:=IFERROR(INDEX([Weapons.$D$2:.$G$500]; SMALL(IF(([.K$3]=[Weapons.$D$2:.$D$500]); ROW([Weapons.$D$2:.$D$500])-MIN(ROW([Weapons.$D$2:.$D$500]))+1;&quot;&quot;);ROWS([.$A$1:.$A18]));2);&quot;&quot;)">
            <text:p/>
          </table:table-cell>
          <table:table-cell table:style-name="ce30" table:number-matrix-columns-spanned="1" table:number-matrix-rows-spanned="1" table:formula="of:=IFERROR(INDEX([Weapons.$D$2:.$G$500]; SMALL(IF(([.L$3]=[Weapons.$D$2:.$D$500]); ROW([Weapons.$D$2:.$D$500])-MIN(ROW([Weapons.$D$2:.$D$500]))+1;&quot;&quot;);ROWS([.$A$1:.$A18]));2);&quot;&quot;)">
            <text:p/>
          </table:table-cell>
          <table:table-cell table:style-name="ce30" table:number-matrix-columns-spanned="1" table:number-matrix-rows-spanned="1" table:formula="of:=IFERROR(INDEX([Weapons.$D$2:.$G$500]; SMALL(IF(([.M$3]=[Weapons.$D$2:.$D$500]); ROW([Weapons.$D$2:.$D$500])-MIN(ROW([Weapons.$D$2:.$D$500]))+1;&quot;&quot;);ROWS([.$A$1:.$A18]));2);&quot;&quot;)">
            <text:p/>
          </table:table-cell>
          <table:table-cell table:style-name="ce30" table:number-matrix-columns-spanned="1" table:number-matrix-rows-spanned="1" table:formula="of:=IFERROR(INDEX([Weapons.$D$2:.$G$500]; SMALL(IF(([.N$3]=[Weapons.$D$2:.$D$500]); ROW([Weapons.$D$2:.$D$500])-MIN(ROW([Weapons.$D$2:.$D$500]))+1;&quot;&quot;);ROWS([.$A$1:.$A18]));2);&quot;&quot;)">
            <text:p/>
          </table:table-cell>
          <table:table-cell table:style-name="ce10" table:number-matrix-columns-spanned="1" table:number-matrix-rows-spanned="1" table:formula="of:=IFERROR(INDEX([Weapons.$D$2:.$G$500]; SMALL(IF(([.O$3]=[Weapons.$D$2:.$D$500]); ROW([Weapons.$D$2:.$D$500])-MIN(ROW([Weapons.$D$2:.$D$500]))+1;&quot;&quot;);ROWS([.$A$1:.$A18]));2);&quot;&quot;)">
            <text:p/>
          </table:table-cell>
          <table:table-cell table:style-name="ce40" table:number-matrix-columns-spanned="1" table:number-matrix-rows-spanned="1" table:formula="of:=IFERROR(INDEX([Weapons.$D$2:.$G$500]; SMALL(IF(([.P$3]=[Weapons.$D$2:.$D$500]); ROW([Weapons.$D$2:.$D$500])-MIN(ROW([Weapons.$D$2:.$D$500]))+1;&quot;&quot;);ROWS([.$A$1:.$A18]));2);&quot;&quot;)">
            <text:p/>
          </table:table-cell>
          <table:table-cell table:number-columns-repeated="1008"/>
        </table:table-row>
        <table:table-row table:style-name="ro1">
          <table:table-cell table:style-name="ce24" table:number-matrix-columns-spanned="1" table:number-matrix-rows-spanned="1" table:formula="of:=IFERROR(INDEX([Weapons.$D$2:.$G$500]; SMALL(IF(([.A$3]=[Weapons.$D$2:.$D$500]); ROW([Weapons.$D$2:.$D$500])-MIN(ROW([Weapons.$D$2:.$D$500]))+1;&quot;&quot;);ROWS([.$A$1:.$A19]));2);&quot;&quot;)">
            <text:p/>
          </table:table-cell>
          <table:table-cell table:style-name="ce30" table:number-matrix-columns-spanned="1" table:number-matrix-rows-spanned="1" table:formula="of:=IFERROR(INDEX([Weapons.$D$2:.$G$500]; SMALL(IF(([.B$3]=[Weapons.$D$2:.$D$500]); ROW([Weapons.$D$2:.$D$500])-MIN(ROW([Weapons.$D$2:.$D$500]))+1;&quot;&quot;);ROWS([.$A$1:.$A19]));2);&quot;&quot;)" office:value-type="string" office:string-value="FALCATA" calcext:value-type="string">
            <text:p>FALCATA</text:p>
          </table:table-cell>
          <table:table-cell table:style-name="ce30" table:number-matrix-columns-spanned="1" table:number-matrix-rows-spanned="1" table:formula="of:=IFERROR(INDEX([Weapons.$D$2:.$G$500]; SMALL(IF(([.C$3]=[Weapons.$D$2:.$D$500]); ROW([Weapons.$D$2:.$D$500])-MIN(ROW([Weapons.$D$2:.$D$500]))+1;&quot;&quot;);ROWS([.$A$1:.$A19]));2);&quot;&quot;)">
            <text:p/>
          </table:table-cell>
          <table:table-cell table:style-name="ce30" table:number-matrix-columns-spanned="1" table:number-matrix-rows-spanned="1" table:formula="of:=IFERROR(INDEX([Weapons.$D$2:.$G$500]; SMALL(IF(([.D$3]=[Weapons.$D$2:.$D$500]); ROW([Weapons.$D$2:.$D$500])-MIN(ROW([Weapons.$D$2:.$D$500]))+1;&quot;&quot;);ROWS([.$A$1:.$A19]));2);&quot;&quot;)">
            <text:p/>
          </table:table-cell>
          <table:table-cell table:style-name="ce30" table:number-matrix-columns-spanned="1" table:number-matrix-rows-spanned="1" table:formula="of:=IFERROR(INDEX([Weapons.$D$2:.$G$500]; SMALL(IF(([.E$3]=[Weapons.$D$2:.$D$500]); ROW([Weapons.$D$2:.$D$500])-MIN(ROW([Weapons.$D$2:.$D$500]))+1;&quot;&quot;);ROWS([.$A$1:.$A19]));2);&quot;&quot;)">
            <text:p/>
          </table:table-cell>
          <table:table-cell table:style-name="ce30" table:number-matrix-columns-spanned="1" table:number-matrix-rows-spanned="1" table:formula="of:=IFERROR(INDEX([Weapons.$D$2:.$G$500]; SMALL(IF(([.F$3]=[Weapons.$D$2:.$D$500]); ROW([Weapons.$D$2:.$D$500])-MIN(ROW([Weapons.$D$2:.$D$500]))+1;&quot;&quot;);ROWS([.$A$1:.$A19]));2);&quot;&quot;)">
            <text:p/>
          </table:table-cell>
          <table:table-cell table:style-name="ce30" table:number-matrix-columns-spanned="1" table:number-matrix-rows-spanned="1" table:formula="of:=IFERROR(INDEX([Weapons.$D$2:.$G$500]; SMALL(IF(([.G$3]=[Weapons.$D$2:.$D$500]); ROW([Weapons.$D$2:.$D$500])-MIN(ROW([Weapons.$D$2:.$D$500]))+1;&quot;&quot;);ROWS([.$A$1:.$A19]));2);&quot;&quot;)">
            <text:p/>
          </table:table-cell>
          <table:table-cell table:style-name="ce30" table:number-matrix-columns-spanned="1" table:number-matrix-rows-spanned="1" table:formula="of:=IFERROR(INDEX([Weapons.$D$2:.$G$500]; SMALL(IF(([.H$3]=[Weapons.$D$2:.$D$500]); ROW([Weapons.$D$2:.$D$500])-MIN(ROW([Weapons.$D$2:.$D$500]))+1;&quot;&quot;);ROWS([.$A$1:.$A19]));2);&quot;&quot;)">
            <text:p/>
          </table:table-cell>
          <table:table-cell table:style-name="ce10" table:number-matrix-columns-spanned="1" table:number-matrix-rows-spanned="1" table:formula="of:=IFERROR(INDEX([Weapons.$D$2:.$G$500]; SMALL(IF(([.I$3]=[Weapons.$D$2:.$D$500]); ROW([Weapons.$D$2:.$D$500])-MIN(ROW([Weapons.$D$2:.$D$500]))+1;&quot;&quot;);ROWS([.$A$1:.$A19]));2);&quot;&quot;)">
            <text:p/>
          </table:table-cell>
          <table:table-cell table:style-name="ce24" table:number-matrix-columns-spanned="1" table:number-matrix-rows-spanned="1" table:formula="of:=IFERROR(INDEX([Weapons.$D$2:.$G$500]; SMALL(IF(([.J$3]=[Weapons.$D$2:.$D$500]); ROW([Weapons.$D$2:.$D$500])-MIN(ROW([Weapons.$D$2:.$D$500]))+1;&quot;&quot;);ROWS([.$A$1:.$A19]));2);&quot;&quot;)">
            <text:p/>
          </table:table-cell>
          <table:table-cell table:style-name="ce30" table:number-matrix-columns-spanned="1" table:number-matrix-rows-spanned="1" table:formula="of:=IFERROR(INDEX([Weapons.$D$2:.$G$500]; SMALL(IF(([.K$3]=[Weapons.$D$2:.$D$500]); ROW([Weapons.$D$2:.$D$500])-MIN(ROW([Weapons.$D$2:.$D$500]))+1;&quot;&quot;);ROWS([.$A$1:.$A19]));2);&quot;&quot;)">
            <text:p/>
          </table:table-cell>
          <table:table-cell table:style-name="ce30" table:number-matrix-columns-spanned="1" table:number-matrix-rows-spanned="1" table:formula="of:=IFERROR(INDEX([Weapons.$D$2:.$G$500]; SMALL(IF(([.L$3]=[Weapons.$D$2:.$D$500]); ROW([Weapons.$D$2:.$D$500])-MIN(ROW([Weapons.$D$2:.$D$500]))+1;&quot;&quot;);ROWS([.$A$1:.$A19]));2);&quot;&quot;)">
            <text:p/>
          </table:table-cell>
          <table:table-cell table:style-name="ce30" table:number-matrix-columns-spanned="1" table:number-matrix-rows-spanned="1" table:formula="of:=IFERROR(INDEX([Weapons.$D$2:.$G$500]; SMALL(IF(([.M$3]=[Weapons.$D$2:.$D$500]); ROW([Weapons.$D$2:.$D$500])-MIN(ROW([Weapons.$D$2:.$D$500]))+1;&quot;&quot;);ROWS([.$A$1:.$A19]));2);&quot;&quot;)">
            <text:p/>
          </table:table-cell>
          <table:table-cell table:style-name="ce30" table:number-matrix-columns-spanned="1" table:number-matrix-rows-spanned="1" table:formula="of:=IFERROR(INDEX([Weapons.$D$2:.$G$500]; SMALL(IF(([.N$3]=[Weapons.$D$2:.$D$500]); ROW([Weapons.$D$2:.$D$500])-MIN(ROW([Weapons.$D$2:.$D$500]))+1;&quot;&quot;);ROWS([.$A$1:.$A19]));2);&quot;&quot;)">
            <text:p/>
          </table:table-cell>
          <table:table-cell table:style-name="ce10" table:number-matrix-columns-spanned="1" table:number-matrix-rows-spanned="1" table:formula="of:=IFERROR(INDEX([Weapons.$D$2:.$G$500]; SMALL(IF(([.O$3]=[Weapons.$D$2:.$D$500]); ROW([Weapons.$D$2:.$D$500])-MIN(ROW([Weapons.$D$2:.$D$500]))+1;&quot;&quot;);ROWS([.$A$1:.$A19]));2);&quot;&quot;)">
            <text:p/>
          </table:table-cell>
          <table:table-cell table:style-name="ce40" table:number-matrix-columns-spanned="1" table:number-matrix-rows-spanned="1" table:formula="of:=IFERROR(INDEX([Weapons.$D$2:.$G$500]; SMALL(IF(([.P$3]=[Weapons.$D$2:.$D$500]); ROW([Weapons.$D$2:.$D$500])-MIN(ROW([Weapons.$D$2:.$D$500]))+1;&quot;&quot;);ROWS([.$A$1:.$A19]));2);&quot;&quot;)">
            <text:p/>
          </table:table-cell>
          <table:table-cell table:number-columns-repeated="1008"/>
        </table:table-row>
        <table:table-row table:style-name="ro1">
          <table:table-cell table:style-name="ce24" table:number-matrix-columns-spanned="1" table:number-matrix-rows-spanned="1" table:formula="of:=IFERROR(INDEX([Weapons.$D$2:.$G$500]; SMALL(IF(([.A$3]=[Weapons.$D$2:.$D$500]); ROW([Weapons.$D$2:.$D$500])-MIN(ROW([Weapons.$D$2:.$D$500]))+1;&quot;&quot;);ROWS([.$A$1:.$A20]));2);&quot;&quot;)">
            <text:p/>
          </table:table-cell>
          <table:table-cell table:style-name="ce30" table:number-matrix-columns-spanned="1" table:number-matrix-rows-spanned="1" table:formula="of:=IFERROR(INDEX([Weapons.$D$2:.$G$500]; SMALL(IF(([.B$3]=[Weapons.$D$2:.$D$500]); ROW([Weapons.$D$2:.$D$500])-MIN(ROW([Weapons.$D$2:.$D$500]))+1;&quot;&quot;);ROWS([.$A$1:.$A20]));2);&quot;&quot;)">
            <text:p/>
          </table:table-cell>
          <table:table-cell table:style-name="ce30" table:number-matrix-columns-spanned="1" table:number-matrix-rows-spanned="1" table:formula="of:=IFERROR(INDEX([Weapons.$D$2:.$G$500]; SMALL(IF(([.C$3]=[Weapons.$D$2:.$D$500]); ROW([Weapons.$D$2:.$D$500])-MIN(ROW([Weapons.$D$2:.$D$500]))+1;&quot;&quot;);ROWS([.$A$1:.$A20]));2);&quot;&quot;)">
            <text:p/>
          </table:table-cell>
          <table:table-cell table:style-name="ce30" table:number-matrix-columns-spanned="1" table:number-matrix-rows-spanned="1" table:formula="of:=IFERROR(INDEX([Weapons.$D$2:.$G$500]; SMALL(IF(([.D$3]=[Weapons.$D$2:.$D$500]); ROW([Weapons.$D$2:.$D$500])-MIN(ROW([Weapons.$D$2:.$D$500]))+1;&quot;&quot;);ROWS([.$A$1:.$A20]));2);&quot;&quot;)">
            <text:p/>
          </table:table-cell>
          <table:table-cell table:style-name="ce30" table:number-matrix-columns-spanned="1" table:number-matrix-rows-spanned="1" table:formula="of:=IFERROR(INDEX([Weapons.$D$2:.$G$500]; SMALL(IF(([.E$3]=[Weapons.$D$2:.$D$500]); ROW([Weapons.$D$2:.$D$500])-MIN(ROW([Weapons.$D$2:.$D$500]))+1;&quot;&quot;);ROWS([.$A$1:.$A20]));2);&quot;&quot;)">
            <text:p/>
          </table:table-cell>
          <table:table-cell table:style-name="ce30" table:number-matrix-columns-spanned="1" table:number-matrix-rows-spanned="1" table:formula="of:=IFERROR(INDEX([Weapons.$D$2:.$G$500]; SMALL(IF(([.F$3]=[Weapons.$D$2:.$D$500]); ROW([Weapons.$D$2:.$D$500])-MIN(ROW([Weapons.$D$2:.$D$500]))+1;&quot;&quot;);ROWS([.$A$1:.$A20]));2);&quot;&quot;)">
            <text:p/>
          </table:table-cell>
          <table:table-cell table:style-name="ce30" table:number-matrix-columns-spanned="1" table:number-matrix-rows-spanned="1" table:formula="of:=IFERROR(INDEX([Weapons.$D$2:.$G$500]; SMALL(IF(([.G$3]=[Weapons.$D$2:.$D$500]); ROW([Weapons.$D$2:.$D$500])-MIN(ROW([Weapons.$D$2:.$D$500]))+1;&quot;&quot;);ROWS([.$A$1:.$A20]));2);&quot;&quot;)">
            <text:p/>
          </table:table-cell>
          <table:table-cell table:style-name="ce30" table:number-matrix-columns-spanned="1" table:number-matrix-rows-spanned="1" table:formula="of:=IFERROR(INDEX([Weapons.$D$2:.$G$500]; SMALL(IF(([.H$3]=[Weapons.$D$2:.$D$500]); ROW([Weapons.$D$2:.$D$500])-MIN(ROW([Weapons.$D$2:.$D$500]))+1;&quot;&quot;);ROWS([.$A$1:.$A20]));2);&quot;&quot;)">
            <text:p/>
          </table:table-cell>
          <table:table-cell table:style-name="ce10" table:number-matrix-columns-spanned="1" table:number-matrix-rows-spanned="1" table:formula="of:=IFERROR(INDEX([Weapons.$D$2:.$G$500]; SMALL(IF(([.I$3]=[Weapons.$D$2:.$D$500]); ROW([Weapons.$D$2:.$D$500])-MIN(ROW([Weapons.$D$2:.$D$500]))+1;&quot;&quot;);ROWS([.$A$1:.$A20]));2);&quot;&quot;)">
            <text:p/>
          </table:table-cell>
          <table:table-cell table:style-name="ce24" table:number-matrix-columns-spanned="1" table:number-matrix-rows-spanned="1" table:formula="of:=IFERROR(INDEX([Weapons.$D$2:.$G$500]; SMALL(IF(([.J$3]=[Weapons.$D$2:.$D$500]); ROW([Weapons.$D$2:.$D$500])-MIN(ROW([Weapons.$D$2:.$D$500]))+1;&quot;&quot;);ROWS([.$A$1:.$A20]));2);&quot;&quot;)">
            <text:p/>
          </table:table-cell>
          <table:table-cell table:style-name="ce30" table:number-matrix-columns-spanned="1" table:number-matrix-rows-spanned="1" table:formula="of:=IFERROR(INDEX([Weapons.$D$2:.$G$500]; SMALL(IF(([.K$3]=[Weapons.$D$2:.$D$500]); ROW([Weapons.$D$2:.$D$500])-MIN(ROW([Weapons.$D$2:.$D$500]))+1;&quot;&quot;);ROWS([.$A$1:.$A20]));2);&quot;&quot;)">
            <text:p/>
          </table:table-cell>
          <table:table-cell table:style-name="ce30" table:number-matrix-columns-spanned="1" table:number-matrix-rows-spanned="1" table:formula="of:=IFERROR(INDEX([Weapons.$D$2:.$G$500]; SMALL(IF(([.L$3]=[Weapons.$D$2:.$D$500]); ROW([Weapons.$D$2:.$D$500])-MIN(ROW([Weapons.$D$2:.$D$500]))+1;&quot;&quot;);ROWS([.$A$1:.$A20]));2);&quot;&quot;)">
            <text:p/>
          </table:table-cell>
          <table:table-cell table:style-name="ce30" table:number-matrix-columns-spanned="1" table:number-matrix-rows-spanned="1" table:formula="of:=IFERROR(INDEX([Weapons.$D$2:.$G$500]; SMALL(IF(([.M$3]=[Weapons.$D$2:.$D$500]); ROW([Weapons.$D$2:.$D$500])-MIN(ROW([Weapons.$D$2:.$D$500]))+1;&quot;&quot;);ROWS([.$A$1:.$A20]));2);&quot;&quot;)">
            <text:p/>
          </table:table-cell>
          <table:table-cell table:style-name="ce30" table:number-matrix-columns-spanned="1" table:number-matrix-rows-spanned="1" table:formula="of:=IFERROR(INDEX([Weapons.$D$2:.$G$500]; SMALL(IF(([.N$3]=[Weapons.$D$2:.$D$500]); ROW([Weapons.$D$2:.$D$500])-MIN(ROW([Weapons.$D$2:.$D$500]))+1;&quot;&quot;);ROWS([.$A$1:.$A20]));2);&quot;&quot;)">
            <text:p/>
          </table:table-cell>
          <table:table-cell table:style-name="ce10" table:number-matrix-columns-spanned="1" table:number-matrix-rows-spanned="1" table:formula="of:=IFERROR(INDEX([Weapons.$D$2:.$G$500]; SMALL(IF(([.O$3]=[Weapons.$D$2:.$D$500]); ROW([Weapons.$D$2:.$D$500])-MIN(ROW([Weapons.$D$2:.$D$500]))+1;&quot;&quot;);ROWS([.$A$1:.$A20]));2);&quot;&quot;)">
            <text:p/>
          </table:table-cell>
          <table:table-cell table:style-name="ce40" table:number-matrix-columns-spanned="1" table:number-matrix-rows-spanned="1" table:formula="of:=IFERROR(INDEX([Weapons.$D$2:.$G$500]; SMALL(IF(([.P$3]=[Weapons.$D$2:.$D$500]); ROW([Weapons.$D$2:.$D$500])-MIN(ROW([Weapons.$D$2:.$D$500]))+1;&quot;&quot;);ROWS([.$A$1:.$A20]));2);&quot;&quot;)">
            <text:p/>
          </table:table-cell>
          <table:table-cell table:number-columns-repeated="1008"/>
        </table:table-row>
        <table:table-row table:style-name="ro1">
          <table:table-cell table:style-name="ce24" table:number-matrix-columns-spanned="1" table:number-matrix-rows-spanned="1" table:formula="of:=IFERROR(INDEX([Weapons.$D$2:.$G$500]; SMALL(IF(([.A$3]=[Weapons.$D$2:.$D$500]); ROW([Weapons.$D$2:.$D$500])-MIN(ROW([Weapons.$D$2:.$D$500]))+1;&quot;&quot;);ROWS([.$A$1:.$A21]));2);&quot;&quot;)">
            <text:p/>
          </table:table-cell>
          <table:table-cell table:style-name="ce30" table:number-matrix-columns-spanned="1" table:number-matrix-rows-spanned="1" table:formula="of:=IFERROR(INDEX([Weapons.$D$2:.$G$500]; SMALL(IF(([.B$3]=[Weapons.$D$2:.$D$500]); ROW([Weapons.$D$2:.$D$500])-MIN(ROW([Weapons.$D$2:.$D$500]))+1;&quot;&quot;);ROWS([.$A$1:.$A21]));2);&quot;&quot;)">
            <text:p/>
          </table:table-cell>
          <table:table-cell table:style-name="ce30" table:number-matrix-columns-spanned="1" table:number-matrix-rows-spanned="1" table:formula="of:=IFERROR(INDEX([Weapons.$D$2:.$G$500]; SMALL(IF(([.C$3]=[Weapons.$D$2:.$D$500]); ROW([Weapons.$D$2:.$D$500])-MIN(ROW([Weapons.$D$2:.$D$500]))+1;&quot;&quot;);ROWS([.$A$1:.$A21]));2);&quot;&quot;)">
            <text:p/>
          </table:table-cell>
          <table:table-cell table:style-name="ce30" table:number-matrix-columns-spanned="1" table:number-matrix-rows-spanned="1" table:formula="of:=IFERROR(INDEX([Weapons.$D$2:.$G$500]; SMALL(IF(([.D$3]=[Weapons.$D$2:.$D$500]); ROW([Weapons.$D$2:.$D$500])-MIN(ROW([Weapons.$D$2:.$D$500]))+1;&quot;&quot;);ROWS([.$A$1:.$A21]));2);&quot;&quot;)">
            <text:p/>
          </table:table-cell>
          <table:table-cell table:style-name="ce30" table:number-matrix-columns-spanned="1" table:number-matrix-rows-spanned="1" table:formula="of:=IFERROR(INDEX([Weapons.$D$2:.$G$500]; SMALL(IF(([.E$3]=[Weapons.$D$2:.$D$500]); ROW([Weapons.$D$2:.$D$500])-MIN(ROW([Weapons.$D$2:.$D$500]))+1;&quot;&quot;);ROWS([.$A$1:.$A21]));2);&quot;&quot;)">
            <text:p/>
          </table:table-cell>
          <table:table-cell table:style-name="ce30" table:number-matrix-columns-spanned="1" table:number-matrix-rows-spanned="1" table:formula="of:=IFERROR(INDEX([Weapons.$D$2:.$G$500]; SMALL(IF(([.F$3]=[Weapons.$D$2:.$D$500]); ROW([Weapons.$D$2:.$D$500])-MIN(ROW([Weapons.$D$2:.$D$500]))+1;&quot;&quot;);ROWS([.$A$1:.$A21]));2);&quot;&quot;)">
            <text:p/>
          </table:table-cell>
          <table:table-cell table:style-name="ce30" table:number-matrix-columns-spanned="1" table:number-matrix-rows-spanned="1" table:formula="of:=IFERROR(INDEX([Weapons.$D$2:.$G$500]; SMALL(IF(([.G$3]=[Weapons.$D$2:.$D$500]); ROW([Weapons.$D$2:.$D$500])-MIN(ROW([Weapons.$D$2:.$D$500]))+1;&quot;&quot;);ROWS([.$A$1:.$A21]));2);&quot;&quot;)">
            <text:p/>
          </table:table-cell>
          <table:table-cell table:style-name="ce30" table:number-matrix-columns-spanned="1" table:number-matrix-rows-spanned="1" table:formula="of:=IFERROR(INDEX([Weapons.$D$2:.$G$500]; SMALL(IF(([.H$3]=[Weapons.$D$2:.$D$500]); ROW([Weapons.$D$2:.$D$500])-MIN(ROW([Weapons.$D$2:.$D$500]))+1;&quot;&quot;);ROWS([.$A$1:.$A21]));2);&quot;&quot;)">
            <text:p/>
          </table:table-cell>
          <table:table-cell table:style-name="ce10" table:number-matrix-columns-spanned="1" table:number-matrix-rows-spanned="1" table:formula="of:=IFERROR(INDEX([Weapons.$D$2:.$G$500]; SMALL(IF(([.I$3]=[Weapons.$D$2:.$D$500]); ROW([Weapons.$D$2:.$D$500])-MIN(ROW([Weapons.$D$2:.$D$500]))+1;&quot;&quot;);ROWS([.$A$1:.$A21]));2);&quot;&quot;)">
            <text:p/>
          </table:table-cell>
          <table:table-cell table:style-name="ce24" table:number-matrix-columns-spanned="1" table:number-matrix-rows-spanned="1" table:formula="of:=IFERROR(INDEX([Weapons.$D$2:.$G$500]; SMALL(IF(([.J$3]=[Weapons.$D$2:.$D$500]); ROW([Weapons.$D$2:.$D$500])-MIN(ROW([Weapons.$D$2:.$D$500]))+1;&quot;&quot;);ROWS([.$A$1:.$A21]));2);&quot;&quot;)">
            <text:p/>
          </table:table-cell>
          <table:table-cell table:style-name="ce30" table:number-matrix-columns-spanned="1" table:number-matrix-rows-spanned="1" table:formula="of:=IFERROR(INDEX([Weapons.$D$2:.$G$500]; SMALL(IF(([.K$3]=[Weapons.$D$2:.$D$500]); ROW([Weapons.$D$2:.$D$500])-MIN(ROW([Weapons.$D$2:.$D$500]))+1;&quot;&quot;);ROWS([.$A$1:.$A21]));2);&quot;&quot;)">
            <text:p/>
          </table:table-cell>
          <table:table-cell table:style-name="ce30" table:number-matrix-columns-spanned="1" table:number-matrix-rows-spanned="1" table:formula="of:=IFERROR(INDEX([Weapons.$D$2:.$G$500]; SMALL(IF(([.L$3]=[Weapons.$D$2:.$D$500]); ROW([Weapons.$D$2:.$D$500])-MIN(ROW([Weapons.$D$2:.$D$500]))+1;&quot;&quot;);ROWS([.$A$1:.$A21]));2);&quot;&quot;)">
            <text:p/>
          </table:table-cell>
          <table:table-cell table:style-name="ce30" table:number-matrix-columns-spanned="1" table:number-matrix-rows-spanned="1" table:formula="of:=IFERROR(INDEX([Weapons.$D$2:.$G$500]; SMALL(IF(([.M$3]=[Weapons.$D$2:.$D$500]); ROW([Weapons.$D$2:.$D$500])-MIN(ROW([Weapons.$D$2:.$D$500]))+1;&quot;&quot;);ROWS([.$A$1:.$A21]));2);&quot;&quot;)">
            <text:p/>
          </table:table-cell>
          <table:table-cell table:style-name="ce30" table:number-matrix-columns-spanned="1" table:number-matrix-rows-spanned="1" table:formula="of:=IFERROR(INDEX([Weapons.$D$2:.$G$500]; SMALL(IF(([.N$3]=[Weapons.$D$2:.$D$500]); ROW([Weapons.$D$2:.$D$500])-MIN(ROW([Weapons.$D$2:.$D$500]))+1;&quot;&quot;);ROWS([.$A$1:.$A21]));2);&quot;&quot;)">
            <text:p/>
          </table:table-cell>
          <table:table-cell table:style-name="ce10" table:number-matrix-columns-spanned="1" table:number-matrix-rows-spanned="1" table:formula="of:=IFERROR(INDEX([Weapons.$D$2:.$G$500]; SMALL(IF(([.O$3]=[Weapons.$D$2:.$D$500]); ROW([Weapons.$D$2:.$D$500])-MIN(ROW([Weapons.$D$2:.$D$500]))+1;&quot;&quot;);ROWS([.$A$1:.$A21]));2);&quot;&quot;)">
            <text:p/>
          </table:table-cell>
          <table:table-cell table:style-name="ce40" table:number-matrix-columns-spanned="1" table:number-matrix-rows-spanned="1" table:formula="of:=IFERROR(INDEX([Weapons.$D$2:.$G$500]; SMALL(IF(([.P$3]=[Weapons.$D$2:.$D$500]); ROW([Weapons.$D$2:.$D$500])-MIN(ROW([Weapons.$D$2:.$D$500]))+1;&quot;&quot;);ROWS([.$A$1:.$A21]));2);&quot;&quot;)">
            <text:p/>
          </table:table-cell>
          <table:table-cell table:number-columns-repeated="1008"/>
        </table:table-row>
        <table:table-row table:style-name="ro1">
          <table:table-cell table:style-name="ce25" table:number-matrix-columns-spanned="1" table:number-matrix-rows-spanned="1" table:formula="of:=IFERROR(INDEX([Weapons.$D$2:.$G$500]; SMALL(IF(([.A$3]=[Weapons.$D$2:.$D$500]); ROW([Weapons.$D$2:.$D$500])-MIN(ROW([Weapons.$D$2:.$D$500]))+1;&quot;&quot;);ROWS([.$A$1:.$A22]));2);&quot;&quot;)">
            <text:p/>
          </table:table-cell>
          <table:table-cell table:style-name="ce31" table:number-matrix-columns-spanned="1" table:number-matrix-rows-spanned="1" table:formula="of:=IFERROR(INDEX([Weapons.$D$2:.$G$500]; SMALL(IF(([.B$3]=[Weapons.$D$2:.$D$500]); ROW([Weapons.$D$2:.$D$500])-MIN(ROW([Weapons.$D$2:.$D$500]))+1;&quot;&quot;);ROWS([.$A$1:.$A22]));2);&quot;&quot;)">
            <text:p/>
          </table:table-cell>
          <table:table-cell table:style-name="ce31" table:number-matrix-columns-spanned="1" table:number-matrix-rows-spanned="1" table:formula="of:=IFERROR(INDEX([Weapons.$D$2:.$G$500]; SMALL(IF(([.C$3]=[Weapons.$D$2:.$D$500]); ROW([Weapons.$D$2:.$D$500])-MIN(ROW([Weapons.$D$2:.$D$500]))+1;&quot;&quot;);ROWS([.$A$1:.$A22]));2);&quot;&quot;)">
            <text:p/>
          </table:table-cell>
          <table:table-cell table:style-name="ce31" table:number-matrix-columns-spanned="1" table:number-matrix-rows-spanned="1" table:formula="of:=IFERROR(INDEX([Weapons.$D$2:.$G$500]; SMALL(IF(([.D$3]=[Weapons.$D$2:.$D$500]); ROW([Weapons.$D$2:.$D$500])-MIN(ROW([Weapons.$D$2:.$D$500]))+1;&quot;&quot;);ROWS([.$A$1:.$A22]));2);&quot;&quot;)">
            <text:p/>
          </table:table-cell>
          <table:table-cell table:style-name="ce31" table:number-matrix-columns-spanned="1" table:number-matrix-rows-spanned="1" table:formula="of:=IFERROR(INDEX([Weapons.$D$2:.$G$500]; SMALL(IF(([.E$3]=[Weapons.$D$2:.$D$500]); ROW([Weapons.$D$2:.$D$500])-MIN(ROW([Weapons.$D$2:.$D$500]))+1;&quot;&quot;);ROWS([.$A$1:.$A22]));2);&quot;&quot;)">
            <text:p/>
          </table:table-cell>
          <table:table-cell table:style-name="ce31" table:number-matrix-columns-spanned="1" table:number-matrix-rows-spanned="1" table:formula="of:=IFERROR(INDEX([Weapons.$D$2:.$G$500]; SMALL(IF(([.F$3]=[Weapons.$D$2:.$D$500]); ROW([Weapons.$D$2:.$D$500])-MIN(ROW([Weapons.$D$2:.$D$500]))+1;&quot;&quot;);ROWS([.$A$1:.$A22]));2);&quot;&quot;)">
            <text:p/>
          </table:table-cell>
          <table:table-cell table:style-name="ce31" table:number-matrix-columns-spanned="1" table:number-matrix-rows-spanned="1" table:formula="of:=IFERROR(INDEX([Weapons.$D$2:.$G$500]; SMALL(IF(([.G$3]=[Weapons.$D$2:.$D$500]); ROW([Weapons.$D$2:.$D$500])-MIN(ROW([Weapons.$D$2:.$D$500]))+1;&quot;&quot;);ROWS([.$A$1:.$A22]));2);&quot;&quot;)">
            <text:p/>
          </table:table-cell>
          <table:table-cell table:style-name="ce31" table:number-matrix-columns-spanned="1" table:number-matrix-rows-spanned="1" table:formula="of:=IFERROR(INDEX([Weapons.$D$2:.$G$500]; SMALL(IF(([.H$3]=[Weapons.$D$2:.$D$500]); ROW([Weapons.$D$2:.$D$500])-MIN(ROW([Weapons.$D$2:.$D$500]))+1;&quot;&quot;);ROWS([.$A$1:.$A22]));2);&quot;&quot;)">
            <text:p/>
          </table:table-cell>
          <table:table-cell table:style-name="ce36" table:number-matrix-columns-spanned="1" table:number-matrix-rows-spanned="1" table:formula="of:=IFERROR(INDEX([Weapons.$D$2:.$G$500]; SMALL(IF(([.I$3]=[Weapons.$D$2:.$D$500]); ROW([Weapons.$D$2:.$D$500])-MIN(ROW([Weapons.$D$2:.$D$500]))+1;&quot;&quot;);ROWS([.$A$1:.$A22]));2);&quot;&quot;)">
            <text:p/>
          </table:table-cell>
          <table:table-cell table:style-name="ce25" table:number-matrix-columns-spanned="1" table:number-matrix-rows-spanned="1" table:formula="of:=IFERROR(INDEX([Weapons.$D$2:.$G$500]; SMALL(IF(([.J$3]=[Weapons.$D$2:.$D$500]); ROW([Weapons.$D$2:.$D$500])-MIN(ROW([Weapons.$D$2:.$D$500]))+1;&quot;&quot;);ROWS([.$A$1:.$A22]));2);&quot;&quot;)">
            <text:p/>
          </table:table-cell>
          <table:table-cell table:style-name="ce31" table:number-matrix-columns-spanned="1" table:number-matrix-rows-spanned="1" table:formula="of:=IFERROR(INDEX([Weapons.$D$2:.$G$500]; SMALL(IF(([.K$3]=[Weapons.$D$2:.$D$500]); ROW([Weapons.$D$2:.$D$500])-MIN(ROW([Weapons.$D$2:.$D$500]))+1;&quot;&quot;);ROWS([.$A$1:.$A22]));2);&quot;&quot;)">
            <text:p/>
          </table:table-cell>
          <table:table-cell table:style-name="ce31" table:number-matrix-columns-spanned="1" table:number-matrix-rows-spanned="1" table:formula="of:=IFERROR(INDEX([Weapons.$D$2:.$G$500]; SMALL(IF(([.L$3]=[Weapons.$D$2:.$D$500]); ROW([Weapons.$D$2:.$D$500])-MIN(ROW([Weapons.$D$2:.$D$500]))+1;&quot;&quot;);ROWS([.$A$1:.$A22]));2);&quot;&quot;)">
            <text:p/>
          </table:table-cell>
          <table:table-cell table:style-name="ce31" table:number-matrix-columns-spanned="1" table:number-matrix-rows-spanned="1" table:formula="of:=IFERROR(INDEX([Weapons.$D$2:.$G$500]; SMALL(IF(([.M$3]=[Weapons.$D$2:.$D$500]); ROW([Weapons.$D$2:.$D$500])-MIN(ROW([Weapons.$D$2:.$D$500]))+1;&quot;&quot;);ROWS([.$A$1:.$A22]));2);&quot;&quot;)">
            <text:p/>
          </table:table-cell>
          <table:table-cell table:style-name="ce31" table:number-matrix-columns-spanned="1" table:number-matrix-rows-spanned="1" table:formula="of:=IFERROR(INDEX([Weapons.$D$2:.$G$500]; SMALL(IF(([.N$3]=[Weapons.$D$2:.$D$500]); ROW([Weapons.$D$2:.$D$500])-MIN(ROW([Weapons.$D$2:.$D$500]))+1;&quot;&quot;);ROWS([.$A$1:.$A22]));2);&quot;&quot;)">
            <text:p/>
          </table:table-cell>
          <table:table-cell table:style-name="ce36" table:number-matrix-columns-spanned="1" table:number-matrix-rows-spanned="1" table:formula="of:=IFERROR(INDEX([Weapons.$D$2:.$G$500]; SMALL(IF(([.O$3]=[Weapons.$D$2:.$D$500]); ROW([Weapons.$D$2:.$D$500])-MIN(ROW([Weapons.$D$2:.$D$500]))+1;&quot;&quot;);ROWS([.$A$1:.$A22]));2);&quot;&quot;)">
            <text:p/>
          </table:table-cell>
          <table:table-cell table:style-name="ce41" table:number-matrix-columns-spanned="1" table:number-matrix-rows-spanned="1" table:formula="of:=IFERROR(INDEX([Weapons.$D$2:.$G$500]; SMALL(IF(([.P$3]=[Weapons.$D$2:.$D$500]); ROW([Weapons.$D$2:.$D$500])-MIN(ROW([Weapons.$D$2:.$D$500]))+1;&quot;&quot;);ROWS([.$A$1:.$A22]));2);&quot;&quot;)">
            <text:p/>
          </table:table-cell>
          <table:table-cell table:number-columns-repeated="1008"/>
        </table:table-row>
        <table:table-row table:style-name="ro1">
          <table:table-cell table:style-name="ce22" office:value-type="string" calcext:value-type="string" table:number-columns-spanned="7" table:number-rows-spanned="1">
            <text:p>Armor</text:p>
          </table:table-cell>
          <table:covered-table-cell table:number-columns-repeated="5" table:style-name="ce32"/>
          <table:covered-table-cell table:style-name="ce33"/>
          <table:table-cell table:style-name="ce22" office:value-type="string" calcext:value-type="string" table:number-columns-spanned="7" table:number-rows-spanned="1">
            <text:p>Clothing</text:p>
          </table:table-cell>
          <table:covered-table-cell table:style-name="ce33"/>
          <table:covered-table-cell table:style-name="ce37"/>
          <table:covered-table-cell table:number-columns-repeated="3" table:style-name="ce32"/>
          <table:covered-table-cell table:style-name="ce33"/>
          <table:table-cell table:style-name="ce21" office:value-type="string" calcext:value-type="string" table:number-columns-spanned="2" table:number-rows-spanned="1">
            <text:p>Tools</text:p>
          </table:table-cell>
          <table:covered-table-cell table:style-name="ce42"/>
          <table:table-cell table:number-columns-repeated="1008"/>
        </table:table-row>
        <table:table-row table:style-name="ro1">
          <table:table-cell table:style-name="ce23" office:value-type="string" calcext:value-type="string">
            <text:p>HEAD</text:p>
          </table:table-cell>
          <table:table-cell table:style-name="ce29" office:value-type="string" calcext:value-type="string">
            <text:p>TORSO</text:p>
          </table:table-cell>
          <table:table-cell table:style-name="ce29" office:value-type="string" calcext:value-type="string">
            <text:p>ARMS</text:p>
          </table:table-cell>
          <table:table-cell table:style-name="ce29" office:value-type="string" calcext:value-type="string">
            <text:p>LEGS</text:p>
          </table:table-cell>
          <table:table-cell table:style-name="ce29" office:value-type="string" calcext:value-type="string">
            <text:p>HANDS</text:p>
          </table:table-cell>
          <table:table-cell table:style-name="ce29" office:value-type="string" calcext:value-type="string">
            <text:p>FEET</text:p>
          </table:table-cell>
          <table:table-cell table:style-name="ce34" office:value-type="string" calcext:value-type="string">
            <text:p>BACK</text:p>
          </table:table-cell>
          <table:table-cell table:style-name="ce23" office:value-type="string" calcext:value-type="string">
            <text:p>HEAD</text:p>
          </table:table-cell>
          <table:table-cell table:style-name="ce29" office:value-type="string" calcext:value-type="string">
            <text:p>TORSO</text:p>
          </table:table-cell>
          <table:table-cell table:style-name="ce29" office:value-type="string" calcext:value-type="string">
            <text:p>ARMS</text:p>
          </table:table-cell>
          <table:table-cell table:style-name="ce29" office:value-type="string" calcext:value-type="string">
            <text:p>LEGS</text:p>
          </table:table-cell>
          <table:table-cell table:style-name="ce29" office:value-type="string" calcext:value-type="string">
            <text:p>HANDS</text:p>
          </table:table-cell>
          <table:table-cell table:style-name="ce29" office:value-type="string" calcext:value-type="string">
            <text:p>FEET</text:p>
          </table:table-cell>
          <table:table-cell table:style-name="ce34" office:value-type="string" calcext:value-type="string">
            <text:p>BACK</text:p>
          </table:table-cell>
          <table:table-cell table:style-name="ce29" office:value-type="string" calcext:value-type="string">
            <text:p>USEFUL</text:p>
          </table:table-cell>
          <table:table-cell table:style-name="ce34" office:value-type="string" calcext:value-type="string">
            <text:p>IMPROVE</text:p>
          </table:table-cell>
          <table:table-cell table:number-columns-repeated="1008"/>
        </table:table-row>
        <table:table-row table:style-name="ro1">
          <table:table-cell table:style-name="ce26" table:number-matrix-columns-spanned="1" table:number-matrix-rows-spanned="1" table:formula="of:=IFERROR(INDEX([Armor.$D$2:.$G$500]; SMALL(IF(([.A$27]=[Armor.$D$2:.$D$500]); ROW([Armor.$D$2:.$D$500])-MIN(ROW([Armor.$D$2:.$D$500]))+1;&quot;&quot;);ROWS([.$A$25:.$A25]));2);&quot;&quot;)" office:value-type="string" office:string-value="TEST_HELM" calcext:value-type="string">
            <text:p>TEST_HELM</text:p>
          </table:table-cell>
          <table:table-cell table:style-name="ce28" table:number-matrix-columns-spanned="1" table:number-matrix-rows-spanned="1" table:formula="of:=IFERROR(INDEX([Armor.$D$2:.$G$500]; SMALL(IF(([.B$27]=[Armor.$D$2:.$D$500]); ROW([Armor.$D$2:.$D$500])-MIN(ROW([Armor.$D$2:.$D$500]))+1;&quot;&quot;);ROWS([.$A$25:.$A25]));2);&quot;&quot;)" office:value-type="string" office:string-value="TEST_TORSO" calcext:value-type="string">
            <text:p>TEST_TORSO</text:p>
          </table:table-cell>
          <table:table-cell table:style-name="ce28" table:number-matrix-columns-spanned="1" table:number-matrix-rows-spanned="1" table:formula="of:=IFERROR(INDEX([Armor.$D$2:.$G$500]; SMALL(IF(([.C$27]=[Armor.$D$2:.$D$500]); ROW([Armor.$D$2:.$D$500])-MIN(ROW([Armor.$D$2:.$D$500]))+1;&quot;&quot;);ROWS([.$A$25:.$A25]));2);&quot;&quot;)" office:value-type="string" office:string-value="TEST_ARMS" calcext:value-type="string">
            <text:p>TEST_ARMS</text:p>
          </table:table-cell>
          <table:table-cell table:style-name="ce28" table:number-matrix-columns-spanned="1" table:number-matrix-rows-spanned="1" table:formula="of:=IFERROR(INDEX([Armor.$D$2:.$G$500]; SMALL(IF(([.D$27]=[Armor.$D$2:.$D$500]); ROW([Armor.$D$2:.$D$500])-MIN(ROW([Armor.$D$2:.$D$500]))+1;&quot;&quot;);ROWS([.$A$25:.$A25]));2);&quot;&quot;)" office:value-type="string" office:string-value="TEST_LEGS" calcext:value-type="string">
            <text:p>TEST_LEGS</text:p>
          </table:table-cell>
          <table:table-cell table:style-name="ce28" table:number-matrix-columns-spanned="1" table:number-matrix-rows-spanned="1" table:formula="of:=IFERROR(INDEX([Armor.$D$2:.$G$500]; SMALL(IF(([.E$27]=[Armor.$D$2:.$D$500]); ROW([Armor.$D$2:.$D$500])-MIN(ROW([Armor.$D$2:.$D$500]))+1;&quot;&quot;);ROWS([.$A$25:.$A25]));2);&quot;&quot;)" office:value-type="string" office:string-value="TEST_HANDS" calcext:value-type="string">
            <text:p>TEST_HANDS</text:p>
          </table:table-cell>
          <table:table-cell table:style-name="ce28" table:number-matrix-columns-spanned="1" table:number-matrix-rows-spanned="1" table:formula="of:=IFERROR(INDEX([Armor.$D$2:.$G$500]; SMALL(IF(([.F$27]=[Armor.$D$2:.$D$500]); ROW([Armor.$D$2:.$D$500])-MIN(ROW([Armor.$D$2:.$D$500]))+1;&quot;&quot;);ROWS([.$A$25:.$A25]));2);&quot;&quot;)" office:value-type="string" office:string-value="TEST_FEET" calcext:value-type="string">
            <text:p>TEST_FEET</text:p>
          </table:table-cell>
          <table:table-cell table:style-name="ce35" table:number-matrix-columns-spanned="1" table:number-matrix-rows-spanned="1" table:formula="of:=IFERROR(INDEX([Armor.$D$2:.$G$500]; SMALL(IF(([.G$27]=[Armor.$D$2:.$D$500]); ROW([Armor.$D$2:.$D$500])-MIN(ROW([Armor.$D$2:.$D$500]))+1;&quot;&quot;);ROWS([.$A$25:.$A25]));2);&quot;&quot;)" office:value-type="string" office:string-value="TEST_BACK" calcext:value-type="string">
            <text:p>TEST_BACK</text:p>
          </table:table-cell>
          <table:table-cell table:style-name="ce26" table:number-matrix-columns-spanned="1" table:number-matrix-rows-spanned="1" table:formula="of:=IFERROR(INDEX([Clothes.$D$2:.$G$500]; SMALL(IF(([.H$27]=[Clothes.$D$2:.$D$500]); ROW([Clothes.$D$2:.$D$500])-MIN(ROW([Clothes.$D$2:.$D$500]))+1;&quot;&quot;);ROWS([.$A$25:.$A25]));2);&quot;&quot;)" office:value-type="string" office:string-value="TEST_HELM" calcext:value-type="string">
            <text:p>TEST_HELM</text:p>
          </table:table-cell>
          <table:table-cell table:style-name="ce28" table:number-matrix-columns-spanned="1" table:number-matrix-rows-spanned="1" table:formula="of:=IFERROR(INDEX([Clothes.$D$2:.$G$500]; SMALL(IF(([.I$27]=[Clothes.$D$2:.$D$500]); ROW([Clothes.$D$2:.$D$500])-MIN(ROW([Clothes.$D$2:.$D$500]))+1;&quot;&quot;);ROWS([.$A$25:.$A25]));2);&quot;&quot;)" office:value-type="string" office:string-value="TEST_TORSO" calcext:value-type="string">
            <text:p>TEST_TORSO</text:p>
          </table:table-cell>
          <table:table-cell table:style-name="ce28" table:number-matrix-columns-spanned="1" table:number-matrix-rows-spanned="1" table:formula="of:=IFERROR(INDEX([Clothes.$D$2:.$G$500]; SMALL(IF(([.J$27]=[Clothes.$D$2:.$D$500]); ROW([Clothes.$D$2:.$D$500])-MIN(ROW([Clothes.$D$2:.$D$500]))+1;&quot;&quot;);ROWS([.$A$25:.$A25]));2);&quot;&quot;)" office:value-type="string" office:string-value="TEST_ARMS" calcext:value-type="string">
            <text:p>TEST_ARMS</text:p>
          </table:table-cell>
          <table:table-cell table:style-name="ce28" table:number-matrix-columns-spanned="1" table:number-matrix-rows-spanned="1" table:formula="of:=IFERROR(INDEX([Clothes.$D$2:.$G$500]; SMALL(IF(([.K$27]=[Clothes.$D$2:.$D$500]); ROW([Clothes.$D$2:.$D$500])-MIN(ROW([Clothes.$D$2:.$D$500]))+1;&quot;&quot;);ROWS([.$A$25:.$A25]));2);&quot;&quot;)" office:value-type="string" office:string-value="TEST_LEGS" calcext:value-type="string">
            <text:p>TEST_LEGS</text:p>
          </table:table-cell>
          <table:table-cell table:style-name="ce28" table:number-matrix-columns-spanned="1" table:number-matrix-rows-spanned="1" table:formula="of:=IFERROR(INDEX([Clothes.$D$2:.$G$500]; SMALL(IF(([.L$27]=[Clothes.$D$2:.$D$500]); ROW([Clothes.$D$2:.$D$500])-MIN(ROW([Clothes.$D$2:.$D$500]))+1;&quot;&quot;);ROWS([.$A$25:.$A25]));2);&quot;&quot;)" office:value-type="string" office:string-value="TEST_HANDS" calcext:value-type="string">
            <text:p>TEST_HANDS</text:p>
          </table:table-cell>
          <table:table-cell table:style-name="ce28" table:number-matrix-columns-spanned="1" table:number-matrix-rows-spanned="1" table:formula="of:=IFERROR(INDEX([Clothes.$D$2:.$G$500]; SMALL(IF(([.M$27]=[Clothes.$D$2:.$D$500]); ROW([Clothes.$D$2:.$D$500])-MIN(ROW([Clothes.$D$2:.$D$500]))+1;&quot;&quot;);ROWS([.$A$25:.$A25]));2);&quot;&quot;)" office:value-type="string" office:string-value="TEST_FEET" calcext:value-type="string">
            <text:p>TEST_FEET</text:p>
          </table:table-cell>
          <table:table-cell table:style-name="ce35" table:number-matrix-columns-spanned="1" table:number-matrix-rows-spanned="1" table:formula="of:=IFERROR(INDEX([Clothes.$D$2:.$G$500]; SMALL(IF(([.N$27]=[Clothes.$D$2:.$D$500]); ROW([Clothes.$D$2:.$D$500])-MIN(ROW([Clothes.$D$2:.$D$500]))+1;&quot;&quot;);ROWS([.$A$25:.$A25]));2);&quot;&quot;)" office:value-type="string" office:string-value="TEST_BACK" calcext:value-type="string">
            <text:p>TEST_BACK</text:p>
          </table:table-cell>
          <table:table-cell table:style-name="ce26" table:number-matrix-columns-spanned="1" table:number-matrix-rows-spanned="1" table:formula="of:=IFERROR(INDEX([Tools.$D$2:.$G$500]; SMALL(IF(([.O$27]=[Tools.$D$2:.$D$500]); ROW([Tools.$D$2:.$D$500])-MIN(ROW([Tools.$D$2:.$D$500]))+1;&quot;&quot;);ROWS([.$A$25:.$A25]));2);&quot;&quot;)" office:value-type="string" office:string-value="TEST_TOOL" calcext:value-type="string">
            <text:p>TEST_TOOL</text:p>
          </table:table-cell>
          <table:table-cell table:style-name="ce35" table:number-matrix-columns-spanned="1" table:number-matrix-rows-spanned="1" table:formula="of:=IFERROR(INDEX([Tools.$D$2:.$G$500]; SMALL(IF(([.P$27]=[Tools.$D$2:.$D$500]); ROW([Tools.$D$2:.$D$500])-MIN(ROW([Tools.$D$2:.$D$500]))+1;&quot;&quot;);ROWS([.$A$25:.$A25]));2);&quot;&quot;)" office:value-type="string" office:string-value="TEST_IMPROVEMENT" calcext:value-type="string">
            <text:p>TEST_IMPROVEMENT</text:p>
          </table:table-cell>
          <table:table-cell table:number-columns-repeated="1008"/>
        </table:table-row>
        <table:table-row table:style-name="ro1">
          <table:table-cell table:style-name="ce24" table:number-matrix-columns-spanned="1" table:number-matrix-rows-spanned="1" table:formula="of:=IFERROR(INDEX([Armor.$D$2:.$G$500]; SMALL(IF(([.A$27]=[Armor.$D$2:.$D$500]); ROW([Armor.$D$2:.$D$500])-MIN(ROW([Armor.$D$2:.$D$500]))+1;&quot;&quot;);ROWS([.$A$25:.$A26]));2);&quot;&quot;)">
            <text:p/>
          </table:table-cell>
          <table:table-cell table:style-name="ce30" table:number-matrix-columns-spanned="1" table:number-matrix-rows-spanned="1" table:formula="of:=IFERROR(INDEX([Armor.$D$2:.$G$500]; SMALL(IF(([.B$27]=[Armor.$D$2:.$D$500]); ROW([Armor.$D$2:.$D$500])-MIN(ROW([Armor.$D$2:.$D$500]))+1;&quot;&quot;);ROWS([.$A$25:.$A26]));2);&quot;&quot;)">
            <text:p/>
          </table:table-cell>
          <table:table-cell table:style-name="ce30" table:number-matrix-columns-spanned="1" table:number-matrix-rows-spanned="1" table:formula="of:=IFERROR(INDEX([Armor.$D$2:.$G$500]; SMALL(IF(([.C$27]=[Armor.$D$2:.$D$500]); ROW([Armor.$D$2:.$D$500])-MIN(ROW([Armor.$D$2:.$D$500]))+1;&quot;&quot;);ROWS([.$A$25:.$A26]));2);&quot;&quot;)">
            <text:p/>
          </table:table-cell>
          <table:table-cell table:style-name="ce30" table:number-matrix-columns-spanned="1" table:number-matrix-rows-spanned="1" table:formula="of:=IFERROR(INDEX([Armor.$D$2:.$G$500]; SMALL(IF(([.D$27]=[Armor.$D$2:.$D$500]); ROW([Armor.$D$2:.$D$500])-MIN(ROW([Armor.$D$2:.$D$500]))+1;&quot;&quot;);ROWS([.$A$25:.$A26]));2);&quot;&quot;)">
            <text:p/>
          </table:table-cell>
          <table:table-cell table:style-name="ce30" table:number-matrix-columns-spanned="1" table:number-matrix-rows-spanned="1" table:formula="of:=IFERROR(INDEX([Armor.$D$2:.$G$500]; SMALL(IF(([.E$27]=[Armor.$D$2:.$D$500]); ROW([Armor.$D$2:.$D$500])-MIN(ROW([Armor.$D$2:.$D$500]))+1;&quot;&quot;);ROWS([.$A$25:.$A26]));2);&quot;&quot;)">
            <text:p/>
          </table:table-cell>
          <table:table-cell table:style-name="ce30" table:number-matrix-columns-spanned="1" table:number-matrix-rows-spanned="1" table:formula="of:=IFERROR(INDEX([Armor.$D$2:.$G$500]; SMALL(IF(([.F$27]=[Armor.$D$2:.$D$500]); ROW([Armor.$D$2:.$D$500])-MIN(ROW([Armor.$D$2:.$D$500]))+1;&quot;&quot;);ROWS([.$A$25:.$A26]));2);&quot;&quot;)">
            <text:p/>
          </table:table-cell>
          <table:table-cell table:style-name="ce10" table:number-matrix-columns-spanned="1" table:number-matrix-rows-spanned="1" table:formula="of:=IFERROR(INDEX([Armor.$D$2:.$G$500]; SMALL(IF(([.G$27]=[Armor.$D$2:.$D$500]); ROW([Armor.$D$2:.$D$500])-MIN(ROW([Armor.$D$2:.$D$500]))+1;&quot;&quot;);ROWS([.$A$25:.$A26]));2);&quot;&quot;)">
            <text:p/>
          </table:table-cell>
          <table:table-cell table:style-name="ce24" table:number-matrix-columns-spanned="1" table:number-matrix-rows-spanned="1" table:formula="of:=IFERROR(INDEX([Clothes.$D$2:.$G$500]; SMALL(IF(([.H$27]=[Clothes.$D$2:.$D$500]); ROW([Clothes.$D$2:.$D$500])-MIN(ROW([Clothes.$D$2:.$D$500]))+1;&quot;&quot;);ROWS([.$A$25:.$A26]));2);&quot;&quot;)">
            <text:p/>
          </table:table-cell>
          <table:table-cell table:style-name="ce30" table:number-matrix-columns-spanned="1" table:number-matrix-rows-spanned="1" table:formula="of:=IFERROR(INDEX([Clothes.$D$2:.$G$500]; SMALL(IF(([.I$27]=[Clothes.$D$2:.$D$500]); ROW([Clothes.$D$2:.$D$500])-MIN(ROW([Clothes.$D$2:.$D$500]))+1;&quot;&quot;);ROWS([.$A$25:.$A26]));2);&quot;&quot;)">
            <text:p/>
          </table:table-cell>
          <table:table-cell table:style-name="ce30" table:number-matrix-columns-spanned="1" table:number-matrix-rows-spanned="1" table:formula="of:=IFERROR(INDEX([Clothes.$D$2:.$G$500]; SMALL(IF(([.J$27]=[Clothes.$D$2:.$D$500]); ROW([Clothes.$D$2:.$D$500])-MIN(ROW([Clothes.$D$2:.$D$500]))+1;&quot;&quot;);ROWS([.$A$25:.$A26]));2);&quot;&quot;)">
            <text:p/>
          </table:table-cell>
          <table:table-cell table:style-name="ce30" table:number-matrix-columns-spanned="1" table:number-matrix-rows-spanned="1" table:formula="of:=IFERROR(INDEX([Clothes.$D$2:.$G$500]; SMALL(IF(([.K$27]=[Clothes.$D$2:.$D$500]); ROW([Clothes.$D$2:.$D$500])-MIN(ROW([Clothes.$D$2:.$D$500]))+1;&quot;&quot;);ROWS([.$A$25:.$A26]));2);&quot;&quot;)">
            <text:p/>
          </table:table-cell>
          <table:table-cell table:style-name="ce30" table:number-matrix-columns-spanned="1" table:number-matrix-rows-spanned="1" table:formula="of:=IFERROR(INDEX([Clothes.$D$2:.$G$500]; SMALL(IF(([.L$27]=[Clothes.$D$2:.$D$500]); ROW([Clothes.$D$2:.$D$500])-MIN(ROW([Clothes.$D$2:.$D$500]))+1;&quot;&quot;);ROWS([.$A$25:.$A26]));2);&quot;&quot;)">
            <text:p/>
          </table:table-cell>
          <table:table-cell table:style-name="ce30" table:number-matrix-columns-spanned="1" table:number-matrix-rows-spanned="1" table:formula="of:=IFERROR(INDEX([Clothes.$D$2:.$G$500]; SMALL(IF(([.M$27]=[Clothes.$D$2:.$D$500]); ROW([Clothes.$D$2:.$D$500])-MIN(ROW([Clothes.$D$2:.$D$500]))+1;&quot;&quot;);ROWS([.$A$25:.$A26]));2);&quot;&quot;)">
            <text:p/>
          </table:table-cell>
          <table:table-cell table:style-name="ce10" table:number-matrix-columns-spanned="1" table:number-matrix-rows-spanned="1" table:formula="of:=IFERROR(INDEX([Clothes.$D$2:.$G$500]; SMALL(IF(([.N$27]=[Clothes.$D$2:.$D$500]); ROW([Clothes.$D$2:.$D$500])-MIN(ROW([Clothes.$D$2:.$D$500]))+1;&quot;&quot;);ROWS([.$A$25:.$A26]));2);&quot;&quot;)">
            <text:p/>
          </table:table-cell>
          <table:table-cell table:style-name="ce24" table:number-matrix-columns-spanned="1" table:number-matrix-rows-spanned="1" table:formula="of:=IFERROR(INDEX([Tools.$D$2:.$G$500]; SMALL(IF(([.O$27]=[Tools.$D$2:.$D$500]); ROW([Tools.$D$2:.$D$500])-MIN(ROW([Tools.$D$2:.$D$500]))+1;&quot;&quot;);ROWS([.$A$25:.$A26]));2);&quot;&quot;)">
            <text:p/>
          </table:table-cell>
          <table:table-cell table:style-name="ce10" table:number-matrix-columns-spanned="1" table:number-matrix-rows-spanned="1" table:formula="of:=IFERROR(INDEX([Tools.$D$2:.$G$500]; SMALL(IF(([.P$27]=[Tools.$D$2:.$D$500]); ROW([Tools.$D$2:.$D$500])-MIN(ROW([Tools.$D$2:.$D$500]))+1;&quot;&quot;);ROWS([.$A$25:.$A26]));2);&quot;&quot;)">
            <text:p/>
          </table:table-cell>
          <table:table-cell table:number-columns-repeated="1008"/>
        </table:table-row>
        <table:table-row table:style-name="ro1">
          <table:table-cell table:style-name="ce24" table:number-matrix-columns-spanned="1" table:number-matrix-rows-spanned="1" table:formula="of:=IFERROR(INDEX([Armor.$D$2:.$G$500]; SMALL(IF(([.A$27]=[Armor.$D$2:.$D$500]); ROW([Armor.$D$2:.$D$500])-MIN(ROW([Armor.$D$2:.$D$500]))+1;&quot;&quot;);ROWS([.$A$25:.$A27]));2);&quot;&quot;)">
            <text:p/>
          </table:table-cell>
          <table:table-cell table:style-name="ce30" table:number-matrix-columns-spanned="1" table:number-matrix-rows-spanned="1" table:formula="of:=IFERROR(INDEX([Armor.$D$2:.$G$500]; SMALL(IF(([.B$27]=[Armor.$D$2:.$D$500]); ROW([Armor.$D$2:.$D$500])-MIN(ROW([Armor.$D$2:.$D$500]))+1;&quot;&quot;);ROWS([.$A$25:.$A27]));2);&quot;&quot;)">
            <text:p/>
          </table:table-cell>
          <table:table-cell table:style-name="ce30" table:number-matrix-columns-spanned="1" table:number-matrix-rows-spanned="1" table:formula="of:=IFERROR(INDEX([Armor.$D$2:.$G$500]; SMALL(IF(([.C$27]=[Armor.$D$2:.$D$500]); ROW([Armor.$D$2:.$D$500])-MIN(ROW([Armor.$D$2:.$D$500]))+1;&quot;&quot;);ROWS([.$A$25:.$A27]));2);&quot;&quot;)">
            <text:p/>
          </table:table-cell>
          <table:table-cell table:style-name="ce30" table:number-matrix-columns-spanned="1" table:number-matrix-rows-spanned="1" table:formula="of:=IFERROR(INDEX([Armor.$D$2:.$G$500]; SMALL(IF(([.D$27]=[Armor.$D$2:.$D$500]); ROW([Armor.$D$2:.$D$500])-MIN(ROW([Armor.$D$2:.$D$500]))+1;&quot;&quot;);ROWS([.$A$25:.$A27]));2);&quot;&quot;)">
            <text:p/>
          </table:table-cell>
          <table:table-cell table:style-name="ce30" table:number-matrix-columns-spanned="1" table:number-matrix-rows-spanned="1" table:formula="of:=IFERROR(INDEX([Armor.$D$2:.$G$500]; SMALL(IF(([.E$27]=[Armor.$D$2:.$D$500]); ROW([Armor.$D$2:.$D$500])-MIN(ROW([Armor.$D$2:.$D$500]))+1;&quot;&quot;);ROWS([.$A$25:.$A27]));2);&quot;&quot;)">
            <text:p/>
          </table:table-cell>
          <table:table-cell table:style-name="ce30" table:number-matrix-columns-spanned="1" table:number-matrix-rows-spanned="1" table:formula="of:=IFERROR(INDEX([Armor.$D$2:.$G$500]; SMALL(IF(([.F$27]=[Armor.$D$2:.$D$500]); ROW([Armor.$D$2:.$D$500])-MIN(ROW([Armor.$D$2:.$D$500]))+1;&quot;&quot;);ROWS([.$A$25:.$A27]));2);&quot;&quot;)">
            <text:p/>
          </table:table-cell>
          <table:table-cell table:style-name="ce10" table:number-matrix-columns-spanned="1" table:number-matrix-rows-spanned="1" table:formula="of:=IFERROR(INDEX([Armor.$D$2:.$G$500]; SMALL(IF(([.G$27]=[Armor.$D$2:.$D$500]); ROW([Armor.$D$2:.$D$500])-MIN(ROW([Armor.$D$2:.$D$500]))+1;&quot;&quot;);ROWS([.$A$25:.$A27]));2);&quot;&quot;)">
            <text:p/>
          </table:table-cell>
          <table:table-cell table:style-name="ce24" table:number-matrix-columns-spanned="1" table:number-matrix-rows-spanned="1" table:formula="of:=IFERROR(INDEX([Clothes.$D$2:.$G$500]; SMALL(IF(([.H$27]=[Clothes.$D$2:.$D$500]); ROW([Clothes.$D$2:.$D$500])-MIN(ROW([Clothes.$D$2:.$D$500]))+1;&quot;&quot;);ROWS([.$A$25:.$A27]));2);&quot;&quot;)">
            <text:p/>
          </table:table-cell>
          <table:table-cell table:style-name="ce30" table:number-matrix-columns-spanned="1" table:number-matrix-rows-spanned="1" table:formula="of:=IFERROR(INDEX([Clothes.$D$2:.$G$500]; SMALL(IF(([.I$27]=[Clothes.$D$2:.$D$500]); ROW([Clothes.$D$2:.$D$500])-MIN(ROW([Clothes.$D$2:.$D$500]))+1;&quot;&quot;);ROWS([.$A$25:.$A27]));2);&quot;&quot;)">
            <text:p/>
          </table:table-cell>
          <table:table-cell table:style-name="ce30" table:number-matrix-columns-spanned="1" table:number-matrix-rows-spanned="1" table:formula="of:=IFERROR(INDEX([Clothes.$D$2:.$G$500]; SMALL(IF(([.J$27]=[Clothes.$D$2:.$D$500]); ROW([Clothes.$D$2:.$D$500])-MIN(ROW([Clothes.$D$2:.$D$500]))+1;&quot;&quot;);ROWS([.$A$25:.$A27]));2);&quot;&quot;)">
            <text:p/>
          </table:table-cell>
          <table:table-cell table:style-name="ce30" table:number-matrix-columns-spanned="1" table:number-matrix-rows-spanned="1" table:formula="of:=IFERROR(INDEX([Clothes.$D$2:.$G$500]; SMALL(IF(([.K$27]=[Clothes.$D$2:.$D$500]); ROW([Clothes.$D$2:.$D$500])-MIN(ROW([Clothes.$D$2:.$D$500]))+1;&quot;&quot;);ROWS([.$A$25:.$A27]));2);&quot;&quot;)">
            <text:p/>
          </table:table-cell>
          <table:table-cell table:style-name="ce30" table:number-matrix-columns-spanned="1" table:number-matrix-rows-spanned="1" table:formula="of:=IFERROR(INDEX([Clothes.$D$2:.$G$500]; SMALL(IF(([.L$27]=[Clothes.$D$2:.$D$500]); ROW([Clothes.$D$2:.$D$500])-MIN(ROW([Clothes.$D$2:.$D$500]))+1;&quot;&quot;);ROWS([.$A$25:.$A27]));2);&quot;&quot;)">
            <text:p/>
          </table:table-cell>
          <table:table-cell table:style-name="ce30" table:number-matrix-columns-spanned="1" table:number-matrix-rows-spanned="1" table:formula="of:=IFERROR(INDEX([Clothes.$D$2:.$G$500]; SMALL(IF(([.M$27]=[Clothes.$D$2:.$D$500]); ROW([Clothes.$D$2:.$D$500])-MIN(ROW([Clothes.$D$2:.$D$500]))+1;&quot;&quot;);ROWS([.$A$25:.$A27]));2);&quot;&quot;)">
            <text:p/>
          </table:table-cell>
          <table:table-cell table:style-name="ce10" table:number-matrix-columns-spanned="1" table:number-matrix-rows-spanned="1" table:formula="of:=IFERROR(INDEX([Clothes.$D$2:.$G$500]; SMALL(IF(([.N$27]=[Clothes.$D$2:.$D$500]); ROW([Clothes.$D$2:.$D$500])-MIN(ROW([Clothes.$D$2:.$D$500]))+1;&quot;&quot;);ROWS([.$A$25:.$A27]));2);&quot;&quot;)">
            <text:p/>
          </table:table-cell>
          <table:table-cell table:style-name="ce24" table:number-matrix-columns-spanned="1" table:number-matrix-rows-spanned="1" table:formula="of:=IFERROR(INDEX([Tools.$D$2:.$G$500]; SMALL(IF(([.O$27]=[Tools.$D$2:.$D$500]); ROW([Tools.$D$2:.$D$500])-MIN(ROW([Tools.$D$2:.$D$500]))+1;&quot;&quot;);ROWS([.$A$25:.$A27]));2);&quot;&quot;)">
            <text:p/>
          </table:table-cell>
          <table:table-cell table:style-name="ce10" table:number-matrix-columns-spanned="1" table:number-matrix-rows-spanned="1" table:formula="of:=IFERROR(INDEX([Tools.$D$2:.$G$500]; SMALL(IF(([.P$27]=[Tools.$D$2:.$D$500]); ROW([Tools.$D$2:.$D$500])-MIN(ROW([Tools.$D$2:.$D$500]))+1;&quot;&quot;);ROWS([.$A$25:.$A27]));2);&quot;&quot;)">
            <text:p/>
          </table:table-cell>
          <table:table-cell table:number-columns-repeated="1008"/>
        </table:table-row>
        <table:table-row table:style-name="ro1">
          <table:table-cell table:style-name="ce24" table:number-matrix-columns-spanned="1" table:number-matrix-rows-spanned="1" table:formula="of:=IFERROR(INDEX([Armor.$D$2:.$G$500]; SMALL(IF(([.A$27]=[Armor.$D$2:.$D$500]); ROW([Armor.$D$2:.$D$500])-MIN(ROW([Armor.$D$2:.$D$500]))+1;&quot;&quot;);ROWS([.$A$25:.$A28]));2);&quot;&quot;)">
            <text:p/>
          </table:table-cell>
          <table:table-cell table:style-name="ce30" table:number-matrix-columns-spanned="1" table:number-matrix-rows-spanned="1" table:formula="of:=IFERROR(INDEX([Armor.$D$2:.$G$500]; SMALL(IF(([.B$27]=[Armor.$D$2:.$D$500]); ROW([Armor.$D$2:.$D$500])-MIN(ROW([Armor.$D$2:.$D$500]))+1;&quot;&quot;);ROWS([.$A$25:.$A28]));2);&quot;&quot;)">
            <text:p/>
          </table:table-cell>
          <table:table-cell table:style-name="ce30" table:number-matrix-columns-spanned="1" table:number-matrix-rows-spanned="1" table:formula="of:=IFERROR(INDEX([Armor.$D$2:.$G$500]; SMALL(IF(([.C$27]=[Armor.$D$2:.$D$500]); ROW([Armor.$D$2:.$D$500])-MIN(ROW([Armor.$D$2:.$D$500]))+1;&quot;&quot;);ROWS([.$A$25:.$A28]));2);&quot;&quot;)">
            <text:p/>
          </table:table-cell>
          <table:table-cell table:style-name="ce30" table:number-matrix-columns-spanned="1" table:number-matrix-rows-spanned="1" table:formula="of:=IFERROR(INDEX([Armor.$D$2:.$G$500]; SMALL(IF(([.D$27]=[Armor.$D$2:.$D$500]); ROW([Armor.$D$2:.$D$500])-MIN(ROW([Armor.$D$2:.$D$500]))+1;&quot;&quot;);ROWS([.$A$25:.$A28]));2);&quot;&quot;)">
            <text:p/>
          </table:table-cell>
          <table:table-cell table:style-name="ce30" table:number-matrix-columns-spanned="1" table:number-matrix-rows-spanned="1" table:formula="of:=IFERROR(INDEX([Armor.$D$2:.$G$500]; SMALL(IF(([.E$27]=[Armor.$D$2:.$D$500]); ROW([Armor.$D$2:.$D$500])-MIN(ROW([Armor.$D$2:.$D$500]))+1;&quot;&quot;);ROWS([.$A$25:.$A28]));2);&quot;&quot;)">
            <text:p/>
          </table:table-cell>
          <table:table-cell table:style-name="ce30" table:number-matrix-columns-spanned="1" table:number-matrix-rows-spanned="1" table:formula="of:=IFERROR(INDEX([Armor.$D$2:.$G$500]; SMALL(IF(([.F$27]=[Armor.$D$2:.$D$500]); ROW([Armor.$D$2:.$D$500])-MIN(ROW([Armor.$D$2:.$D$500]))+1;&quot;&quot;);ROWS([.$A$25:.$A28]));2);&quot;&quot;)">
            <text:p/>
          </table:table-cell>
          <table:table-cell table:style-name="ce10" table:number-matrix-columns-spanned="1" table:number-matrix-rows-spanned="1" table:formula="of:=IFERROR(INDEX([Armor.$D$2:.$G$500]; SMALL(IF(([.G$27]=[Armor.$D$2:.$D$500]); ROW([Armor.$D$2:.$D$500])-MIN(ROW([Armor.$D$2:.$D$500]))+1;&quot;&quot;);ROWS([.$A$25:.$A28]));2);&quot;&quot;)">
            <text:p/>
          </table:table-cell>
          <table:table-cell table:style-name="ce24" table:number-matrix-columns-spanned="1" table:number-matrix-rows-spanned="1" table:formula="of:=IFERROR(INDEX([Clothes.$D$2:.$G$500]; SMALL(IF(([.H$27]=[Clothes.$D$2:.$D$500]); ROW([Clothes.$D$2:.$D$500])-MIN(ROW([Clothes.$D$2:.$D$500]))+1;&quot;&quot;);ROWS([.$A$25:.$A28]));2);&quot;&quot;)">
            <text:p/>
          </table:table-cell>
          <table:table-cell table:style-name="ce30" table:number-matrix-columns-spanned="1" table:number-matrix-rows-spanned="1" table:formula="of:=IFERROR(INDEX([Clothes.$D$2:.$G$500]; SMALL(IF(([.I$27]=[Clothes.$D$2:.$D$500]); ROW([Clothes.$D$2:.$D$500])-MIN(ROW([Clothes.$D$2:.$D$500]))+1;&quot;&quot;);ROWS([.$A$25:.$A28]));2);&quot;&quot;)">
            <text:p/>
          </table:table-cell>
          <table:table-cell table:style-name="ce30" table:number-matrix-columns-spanned="1" table:number-matrix-rows-spanned="1" table:formula="of:=IFERROR(INDEX([Clothes.$D$2:.$G$500]; SMALL(IF(([.J$27]=[Clothes.$D$2:.$D$500]); ROW([Clothes.$D$2:.$D$500])-MIN(ROW([Clothes.$D$2:.$D$500]))+1;&quot;&quot;);ROWS([.$A$25:.$A28]));2);&quot;&quot;)">
            <text:p/>
          </table:table-cell>
          <table:table-cell table:style-name="ce30" table:number-matrix-columns-spanned="1" table:number-matrix-rows-spanned="1" table:formula="of:=IFERROR(INDEX([Clothes.$D$2:.$G$500]; SMALL(IF(([.K$27]=[Clothes.$D$2:.$D$500]); ROW([Clothes.$D$2:.$D$500])-MIN(ROW([Clothes.$D$2:.$D$500]))+1;&quot;&quot;);ROWS([.$A$25:.$A28]));2);&quot;&quot;)">
            <text:p/>
          </table:table-cell>
          <table:table-cell table:style-name="ce30" table:number-matrix-columns-spanned="1" table:number-matrix-rows-spanned="1" table:formula="of:=IFERROR(INDEX([Clothes.$D$2:.$G$500]; SMALL(IF(([.L$27]=[Clothes.$D$2:.$D$500]); ROW([Clothes.$D$2:.$D$500])-MIN(ROW([Clothes.$D$2:.$D$500]))+1;&quot;&quot;);ROWS([.$A$25:.$A28]));2);&quot;&quot;)">
            <text:p/>
          </table:table-cell>
          <table:table-cell table:style-name="ce30" table:number-matrix-columns-spanned="1" table:number-matrix-rows-spanned="1" table:formula="of:=IFERROR(INDEX([Clothes.$D$2:.$G$500]; SMALL(IF(([.M$27]=[Clothes.$D$2:.$D$500]); ROW([Clothes.$D$2:.$D$500])-MIN(ROW([Clothes.$D$2:.$D$500]))+1;&quot;&quot;);ROWS([.$A$25:.$A28]));2);&quot;&quot;)">
            <text:p/>
          </table:table-cell>
          <table:table-cell table:style-name="ce10" table:number-matrix-columns-spanned="1" table:number-matrix-rows-spanned="1" table:formula="of:=IFERROR(INDEX([Clothes.$D$2:.$G$500]; SMALL(IF(([.N$27]=[Clothes.$D$2:.$D$500]); ROW([Clothes.$D$2:.$D$500])-MIN(ROW([Clothes.$D$2:.$D$500]))+1;&quot;&quot;);ROWS([.$A$25:.$A28]));2);&quot;&quot;)">
            <text:p/>
          </table:table-cell>
          <table:table-cell table:style-name="ce24" table:number-matrix-columns-spanned="1" table:number-matrix-rows-spanned="1" table:formula="of:=IFERROR(INDEX([Tools.$D$2:.$G$500]; SMALL(IF(([.O$27]=[Tools.$D$2:.$D$500]); ROW([Tools.$D$2:.$D$500])-MIN(ROW([Tools.$D$2:.$D$500]))+1;&quot;&quot;);ROWS([.$A$25:.$A28]));2);&quot;&quot;)">
            <text:p/>
          </table:table-cell>
          <table:table-cell table:style-name="ce10" table:number-matrix-columns-spanned="1" table:number-matrix-rows-spanned="1" table:formula="of:=IFERROR(INDEX([Tools.$D$2:.$G$500]; SMALL(IF(([.P$27]=[Tools.$D$2:.$D$500]); ROW([Tools.$D$2:.$D$500])-MIN(ROW([Tools.$D$2:.$D$500]))+1;&quot;&quot;);ROWS([.$A$25:.$A28]));2);&quot;&quot;)">
            <text:p/>
          </table:table-cell>
          <table:table-cell table:number-columns-repeated="1008"/>
        </table:table-row>
        <table:table-row table:style-name="ro1">
          <table:table-cell table:style-name="ce24" table:number-matrix-columns-spanned="1" table:number-matrix-rows-spanned="1" table:formula="of:=IFERROR(INDEX([Armor.$D$2:.$G$500]; SMALL(IF(([.A$27]=[Armor.$D$2:.$D$500]); ROW([Armor.$D$2:.$D$500])-MIN(ROW([Armor.$D$2:.$D$500]))+1;&quot;&quot;);ROWS([.$A$25:.$A29]));2);&quot;&quot;)">
            <text:p/>
          </table:table-cell>
          <table:table-cell table:style-name="ce30" table:number-matrix-columns-spanned="1" table:number-matrix-rows-spanned="1" table:formula="of:=IFERROR(INDEX([Armor.$D$2:.$G$500]; SMALL(IF(([.B$27]=[Armor.$D$2:.$D$500]); ROW([Armor.$D$2:.$D$500])-MIN(ROW([Armor.$D$2:.$D$500]))+1;&quot;&quot;);ROWS([.$A$25:.$A29]));2);&quot;&quot;)">
            <text:p/>
          </table:table-cell>
          <table:table-cell table:style-name="ce30" table:number-matrix-columns-spanned="1" table:number-matrix-rows-spanned="1" table:formula="of:=IFERROR(INDEX([Armor.$D$2:.$G$500]; SMALL(IF(([.C$27]=[Armor.$D$2:.$D$500]); ROW([Armor.$D$2:.$D$500])-MIN(ROW([Armor.$D$2:.$D$500]))+1;&quot;&quot;);ROWS([.$A$25:.$A29]));2);&quot;&quot;)">
            <text:p/>
          </table:table-cell>
          <table:table-cell table:style-name="ce30" table:number-matrix-columns-spanned="1" table:number-matrix-rows-spanned="1" table:formula="of:=IFERROR(INDEX([Armor.$D$2:.$G$500]; SMALL(IF(([.D$27]=[Armor.$D$2:.$D$500]); ROW([Armor.$D$2:.$D$500])-MIN(ROW([Armor.$D$2:.$D$500]))+1;&quot;&quot;);ROWS([.$A$25:.$A29]));2);&quot;&quot;)">
            <text:p/>
          </table:table-cell>
          <table:table-cell table:style-name="ce30" table:number-matrix-columns-spanned="1" table:number-matrix-rows-spanned="1" table:formula="of:=IFERROR(INDEX([Armor.$D$2:.$G$500]; SMALL(IF(([.E$27]=[Armor.$D$2:.$D$500]); ROW([Armor.$D$2:.$D$500])-MIN(ROW([Armor.$D$2:.$D$500]))+1;&quot;&quot;);ROWS([.$A$25:.$A29]));2);&quot;&quot;)">
            <text:p/>
          </table:table-cell>
          <table:table-cell table:style-name="ce30" table:number-matrix-columns-spanned="1" table:number-matrix-rows-spanned="1" table:formula="of:=IFERROR(INDEX([Armor.$D$2:.$G$500]; SMALL(IF(([.F$27]=[Armor.$D$2:.$D$500]); ROW([Armor.$D$2:.$D$500])-MIN(ROW([Armor.$D$2:.$D$500]))+1;&quot;&quot;);ROWS([.$A$25:.$A29]));2);&quot;&quot;)">
            <text:p/>
          </table:table-cell>
          <table:table-cell table:style-name="ce10" table:number-matrix-columns-spanned="1" table:number-matrix-rows-spanned="1" table:formula="of:=IFERROR(INDEX([Armor.$D$2:.$G$500]; SMALL(IF(([.G$27]=[Armor.$D$2:.$D$500]); ROW([Armor.$D$2:.$D$500])-MIN(ROW([Armor.$D$2:.$D$500]))+1;&quot;&quot;);ROWS([.$A$25:.$A29]));2);&quot;&quot;)">
            <text:p/>
          </table:table-cell>
          <table:table-cell table:style-name="ce24" table:number-matrix-columns-spanned="1" table:number-matrix-rows-spanned="1" table:formula="of:=IFERROR(INDEX([Clothes.$D$2:.$G$500]; SMALL(IF(([.H$27]=[Clothes.$D$2:.$D$500]); ROW([Clothes.$D$2:.$D$500])-MIN(ROW([Clothes.$D$2:.$D$500]))+1;&quot;&quot;);ROWS([.$A$25:.$A29]));2);&quot;&quot;)">
            <text:p/>
          </table:table-cell>
          <table:table-cell table:style-name="ce30" table:number-matrix-columns-spanned="1" table:number-matrix-rows-spanned="1" table:formula="of:=IFERROR(INDEX([Clothes.$D$2:.$G$500]; SMALL(IF(([.I$27]=[Clothes.$D$2:.$D$500]); ROW([Clothes.$D$2:.$D$500])-MIN(ROW([Clothes.$D$2:.$D$500]))+1;&quot;&quot;);ROWS([.$A$25:.$A29]));2);&quot;&quot;)">
            <text:p/>
          </table:table-cell>
          <table:table-cell table:style-name="ce30" table:number-matrix-columns-spanned="1" table:number-matrix-rows-spanned="1" table:formula="of:=IFERROR(INDEX([Clothes.$D$2:.$G$500]; SMALL(IF(([.J$27]=[Clothes.$D$2:.$D$500]); ROW([Clothes.$D$2:.$D$500])-MIN(ROW([Clothes.$D$2:.$D$500]))+1;&quot;&quot;);ROWS([.$A$25:.$A29]));2);&quot;&quot;)">
            <text:p/>
          </table:table-cell>
          <table:table-cell table:style-name="ce30" table:number-matrix-columns-spanned="1" table:number-matrix-rows-spanned="1" table:formula="of:=IFERROR(INDEX([Clothes.$D$2:.$G$500]; SMALL(IF(([.K$27]=[Clothes.$D$2:.$D$500]); ROW([Clothes.$D$2:.$D$500])-MIN(ROW([Clothes.$D$2:.$D$500]))+1;&quot;&quot;);ROWS([.$A$25:.$A29]));2);&quot;&quot;)">
            <text:p/>
          </table:table-cell>
          <table:table-cell table:style-name="ce30" table:number-matrix-columns-spanned="1" table:number-matrix-rows-spanned="1" table:formula="of:=IFERROR(INDEX([Clothes.$D$2:.$G$500]; SMALL(IF(([.L$27]=[Clothes.$D$2:.$D$500]); ROW([Clothes.$D$2:.$D$500])-MIN(ROW([Clothes.$D$2:.$D$500]))+1;&quot;&quot;);ROWS([.$A$25:.$A29]));2);&quot;&quot;)">
            <text:p/>
          </table:table-cell>
          <table:table-cell table:style-name="ce30" table:number-matrix-columns-spanned="1" table:number-matrix-rows-spanned="1" table:formula="of:=IFERROR(INDEX([Clothes.$D$2:.$G$500]; SMALL(IF(([.M$27]=[Clothes.$D$2:.$D$500]); ROW([Clothes.$D$2:.$D$500])-MIN(ROW([Clothes.$D$2:.$D$500]))+1;&quot;&quot;);ROWS([.$A$25:.$A29]));2);&quot;&quot;)">
            <text:p/>
          </table:table-cell>
          <table:table-cell table:style-name="ce10" table:number-matrix-columns-spanned="1" table:number-matrix-rows-spanned="1" table:formula="of:=IFERROR(INDEX([Clothes.$D$2:.$G$500]; SMALL(IF(([.N$27]=[Clothes.$D$2:.$D$500]); ROW([Clothes.$D$2:.$D$500])-MIN(ROW([Clothes.$D$2:.$D$500]))+1;&quot;&quot;);ROWS([.$A$25:.$A29]));2);&quot;&quot;)">
            <text:p/>
          </table:table-cell>
          <table:table-cell table:style-name="ce24" table:number-matrix-columns-spanned="1" table:number-matrix-rows-spanned="1" table:formula="of:=IFERROR(INDEX([Tools.$D$2:.$G$500]; SMALL(IF(([.O$27]=[Tools.$D$2:.$D$500]); ROW([Tools.$D$2:.$D$500])-MIN(ROW([Tools.$D$2:.$D$500]))+1;&quot;&quot;);ROWS([.$A$25:.$A29]));2);&quot;&quot;)">
            <text:p/>
          </table:table-cell>
          <table:table-cell table:style-name="ce10" table:number-matrix-columns-spanned="1" table:number-matrix-rows-spanned="1" table:formula="of:=IFERROR(INDEX([Tools.$D$2:.$G$500]; SMALL(IF(([.P$27]=[Tools.$D$2:.$D$500]); ROW([Tools.$D$2:.$D$500])-MIN(ROW([Tools.$D$2:.$D$500]))+1;&quot;&quot;);ROWS([.$A$25:.$A29]));2);&quot;&quot;)">
            <text:p/>
          </table:table-cell>
          <table:table-cell table:number-columns-repeated="1008"/>
        </table:table-row>
        <table:table-row table:style-name="ro1">
          <table:table-cell table:style-name="ce24" table:number-matrix-columns-spanned="1" table:number-matrix-rows-spanned="1" table:formula="of:=IFERROR(INDEX([Armor.$D$2:.$G$500]; SMALL(IF(([.A$27]=[Armor.$D$2:.$D$500]); ROW([Armor.$D$2:.$D$500])-MIN(ROW([Armor.$D$2:.$D$500]))+1;&quot;&quot;);ROWS([.$A$25:.$A30]));2);&quot;&quot;)">
            <text:p/>
          </table:table-cell>
          <table:table-cell table:style-name="ce30" table:number-matrix-columns-spanned="1" table:number-matrix-rows-spanned="1" table:formula="of:=IFERROR(INDEX([Armor.$D$2:.$G$500]; SMALL(IF(([.B$27]=[Armor.$D$2:.$D$500]); ROW([Armor.$D$2:.$D$500])-MIN(ROW([Armor.$D$2:.$D$500]))+1;&quot;&quot;);ROWS([.$A$25:.$A30]));2);&quot;&quot;)">
            <text:p/>
          </table:table-cell>
          <table:table-cell table:style-name="ce30" table:number-matrix-columns-spanned="1" table:number-matrix-rows-spanned="1" table:formula="of:=IFERROR(INDEX([Armor.$D$2:.$G$500]; SMALL(IF(([.C$27]=[Armor.$D$2:.$D$500]); ROW([Armor.$D$2:.$D$500])-MIN(ROW([Armor.$D$2:.$D$500]))+1;&quot;&quot;);ROWS([.$A$25:.$A30]));2);&quot;&quot;)">
            <text:p/>
          </table:table-cell>
          <table:table-cell table:style-name="ce30" table:number-matrix-columns-spanned="1" table:number-matrix-rows-spanned="1" table:formula="of:=IFERROR(INDEX([Armor.$D$2:.$G$500]; SMALL(IF(([.D$27]=[Armor.$D$2:.$D$500]); ROW([Armor.$D$2:.$D$500])-MIN(ROW([Armor.$D$2:.$D$500]))+1;&quot;&quot;);ROWS([.$A$25:.$A30]));2);&quot;&quot;)">
            <text:p/>
          </table:table-cell>
          <table:table-cell table:style-name="ce30" table:number-matrix-columns-spanned="1" table:number-matrix-rows-spanned="1" table:formula="of:=IFERROR(INDEX([Armor.$D$2:.$G$500]; SMALL(IF(([.E$27]=[Armor.$D$2:.$D$500]); ROW([Armor.$D$2:.$D$500])-MIN(ROW([Armor.$D$2:.$D$500]))+1;&quot;&quot;);ROWS([.$A$25:.$A30]));2);&quot;&quot;)">
            <text:p/>
          </table:table-cell>
          <table:table-cell table:style-name="ce30" table:number-matrix-columns-spanned="1" table:number-matrix-rows-spanned="1" table:formula="of:=IFERROR(INDEX([Armor.$D$2:.$G$500]; SMALL(IF(([.F$27]=[Armor.$D$2:.$D$500]); ROW([Armor.$D$2:.$D$500])-MIN(ROW([Armor.$D$2:.$D$500]))+1;&quot;&quot;);ROWS([.$A$25:.$A30]));2);&quot;&quot;)">
            <text:p/>
          </table:table-cell>
          <table:table-cell table:style-name="ce10" table:number-matrix-columns-spanned="1" table:number-matrix-rows-spanned="1" table:formula="of:=IFERROR(INDEX([Armor.$D$2:.$G$500]; SMALL(IF(([.G$27]=[Armor.$D$2:.$D$500]); ROW([Armor.$D$2:.$D$500])-MIN(ROW([Armor.$D$2:.$D$500]))+1;&quot;&quot;);ROWS([.$A$25:.$A30]));2);&quot;&quot;)">
            <text:p/>
          </table:table-cell>
          <table:table-cell table:style-name="ce24" table:number-matrix-columns-spanned="1" table:number-matrix-rows-spanned="1" table:formula="of:=IFERROR(INDEX([Clothes.$D$2:.$G$500]; SMALL(IF(([.H$27]=[Clothes.$D$2:.$D$500]); ROW([Clothes.$D$2:.$D$500])-MIN(ROW([Clothes.$D$2:.$D$500]))+1;&quot;&quot;);ROWS([.$A$25:.$A30]));2);&quot;&quot;)">
            <text:p/>
          </table:table-cell>
          <table:table-cell table:style-name="ce30" table:number-matrix-columns-spanned="1" table:number-matrix-rows-spanned="1" table:formula="of:=IFERROR(INDEX([Clothes.$D$2:.$G$500]; SMALL(IF(([.I$27]=[Clothes.$D$2:.$D$500]); ROW([Clothes.$D$2:.$D$500])-MIN(ROW([Clothes.$D$2:.$D$500]))+1;&quot;&quot;);ROWS([.$A$25:.$A30]));2);&quot;&quot;)">
            <text:p/>
          </table:table-cell>
          <table:table-cell table:style-name="ce30" table:number-matrix-columns-spanned="1" table:number-matrix-rows-spanned="1" table:formula="of:=IFERROR(INDEX([Clothes.$D$2:.$G$500]; SMALL(IF(([.J$27]=[Clothes.$D$2:.$D$500]); ROW([Clothes.$D$2:.$D$500])-MIN(ROW([Clothes.$D$2:.$D$500]))+1;&quot;&quot;);ROWS([.$A$25:.$A30]));2);&quot;&quot;)">
            <text:p/>
          </table:table-cell>
          <table:table-cell table:style-name="ce30" table:number-matrix-columns-spanned="1" table:number-matrix-rows-spanned="1" table:formula="of:=IFERROR(INDEX([Clothes.$D$2:.$G$500]; SMALL(IF(([.K$27]=[Clothes.$D$2:.$D$500]); ROW([Clothes.$D$2:.$D$500])-MIN(ROW([Clothes.$D$2:.$D$500]))+1;&quot;&quot;);ROWS([.$A$25:.$A30]));2);&quot;&quot;)">
            <text:p/>
          </table:table-cell>
          <table:table-cell table:style-name="ce30" table:number-matrix-columns-spanned="1" table:number-matrix-rows-spanned="1" table:formula="of:=IFERROR(INDEX([Clothes.$D$2:.$G$500]; SMALL(IF(([.L$27]=[Clothes.$D$2:.$D$500]); ROW([Clothes.$D$2:.$D$500])-MIN(ROW([Clothes.$D$2:.$D$500]))+1;&quot;&quot;);ROWS([.$A$25:.$A30]));2);&quot;&quot;)">
            <text:p/>
          </table:table-cell>
          <table:table-cell table:style-name="ce30" table:number-matrix-columns-spanned="1" table:number-matrix-rows-spanned="1" table:formula="of:=IFERROR(INDEX([Clothes.$D$2:.$G$500]; SMALL(IF(([.M$27]=[Clothes.$D$2:.$D$500]); ROW([Clothes.$D$2:.$D$500])-MIN(ROW([Clothes.$D$2:.$D$500]))+1;&quot;&quot;);ROWS([.$A$25:.$A30]));2);&quot;&quot;)">
            <text:p/>
          </table:table-cell>
          <table:table-cell table:style-name="ce10" table:number-matrix-columns-spanned="1" table:number-matrix-rows-spanned="1" table:formula="of:=IFERROR(INDEX([Clothes.$D$2:.$G$500]; SMALL(IF(([.N$27]=[Clothes.$D$2:.$D$500]); ROW([Clothes.$D$2:.$D$500])-MIN(ROW([Clothes.$D$2:.$D$500]))+1;&quot;&quot;);ROWS([.$A$25:.$A30]));2);&quot;&quot;)">
            <text:p/>
          </table:table-cell>
          <table:table-cell table:style-name="ce24" table:number-matrix-columns-spanned="1" table:number-matrix-rows-spanned="1" table:formula="of:=IFERROR(INDEX([Tools.$D$2:.$G$500]; SMALL(IF(([.O$27]=[Tools.$D$2:.$D$500]); ROW([Tools.$D$2:.$D$500])-MIN(ROW([Tools.$D$2:.$D$500]))+1;&quot;&quot;);ROWS([.$A$25:.$A30]));2);&quot;&quot;)">
            <text:p/>
          </table:table-cell>
          <table:table-cell table:style-name="ce10" table:number-matrix-columns-spanned="1" table:number-matrix-rows-spanned="1" table:formula="of:=IFERROR(INDEX([Tools.$D$2:.$G$500]; SMALL(IF(([.P$27]=[Tools.$D$2:.$D$500]); ROW([Tools.$D$2:.$D$500])-MIN(ROW([Tools.$D$2:.$D$500]))+1;&quot;&quot;);ROWS([.$A$25:.$A30]));2);&quot;&quot;)">
            <text:p/>
          </table:table-cell>
          <table:table-cell table:number-columns-repeated="1008"/>
        </table:table-row>
        <table:table-row table:style-name="ro1">
          <table:table-cell table:style-name="ce24" table:number-matrix-columns-spanned="1" table:number-matrix-rows-spanned="1" table:formula="of:=IFERROR(INDEX([Armor.$D$2:.$G$500]; SMALL(IF(([.A$27]=[Armor.$D$2:.$D$500]); ROW([Armor.$D$2:.$D$500])-MIN(ROW([Armor.$D$2:.$D$500]))+1;&quot;&quot;);ROWS([.$A$25:.$A31]));2);&quot;&quot;)">
            <text:p/>
          </table:table-cell>
          <table:table-cell table:style-name="ce30" table:number-matrix-columns-spanned="1" table:number-matrix-rows-spanned="1" table:formula="of:=IFERROR(INDEX([Armor.$D$2:.$G$500]; SMALL(IF(([.B$27]=[Armor.$D$2:.$D$500]); ROW([Armor.$D$2:.$D$500])-MIN(ROW([Armor.$D$2:.$D$500]))+1;&quot;&quot;);ROWS([.$A$25:.$A31]));2);&quot;&quot;)">
            <text:p/>
          </table:table-cell>
          <table:table-cell table:style-name="ce30" table:number-matrix-columns-spanned="1" table:number-matrix-rows-spanned="1" table:formula="of:=IFERROR(INDEX([Armor.$D$2:.$G$500]; SMALL(IF(([.C$27]=[Armor.$D$2:.$D$500]); ROW([Armor.$D$2:.$D$500])-MIN(ROW([Armor.$D$2:.$D$500]))+1;&quot;&quot;);ROWS([.$A$25:.$A31]));2);&quot;&quot;)">
            <text:p/>
          </table:table-cell>
          <table:table-cell table:style-name="ce30" table:number-matrix-columns-spanned="1" table:number-matrix-rows-spanned="1" table:formula="of:=IFERROR(INDEX([Armor.$D$2:.$G$500]; SMALL(IF(([.D$27]=[Armor.$D$2:.$D$500]); ROW([Armor.$D$2:.$D$500])-MIN(ROW([Armor.$D$2:.$D$500]))+1;&quot;&quot;);ROWS([.$A$25:.$A31]));2);&quot;&quot;)">
            <text:p/>
          </table:table-cell>
          <table:table-cell table:style-name="ce30" table:number-matrix-columns-spanned="1" table:number-matrix-rows-spanned="1" table:formula="of:=IFERROR(INDEX([Armor.$D$2:.$G$500]; SMALL(IF(([.E$27]=[Armor.$D$2:.$D$500]); ROW([Armor.$D$2:.$D$500])-MIN(ROW([Armor.$D$2:.$D$500]))+1;&quot;&quot;);ROWS([.$A$25:.$A31]));2);&quot;&quot;)">
            <text:p/>
          </table:table-cell>
          <table:table-cell table:style-name="ce30" table:number-matrix-columns-spanned="1" table:number-matrix-rows-spanned="1" table:formula="of:=IFERROR(INDEX([Armor.$D$2:.$G$500]; SMALL(IF(([.F$27]=[Armor.$D$2:.$D$500]); ROW([Armor.$D$2:.$D$500])-MIN(ROW([Armor.$D$2:.$D$500]))+1;&quot;&quot;);ROWS([.$A$25:.$A31]));2);&quot;&quot;)">
            <text:p/>
          </table:table-cell>
          <table:table-cell table:style-name="ce10" table:number-matrix-columns-spanned="1" table:number-matrix-rows-spanned="1" table:formula="of:=IFERROR(INDEX([Armor.$D$2:.$G$500]; SMALL(IF(([.G$27]=[Armor.$D$2:.$D$500]); ROW([Armor.$D$2:.$D$500])-MIN(ROW([Armor.$D$2:.$D$500]))+1;&quot;&quot;);ROWS([.$A$25:.$A31]));2);&quot;&quot;)">
            <text:p/>
          </table:table-cell>
          <table:table-cell table:style-name="ce24" table:number-matrix-columns-spanned="1" table:number-matrix-rows-spanned="1" table:formula="of:=IFERROR(INDEX([Clothes.$D$2:.$G$500]; SMALL(IF(([.H$27]=[Clothes.$D$2:.$D$500]); ROW([Clothes.$D$2:.$D$500])-MIN(ROW([Clothes.$D$2:.$D$500]))+1;&quot;&quot;);ROWS([.$A$25:.$A31]));2);&quot;&quot;)">
            <text:p/>
          </table:table-cell>
          <table:table-cell table:style-name="ce30" table:number-matrix-columns-spanned="1" table:number-matrix-rows-spanned="1" table:formula="of:=IFERROR(INDEX([Clothes.$D$2:.$G$500]; SMALL(IF(([.I$27]=[Clothes.$D$2:.$D$500]); ROW([Clothes.$D$2:.$D$500])-MIN(ROW([Clothes.$D$2:.$D$500]))+1;&quot;&quot;);ROWS([.$A$25:.$A31]));2);&quot;&quot;)">
            <text:p/>
          </table:table-cell>
          <table:table-cell table:style-name="ce30"/>
          <table:table-cell table:style-name="ce30" table:number-matrix-columns-spanned="1" table:number-matrix-rows-spanned="1" table:formula="of:=IFERROR(INDEX([Clothes.$D$2:.$G$500]; SMALL(IF(([.K$27]=[Clothes.$D$2:.$D$500]); ROW([Clothes.$D$2:.$D$500])-MIN(ROW([Clothes.$D$2:.$D$500]))+1;&quot;&quot;);ROWS([.$A$25:.$A31]));2);&quot;&quot;)">
            <text:p/>
          </table:table-cell>
          <table:table-cell table:style-name="ce30" table:number-matrix-columns-spanned="1" table:number-matrix-rows-spanned="1" table:formula="of:=IFERROR(INDEX([Clothes.$D$2:.$G$500]; SMALL(IF(([.L$27]=[Clothes.$D$2:.$D$500]); ROW([Clothes.$D$2:.$D$500])-MIN(ROW([Clothes.$D$2:.$D$500]))+1;&quot;&quot;);ROWS([.$A$25:.$A31]));2);&quot;&quot;)">
            <text:p/>
          </table:table-cell>
          <table:table-cell table:style-name="ce30" table:number-matrix-columns-spanned="1" table:number-matrix-rows-spanned="1" table:formula="of:=IFERROR(INDEX([Clothes.$D$2:.$G$500]; SMALL(IF(([.M$27]=[Clothes.$D$2:.$D$500]); ROW([Clothes.$D$2:.$D$500])-MIN(ROW([Clothes.$D$2:.$D$500]))+1;&quot;&quot;);ROWS([.$A$25:.$A31]));2);&quot;&quot;)">
            <text:p/>
          </table:table-cell>
          <table:table-cell table:style-name="ce10" table:number-matrix-columns-spanned="1" table:number-matrix-rows-spanned="1" table:formula="of:=IFERROR(INDEX([Clothes.$D$2:.$G$500]; SMALL(IF(([.N$27]=[Clothes.$D$2:.$D$500]); ROW([Clothes.$D$2:.$D$500])-MIN(ROW([Clothes.$D$2:.$D$500]))+1;&quot;&quot;);ROWS([.$A$25:.$A31]));2);&quot;&quot;)">
            <text:p/>
          </table:table-cell>
          <table:table-cell table:style-name="ce24" table:number-matrix-columns-spanned="1" table:number-matrix-rows-spanned="1" table:formula="of:=IFERROR(INDEX([Tools.$D$2:.$G$500]; SMALL(IF(([.O$27]=[Tools.$D$2:.$D$500]); ROW([Tools.$D$2:.$D$500])-MIN(ROW([Tools.$D$2:.$D$500]))+1;&quot;&quot;);ROWS([.$A$25:.$A31]));2);&quot;&quot;)">
            <text:p/>
          </table:table-cell>
          <table:table-cell table:style-name="ce10" table:number-matrix-columns-spanned="1" table:number-matrix-rows-spanned="1" table:formula="of:=IFERROR(INDEX([Tools.$D$2:.$G$500]; SMALL(IF(([.P$27]=[Tools.$D$2:.$D$500]); ROW([Tools.$D$2:.$D$500])-MIN(ROW([Tools.$D$2:.$D$500]))+1;&quot;&quot;);ROWS([.$A$25:.$A31]));2);&quot;&quot;)">
            <text:p/>
          </table:table-cell>
          <table:table-cell table:number-columns-repeated="1008"/>
        </table:table-row>
        <table:table-row table:style-name="ro1">
          <table:table-cell table:style-name="ce24" table:number-matrix-columns-spanned="1" table:number-matrix-rows-spanned="1" table:formula="of:=IFERROR(INDEX([Armor.$D$2:.$G$500]; SMALL(IF(([.A$27]=[Armor.$D$2:.$D$500]); ROW([Armor.$D$2:.$D$500])-MIN(ROW([Armor.$D$2:.$D$500]))+1;&quot;&quot;);ROWS([.$A$25:.$A32]));2);&quot;&quot;)">
            <text:p/>
          </table:table-cell>
          <table:table-cell table:style-name="ce30" table:number-matrix-columns-spanned="1" table:number-matrix-rows-spanned="1" table:formula="of:=IFERROR(INDEX([Armor.$D$2:.$G$500]; SMALL(IF(([.B$27]=[Armor.$D$2:.$D$500]); ROW([Armor.$D$2:.$D$500])-MIN(ROW([Armor.$D$2:.$D$500]))+1;&quot;&quot;);ROWS([.$A$25:.$A32]));2);&quot;&quot;)">
            <text:p/>
          </table:table-cell>
          <table:table-cell table:style-name="ce30" table:number-matrix-columns-spanned="1" table:number-matrix-rows-spanned="1" table:formula="of:=IFERROR(INDEX([Armor.$D$2:.$G$500]; SMALL(IF(([.C$27]=[Armor.$D$2:.$D$500]); ROW([Armor.$D$2:.$D$500])-MIN(ROW([Armor.$D$2:.$D$500]))+1;&quot;&quot;);ROWS([.$A$25:.$A32]));2);&quot;&quot;)">
            <text:p/>
          </table:table-cell>
          <table:table-cell table:style-name="ce30" table:number-matrix-columns-spanned="1" table:number-matrix-rows-spanned="1" table:formula="of:=IFERROR(INDEX([Armor.$D$2:.$G$500]; SMALL(IF(([.D$27]=[Armor.$D$2:.$D$500]); ROW([Armor.$D$2:.$D$500])-MIN(ROW([Armor.$D$2:.$D$500]))+1;&quot;&quot;);ROWS([.$A$25:.$A32]));2);&quot;&quot;)">
            <text:p/>
          </table:table-cell>
          <table:table-cell table:style-name="ce30" table:number-matrix-columns-spanned="1" table:number-matrix-rows-spanned="1" table:formula="of:=IFERROR(INDEX([Armor.$D$2:.$G$500]; SMALL(IF(([.E$27]=[Armor.$D$2:.$D$500]); ROW([Armor.$D$2:.$D$500])-MIN(ROW([Armor.$D$2:.$D$500]))+1;&quot;&quot;);ROWS([.$A$25:.$A32]));2);&quot;&quot;)">
            <text:p/>
          </table:table-cell>
          <table:table-cell table:style-name="ce30" table:number-matrix-columns-spanned="1" table:number-matrix-rows-spanned="1" table:formula="of:=IFERROR(INDEX([Armor.$D$2:.$G$500]; SMALL(IF(([.F$27]=[Armor.$D$2:.$D$500]); ROW([Armor.$D$2:.$D$500])-MIN(ROW([Armor.$D$2:.$D$500]))+1;&quot;&quot;);ROWS([.$A$25:.$A32]));2);&quot;&quot;)">
            <text:p/>
          </table:table-cell>
          <table:table-cell table:style-name="ce10" table:number-matrix-columns-spanned="1" table:number-matrix-rows-spanned="1" table:formula="of:=IFERROR(INDEX([Armor.$D$2:.$G$500]; SMALL(IF(([.G$27]=[Armor.$D$2:.$D$500]); ROW([Armor.$D$2:.$D$500])-MIN(ROW([Armor.$D$2:.$D$500]))+1;&quot;&quot;);ROWS([.$A$25:.$A32]));2);&quot;&quot;)">
            <text:p/>
          </table:table-cell>
          <table:table-cell table:style-name="ce24" table:number-matrix-columns-spanned="1" table:number-matrix-rows-spanned="1" table:formula="of:=IFERROR(INDEX([Clothes.$D$2:.$G$500]; SMALL(IF(([.H$27]=[Clothes.$D$2:.$D$500]); ROW([Clothes.$D$2:.$D$500])-MIN(ROW([Clothes.$D$2:.$D$500]))+1;&quot;&quot;);ROWS([.$A$25:.$A32]));2);&quot;&quot;)">
            <text:p/>
          </table:table-cell>
          <table:table-cell table:style-name="ce30" table:number-matrix-columns-spanned="1" table:number-matrix-rows-spanned="1" table:formula="of:=IFERROR(INDEX([Clothes.$D$2:.$G$500]; SMALL(IF(([.I$27]=[Clothes.$D$2:.$D$500]); ROW([Clothes.$D$2:.$D$500])-MIN(ROW([Clothes.$D$2:.$D$500]))+1;&quot;&quot;);ROWS([.$A$25:.$A32]));2);&quot;&quot;)">
            <text:p/>
          </table:table-cell>
          <table:table-cell table:style-name="ce30" table:number-matrix-columns-spanned="1" table:number-matrix-rows-spanned="1" table:formula="of:=IFERROR(INDEX([Clothes.$D$2:.$G$500]; SMALL(IF(([.J$27]=[Clothes.$D$2:.$D$500]); ROW([Clothes.$D$2:.$D$500])-MIN(ROW([Clothes.$D$2:.$D$500]))+1;&quot;&quot;);ROWS([.$A$25:.$A32]));2);&quot;&quot;)">
            <text:p/>
          </table:table-cell>
          <table:table-cell table:style-name="ce30" table:number-matrix-columns-spanned="1" table:number-matrix-rows-spanned="1" table:formula="of:=IFERROR(INDEX([Clothes.$D$2:.$G$500]; SMALL(IF(([.K$27]=[Clothes.$D$2:.$D$500]); ROW([Clothes.$D$2:.$D$500])-MIN(ROW([Clothes.$D$2:.$D$500]))+1;&quot;&quot;);ROWS([.$A$25:.$A32]));2);&quot;&quot;)">
            <text:p/>
          </table:table-cell>
          <table:table-cell table:style-name="ce30" table:number-matrix-columns-spanned="1" table:number-matrix-rows-spanned="1" table:formula="of:=IFERROR(INDEX([Clothes.$D$2:.$G$500]; SMALL(IF(([.L$27]=[Clothes.$D$2:.$D$500]); ROW([Clothes.$D$2:.$D$500])-MIN(ROW([Clothes.$D$2:.$D$500]))+1;&quot;&quot;);ROWS([.$A$25:.$A32]));2);&quot;&quot;)">
            <text:p/>
          </table:table-cell>
          <table:table-cell table:style-name="ce30" table:number-matrix-columns-spanned="1" table:number-matrix-rows-spanned="1" table:formula="of:=IFERROR(INDEX([Clothes.$D$2:.$G$500]; SMALL(IF(([.M$27]=[Clothes.$D$2:.$D$500]); ROW([Clothes.$D$2:.$D$500])-MIN(ROW([Clothes.$D$2:.$D$500]))+1;&quot;&quot;);ROWS([.$A$25:.$A32]));2);&quot;&quot;)">
            <text:p/>
          </table:table-cell>
          <table:table-cell table:style-name="ce10" table:number-matrix-columns-spanned="1" table:number-matrix-rows-spanned="1" table:formula="of:=IFERROR(INDEX([Clothes.$D$2:.$G$500]; SMALL(IF(([.N$27]=[Clothes.$D$2:.$D$500]); ROW([Clothes.$D$2:.$D$500])-MIN(ROW([Clothes.$D$2:.$D$500]))+1;&quot;&quot;);ROWS([.$A$25:.$A32]));2);&quot;&quot;)">
            <text:p/>
          </table:table-cell>
          <table:table-cell table:style-name="ce24" table:number-matrix-columns-spanned="1" table:number-matrix-rows-spanned="1" table:formula="of:=IFERROR(INDEX([Tools.$D$2:.$G$500]; SMALL(IF(([.O$27]=[Tools.$D$2:.$D$500]); ROW([Tools.$D$2:.$D$500])-MIN(ROW([Tools.$D$2:.$D$500]))+1;&quot;&quot;);ROWS([.$A$25:.$A32]));2);&quot;&quot;)">
            <text:p/>
          </table:table-cell>
          <table:table-cell table:style-name="ce10" table:number-matrix-columns-spanned="1" table:number-matrix-rows-spanned="1" table:formula="of:=IFERROR(INDEX([Tools.$D$2:.$G$500]; SMALL(IF(([.P$27]=[Tools.$D$2:.$D$500]); ROW([Tools.$D$2:.$D$500])-MIN(ROW([Tools.$D$2:.$D$500]))+1;&quot;&quot;);ROWS([.$A$25:.$A32]));2);&quot;&quot;)">
            <text:p/>
          </table:table-cell>
          <table:table-cell table:number-columns-repeated="1008"/>
        </table:table-row>
        <table:table-row table:style-name="ro1">
          <table:table-cell table:style-name="ce24" table:number-matrix-columns-spanned="1" table:number-matrix-rows-spanned="1" table:formula="of:=IFERROR(INDEX([Armor.$D$2:.$G$500]; SMALL(IF(([.A$27]=[Armor.$D$2:.$D$500]); ROW([Armor.$D$2:.$D$500])-MIN(ROW([Armor.$D$2:.$D$500]))+1;&quot;&quot;);ROWS([.$A$25:.$A33]));2);&quot;&quot;)">
            <text:p/>
          </table:table-cell>
          <table:table-cell table:style-name="ce30" table:number-matrix-columns-spanned="1" table:number-matrix-rows-spanned="1" table:formula="of:=IFERROR(INDEX([Armor.$D$2:.$G$500]; SMALL(IF(([.B$27]=[Armor.$D$2:.$D$500]); ROW([Armor.$D$2:.$D$500])-MIN(ROW([Armor.$D$2:.$D$500]))+1;&quot;&quot;);ROWS([.$A$25:.$A33]));2);&quot;&quot;)">
            <text:p/>
          </table:table-cell>
          <table:table-cell table:style-name="ce30" table:number-matrix-columns-spanned="1" table:number-matrix-rows-spanned="1" table:formula="of:=IFERROR(INDEX([Armor.$D$2:.$G$500]; SMALL(IF(([.C$27]=[Armor.$D$2:.$D$500]); ROW([Armor.$D$2:.$D$500])-MIN(ROW([Armor.$D$2:.$D$500]))+1;&quot;&quot;);ROWS([.$A$25:.$A33]));2);&quot;&quot;)">
            <text:p/>
          </table:table-cell>
          <table:table-cell table:style-name="ce30" table:number-matrix-columns-spanned="1" table:number-matrix-rows-spanned="1" table:formula="of:=IFERROR(INDEX([Armor.$D$2:.$G$500]; SMALL(IF(([.D$27]=[Armor.$D$2:.$D$500]); ROW([Armor.$D$2:.$D$500])-MIN(ROW([Armor.$D$2:.$D$500]))+1;&quot;&quot;);ROWS([.$A$25:.$A33]));2);&quot;&quot;)">
            <text:p/>
          </table:table-cell>
          <table:table-cell table:style-name="ce30" table:number-matrix-columns-spanned="1" table:number-matrix-rows-spanned="1" table:formula="of:=IFERROR(INDEX([Armor.$D$2:.$G$500]; SMALL(IF(([.E$27]=[Armor.$D$2:.$D$500]); ROW([Armor.$D$2:.$D$500])-MIN(ROW([Armor.$D$2:.$D$500]))+1;&quot;&quot;);ROWS([.$A$25:.$A33]));2);&quot;&quot;)">
            <text:p/>
          </table:table-cell>
          <table:table-cell table:style-name="ce30" table:number-matrix-columns-spanned="1" table:number-matrix-rows-spanned="1" table:formula="of:=IFERROR(INDEX([Armor.$D$2:.$G$500]; SMALL(IF(([.F$27]=[Armor.$D$2:.$D$500]); ROW([Armor.$D$2:.$D$500])-MIN(ROW([Armor.$D$2:.$D$500]))+1;&quot;&quot;);ROWS([.$A$25:.$A33]));2);&quot;&quot;)">
            <text:p/>
          </table:table-cell>
          <table:table-cell table:style-name="ce10" table:number-matrix-columns-spanned="1" table:number-matrix-rows-spanned="1" table:formula="of:=IFERROR(INDEX([Armor.$D$2:.$G$500]; SMALL(IF(([.G$27]=[Armor.$D$2:.$D$500]); ROW([Armor.$D$2:.$D$500])-MIN(ROW([Armor.$D$2:.$D$500]))+1;&quot;&quot;);ROWS([.$A$25:.$A33]));2);&quot;&quot;)">
            <text:p/>
          </table:table-cell>
          <table:table-cell table:style-name="ce24" table:number-matrix-columns-spanned="1" table:number-matrix-rows-spanned="1" table:formula="of:=IFERROR(INDEX([Clothes.$D$2:.$G$500]; SMALL(IF(([.H$27]=[Clothes.$D$2:.$D$500]); ROW([Clothes.$D$2:.$D$500])-MIN(ROW([Clothes.$D$2:.$D$500]))+1;&quot;&quot;);ROWS([.$A$25:.$A33]));2);&quot;&quot;)">
            <text:p/>
          </table:table-cell>
          <table:table-cell table:style-name="ce30" table:number-matrix-columns-spanned="1" table:number-matrix-rows-spanned="1" table:formula="of:=IFERROR(INDEX([Clothes.$D$2:.$G$500]; SMALL(IF(([.I$27]=[Clothes.$D$2:.$D$500]); ROW([Clothes.$D$2:.$D$500])-MIN(ROW([Clothes.$D$2:.$D$500]))+1;&quot;&quot;);ROWS([.$A$25:.$A33]));2);&quot;&quot;)">
            <text:p/>
          </table:table-cell>
          <table:table-cell table:style-name="ce30" table:number-matrix-columns-spanned="1" table:number-matrix-rows-spanned="1" table:formula="of:=IFERROR(INDEX([Clothes.$D$2:.$G$500]; SMALL(IF(([.J$27]=[Clothes.$D$2:.$D$500]); ROW([Clothes.$D$2:.$D$500])-MIN(ROW([Clothes.$D$2:.$D$500]))+1;&quot;&quot;);ROWS([.$A$25:.$A33]));2);&quot;&quot;)">
            <text:p/>
          </table:table-cell>
          <table:table-cell table:style-name="ce30" table:number-matrix-columns-spanned="1" table:number-matrix-rows-spanned="1" table:formula="of:=IFERROR(INDEX([Clothes.$D$2:.$G$500]; SMALL(IF(([.K$27]=[Clothes.$D$2:.$D$500]); ROW([Clothes.$D$2:.$D$500])-MIN(ROW([Clothes.$D$2:.$D$500]))+1;&quot;&quot;);ROWS([.$A$25:.$A33]));2);&quot;&quot;)">
            <text:p/>
          </table:table-cell>
          <table:table-cell table:style-name="ce30"/>
          <table:table-cell table:style-name="ce30" table:number-matrix-columns-spanned="1" table:number-matrix-rows-spanned="1" table:formula="of:=IFERROR(INDEX([Clothes.$D$2:.$G$500]; SMALL(IF(([.M$27]=[Clothes.$D$2:.$D$500]); ROW([Clothes.$D$2:.$D$500])-MIN(ROW([Clothes.$D$2:.$D$500]))+1;&quot;&quot;);ROWS([.$A$25:.$A33]));2);&quot;&quot;)">
            <text:p/>
          </table:table-cell>
          <table:table-cell table:style-name="ce10" table:number-matrix-columns-spanned="1" table:number-matrix-rows-spanned="1" table:formula="of:=IFERROR(INDEX([Clothes.$D$2:.$G$500]; SMALL(IF(([.N$27]=[Clothes.$D$2:.$D$500]); ROW([Clothes.$D$2:.$D$500])-MIN(ROW([Clothes.$D$2:.$D$500]))+1;&quot;&quot;);ROWS([.$A$25:.$A33]));2);&quot;&quot;)">
            <text:p/>
          </table:table-cell>
          <table:table-cell table:style-name="ce24" table:number-matrix-columns-spanned="1" table:number-matrix-rows-spanned="1" table:formula="of:=IFERROR(INDEX([Tools.$D$2:.$G$500]; SMALL(IF(([.O$27]=[Tools.$D$2:.$D$500]); ROW([Tools.$D$2:.$D$500])-MIN(ROW([Tools.$D$2:.$D$500]))+1;&quot;&quot;);ROWS([.$A$25:.$A33]));2);&quot;&quot;)">
            <text:p/>
          </table:table-cell>
          <table:table-cell table:style-name="ce10" table:number-matrix-columns-spanned="1" table:number-matrix-rows-spanned="1" table:formula="of:=IFERROR(INDEX([Tools.$D$2:.$G$500]; SMALL(IF(([.P$27]=[Tools.$D$2:.$D$500]); ROW([Tools.$D$2:.$D$500])-MIN(ROW([Tools.$D$2:.$D$500]))+1;&quot;&quot;);ROWS([.$A$25:.$A33]));2);&quot;&quot;)">
            <text:p/>
          </table:table-cell>
          <table:table-cell table:number-columns-repeated="1008"/>
        </table:table-row>
        <table:table-row table:style-name="ro1">
          <table:table-cell table:style-name="ce24" table:number-matrix-columns-spanned="1" table:number-matrix-rows-spanned="1" table:formula="of:=IFERROR(INDEX([Armor.$D$2:.$G$500]; SMALL(IF(([.A$27]=[Armor.$D$2:.$D$500]); ROW([Armor.$D$2:.$D$500])-MIN(ROW([Armor.$D$2:.$D$500]))+1;&quot;&quot;);ROWS([.$A$25:.$A34]));2);&quot;&quot;)">
            <text:p/>
          </table:table-cell>
          <table:table-cell table:style-name="ce30" table:number-matrix-columns-spanned="1" table:number-matrix-rows-spanned="1" table:formula="of:=IFERROR(INDEX([Armor.$D$2:.$G$500]; SMALL(IF(([.B$27]=[Armor.$D$2:.$D$500]); ROW([Armor.$D$2:.$D$500])-MIN(ROW([Armor.$D$2:.$D$500]))+1;&quot;&quot;);ROWS([.$A$25:.$A34]));2);&quot;&quot;)">
            <text:p/>
          </table:table-cell>
          <table:table-cell table:style-name="ce30" table:number-matrix-columns-spanned="1" table:number-matrix-rows-spanned="1" table:formula="of:=IFERROR(INDEX([Armor.$D$2:.$G$500]; SMALL(IF(([.C$27]=[Armor.$D$2:.$D$500]); ROW([Armor.$D$2:.$D$500])-MIN(ROW([Armor.$D$2:.$D$500]))+1;&quot;&quot;);ROWS([.$A$25:.$A34]));2);&quot;&quot;)">
            <text:p/>
          </table:table-cell>
          <table:table-cell table:style-name="ce30" table:number-matrix-columns-spanned="1" table:number-matrix-rows-spanned="1" table:formula="of:=IFERROR(INDEX([Armor.$D$2:.$G$500]; SMALL(IF(([.D$27]=[Armor.$D$2:.$D$500]); ROW([Armor.$D$2:.$D$500])-MIN(ROW([Armor.$D$2:.$D$500]))+1;&quot;&quot;);ROWS([.$A$25:.$A34]));2);&quot;&quot;)">
            <text:p/>
          </table:table-cell>
          <table:table-cell table:style-name="ce30" table:number-matrix-columns-spanned="1" table:number-matrix-rows-spanned="1" table:formula="of:=IFERROR(INDEX([Armor.$D$2:.$G$500]; SMALL(IF(([.E$27]=[Armor.$D$2:.$D$500]); ROW([Armor.$D$2:.$D$500])-MIN(ROW([Armor.$D$2:.$D$500]))+1;&quot;&quot;);ROWS([.$A$25:.$A34]));2);&quot;&quot;)">
            <text:p/>
          </table:table-cell>
          <table:table-cell table:style-name="ce30" table:number-matrix-columns-spanned="1" table:number-matrix-rows-spanned="1" table:formula="of:=IFERROR(INDEX([Armor.$D$2:.$G$500]; SMALL(IF(([.F$27]=[Armor.$D$2:.$D$500]); ROW([Armor.$D$2:.$D$500])-MIN(ROW([Armor.$D$2:.$D$500]))+1;&quot;&quot;);ROWS([.$A$25:.$A34]));2);&quot;&quot;)">
            <text:p/>
          </table:table-cell>
          <table:table-cell table:style-name="ce10" table:number-matrix-columns-spanned="1" table:number-matrix-rows-spanned="1" table:formula="of:=IFERROR(INDEX([Armor.$D$2:.$G$500]; SMALL(IF(([.G$27]=[Armor.$D$2:.$D$500]); ROW([Armor.$D$2:.$D$500])-MIN(ROW([Armor.$D$2:.$D$500]))+1;&quot;&quot;);ROWS([.$A$25:.$A34]));2);&quot;&quot;)">
            <text:p/>
          </table:table-cell>
          <table:table-cell table:style-name="ce24" table:number-matrix-columns-spanned="1" table:number-matrix-rows-spanned="1" table:formula="of:=IFERROR(INDEX([Clothes.$D$2:.$G$500]; SMALL(IF(([.H$27]=[Clothes.$D$2:.$D$500]); ROW([Clothes.$D$2:.$D$500])-MIN(ROW([Clothes.$D$2:.$D$500]))+1;&quot;&quot;);ROWS([.$A$25:.$A34]));2);&quot;&quot;)">
            <text:p/>
          </table:table-cell>
          <table:table-cell table:style-name="ce30" table:number-matrix-columns-spanned="1" table:number-matrix-rows-spanned="1" table:formula="of:=IFERROR(INDEX([Clothes.$D$2:.$G$500]; SMALL(IF(([.I$27]=[Clothes.$D$2:.$D$500]); ROW([Clothes.$D$2:.$D$500])-MIN(ROW([Clothes.$D$2:.$D$500]))+1;&quot;&quot;);ROWS([.$A$25:.$A34]));2);&quot;&quot;)">
            <text:p/>
          </table:table-cell>
          <table:table-cell table:style-name="ce30" table:number-matrix-columns-spanned="1" table:number-matrix-rows-spanned="1" table:formula="of:=IFERROR(INDEX([Clothes.$D$2:.$G$500]; SMALL(IF(([.J$27]=[Clothes.$D$2:.$D$500]); ROW([Clothes.$D$2:.$D$500])-MIN(ROW([Clothes.$D$2:.$D$500]))+1;&quot;&quot;);ROWS([.$A$25:.$A34]));2);&quot;&quot;)">
            <text:p/>
          </table:table-cell>
          <table:table-cell table:style-name="ce30" table:number-matrix-columns-spanned="1" table:number-matrix-rows-spanned="1" table:formula="of:=IFERROR(INDEX([Clothes.$D$2:.$G$500]; SMALL(IF(([.K$27]=[Clothes.$D$2:.$D$500]); ROW([Clothes.$D$2:.$D$500])-MIN(ROW([Clothes.$D$2:.$D$500]))+1;&quot;&quot;);ROWS([.$A$25:.$A34]));2);&quot;&quot;)">
            <text:p/>
          </table:table-cell>
          <table:table-cell table:style-name="ce30" table:number-matrix-columns-spanned="1" table:number-matrix-rows-spanned="1" table:formula="of:=IFERROR(INDEX([Clothes.$D$2:.$G$500]; SMALL(IF(([.L$27]=[Clothes.$D$2:.$D$500]); ROW([Clothes.$D$2:.$D$500])-MIN(ROW([Clothes.$D$2:.$D$500]))+1;&quot;&quot;);ROWS([.$A$25:.$A34]));2);&quot;&quot;)">
            <text:p/>
          </table:table-cell>
          <table:table-cell table:style-name="ce30" table:number-matrix-columns-spanned="1" table:number-matrix-rows-spanned="1" table:formula="of:=IFERROR(INDEX([Clothes.$D$2:.$G$500]; SMALL(IF(([.M$27]=[Clothes.$D$2:.$D$500]); ROW([Clothes.$D$2:.$D$500])-MIN(ROW([Clothes.$D$2:.$D$500]))+1;&quot;&quot;);ROWS([.$A$25:.$A34]));2);&quot;&quot;)">
            <text:p/>
          </table:table-cell>
          <table:table-cell table:style-name="ce10" table:number-matrix-columns-spanned="1" table:number-matrix-rows-spanned="1" table:formula="of:=IFERROR(INDEX([Clothes.$D$2:.$G$500]; SMALL(IF(([.N$27]=[Clothes.$D$2:.$D$500]); ROW([Clothes.$D$2:.$D$500])-MIN(ROW([Clothes.$D$2:.$D$500]))+1;&quot;&quot;);ROWS([.$A$25:.$A34]));2);&quot;&quot;)">
            <text:p/>
          </table:table-cell>
          <table:table-cell table:style-name="ce24" table:number-matrix-columns-spanned="1" table:number-matrix-rows-spanned="1" table:formula="of:=IFERROR(INDEX([Tools.$D$2:.$G$500]; SMALL(IF(([.O$27]=[Tools.$D$2:.$D$500]); ROW([Tools.$D$2:.$D$500])-MIN(ROW([Tools.$D$2:.$D$500]))+1;&quot;&quot;);ROWS([.$A$25:.$A34]));2);&quot;&quot;)">
            <text:p/>
          </table:table-cell>
          <table:table-cell table:style-name="ce10" table:number-matrix-columns-spanned="1" table:number-matrix-rows-spanned="1" table:formula="of:=IFERROR(INDEX([Tools.$D$2:.$G$500]; SMALL(IF(([.P$27]=[Tools.$D$2:.$D$500]); ROW([Tools.$D$2:.$D$500])-MIN(ROW([Tools.$D$2:.$D$500]))+1;&quot;&quot;);ROWS([.$A$25:.$A34]));2);&quot;&quot;)">
            <text:p/>
          </table:table-cell>
          <table:table-cell table:number-columns-repeated="1008"/>
        </table:table-row>
        <table:table-row table:style-name="ro1">
          <table:table-cell table:style-name="ce24" table:number-matrix-columns-spanned="1" table:number-matrix-rows-spanned="1" table:formula="of:=IFERROR(INDEX([Armor.$D$2:.$G$500]; SMALL(IF(([.A$27]=[Armor.$D$2:.$D$500]); ROW([Armor.$D$2:.$D$500])-MIN(ROW([Armor.$D$2:.$D$500]))+1;&quot;&quot;);ROWS([.$A$25:.$A35]));2);&quot;&quot;)">
            <text:p/>
          </table:table-cell>
          <table:table-cell table:style-name="ce30" table:number-matrix-columns-spanned="1" table:number-matrix-rows-spanned="1" table:formula="of:=IFERROR(INDEX([Armor.$D$2:.$G$500]; SMALL(IF(([.B$27]=[Armor.$D$2:.$D$500]); ROW([Armor.$D$2:.$D$500])-MIN(ROW([Armor.$D$2:.$D$500]))+1;&quot;&quot;);ROWS([.$A$25:.$A35]));2);&quot;&quot;)">
            <text:p/>
          </table:table-cell>
          <table:table-cell table:style-name="ce30" table:number-matrix-columns-spanned="1" table:number-matrix-rows-spanned="1" table:formula="of:=IFERROR(INDEX([Armor.$D$2:.$G$500]; SMALL(IF(([.C$27]=[Armor.$D$2:.$D$500]); ROW([Armor.$D$2:.$D$500])-MIN(ROW([Armor.$D$2:.$D$500]))+1;&quot;&quot;);ROWS([.$A$25:.$A35]));2);&quot;&quot;)">
            <text:p/>
          </table:table-cell>
          <table:table-cell table:style-name="ce30" table:number-matrix-columns-spanned="1" table:number-matrix-rows-spanned="1" table:formula="of:=IFERROR(INDEX([Armor.$D$2:.$G$500]; SMALL(IF(([.D$27]=[Armor.$D$2:.$D$500]); ROW([Armor.$D$2:.$D$500])-MIN(ROW([Armor.$D$2:.$D$500]))+1;&quot;&quot;);ROWS([.$A$25:.$A35]));2);&quot;&quot;)">
            <text:p/>
          </table:table-cell>
          <table:table-cell table:style-name="ce30" table:number-matrix-columns-spanned="1" table:number-matrix-rows-spanned="1" table:formula="of:=IFERROR(INDEX([Armor.$D$2:.$G$500]; SMALL(IF(([.E$27]=[Armor.$D$2:.$D$500]); ROW([Armor.$D$2:.$D$500])-MIN(ROW([Armor.$D$2:.$D$500]))+1;&quot;&quot;);ROWS([.$A$25:.$A35]));2);&quot;&quot;)">
            <text:p/>
          </table:table-cell>
          <table:table-cell table:style-name="ce30" table:number-matrix-columns-spanned="1" table:number-matrix-rows-spanned="1" table:formula="of:=IFERROR(INDEX([Armor.$D$2:.$G$500]; SMALL(IF(([.F$27]=[Armor.$D$2:.$D$500]); ROW([Armor.$D$2:.$D$500])-MIN(ROW([Armor.$D$2:.$D$500]))+1;&quot;&quot;);ROWS([.$A$25:.$A35]));2);&quot;&quot;)">
            <text:p/>
          </table:table-cell>
          <table:table-cell table:style-name="ce10" table:number-matrix-columns-spanned="1" table:number-matrix-rows-spanned="1" table:formula="of:=IFERROR(INDEX([Armor.$D$2:.$G$500]; SMALL(IF(([.G$27]=[Armor.$D$2:.$D$500]); ROW([Armor.$D$2:.$D$500])-MIN(ROW([Armor.$D$2:.$D$500]))+1;&quot;&quot;);ROWS([.$A$25:.$A35]));2);&quot;&quot;)">
            <text:p/>
          </table:table-cell>
          <table:table-cell table:style-name="ce24" table:number-matrix-columns-spanned="1" table:number-matrix-rows-spanned="1" table:formula="of:=IFERROR(INDEX([Clothes.$D$2:.$G$500]; SMALL(IF(([.H$27]=[Clothes.$D$2:.$D$500]); ROW([Clothes.$D$2:.$D$500])-MIN(ROW([Clothes.$D$2:.$D$500]))+1;&quot;&quot;);ROWS([.$A$25:.$A35]));2);&quot;&quot;)">
            <text:p/>
          </table:table-cell>
          <table:table-cell table:style-name="ce30" table:number-matrix-columns-spanned="1" table:number-matrix-rows-spanned="1" table:formula="of:=IFERROR(INDEX([Clothes.$D$2:.$G$500]; SMALL(IF(([.I$27]=[Clothes.$D$2:.$D$500]); ROW([Clothes.$D$2:.$D$500])-MIN(ROW([Clothes.$D$2:.$D$500]))+1;&quot;&quot;);ROWS([.$A$25:.$A35]));2);&quot;&quot;)">
            <text:p/>
          </table:table-cell>
          <table:table-cell table:style-name="ce30" table:number-matrix-columns-spanned="1" table:number-matrix-rows-spanned="1" table:formula="of:=IFERROR(INDEX([Clothes.$D$2:.$G$500]; SMALL(IF(([.J$27]=[Clothes.$D$2:.$D$500]); ROW([Clothes.$D$2:.$D$500])-MIN(ROW([Clothes.$D$2:.$D$500]))+1;&quot;&quot;);ROWS([.$A$25:.$A35]));2);&quot;&quot;)">
            <text:p/>
          </table:table-cell>
          <table:table-cell table:style-name="ce30" table:number-matrix-columns-spanned="1" table:number-matrix-rows-spanned="1" table:formula="of:=IFERROR(INDEX([Clothes.$D$2:.$G$500]; SMALL(IF(([.K$27]=[Clothes.$D$2:.$D$500]); ROW([Clothes.$D$2:.$D$500])-MIN(ROW([Clothes.$D$2:.$D$500]))+1;&quot;&quot;);ROWS([.$A$25:.$A35]));2);&quot;&quot;)">
            <text:p/>
          </table:table-cell>
          <table:table-cell table:style-name="ce30" table:number-matrix-columns-spanned="1" table:number-matrix-rows-spanned="1" table:formula="of:=IFERROR(INDEX([Clothes.$D$2:.$G$500]; SMALL(IF(([.L$27]=[Clothes.$D$2:.$D$500]); ROW([Clothes.$D$2:.$D$500])-MIN(ROW([Clothes.$D$2:.$D$500]))+1;&quot;&quot;);ROWS([.$A$25:.$A35]));2);&quot;&quot;)">
            <text:p/>
          </table:table-cell>
          <table:table-cell table:style-name="ce30" table:number-matrix-columns-spanned="1" table:number-matrix-rows-spanned="1" table:formula="of:=IFERROR(INDEX([Clothes.$D$2:.$G$500]; SMALL(IF(([.M$27]=[Clothes.$D$2:.$D$500]); ROW([Clothes.$D$2:.$D$500])-MIN(ROW([Clothes.$D$2:.$D$500]))+1;&quot;&quot;);ROWS([.$A$25:.$A35]));2);&quot;&quot;)">
            <text:p/>
          </table:table-cell>
          <table:table-cell table:style-name="ce10" table:number-matrix-columns-spanned="1" table:number-matrix-rows-spanned="1" table:formula="of:=IFERROR(INDEX([Clothes.$D$2:.$G$500]; SMALL(IF(([.N$27]=[Clothes.$D$2:.$D$500]); ROW([Clothes.$D$2:.$D$500])-MIN(ROW([Clothes.$D$2:.$D$500]))+1;&quot;&quot;);ROWS([.$A$25:.$A35]));2);&quot;&quot;)">
            <text:p/>
          </table:table-cell>
          <table:table-cell table:style-name="ce24" table:number-matrix-columns-spanned="1" table:number-matrix-rows-spanned="1" table:formula="of:=IFERROR(INDEX([Tools.$D$2:.$G$500]; SMALL(IF(([.O$27]=[Tools.$D$2:.$D$500]); ROW([Tools.$D$2:.$D$500])-MIN(ROW([Tools.$D$2:.$D$500]))+1;&quot;&quot;);ROWS([.$A$25:.$A35]));2);&quot;&quot;)">
            <text:p/>
          </table:table-cell>
          <table:table-cell table:style-name="ce10" table:number-matrix-columns-spanned="1" table:number-matrix-rows-spanned="1" table:formula="of:=IFERROR(INDEX([Tools.$D$2:.$G$500]; SMALL(IF(([.P$27]=[Tools.$D$2:.$D$500]); ROW([Tools.$D$2:.$D$500])-MIN(ROW([Tools.$D$2:.$D$500]))+1;&quot;&quot;);ROWS([.$A$25:.$A35]));2);&quot;&quot;)">
            <text:p/>
          </table:table-cell>
          <table:table-cell table:number-columns-repeated="1008"/>
        </table:table-row>
        <table:table-row table:style-name="ro1">
          <table:table-cell table:style-name="ce24" table:number-matrix-columns-spanned="1" table:number-matrix-rows-spanned="1" table:formula="of:=IFERROR(INDEX([Armor.$D$2:.$G$500]; SMALL(IF(([.A$27]=[Armor.$D$2:.$D$500]); ROW([Armor.$D$2:.$D$500])-MIN(ROW([Armor.$D$2:.$D$500]))+1;&quot;&quot;);ROWS([.$A$25:.$A36]));2);&quot;&quot;)">
            <text:p/>
          </table:table-cell>
          <table:table-cell table:style-name="ce30" table:number-matrix-columns-spanned="1" table:number-matrix-rows-spanned="1" table:formula="of:=IFERROR(INDEX([Armor.$D$2:.$G$500]; SMALL(IF(([.B$27]=[Armor.$D$2:.$D$500]); ROW([Armor.$D$2:.$D$500])-MIN(ROW([Armor.$D$2:.$D$500]))+1;&quot;&quot;);ROWS([.$A$25:.$A36]));2);&quot;&quot;)">
            <text:p/>
          </table:table-cell>
          <table:table-cell table:style-name="ce30" table:number-matrix-columns-spanned="1" table:number-matrix-rows-spanned="1" table:formula="of:=IFERROR(INDEX([Armor.$D$2:.$G$500]; SMALL(IF(([.C$27]=[Armor.$D$2:.$D$500]); ROW([Armor.$D$2:.$D$500])-MIN(ROW([Armor.$D$2:.$D$500]))+1;&quot;&quot;);ROWS([.$A$25:.$A36]));2);&quot;&quot;)">
            <text:p/>
          </table:table-cell>
          <table:table-cell table:style-name="ce30" table:number-matrix-columns-spanned="1" table:number-matrix-rows-spanned="1" table:formula="of:=IFERROR(INDEX([Armor.$D$2:.$G$500]; SMALL(IF(([.D$27]=[Armor.$D$2:.$D$500]); ROW([Armor.$D$2:.$D$500])-MIN(ROW([Armor.$D$2:.$D$500]))+1;&quot;&quot;);ROWS([.$A$25:.$A36]));2);&quot;&quot;)">
            <text:p/>
          </table:table-cell>
          <table:table-cell table:style-name="ce30" table:number-matrix-columns-spanned="1" table:number-matrix-rows-spanned="1" table:formula="of:=IFERROR(INDEX([Armor.$D$2:.$G$500]; SMALL(IF(([.E$27]=[Armor.$D$2:.$D$500]); ROW([Armor.$D$2:.$D$500])-MIN(ROW([Armor.$D$2:.$D$500]))+1;&quot;&quot;);ROWS([.$A$25:.$A36]));2);&quot;&quot;)">
            <text:p/>
          </table:table-cell>
          <table:table-cell table:style-name="ce30" table:number-matrix-columns-spanned="1" table:number-matrix-rows-spanned="1" table:formula="of:=IFERROR(INDEX([Armor.$D$2:.$G$500]; SMALL(IF(([.F$27]=[Armor.$D$2:.$D$500]); ROW([Armor.$D$2:.$D$500])-MIN(ROW([Armor.$D$2:.$D$500]))+1;&quot;&quot;);ROWS([.$A$25:.$A36]));2);&quot;&quot;)">
            <text:p/>
          </table:table-cell>
          <table:table-cell table:style-name="ce10" table:number-matrix-columns-spanned="1" table:number-matrix-rows-spanned="1" table:formula="of:=IFERROR(INDEX([Armor.$D$2:.$G$500]; SMALL(IF(([.G$27]=[Armor.$D$2:.$D$500]); ROW([Armor.$D$2:.$D$500])-MIN(ROW([Armor.$D$2:.$D$500]))+1;&quot;&quot;);ROWS([.$A$25:.$A36]));2);&quot;&quot;)">
            <text:p/>
          </table:table-cell>
          <table:table-cell table:style-name="ce24" table:number-matrix-columns-spanned="1" table:number-matrix-rows-spanned="1" table:formula="of:=IFERROR(INDEX([Clothes.$D$2:.$G$500]; SMALL(IF(([.H$27]=[Clothes.$D$2:.$D$500]); ROW([Clothes.$D$2:.$D$500])-MIN(ROW([Clothes.$D$2:.$D$500]))+1;&quot;&quot;);ROWS([.$A$25:.$A36]));2);&quot;&quot;)">
            <text:p/>
          </table:table-cell>
          <table:table-cell table:style-name="ce30" table:number-matrix-columns-spanned="1" table:number-matrix-rows-spanned="1" table:formula="of:=IFERROR(INDEX([Clothes.$D$2:.$G$500]; SMALL(IF(([.I$27]=[Clothes.$D$2:.$D$500]); ROW([Clothes.$D$2:.$D$500])-MIN(ROW([Clothes.$D$2:.$D$500]))+1;&quot;&quot;);ROWS([.$A$25:.$A36]));2);&quot;&quot;)">
            <text:p/>
          </table:table-cell>
          <table:table-cell table:style-name="ce30" table:number-matrix-columns-spanned="1" table:number-matrix-rows-spanned="1" table:formula="of:=IFERROR(INDEX([Clothes.$D$2:.$G$500]; SMALL(IF(([.J$27]=[Clothes.$D$2:.$D$500]); ROW([Clothes.$D$2:.$D$500])-MIN(ROW([Clothes.$D$2:.$D$500]))+1;&quot;&quot;);ROWS([.$A$25:.$A36]));2);&quot;&quot;)">
            <text:p/>
          </table:table-cell>
          <table:table-cell table:style-name="ce30" table:number-matrix-columns-spanned="1" table:number-matrix-rows-spanned="1" table:formula="of:=IFERROR(INDEX([Clothes.$D$2:.$G$500]; SMALL(IF(([.K$27]=[Clothes.$D$2:.$D$500]); ROW([Clothes.$D$2:.$D$500])-MIN(ROW([Clothes.$D$2:.$D$500]))+1;&quot;&quot;);ROWS([.$A$25:.$A36]));2);&quot;&quot;)">
            <text:p/>
          </table:table-cell>
          <table:table-cell table:style-name="ce30" table:number-matrix-columns-spanned="1" table:number-matrix-rows-spanned="1" table:formula="of:=IFERROR(INDEX([Clothes.$D$2:.$G$500]; SMALL(IF(([.L$27]=[Clothes.$D$2:.$D$500]); ROW([Clothes.$D$2:.$D$500])-MIN(ROW([Clothes.$D$2:.$D$500]))+1;&quot;&quot;);ROWS([.$A$25:.$A36]));2);&quot;&quot;)">
            <text:p/>
          </table:table-cell>
          <table:table-cell table:style-name="ce30" table:number-matrix-columns-spanned="1" table:number-matrix-rows-spanned="1" table:formula="of:=IFERROR(INDEX([Clothes.$D$2:.$G$500]; SMALL(IF(([.M$27]=[Clothes.$D$2:.$D$500]); ROW([Clothes.$D$2:.$D$500])-MIN(ROW([Clothes.$D$2:.$D$500]))+1;&quot;&quot;);ROWS([.$A$25:.$A36]));2);&quot;&quot;)">
            <text:p/>
          </table:table-cell>
          <table:table-cell table:style-name="ce10" table:number-matrix-columns-spanned="1" table:number-matrix-rows-spanned="1" table:formula="of:=IFERROR(INDEX([Clothes.$D$2:.$G$500]; SMALL(IF(([.N$27]=[Clothes.$D$2:.$D$500]); ROW([Clothes.$D$2:.$D$500])-MIN(ROW([Clothes.$D$2:.$D$500]))+1;&quot;&quot;);ROWS([.$A$25:.$A36]));2);&quot;&quot;)">
            <text:p/>
          </table:table-cell>
          <table:table-cell table:style-name="ce24" table:number-matrix-columns-spanned="1" table:number-matrix-rows-spanned="1" table:formula="of:=IFERROR(INDEX([Tools.$D$2:.$G$500]; SMALL(IF(([.O$27]=[Tools.$D$2:.$D$500]); ROW([Tools.$D$2:.$D$500])-MIN(ROW([Tools.$D$2:.$D$500]))+1;&quot;&quot;);ROWS([.$A$25:.$A36]));2);&quot;&quot;)">
            <text:p/>
          </table:table-cell>
          <table:table-cell table:style-name="ce10" table:number-matrix-columns-spanned="1" table:number-matrix-rows-spanned="1" table:formula="of:=IFERROR(INDEX([Tools.$D$2:.$G$500]; SMALL(IF(([.P$27]=[Tools.$D$2:.$D$500]); ROW([Tools.$D$2:.$D$500])-MIN(ROW([Tools.$D$2:.$D$500]))+1;&quot;&quot;);ROWS([.$A$25:.$A36]));2);&quot;&quot;)">
            <text:p/>
          </table:table-cell>
          <table:table-cell table:number-columns-repeated="1008"/>
        </table:table-row>
        <table:table-row table:style-name="ro1">
          <table:table-cell table:style-name="ce24" table:number-matrix-columns-spanned="1" table:number-matrix-rows-spanned="1" table:formula="of:=IFERROR(INDEX([Armor.$D$2:.$G$500]; SMALL(IF(([.A$27]=[Armor.$D$2:.$D$500]); ROW([Armor.$D$2:.$D$500])-MIN(ROW([Armor.$D$2:.$D$500]))+1;&quot;&quot;);ROWS([.$A$25:.$A37]));2);&quot;&quot;)">
            <text:p/>
          </table:table-cell>
          <table:table-cell table:style-name="ce30" table:number-matrix-columns-spanned="1" table:number-matrix-rows-spanned="1" table:formula="of:=IFERROR(INDEX([Armor.$D$2:.$G$500]; SMALL(IF(([.B$27]=[Armor.$D$2:.$D$500]); ROW([Armor.$D$2:.$D$500])-MIN(ROW([Armor.$D$2:.$D$500]))+1;&quot;&quot;);ROWS([.$A$25:.$A37]));2);&quot;&quot;)">
            <text:p/>
          </table:table-cell>
          <table:table-cell table:style-name="ce30" table:number-matrix-columns-spanned="1" table:number-matrix-rows-spanned="1" table:formula="of:=IFERROR(INDEX([Armor.$D$2:.$G$500]; SMALL(IF(([.C$27]=[Armor.$D$2:.$D$500]); ROW([Armor.$D$2:.$D$500])-MIN(ROW([Armor.$D$2:.$D$500]))+1;&quot;&quot;);ROWS([.$A$25:.$A37]));2);&quot;&quot;)">
            <text:p/>
          </table:table-cell>
          <table:table-cell table:style-name="ce30" table:number-matrix-columns-spanned="1" table:number-matrix-rows-spanned="1" table:formula="of:=IFERROR(INDEX([Armor.$D$2:.$G$500]; SMALL(IF(([.D$27]=[Armor.$D$2:.$D$500]); ROW([Armor.$D$2:.$D$500])-MIN(ROW([Armor.$D$2:.$D$500]))+1;&quot;&quot;);ROWS([.$A$25:.$A37]));2);&quot;&quot;)">
            <text:p/>
          </table:table-cell>
          <table:table-cell table:style-name="ce30" table:number-matrix-columns-spanned="1" table:number-matrix-rows-spanned="1" table:formula="of:=IFERROR(INDEX([Armor.$D$2:.$G$500]; SMALL(IF(([.E$27]=[Armor.$D$2:.$D$500]); ROW([Armor.$D$2:.$D$500])-MIN(ROW([Armor.$D$2:.$D$500]))+1;&quot;&quot;);ROWS([.$A$25:.$A37]));2);&quot;&quot;)">
            <text:p/>
          </table:table-cell>
          <table:table-cell table:style-name="ce30" table:number-matrix-columns-spanned="1" table:number-matrix-rows-spanned="1" table:formula="of:=IFERROR(INDEX([Armor.$D$2:.$G$500]; SMALL(IF(([.F$27]=[Armor.$D$2:.$D$500]); ROW([Armor.$D$2:.$D$500])-MIN(ROW([Armor.$D$2:.$D$500]))+1;&quot;&quot;);ROWS([.$A$25:.$A37]));2);&quot;&quot;)">
            <text:p/>
          </table:table-cell>
          <table:table-cell table:style-name="ce10" table:number-matrix-columns-spanned="1" table:number-matrix-rows-spanned="1" table:formula="of:=IFERROR(INDEX([Armor.$D$2:.$G$500]; SMALL(IF(([.G$27]=[Armor.$D$2:.$D$500]); ROW([Armor.$D$2:.$D$500])-MIN(ROW([Armor.$D$2:.$D$500]))+1;&quot;&quot;);ROWS([.$A$25:.$A37]));2);&quot;&quot;)">
            <text:p/>
          </table:table-cell>
          <table:table-cell table:style-name="ce24" table:number-matrix-columns-spanned="1" table:number-matrix-rows-spanned="1" table:formula="of:=IFERROR(INDEX([Clothes.$D$2:.$G$500]; SMALL(IF(([.H$27]=[Clothes.$D$2:.$D$500]); ROW([Clothes.$D$2:.$D$500])-MIN(ROW([Clothes.$D$2:.$D$500]))+1;&quot;&quot;);ROWS([.$A$25:.$A37]));2);&quot;&quot;)">
            <text:p/>
          </table:table-cell>
          <table:table-cell table:style-name="ce30" table:number-matrix-columns-spanned="1" table:number-matrix-rows-spanned="1" table:formula="of:=IFERROR(INDEX([Clothes.$D$2:.$G$500]; SMALL(IF(([.I$27]=[Clothes.$D$2:.$D$500]); ROW([Clothes.$D$2:.$D$500])-MIN(ROW([Clothes.$D$2:.$D$500]))+1;&quot;&quot;);ROWS([.$A$25:.$A37]));2);&quot;&quot;)">
            <text:p/>
          </table:table-cell>
          <table:table-cell table:style-name="ce30" table:number-matrix-columns-spanned="1" table:number-matrix-rows-spanned="1" table:formula="of:=IFERROR(INDEX([Clothes.$D$2:.$G$500]; SMALL(IF(([.J$27]=[Clothes.$D$2:.$D$500]); ROW([Clothes.$D$2:.$D$500])-MIN(ROW([Clothes.$D$2:.$D$500]))+1;&quot;&quot;);ROWS([.$A$25:.$A37]));2);&quot;&quot;)">
            <text:p/>
          </table:table-cell>
          <table:table-cell table:style-name="ce30" table:number-matrix-columns-spanned="1" table:number-matrix-rows-spanned="1" table:formula="of:=IFERROR(INDEX([Clothes.$D$2:.$G$500]; SMALL(IF(([.K$27]=[Clothes.$D$2:.$D$500]); ROW([Clothes.$D$2:.$D$500])-MIN(ROW([Clothes.$D$2:.$D$500]))+1;&quot;&quot;);ROWS([.$A$25:.$A37]));2);&quot;&quot;)">
            <text:p/>
          </table:table-cell>
          <table:table-cell table:style-name="ce30" table:number-matrix-columns-spanned="1" table:number-matrix-rows-spanned="1" table:formula="of:=IFERROR(INDEX([Clothes.$D$2:.$G$500]; SMALL(IF(([.L$27]=[Clothes.$D$2:.$D$500]); ROW([Clothes.$D$2:.$D$500])-MIN(ROW([Clothes.$D$2:.$D$500]))+1;&quot;&quot;);ROWS([.$A$25:.$A37]));2);&quot;&quot;)">
            <text:p/>
          </table:table-cell>
          <table:table-cell table:style-name="ce30" table:number-matrix-columns-spanned="1" table:number-matrix-rows-spanned="1" table:formula="of:=IFERROR(INDEX([Clothes.$D$2:.$G$500]; SMALL(IF(([.M$27]=[Clothes.$D$2:.$D$500]); ROW([Clothes.$D$2:.$D$500])-MIN(ROW([Clothes.$D$2:.$D$500]))+1;&quot;&quot;);ROWS([.$A$25:.$A37]));2);&quot;&quot;)">
            <text:p/>
          </table:table-cell>
          <table:table-cell table:style-name="ce10" table:number-matrix-columns-spanned="1" table:number-matrix-rows-spanned="1" table:formula="of:=IFERROR(INDEX([Clothes.$D$2:.$G$500]; SMALL(IF(([.N$27]=[Clothes.$D$2:.$D$500]); ROW([Clothes.$D$2:.$D$500])-MIN(ROW([Clothes.$D$2:.$D$500]))+1;&quot;&quot;);ROWS([.$A$25:.$A37]));2);&quot;&quot;)">
            <text:p/>
          </table:table-cell>
          <table:table-cell table:style-name="ce24" table:number-matrix-columns-spanned="1" table:number-matrix-rows-spanned="1" table:formula="of:=IFERROR(INDEX([Tools.$D$2:.$G$500]; SMALL(IF(([.O$27]=[Tools.$D$2:.$D$500]); ROW([Tools.$D$2:.$D$500])-MIN(ROW([Tools.$D$2:.$D$500]))+1;&quot;&quot;);ROWS([.$A$25:.$A37]));2);&quot;&quot;)">
            <text:p/>
          </table:table-cell>
          <table:table-cell table:style-name="ce10" table:number-matrix-columns-spanned="1" table:number-matrix-rows-spanned="1" table:formula="of:=IFERROR(INDEX([Tools.$D$2:.$G$500]; SMALL(IF(([.P$27]=[Tools.$D$2:.$D$500]); ROW([Tools.$D$2:.$D$500])-MIN(ROW([Tools.$D$2:.$D$500]))+1;&quot;&quot;);ROWS([.$A$25:.$A37]));2);&quot;&quot;)">
            <text:p/>
          </table:table-cell>
          <table:table-cell table:number-columns-repeated="1008"/>
        </table:table-row>
        <table:table-row table:style-name="ro1">
          <table:table-cell table:style-name="ce24" table:number-matrix-columns-spanned="1" table:number-matrix-rows-spanned="1" table:formula="of:=IFERROR(INDEX([Armor.$D$2:.$G$500]; SMALL(IF(([.A$27]=[Armor.$D$2:.$D$500]); ROW([Armor.$D$2:.$D$500])-MIN(ROW([Armor.$D$2:.$D$500]))+1;&quot;&quot;);ROWS([.$A$25:.$A38]));2);&quot;&quot;)">
            <text:p/>
          </table:table-cell>
          <table:table-cell table:style-name="ce30" table:number-matrix-columns-spanned="1" table:number-matrix-rows-spanned="1" table:formula="of:=IFERROR(INDEX([Armor.$D$2:.$G$500]; SMALL(IF(([.B$27]=[Armor.$D$2:.$D$500]); ROW([Armor.$D$2:.$D$500])-MIN(ROW([Armor.$D$2:.$D$500]))+1;&quot;&quot;);ROWS([.$A$25:.$A38]));2);&quot;&quot;)">
            <text:p/>
          </table:table-cell>
          <table:table-cell table:style-name="ce30" table:number-matrix-columns-spanned="1" table:number-matrix-rows-spanned="1" table:formula="of:=IFERROR(INDEX([Armor.$D$2:.$G$500]; SMALL(IF(([.C$27]=[Armor.$D$2:.$D$500]); ROW([Armor.$D$2:.$D$500])-MIN(ROW([Armor.$D$2:.$D$500]))+1;&quot;&quot;);ROWS([.$A$25:.$A38]));2);&quot;&quot;)">
            <text:p/>
          </table:table-cell>
          <table:table-cell table:style-name="ce30" table:number-matrix-columns-spanned="1" table:number-matrix-rows-spanned="1" table:formula="of:=IFERROR(INDEX([Armor.$D$2:.$G$500]; SMALL(IF(([.D$27]=[Armor.$D$2:.$D$500]); ROW([Armor.$D$2:.$D$500])-MIN(ROW([Armor.$D$2:.$D$500]))+1;&quot;&quot;);ROWS([.$A$25:.$A38]));2);&quot;&quot;)">
            <text:p/>
          </table:table-cell>
          <table:table-cell table:style-name="ce30" table:number-matrix-columns-spanned="1" table:number-matrix-rows-spanned="1" table:formula="of:=IFERROR(INDEX([Armor.$D$2:.$G$500]; SMALL(IF(([.E$27]=[Armor.$D$2:.$D$500]); ROW([Armor.$D$2:.$D$500])-MIN(ROW([Armor.$D$2:.$D$500]))+1;&quot;&quot;);ROWS([.$A$25:.$A38]));2);&quot;&quot;)">
            <text:p/>
          </table:table-cell>
          <table:table-cell table:style-name="ce30" table:number-matrix-columns-spanned="1" table:number-matrix-rows-spanned="1" table:formula="of:=IFERROR(INDEX([Armor.$D$2:.$G$500]; SMALL(IF(([.F$27]=[Armor.$D$2:.$D$500]); ROW([Armor.$D$2:.$D$500])-MIN(ROW([Armor.$D$2:.$D$500]))+1;&quot;&quot;);ROWS([.$A$25:.$A38]));2);&quot;&quot;)">
            <text:p/>
          </table:table-cell>
          <table:table-cell table:style-name="ce10" table:number-matrix-columns-spanned="1" table:number-matrix-rows-spanned="1" table:formula="of:=IFERROR(INDEX([Armor.$D$2:.$G$500]; SMALL(IF(([.G$27]=[Armor.$D$2:.$D$500]); ROW([Armor.$D$2:.$D$500])-MIN(ROW([Armor.$D$2:.$D$500]))+1;&quot;&quot;);ROWS([.$A$25:.$A38]));2);&quot;&quot;)">
            <text:p/>
          </table:table-cell>
          <table:table-cell table:style-name="ce24" table:number-matrix-columns-spanned="1" table:number-matrix-rows-spanned="1" table:formula="of:=IFERROR(INDEX([Clothes.$D$2:.$G$500]; SMALL(IF(([.H$27]=[Clothes.$D$2:.$D$500]); ROW([Clothes.$D$2:.$D$500])-MIN(ROW([Clothes.$D$2:.$D$500]))+1;&quot;&quot;);ROWS([.$A$25:.$A38]));2);&quot;&quot;)">
            <text:p/>
          </table:table-cell>
          <table:table-cell table:style-name="ce30" table:number-matrix-columns-spanned="1" table:number-matrix-rows-spanned="1" table:formula="of:=IFERROR(INDEX([Clothes.$D$2:.$G$500]; SMALL(IF(([.I$27]=[Clothes.$D$2:.$D$500]); ROW([Clothes.$D$2:.$D$500])-MIN(ROW([Clothes.$D$2:.$D$500]))+1;&quot;&quot;);ROWS([.$A$25:.$A38]));2);&quot;&quot;)">
            <text:p/>
          </table:table-cell>
          <table:table-cell table:style-name="ce30" table:number-matrix-columns-spanned="1" table:number-matrix-rows-spanned="1" table:formula="of:=IFERROR(INDEX([Clothes.$D$2:.$G$500]; SMALL(IF(([.J$27]=[Clothes.$D$2:.$D$500]); ROW([Clothes.$D$2:.$D$500])-MIN(ROW([Clothes.$D$2:.$D$500]))+1;&quot;&quot;);ROWS([.$A$25:.$A38]));2);&quot;&quot;)">
            <text:p/>
          </table:table-cell>
          <table:table-cell table:style-name="ce30" table:number-matrix-columns-spanned="1" table:number-matrix-rows-spanned="1" table:formula="of:=IFERROR(INDEX([Clothes.$D$2:.$G$500]; SMALL(IF(([.K$27]=[Clothes.$D$2:.$D$500]); ROW([Clothes.$D$2:.$D$500])-MIN(ROW([Clothes.$D$2:.$D$500]))+1;&quot;&quot;);ROWS([.$A$25:.$A38]));2);&quot;&quot;)">
            <text:p/>
          </table:table-cell>
          <table:table-cell table:style-name="ce30" table:number-matrix-columns-spanned="1" table:number-matrix-rows-spanned="1" table:formula="of:=IFERROR(INDEX([Clothes.$D$2:.$G$500]; SMALL(IF(([.L$27]=[Clothes.$D$2:.$D$500]); ROW([Clothes.$D$2:.$D$500])-MIN(ROW([Clothes.$D$2:.$D$500]))+1;&quot;&quot;);ROWS([.$A$25:.$A38]));2);&quot;&quot;)">
            <text:p/>
          </table:table-cell>
          <table:table-cell table:style-name="ce30" table:number-matrix-columns-spanned="1" table:number-matrix-rows-spanned="1" table:formula="of:=IFERROR(INDEX([Clothes.$D$2:.$G$500]; SMALL(IF(([.M$27]=[Clothes.$D$2:.$D$500]); ROW([Clothes.$D$2:.$D$500])-MIN(ROW([Clothes.$D$2:.$D$500]))+1;&quot;&quot;);ROWS([.$A$25:.$A38]));2);&quot;&quot;)">
            <text:p/>
          </table:table-cell>
          <table:table-cell table:style-name="ce10" table:number-matrix-columns-spanned="1" table:number-matrix-rows-spanned="1" table:formula="of:=IFERROR(INDEX([Clothes.$D$2:.$G$500]; SMALL(IF(([.N$27]=[Clothes.$D$2:.$D$500]); ROW([Clothes.$D$2:.$D$500])-MIN(ROW([Clothes.$D$2:.$D$500]))+1;&quot;&quot;);ROWS([.$A$25:.$A38]));2);&quot;&quot;)">
            <text:p/>
          </table:table-cell>
          <table:table-cell table:style-name="ce24" table:number-matrix-columns-spanned="1" table:number-matrix-rows-spanned="1" table:formula="of:=IFERROR(INDEX([Tools.$D$2:.$G$500]; SMALL(IF(([.O$27]=[Tools.$D$2:.$D$500]); ROW([Tools.$D$2:.$D$500])-MIN(ROW([Tools.$D$2:.$D$500]))+1;&quot;&quot;);ROWS([.$A$25:.$A38]));2);&quot;&quot;)">
            <text:p/>
          </table:table-cell>
          <table:table-cell table:style-name="ce10" table:number-matrix-columns-spanned="1" table:number-matrix-rows-spanned="1" table:formula="of:=IFERROR(INDEX([Tools.$D$2:.$G$500]; SMALL(IF(([.P$27]=[Tools.$D$2:.$D$500]); ROW([Tools.$D$2:.$D$500])-MIN(ROW([Tools.$D$2:.$D$500]))+1;&quot;&quot;);ROWS([.$A$25:.$A38]));2);&quot;&quot;)">
            <text:p/>
          </table:table-cell>
          <table:table-cell table:number-columns-repeated="1008"/>
        </table:table-row>
        <table:table-row table:style-name="ro1">
          <table:table-cell table:style-name="ce24" table:number-matrix-columns-spanned="1" table:number-matrix-rows-spanned="1" table:formula="of:=IFERROR(INDEX([Armor.$D$2:.$G$500]; SMALL(IF(([.A$27]=[Armor.$D$2:.$D$500]); ROW([Armor.$D$2:.$D$500])-MIN(ROW([Armor.$D$2:.$D$500]))+1;&quot;&quot;);ROWS([.$A$25:.$A39]));2);&quot;&quot;)">
            <text:p/>
          </table:table-cell>
          <table:table-cell table:style-name="ce30" table:number-matrix-columns-spanned="1" table:number-matrix-rows-spanned="1" table:formula="of:=IFERROR(INDEX([Armor.$D$2:.$G$500]; SMALL(IF(([.B$27]=[Armor.$D$2:.$D$500]); ROW([Armor.$D$2:.$D$500])-MIN(ROW([Armor.$D$2:.$D$500]))+1;&quot;&quot;);ROWS([.$A$25:.$A39]));2);&quot;&quot;)">
            <text:p/>
          </table:table-cell>
          <table:table-cell table:style-name="ce30" table:number-matrix-columns-spanned="1" table:number-matrix-rows-spanned="1" table:formula="of:=IFERROR(INDEX([Armor.$D$2:.$G$500]; SMALL(IF(([.C$27]=[Armor.$D$2:.$D$500]); ROW([Armor.$D$2:.$D$500])-MIN(ROW([Armor.$D$2:.$D$500]))+1;&quot;&quot;);ROWS([.$A$25:.$A39]));2);&quot;&quot;)">
            <text:p/>
          </table:table-cell>
          <table:table-cell table:style-name="ce30" table:number-matrix-columns-spanned="1" table:number-matrix-rows-spanned="1" table:formula="of:=IFERROR(INDEX([Armor.$D$2:.$G$500]; SMALL(IF(([.D$27]=[Armor.$D$2:.$D$500]); ROW([Armor.$D$2:.$D$500])-MIN(ROW([Armor.$D$2:.$D$500]))+1;&quot;&quot;);ROWS([.$A$25:.$A39]));2);&quot;&quot;)">
            <text:p/>
          </table:table-cell>
          <table:table-cell table:style-name="ce30" table:number-matrix-columns-spanned="1" table:number-matrix-rows-spanned="1" table:formula="of:=IFERROR(INDEX([Armor.$D$2:.$G$500]; SMALL(IF(([.E$27]=[Armor.$D$2:.$D$500]); ROW([Armor.$D$2:.$D$500])-MIN(ROW([Armor.$D$2:.$D$500]))+1;&quot;&quot;);ROWS([.$A$25:.$A39]));2);&quot;&quot;)">
            <text:p/>
          </table:table-cell>
          <table:table-cell table:style-name="ce30" table:number-matrix-columns-spanned="1" table:number-matrix-rows-spanned="1" table:formula="of:=IFERROR(INDEX([Armor.$D$2:.$G$500]; SMALL(IF(([.F$27]=[Armor.$D$2:.$D$500]); ROW([Armor.$D$2:.$D$500])-MIN(ROW([Armor.$D$2:.$D$500]))+1;&quot;&quot;);ROWS([.$A$25:.$A39]));2);&quot;&quot;)">
            <text:p/>
          </table:table-cell>
          <table:table-cell table:style-name="ce10" table:number-matrix-columns-spanned="1" table:number-matrix-rows-spanned="1" table:formula="of:=IFERROR(INDEX([Armor.$D$2:.$G$500]; SMALL(IF(([.G$27]=[Armor.$D$2:.$D$500]); ROW([Armor.$D$2:.$D$500])-MIN(ROW([Armor.$D$2:.$D$500]))+1;&quot;&quot;);ROWS([.$A$25:.$A39]));2);&quot;&quot;)">
            <text:p/>
          </table:table-cell>
          <table:table-cell table:style-name="ce24" table:number-matrix-columns-spanned="1" table:number-matrix-rows-spanned="1" table:formula="of:=IFERROR(INDEX([Clothes.$D$2:.$G$500]; SMALL(IF(([.H$27]=[Clothes.$D$2:.$D$500]); ROW([Clothes.$D$2:.$D$500])-MIN(ROW([Clothes.$D$2:.$D$500]))+1;&quot;&quot;);ROWS([.$A$25:.$A39]));2);&quot;&quot;)">
            <text:p/>
          </table:table-cell>
          <table:table-cell table:style-name="ce30" table:number-matrix-columns-spanned="1" table:number-matrix-rows-spanned="1" table:formula="of:=IFERROR(INDEX([Clothes.$D$2:.$G$500]; SMALL(IF(([.I$27]=[Clothes.$D$2:.$D$500]); ROW([Clothes.$D$2:.$D$500])-MIN(ROW([Clothes.$D$2:.$D$500]))+1;&quot;&quot;);ROWS([.$A$25:.$A39]));2);&quot;&quot;)">
            <text:p/>
          </table:table-cell>
          <table:table-cell table:style-name="ce30" table:number-matrix-columns-spanned="1" table:number-matrix-rows-spanned="1" table:formula="of:=IFERROR(INDEX([Clothes.$D$2:.$G$500]; SMALL(IF(([.J$27]=[Clothes.$D$2:.$D$500]); ROW([Clothes.$D$2:.$D$500])-MIN(ROW([Clothes.$D$2:.$D$500]))+1;&quot;&quot;);ROWS([.$A$25:.$A39]));2);&quot;&quot;)">
            <text:p/>
          </table:table-cell>
          <table:table-cell table:style-name="ce30" table:number-matrix-columns-spanned="1" table:number-matrix-rows-spanned="1" table:formula="of:=IFERROR(INDEX([Clothes.$D$2:.$G$500]; SMALL(IF(([.K$27]=[Clothes.$D$2:.$D$500]); ROW([Clothes.$D$2:.$D$500])-MIN(ROW([Clothes.$D$2:.$D$500]))+1;&quot;&quot;);ROWS([.$A$25:.$A39]));2);&quot;&quot;)">
            <text:p/>
          </table:table-cell>
          <table:table-cell table:style-name="ce30" table:number-matrix-columns-spanned="1" table:number-matrix-rows-spanned="1" table:formula="of:=IFERROR(INDEX([Clothes.$D$2:.$G$500]; SMALL(IF(([.L$27]=[Clothes.$D$2:.$D$500]); ROW([Clothes.$D$2:.$D$500])-MIN(ROW([Clothes.$D$2:.$D$500]))+1;&quot;&quot;);ROWS([.$A$25:.$A39]));2);&quot;&quot;)">
            <text:p/>
          </table:table-cell>
          <table:table-cell table:style-name="ce30" table:number-matrix-columns-spanned="1" table:number-matrix-rows-spanned="1" table:formula="of:=IFERROR(INDEX([Clothes.$D$2:.$G$500]; SMALL(IF(([.M$27]=[Clothes.$D$2:.$D$500]); ROW([Clothes.$D$2:.$D$500])-MIN(ROW([Clothes.$D$2:.$D$500]))+1;&quot;&quot;);ROWS([.$A$25:.$A39]));2);&quot;&quot;)">
            <text:p/>
          </table:table-cell>
          <table:table-cell table:style-name="ce10" table:number-matrix-columns-spanned="1" table:number-matrix-rows-spanned="1" table:formula="of:=IFERROR(INDEX([Clothes.$D$2:.$G$500]; SMALL(IF(([.N$27]=[Clothes.$D$2:.$D$500]); ROW([Clothes.$D$2:.$D$500])-MIN(ROW([Clothes.$D$2:.$D$500]))+1;&quot;&quot;);ROWS([.$A$25:.$A39]));2);&quot;&quot;)">
            <text:p/>
          </table:table-cell>
          <table:table-cell table:style-name="ce24" table:number-matrix-columns-spanned="1" table:number-matrix-rows-spanned="1" table:formula="of:=IFERROR(INDEX([Tools.$D$2:.$G$500]; SMALL(IF(([.O$27]=[Tools.$D$2:.$D$500]); ROW([Tools.$D$2:.$D$500])-MIN(ROW([Tools.$D$2:.$D$500]))+1;&quot;&quot;);ROWS([.$A$25:.$A39]));2);&quot;&quot;)">
            <text:p/>
          </table:table-cell>
          <table:table-cell table:style-name="ce10" table:number-matrix-columns-spanned="1" table:number-matrix-rows-spanned="1" table:formula="of:=IFERROR(INDEX([Tools.$D$2:.$G$500]; SMALL(IF(([.P$27]=[Tools.$D$2:.$D$500]); ROW([Tools.$D$2:.$D$500])-MIN(ROW([Tools.$D$2:.$D$500]))+1;&quot;&quot;);ROWS([.$A$25:.$A39]));2);&quot;&quot;)">
            <text:p/>
          </table:table-cell>
          <table:table-cell table:number-columns-repeated="1008"/>
        </table:table-row>
        <table:table-row table:style-name="ro1">
          <table:table-cell table:style-name="ce24" table:number-matrix-columns-spanned="1" table:number-matrix-rows-spanned="1" table:formula="of:=IFERROR(INDEX([Armor.$D$2:.$G$500]; SMALL(IF(([.A$27]=[Armor.$D$2:.$D$500]); ROW([Armor.$D$2:.$D$500])-MIN(ROW([Armor.$D$2:.$D$500]))+1;&quot;&quot;);ROWS([.$A$25:.$A40]));2);&quot;&quot;)">
            <text:p/>
          </table:table-cell>
          <table:table-cell table:style-name="ce30" table:number-matrix-columns-spanned="1" table:number-matrix-rows-spanned="1" table:formula="of:=IFERROR(INDEX([Armor.$D$2:.$G$500]; SMALL(IF(([.B$27]=[Armor.$D$2:.$D$500]); ROW([Armor.$D$2:.$D$500])-MIN(ROW([Armor.$D$2:.$D$500]))+1;&quot;&quot;);ROWS([.$A$25:.$A40]));2);&quot;&quot;)">
            <text:p/>
          </table:table-cell>
          <table:table-cell table:style-name="ce30" table:number-matrix-columns-spanned="1" table:number-matrix-rows-spanned="1" table:formula="of:=IFERROR(INDEX([Armor.$D$2:.$G$500]; SMALL(IF(([.C$27]=[Armor.$D$2:.$D$500]); ROW([Armor.$D$2:.$D$500])-MIN(ROW([Armor.$D$2:.$D$500]))+1;&quot;&quot;);ROWS([.$A$25:.$A40]));2);&quot;&quot;)">
            <text:p/>
          </table:table-cell>
          <table:table-cell table:style-name="ce30" table:number-matrix-columns-spanned="1" table:number-matrix-rows-spanned="1" table:formula="of:=IFERROR(INDEX([Armor.$D$2:.$G$500]; SMALL(IF(([.D$27]=[Armor.$D$2:.$D$500]); ROW([Armor.$D$2:.$D$500])-MIN(ROW([Armor.$D$2:.$D$500]))+1;&quot;&quot;);ROWS([.$A$25:.$A40]));2);&quot;&quot;)">
            <text:p/>
          </table:table-cell>
          <table:table-cell table:style-name="ce30" table:number-matrix-columns-spanned="1" table:number-matrix-rows-spanned="1" table:formula="of:=IFERROR(INDEX([Armor.$D$2:.$G$500]; SMALL(IF(([.E$27]=[Armor.$D$2:.$D$500]); ROW([Armor.$D$2:.$D$500])-MIN(ROW([Armor.$D$2:.$D$500]))+1;&quot;&quot;);ROWS([.$A$25:.$A40]));2);&quot;&quot;)">
            <text:p/>
          </table:table-cell>
          <table:table-cell table:style-name="ce30" table:number-matrix-columns-spanned="1" table:number-matrix-rows-spanned="1" table:formula="of:=IFERROR(INDEX([Armor.$D$2:.$G$500]; SMALL(IF(([.F$27]=[Armor.$D$2:.$D$500]); ROW([Armor.$D$2:.$D$500])-MIN(ROW([Armor.$D$2:.$D$500]))+1;&quot;&quot;);ROWS([.$A$25:.$A40]));2);&quot;&quot;)">
            <text:p/>
          </table:table-cell>
          <table:table-cell table:style-name="ce10" table:number-matrix-columns-spanned="1" table:number-matrix-rows-spanned="1" table:formula="of:=IFERROR(INDEX([Armor.$D$2:.$G$500]; SMALL(IF(([.G$27]=[Armor.$D$2:.$D$500]); ROW([Armor.$D$2:.$D$500])-MIN(ROW([Armor.$D$2:.$D$500]))+1;&quot;&quot;);ROWS([.$A$25:.$A40]));2);&quot;&quot;)">
            <text:p/>
          </table:table-cell>
          <table:table-cell table:style-name="ce24" table:number-matrix-columns-spanned="1" table:number-matrix-rows-spanned="1" table:formula="of:=IFERROR(INDEX([Clothes.$D$2:.$G$500]; SMALL(IF(([.H$27]=[Clothes.$D$2:.$D$500]); ROW([Clothes.$D$2:.$D$500])-MIN(ROW([Clothes.$D$2:.$D$500]))+1;&quot;&quot;);ROWS([.$A$25:.$A40]));2);&quot;&quot;)">
            <text:p/>
          </table:table-cell>
          <table:table-cell table:style-name="ce30" table:number-matrix-columns-spanned="1" table:number-matrix-rows-spanned="1" table:formula="of:=IFERROR(INDEX([Clothes.$D$2:.$G$500]; SMALL(IF(([.I$27]=[Clothes.$D$2:.$D$500]); ROW([Clothes.$D$2:.$D$500])-MIN(ROW([Clothes.$D$2:.$D$500]))+1;&quot;&quot;);ROWS([.$A$25:.$A40]));2);&quot;&quot;)">
            <text:p/>
          </table:table-cell>
          <table:table-cell table:style-name="ce30" table:number-matrix-columns-spanned="1" table:number-matrix-rows-spanned="1" table:formula="of:=IFERROR(INDEX([Clothes.$D$2:.$G$500]; SMALL(IF(([.J$27]=[Clothes.$D$2:.$D$500]); ROW([Clothes.$D$2:.$D$500])-MIN(ROW([Clothes.$D$2:.$D$500]))+1;&quot;&quot;);ROWS([.$A$25:.$A40]));2);&quot;&quot;)">
            <text:p/>
          </table:table-cell>
          <table:table-cell table:style-name="ce30" table:number-matrix-columns-spanned="1" table:number-matrix-rows-spanned="1" table:formula="of:=IFERROR(INDEX([Clothes.$D$2:.$G$500]; SMALL(IF(([.K$27]=[Clothes.$D$2:.$D$500]); ROW([Clothes.$D$2:.$D$500])-MIN(ROW([Clothes.$D$2:.$D$500]))+1;&quot;&quot;);ROWS([.$A$25:.$A40]));2);&quot;&quot;)">
            <text:p/>
          </table:table-cell>
          <table:table-cell table:style-name="ce30" table:number-matrix-columns-spanned="1" table:number-matrix-rows-spanned="1" table:formula="of:=IFERROR(INDEX([Clothes.$D$2:.$G$500]; SMALL(IF(([.L$27]=[Clothes.$D$2:.$D$500]); ROW([Clothes.$D$2:.$D$500])-MIN(ROW([Clothes.$D$2:.$D$500]))+1;&quot;&quot;);ROWS([.$A$25:.$A40]));2);&quot;&quot;)">
            <text:p/>
          </table:table-cell>
          <table:table-cell table:style-name="ce30" table:number-matrix-columns-spanned="1" table:number-matrix-rows-spanned="1" table:formula="of:=IFERROR(INDEX([Clothes.$D$2:.$G$500]; SMALL(IF(([.M$27]=[Clothes.$D$2:.$D$500]); ROW([Clothes.$D$2:.$D$500])-MIN(ROW([Clothes.$D$2:.$D$500]))+1;&quot;&quot;);ROWS([.$A$25:.$A40]));2);&quot;&quot;)">
            <text:p/>
          </table:table-cell>
          <table:table-cell table:style-name="ce10" table:number-matrix-columns-spanned="1" table:number-matrix-rows-spanned="1" table:formula="of:=IFERROR(INDEX([Clothes.$D$2:.$G$500]; SMALL(IF(([.N$27]=[Clothes.$D$2:.$D$500]); ROW([Clothes.$D$2:.$D$500])-MIN(ROW([Clothes.$D$2:.$D$500]))+1;&quot;&quot;);ROWS([.$A$25:.$A40]));2);&quot;&quot;)">
            <text:p/>
          </table:table-cell>
          <table:table-cell table:style-name="ce24" table:number-matrix-columns-spanned="1" table:number-matrix-rows-spanned="1" table:formula="of:=IFERROR(INDEX([Tools.$D$2:.$G$500]; SMALL(IF(([.O$27]=[Tools.$D$2:.$D$500]); ROW([Tools.$D$2:.$D$500])-MIN(ROW([Tools.$D$2:.$D$500]))+1;&quot;&quot;);ROWS([.$A$25:.$A40]));2);&quot;&quot;)">
            <text:p/>
          </table:table-cell>
          <table:table-cell table:style-name="ce10" table:number-matrix-columns-spanned="1" table:number-matrix-rows-spanned="1" table:formula="of:=IFERROR(INDEX([Tools.$D$2:.$G$500]; SMALL(IF(([.P$27]=[Tools.$D$2:.$D$500]); ROW([Tools.$D$2:.$D$500])-MIN(ROW([Tools.$D$2:.$D$500]))+1;&quot;&quot;);ROWS([.$A$25:.$A40]));2);&quot;&quot;)">
            <text:p/>
          </table:table-cell>
          <table:table-cell table:number-columns-repeated="1008"/>
        </table:table-row>
        <table:table-row table:style-name="ro1">
          <table:table-cell table:style-name="ce24" table:number-matrix-columns-spanned="1" table:number-matrix-rows-spanned="1" table:formula="of:=IFERROR(INDEX([Armor.$D$2:.$G$500]; SMALL(IF(([.A$27]=[Armor.$D$2:.$D$500]); ROW([Armor.$D$2:.$D$500])-MIN(ROW([Armor.$D$2:.$D$500]))+1;&quot;&quot;);ROWS([.$A$25:.$A41]));2);&quot;&quot;)">
            <text:p/>
          </table:table-cell>
          <table:table-cell table:style-name="ce30" table:number-matrix-columns-spanned="1" table:number-matrix-rows-spanned="1" table:formula="of:=IFERROR(INDEX([Armor.$D$2:.$G$500]; SMALL(IF(([.B$27]=[Armor.$D$2:.$D$500]); ROW([Armor.$D$2:.$D$500])-MIN(ROW([Armor.$D$2:.$D$500]))+1;&quot;&quot;);ROWS([.$A$25:.$A41]));2);&quot;&quot;)">
            <text:p/>
          </table:table-cell>
          <table:table-cell table:style-name="ce30" table:number-matrix-columns-spanned="1" table:number-matrix-rows-spanned="1" table:formula="of:=IFERROR(INDEX([Armor.$D$2:.$G$500]; SMALL(IF(([.C$27]=[Armor.$D$2:.$D$500]); ROW([Armor.$D$2:.$D$500])-MIN(ROW([Armor.$D$2:.$D$500]))+1;&quot;&quot;);ROWS([.$A$25:.$A41]));2);&quot;&quot;)">
            <text:p/>
          </table:table-cell>
          <table:table-cell table:style-name="ce30" table:number-matrix-columns-spanned="1" table:number-matrix-rows-spanned="1" table:formula="of:=IFERROR(INDEX([Armor.$D$2:.$G$500]; SMALL(IF(([.D$27]=[Armor.$D$2:.$D$500]); ROW([Armor.$D$2:.$D$500])-MIN(ROW([Armor.$D$2:.$D$500]))+1;&quot;&quot;);ROWS([.$A$25:.$A41]));2);&quot;&quot;)">
            <text:p/>
          </table:table-cell>
          <table:table-cell table:style-name="ce30" table:number-matrix-columns-spanned="1" table:number-matrix-rows-spanned="1" table:formula="of:=IFERROR(INDEX([Armor.$D$2:.$G$500]; SMALL(IF(([.E$27]=[Armor.$D$2:.$D$500]); ROW([Armor.$D$2:.$D$500])-MIN(ROW([Armor.$D$2:.$D$500]))+1;&quot;&quot;);ROWS([.$A$25:.$A41]));2);&quot;&quot;)">
            <text:p/>
          </table:table-cell>
          <table:table-cell table:style-name="ce30" table:number-matrix-columns-spanned="1" table:number-matrix-rows-spanned="1" table:formula="of:=IFERROR(INDEX([Armor.$D$2:.$G$500]; SMALL(IF(([.F$27]=[Armor.$D$2:.$D$500]); ROW([Armor.$D$2:.$D$500])-MIN(ROW([Armor.$D$2:.$D$500]))+1;&quot;&quot;);ROWS([.$A$25:.$A41]));2);&quot;&quot;)">
            <text:p/>
          </table:table-cell>
          <table:table-cell table:style-name="ce10" table:number-matrix-columns-spanned="1" table:number-matrix-rows-spanned="1" table:formula="of:=IFERROR(INDEX([Armor.$D$2:.$G$500]; SMALL(IF(([.G$27]=[Armor.$D$2:.$D$500]); ROW([Armor.$D$2:.$D$500])-MIN(ROW([Armor.$D$2:.$D$500]))+1;&quot;&quot;);ROWS([.$A$25:.$A41]));2);&quot;&quot;)">
            <text:p/>
          </table:table-cell>
          <table:table-cell table:style-name="ce24" table:number-matrix-columns-spanned="1" table:number-matrix-rows-spanned="1" table:formula="of:=IFERROR(INDEX([Clothes.$D$2:.$G$500]; SMALL(IF(([.H$27]=[Clothes.$D$2:.$D$500]); ROW([Clothes.$D$2:.$D$500])-MIN(ROW([Clothes.$D$2:.$D$500]))+1;&quot;&quot;);ROWS([.$A$25:.$A41]));2);&quot;&quot;)">
            <text:p/>
          </table:table-cell>
          <table:table-cell table:style-name="ce30" table:number-matrix-columns-spanned="1" table:number-matrix-rows-spanned="1" table:formula="of:=IFERROR(INDEX([Clothes.$D$2:.$G$500]; SMALL(IF(([.I$27]=[Clothes.$D$2:.$D$500]); ROW([Clothes.$D$2:.$D$500])-MIN(ROW([Clothes.$D$2:.$D$500]))+1;&quot;&quot;);ROWS([.$A$25:.$A41]));2);&quot;&quot;)">
            <text:p/>
          </table:table-cell>
          <table:table-cell table:style-name="ce30" table:number-matrix-columns-spanned="1" table:number-matrix-rows-spanned="1" table:formula="of:=IFERROR(INDEX([Clothes.$D$2:.$G$500]; SMALL(IF(([.J$27]=[Clothes.$D$2:.$D$500]); ROW([Clothes.$D$2:.$D$500])-MIN(ROW([Clothes.$D$2:.$D$500]))+1;&quot;&quot;);ROWS([.$A$25:.$A41]));2);&quot;&quot;)">
            <text:p/>
          </table:table-cell>
          <table:table-cell table:style-name="ce30" table:number-matrix-columns-spanned="1" table:number-matrix-rows-spanned="1" table:formula="of:=IFERROR(INDEX([Clothes.$D$2:.$G$500]; SMALL(IF(([.K$27]=[Clothes.$D$2:.$D$500]); ROW([Clothes.$D$2:.$D$500])-MIN(ROW([Clothes.$D$2:.$D$500]))+1;&quot;&quot;);ROWS([.$A$25:.$A41]));2);&quot;&quot;)">
            <text:p/>
          </table:table-cell>
          <table:table-cell table:style-name="ce30" table:number-matrix-columns-spanned="1" table:number-matrix-rows-spanned="1" table:formula="of:=IFERROR(INDEX([Clothes.$D$2:.$G$500]; SMALL(IF(([.L$27]=[Clothes.$D$2:.$D$500]); ROW([Clothes.$D$2:.$D$500])-MIN(ROW([Clothes.$D$2:.$D$500]))+1;&quot;&quot;);ROWS([.$A$25:.$A41]));2);&quot;&quot;)">
            <text:p/>
          </table:table-cell>
          <table:table-cell table:style-name="ce30" table:number-matrix-columns-spanned="1" table:number-matrix-rows-spanned="1" table:formula="of:=IFERROR(INDEX([Clothes.$D$2:.$G$500]; SMALL(IF(([.M$27]=[Clothes.$D$2:.$D$500]); ROW([Clothes.$D$2:.$D$500])-MIN(ROW([Clothes.$D$2:.$D$500]))+1;&quot;&quot;);ROWS([.$A$25:.$A41]));2);&quot;&quot;)">
            <text:p/>
          </table:table-cell>
          <table:table-cell table:style-name="ce10" table:number-matrix-columns-spanned="1" table:number-matrix-rows-spanned="1" table:formula="of:=IFERROR(INDEX([Clothes.$D$2:.$G$500]; SMALL(IF(([.N$27]=[Clothes.$D$2:.$D$500]); ROW([Clothes.$D$2:.$D$500])-MIN(ROW([Clothes.$D$2:.$D$500]))+1;&quot;&quot;);ROWS([.$A$25:.$A41]));2);&quot;&quot;)">
            <text:p/>
          </table:table-cell>
          <table:table-cell table:style-name="ce24" table:number-matrix-columns-spanned="1" table:number-matrix-rows-spanned="1" table:formula="of:=IFERROR(INDEX([Tools.$D$2:.$G$500]; SMALL(IF(([.O$27]=[Tools.$D$2:.$D$500]); ROW([Tools.$D$2:.$D$500])-MIN(ROW([Tools.$D$2:.$D$500]))+1;&quot;&quot;);ROWS([.$A$25:.$A41]));2);&quot;&quot;)">
            <text:p/>
          </table:table-cell>
          <table:table-cell table:style-name="ce10" table:number-matrix-columns-spanned="1" table:number-matrix-rows-spanned="1" table:formula="of:=IFERROR(INDEX([Tools.$D$2:.$G$500]; SMALL(IF(([.P$27]=[Tools.$D$2:.$D$500]); ROW([Tools.$D$2:.$D$500])-MIN(ROW([Tools.$D$2:.$D$500]))+1;&quot;&quot;);ROWS([.$A$25:.$A41]));2);&quot;&quot;)">
            <text:p/>
          </table:table-cell>
          <table:table-cell table:number-columns-repeated="1008"/>
        </table:table-row>
        <table:table-row table:style-name="ro1">
          <table:table-cell table:style-name="ce24" table:number-matrix-columns-spanned="1" table:number-matrix-rows-spanned="1" table:formula="of:=IFERROR(INDEX([Armor.$D$2:.$G$500]; SMALL(IF(([.A$27]=[Armor.$D$2:.$D$500]); ROW([Armor.$D$2:.$D$500])-MIN(ROW([Armor.$D$2:.$D$500]))+1;&quot;&quot;);ROWS([.$A$25:.$A42]));2);&quot;&quot;)">
            <text:p/>
          </table:table-cell>
          <table:table-cell table:style-name="ce30" table:number-matrix-columns-spanned="1" table:number-matrix-rows-spanned="1" table:formula="of:=IFERROR(INDEX([Armor.$D$2:.$G$500]; SMALL(IF(([.B$27]=[Armor.$D$2:.$D$500]); ROW([Armor.$D$2:.$D$500])-MIN(ROW([Armor.$D$2:.$D$500]))+1;&quot;&quot;);ROWS([.$A$25:.$A42]));2);&quot;&quot;)">
            <text:p/>
          </table:table-cell>
          <table:table-cell table:style-name="ce30" table:number-matrix-columns-spanned="1" table:number-matrix-rows-spanned="1" table:formula="of:=IFERROR(INDEX([Armor.$D$2:.$G$500]; SMALL(IF(([.C$27]=[Armor.$D$2:.$D$500]); ROW([Armor.$D$2:.$D$500])-MIN(ROW([Armor.$D$2:.$D$500]))+1;&quot;&quot;);ROWS([.$A$25:.$A42]));2);&quot;&quot;)">
            <text:p/>
          </table:table-cell>
          <table:table-cell table:style-name="ce30" table:number-matrix-columns-spanned="1" table:number-matrix-rows-spanned="1" table:formula="of:=IFERROR(INDEX([Armor.$D$2:.$G$500]; SMALL(IF(([.D$27]=[Armor.$D$2:.$D$500]); ROW([Armor.$D$2:.$D$500])-MIN(ROW([Armor.$D$2:.$D$500]))+1;&quot;&quot;);ROWS([.$A$25:.$A42]));2);&quot;&quot;)">
            <text:p/>
          </table:table-cell>
          <table:table-cell table:style-name="ce30" table:number-matrix-columns-spanned="1" table:number-matrix-rows-spanned="1" table:formula="of:=IFERROR(INDEX([Armor.$D$2:.$G$500]; SMALL(IF(([.E$27]=[Armor.$D$2:.$D$500]); ROW([Armor.$D$2:.$D$500])-MIN(ROW([Armor.$D$2:.$D$500]))+1;&quot;&quot;);ROWS([.$A$25:.$A42]));2);&quot;&quot;)">
            <text:p/>
          </table:table-cell>
          <table:table-cell table:style-name="ce30" table:number-matrix-columns-spanned="1" table:number-matrix-rows-spanned="1" table:formula="of:=IFERROR(INDEX([Armor.$D$2:.$G$500]; SMALL(IF(([.F$27]=[Armor.$D$2:.$D$500]); ROW([Armor.$D$2:.$D$500])-MIN(ROW([Armor.$D$2:.$D$500]))+1;&quot;&quot;);ROWS([.$A$25:.$A42]));2);&quot;&quot;)">
            <text:p/>
          </table:table-cell>
          <table:table-cell table:style-name="ce10" table:number-matrix-columns-spanned="1" table:number-matrix-rows-spanned="1" table:formula="of:=IFERROR(INDEX([Armor.$D$2:.$G$500]; SMALL(IF(([.G$27]=[Armor.$D$2:.$D$500]); ROW([Armor.$D$2:.$D$500])-MIN(ROW([Armor.$D$2:.$D$500]))+1;&quot;&quot;);ROWS([.$A$25:.$A42]));2);&quot;&quot;)">
            <text:p/>
          </table:table-cell>
          <table:table-cell table:style-name="ce24" table:number-matrix-columns-spanned="1" table:number-matrix-rows-spanned="1" table:formula="of:=IFERROR(INDEX([Clothes.$D$2:.$G$500]; SMALL(IF(([.H$27]=[Clothes.$D$2:.$D$500]); ROW([Clothes.$D$2:.$D$500])-MIN(ROW([Clothes.$D$2:.$D$500]))+1;&quot;&quot;);ROWS([.$A$25:.$A42]));2);&quot;&quot;)">
            <text:p/>
          </table:table-cell>
          <table:table-cell table:style-name="ce30" table:number-matrix-columns-spanned="1" table:number-matrix-rows-spanned="1" table:formula="of:=IFERROR(INDEX([Clothes.$D$2:.$G$500]; SMALL(IF(([.I$27]=[Clothes.$D$2:.$D$500]); ROW([Clothes.$D$2:.$D$500])-MIN(ROW([Clothes.$D$2:.$D$500]))+1;&quot;&quot;);ROWS([.$A$25:.$A42]));2);&quot;&quot;)">
            <text:p/>
          </table:table-cell>
          <table:table-cell table:style-name="ce30" table:number-matrix-columns-spanned="1" table:number-matrix-rows-spanned="1" table:formula="of:=IFERROR(INDEX([Clothes.$D$2:.$G$500]; SMALL(IF(([.J$27]=[Clothes.$D$2:.$D$500]); ROW([Clothes.$D$2:.$D$500])-MIN(ROW([Clothes.$D$2:.$D$500]))+1;&quot;&quot;);ROWS([.$A$25:.$A42]));2);&quot;&quot;)">
            <text:p/>
          </table:table-cell>
          <table:table-cell table:style-name="ce30" table:number-matrix-columns-spanned="1" table:number-matrix-rows-spanned="1" table:formula="of:=IFERROR(INDEX([Clothes.$D$2:.$G$500]; SMALL(IF(([.K$27]=[Clothes.$D$2:.$D$500]); ROW([Clothes.$D$2:.$D$500])-MIN(ROW([Clothes.$D$2:.$D$500]))+1;&quot;&quot;);ROWS([.$A$25:.$A42]));2);&quot;&quot;)">
            <text:p/>
          </table:table-cell>
          <table:table-cell table:style-name="ce30" table:number-matrix-columns-spanned="1" table:number-matrix-rows-spanned="1" table:formula="of:=IFERROR(INDEX([Clothes.$D$2:.$G$500]; SMALL(IF(([.L$27]=[Clothes.$D$2:.$D$500]); ROW([Clothes.$D$2:.$D$500])-MIN(ROW([Clothes.$D$2:.$D$500]))+1;&quot;&quot;);ROWS([.$A$25:.$A42]));2);&quot;&quot;)">
            <text:p/>
          </table:table-cell>
          <table:table-cell table:style-name="ce30" table:number-matrix-columns-spanned="1" table:number-matrix-rows-spanned="1" table:formula="of:=IFERROR(INDEX([Clothes.$D$2:.$G$500]; SMALL(IF(([.M$27]=[Clothes.$D$2:.$D$500]); ROW([Clothes.$D$2:.$D$500])-MIN(ROW([Clothes.$D$2:.$D$500]))+1;&quot;&quot;);ROWS([.$A$25:.$A42]));2);&quot;&quot;)">
            <text:p/>
          </table:table-cell>
          <table:table-cell table:style-name="ce10" table:number-matrix-columns-spanned="1" table:number-matrix-rows-spanned="1" table:formula="of:=IFERROR(INDEX([Clothes.$D$2:.$G$500]; SMALL(IF(([.N$27]=[Clothes.$D$2:.$D$500]); ROW([Clothes.$D$2:.$D$500])-MIN(ROW([Clothes.$D$2:.$D$500]))+1;&quot;&quot;);ROWS([.$A$25:.$A42]));2);&quot;&quot;)">
            <text:p/>
          </table:table-cell>
          <table:table-cell table:style-name="ce24" table:number-matrix-columns-spanned="1" table:number-matrix-rows-spanned="1" table:formula="of:=IFERROR(INDEX([Tools.$D$2:.$G$500]; SMALL(IF(([.O$27]=[Tools.$D$2:.$D$500]); ROW([Tools.$D$2:.$D$500])-MIN(ROW([Tools.$D$2:.$D$500]))+1;&quot;&quot;);ROWS([.$A$25:.$A42]));2);&quot;&quot;)">
            <text:p/>
          </table:table-cell>
          <table:table-cell table:style-name="ce10" table:number-matrix-columns-spanned="1" table:number-matrix-rows-spanned="1" table:formula="of:=IFERROR(INDEX([Tools.$D$2:.$G$500]; SMALL(IF(([.P$27]=[Tools.$D$2:.$D$500]); ROW([Tools.$D$2:.$D$500])-MIN(ROW([Tools.$D$2:.$D$500]))+1;&quot;&quot;);ROWS([.$A$25:.$A42]));2);&quot;&quot;)">
            <text:p/>
          </table:table-cell>
          <table:table-cell table:number-columns-repeated="1008"/>
        </table:table-row>
        <table:table-row table:style-name="ro1">
          <table:table-cell table:style-name="ce24" table:number-matrix-columns-spanned="1" table:number-matrix-rows-spanned="1" table:formula="of:=IFERROR(INDEX([Armor.$D$2:.$G$500]; SMALL(IF(([.A$27]=[Armor.$D$2:.$D$500]); ROW([Armor.$D$2:.$D$500])-MIN(ROW([Armor.$D$2:.$D$500]))+1;&quot;&quot;);ROWS([.$A$25:.$A43]));2);&quot;&quot;)">
            <text:p/>
          </table:table-cell>
          <table:table-cell table:style-name="ce30" table:number-matrix-columns-spanned="1" table:number-matrix-rows-spanned="1" table:formula="of:=IFERROR(INDEX([Armor.$D$2:.$G$500]; SMALL(IF(([.B$27]=[Armor.$D$2:.$D$500]); ROW([Armor.$D$2:.$D$500])-MIN(ROW([Armor.$D$2:.$D$500]))+1;&quot;&quot;);ROWS([.$A$25:.$A43]));2);&quot;&quot;)">
            <text:p/>
          </table:table-cell>
          <table:table-cell table:style-name="ce30" table:number-matrix-columns-spanned="1" table:number-matrix-rows-spanned="1" table:formula="of:=IFERROR(INDEX([Armor.$D$2:.$G$500]; SMALL(IF(([.C$27]=[Armor.$D$2:.$D$500]); ROW([Armor.$D$2:.$D$500])-MIN(ROW([Armor.$D$2:.$D$500]))+1;&quot;&quot;);ROWS([.$A$25:.$A43]));2);&quot;&quot;)">
            <text:p/>
          </table:table-cell>
          <table:table-cell table:style-name="ce30" table:number-matrix-columns-spanned="1" table:number-matrix-rows-spanned="1" table:formula="of:=IFERROR(INDEX([Armor.$D$2:.$G$500]; SMALL(IF(([.D$27]=[Armor.$D$2:.$D$500]); ROW([Armor.$D$2:.$D$500])-MIN(ROW([Armor.$D$2:.$D$500]))+1;&quot;&quot;);ROWS([.$A$25:.$A43]));2);&quot;&quot;)">
            <text:p/>
          </table:table-cell>
          <table:table-cell table:style-name="ce30" table:number-matrix-columns-spanned="1" table:number-matrix-rows-spanned="1" table:formula="of:=IFERROR(INDEX([Armor.$D$2:.$G$500]; SMALL(IF(([.E$27]=[Armor.$D$2:.$D$500]); ROW([Armor.$D$2:.$D$500])-MIN(ROW([Armor.$D$2:.$D$500]))+1;&quot;&quot;);ROWS([.$A$25:.$A43]));2);&quot;&quot;)">
            <text:p/>
          </table:table-cell>
          <table:table-cell table:style-name="ce30" table:number-matrix-columns-spanned="1" table:number-matrix-rows-spanned="1" table:formula="of:=IFERROR(INDEX([Armor.$D$2:.$G$500]; SMALL(IF(([.F$27]=[Armor.$D$2:.$D$500]); ROW([Armor.$D$2:.$D$500])-MIN(ROW([Armor.$D$2:.$D$500]))+1;&quot;&quot;);ROWS([.$A$25:.$A43]));2);&quot;&quot;)">
            <text:p/>
          </table:table-cell>
          <table:table-cell table:style-name="ce10" table:number-matrix-columns-spanned="1" table:number-matrix-rows-spanned="1" table:formula="of:=IFERROR(INDEX([Armor.$D$2:.$G$500]; SMALL(IF(([.G$27]=[Armor.$D$2:.$D$500]); ROW([Armor.$D$2:.$D$500])-MIN(ROW([Armor.$D$2:.$D$500]))+1;&quot;&quot;);ROWS([.$A$25:.$A43]));2);&quot;&quot;)">
            <text:p/>
          </table:table-cell>
          <table:table-cell table:style-name="ce24" table:number-matrix-columns-spanned="1" table:number-matrix-rows-spanned="1" table:formula="of:=IFERROR(INDEX([Clothes.$D$2:.$G$500]; SMALL(IF(([.H$27]=[Clothes.$D$2:.$D$500]); ROW([Clothes.$D$2:.$D$500])-MIN(ROW([Clothes.$D$2:.$D$500]))+1;&quot;&quot;);ROWS([.$A$25:.$A43]));2);&quot;&quot;)">
            <text:p/>
          </table:table-cell>
          <table:table-cell table:style-name="ce30" table:number-matrix-columns-spanned="1" table:number-matrix-rows-spanned="1" table:formula="of:=IFERROR(INDEX([Clothes.$D$2:.$G$500]; SMALL(IF(([.I$27]=[Clothes.$D$2:.$D$500]); ROW([Clothes.$D$2:.$D$500])-MIN(ROW([Clothes.$D$2:.$D$500]))+1;&quot;&quot;);ROWS([.$A$25:.$A43]));2);&quot;&quot;)">
            <text:p/>
          </table:table-cell>
          <table:table-cell table:style-name="ce30" table:number-matrix-columns-spanned="1" table:number-matrix-rows-spanned="1" table:formula="of:=IFERROR(INDEX([Clothes.$D$2:.$G$500]; SMALL(IF(([.J$27]=[Clothes.$D$2:.$D$500]); ROW([Clothes.$D$2:.$D$500])-MIN(ROW([Clothes.$D$2:.$D$500]))+1;&quot;&quot;);ROWS([.$A$25:.$A43]));2);&quot;&quot;)">
            <text:p/>
          </table:table-cell>
          <table:table-cell table:style-name="ce30" table:number-matrix-columns-spanned="1" table:number-matrix-rows-spanned="1" table:formula="of:=IFERROR(INDEX([Clothes.$D$2:.$G$500]; SMALL(IF(([.K$27]=[Clothes.$D$2:.$D$500]); ROW([Clothes.$D$2:.$D$500])-MIN(ROW([Clothes.$D$2:.$D$500]))+1;&quot;&quot;);ROWS([.$A$25:.$A43]));2);&quot;&quot;)">
            <text:p/>
          </table:table-cell>
          <table:table-cell table:style-name="ce30" table:number-matrix-columns-spanned="1" table:number-matrix-rows-spanned="1" table:formula="of:=IFERROR(INDEX([Clothes.$D$2:.$G$500]; SMALL(IF(([.L$27]=[Clothes.$D$2:.$D$500]); ROW([Clothes.$D$2:.$D$500])-MIN(ROW([Clothes.$D$2:.$D$500]))+1;&quot;&quot;);ROWS([.$A$25:.$A43]));2);&quot;&quot;)">
            <text:p/>
          </table:table-cell>
          <table:table-cell table:style-name="ce30" table:number-matrix-columns-spanned="1" table:number-matrix-rows-spanned="1" table:formula="of:=IFERROR(INDEX([Clothes.$D$2:.$G$500]; SMALL(IF(([.M$27]=[Clothes.$D$2:.$D$500]); ROW([Clothes.$D$2:.$D$500])-MIN(ROW([Clothes.$D$2:.$D$500]))+1;&quot;&quot;);ROWS([.$A$25:.$A43]));2);&quot;&quot;)">
            <text:p/>
          </table:table-cell>
          <table:table-cell table:style-name="ce10" table:number-matrix-columns-spanned="1" table:number-matrix-rows-spanned="1" table:formula="of:=IFERROR(INDEX([Clothes.$D$2:.$G$500]; SMALL(IF(([.N$27]=[Clothes.$D$2:.$D$500]); ROW([Clothes.$D$2:.$D$500])-MIN(ROW([Clothes.$D$2:.$D$500]))+1;&quot;&quot;);ROWS([.$A$25:.$A43]));2);&quot;&quot;)">
            <text:p/>
          </table:table-cell>
          <table:table-cell table:style-name="ce24" table:number-matrix-columns-spanned="1" table:number-matrix-rows-spanned="1" table:formula="of:=IFERROR(INDEX([Tools.$D$2:.$G$500]; SMALL(IF(([.O$27]=[Tools.$D$2:.$D$500]); ROW([Tools.$D$2:.$D$500])-MIN(ROW([Tools.$D$2:.$D$500]))+1;&quot;&quot;);ROWS([.$A$25:.$A43]));2);&quot;&quot;)">
            <text:p/>
          </table:table-cell>
          <table:table-cell table:style-name="ce10" table:number-matrix-columns-spanned="1" table:number-matrix-rows-spanned="1" table:formula="of:=IFERROR(INDEX([Tools.$D$2:.$G$500]; SMALL(IF(([.P$27]=[Tools.$D$2:.$D$500]); ROW([Tools.$D$2:.$D$500])-MIN(ROW([Tools.$D$2:.$D$500]))+1;&quot;&quot;);ROWS([.$A$25:.$A43]));2);&quot;&quot;)">
            <text:p/>
          </table:table-cell>
          <table:table-cell table:number-columns-repeated="1008"/>
        </table:table-row>
        <table:table-row table:style-name="ro1">
          <table:table-cell table:style-name="ce24" table:number-matrix-columns-spanned="1" table:number-matrix-rows-spanned="1" table:formula="of:=IFERROR(INDEX([Armor.$D$2:.$G$500]; SMALL(IF(([.A$27]=[Armor.$D$2:.$D$500]); ROW([Armor.$D$2:.$D$500])-MIN(ROW([Armor.$D$2:.$D$500]))+1;&quot;&quot;);ROWS([.$A$25:.$A44]));2);&quot;&quot;)">
            <text:p/>
          </table:table-cell>
          <table:table-cell table:style-name="ce30" table:number-matrix-columns-spanned="1" table:number-matrix-rows-spanned="1" table:formula="of:=IFERROR(INDEX([Armor.$D$2:.$G$500]; SMALL(IF(([.B$27]=[Armor.$D$2:.$D$500]); ROW([Armor.$D$2:.$D$500])-MIN(ROW([Armor.$D$2:.$D$500]))+1;&quot;&quot;);ROWS([.$A$25:.$A44]));2);&quot;&quot;)">
            <text:p/>
          </table:table-cell>
          <table:table-cell table:style-name="ce30" table:number-matrix-columns-spanned="1" table:number-matrix-rows-spanned="1" table:formula="of:=IFERROR(INDEX([Armor.$D$2:.$G$500]; SMALL(IF(([.C$27]=[Armor.$D$2:.$D$500]); ROW([Armor.$D$2:.$D$500])-MIN(ROW([Armor.$D$2:.$D$500]))+1;&quot;&quot;);ROWS([.$A$25:.$A44]));2);&quot;&quot;)">
            <text:p/>
          </table:table-cell>
          <table:table-cell table:style-name="ce30" table:number-matrix-columns-spanned="1" table:number-matrix-rows-spanned="1" table:formula="of:=IFERROR(INDEX([Armor.$D$2:.$G$500]; SMALL(IF(([.D$27]=[Armor.$D$2:.$D$500]); ROW([Armor.$D$2:.$D$500])-MIN(ROW([Armor.$D$2:.$D$500]))+1;&quot;&quot;);ROWS([.$A$25:.$A44]));2);&quot;&quot;)">
            <text:p/>
          </table:table-cell>
          <table:table-cell table:style-name="ce30" table:number-matrix-columns-spanned="1" table:number-matrix-rows-spanned="1" table:formula="of:=IFERROR(INDEX([Armor.$D$2:.$G$500]; SMALL(IF(([.E$27]=[Armor.$D$2:.$D$500]); ROW([Armor.$D$2:.$D$500])-MIN(ROW([Armor.$D$2:.$D$500]))+1;&quot;&quot;);ROWS([.$A$25:.$A44]));2);&quot;&quot;)">
            <text:p/>
          </table:table-cell>
          <table:table-cell table:style-name="ce30" table:number-matrix-columns-spanned="1" table:number-matrix-rows-spanned="1" table:formula="of:=IFERROR(INDEX([Armor.$D$2:.$G$500]; SMALL(IF(([.F$27]=[Armor.$D$2:.$D$500]); ROW([Armor.$D$2:.$D$500])-MIN(ROW([Armor.$D$2:.$D$500]))+1;&quot;&quot;);ROWS([.$A$25:.$A44]));2);&quot;&quot;)">
            <text:p/>
          </table:table-cell>
          <table:table-cell table:style-name="ce10" table:number-matrix-columns-spanned="1" table:number-matrix-rows-spanned="1" table:formula="of:=IFERROR(INDEX([Armor.$D$2:.$G$500]; SMALL(IF(([.G$27]=[Armor.$D$2:.$D$500]); ROW([Armor.$D$2:.$D$500])-MIN(ROW([Armor.$D$2:.$D$500]))+1;&quot;&quot;);ROWS([.$A$25:.$A44]));2);&quot;&quot;)">
            <text:p/>
          </table:table-cell>
          <table:table-cell table:style-name="ce24" table:number-matrix-columns-spanned="1" table:number-matrix-rows-spanned="1" table:formula="of:=IFERROR(INDEX([Clothes.$D$2:.$G$500]; SMALL(IF(([.H$27]=[Clothes.$D$2:.$D$500]); ROW([Clothes.$D$2:.$D$500])-MIN(ROW([Clothes.$D$2:.$D$500]))+1;&quot;&quot;);ROWS([.$A$25:.$A44]));2);&quot;&quot;)">
            <text:p/>
          </table:table-cell>
          <table:table-cell table:style-name="ce30" table:number-matrix-columns-spanned="1" table:number-matrix-rows-spanned="1" table:formula="of:=IFERROR(INDEX([Clothes.$D$2:.$G$500]; SMALL(IF(([.I$27]=[Clothes.$D$2:.$D$500]); ROW([Clothes.$D$2:.$D$500])-MIN(ROW([Clothes.$D$2:.$D$500]))+1;&quot;&quot;);ROWS([.$A$25:.$A44]));2);&quot;&quot;)">
            <text:p/>
          </table:table-cell>
          <table:table-cell table:style-name="ce30" table:number-matrix-columns-spanned="1" table:number-matrix-rows-spanned="1" table:formula="of:=IFERROR(INDEX([Clothes.$D$2:.$G$500]; SMALL(IF(([.J$27]=[Clothes.$D$2:.$D$500]); ROW([Clothes.$D$2:.$D$500])-MIN(ROW([Clothes.$D$2:.$D$500]))+1;&quot;&quot;);ROWS([.$A$25:.$A44]));2);&quot;&quot;)">
            <text:p/>
          </table:table-cell>
          <table:table-cell table:style-name="ce30" table:number-matrix-columns-spanned="1" table:number-matrix-rows-spanned="1" table:formula="of:=IFERROR(INDEX([Clothes.$D$2:.$G$500]; SMALL(IF(([.K$27]=[Clothes.$D$2:.$D$500]); ROW([Clothes.$D$2:.$D$500])-MIN(ROW([Clothes.$D$2:.$D$500]))+1;&quot;&quot;);ROWS([.$A$25:.$A44]));2);&quot;&quot;)">
            <text:p/>
          </table:table-cell>
          <table:table-cell table:style-name="ce30" table:number-matrix-columns-spanned="1" table:number-matrix-rows-spanned="1" table:formula="of:=IFERROR(INDEX([Clothes.$D$2:.$G$500]; SMALL(IF(([.L$27]=[Clothes.$D$2:.$D$500]); ROW([Clothes.$D$2:.$D$500])-MIN(ROW([Clothes.$D$2:.$D$500]))+1;&quot;&quot;);ROWS([.$A$25:.$A44]));2);&quot;&quot;)">
            <text:p/>
          </table:table-cell>
          <table:table-cell table:style-name="ce30" table:number-matrix-columns-spanned="1" table:number-matrix-rows-spanned="1" table:formula="of:=IFERROR(INDEX([Clothes.$D$2:.$G$500]; SMALL(IF(([.M$27]=[Clothes.$D$2:.$D$500]); ROW([Clothes.$D$2:.$D$500])-MIN(ROW([Clothes.$D$2:.$D$500]))+1;&quot;&quot;);ROWS([.$A$25:.$A44]));2);&quot;&quot;)">
            <text:p/>
          </table:table-cell>
          <table:table-cell table:style-name="ce10" table:number-matrix-columns-spanned="1" table:number-matrix-rows-spanned="1" table:formula="of:=IFERROR(INDEX([Clothes.$D$2:.$G$500]; SMALL(IF(([.N$27]=[Clothes.$D$2:.$D$500]); ROW([Clothes.$D$2:.$D$500])-MIN(ROW([Clothes.$D$2:.$D$500]))+1;&quot;&quot;);ROWS([.$A$25:.$A44]));2);&quot;&quot;)">
            <text:p/>
          </table:table-cell>
          <table:table-cell table:style-name="ce24" table:number-matrix-columns-spanned="1" table:number-matrix-rows-spanned="1" table:formula="of:=IFERROR(INDEX([Tools.$D$2:.$G$500]; SMALL(IF(([.O$27]=[Tools.$D$2:.$D$500]); ROW([Tools.$D$2:.$D$500])-MIN(ROW([Tools.$D$2:.$D$500]))+1;&quot;&quot;);ROWS([.$A$25:.$A44]));2);&quot;&quot;)">
            <text:p/>
          </table:table-cell>
          <table:table-cell table:style-name="ce10" table:number-matrix-columns-spanned="1" table:number-matrix-rows-spanned="1" table:formula="of:=IFERROR(INDEX([Tools.$D$2:.$G$500]; SMALL(IF(([.P$27]=[Tools.$D$2:.$D$500]); ROW([Tools.$D$2:.$D$500])-MIN(ROW([Tools.$D$2:.$D$500]))+1;&quot;&quot;);ROWS([.$A$25:.$A44]));2);&quot;&quot;)">
            <text:p/>
          </table:table-cell>
          <table:table-cell table:number-columns-repeated="1008"/>
        </table:table-row>
        <table:table-row table:style-name="ro1">
          <table:table-cell table:style-name="ce24" table:number-matrix-columns-spanned="1" table:number-matrix-rows-spanned="1" table:formula="of:=IFERROR(INDEX([Armor.$D$2:.$G$500]; SMALL(IF(([.A$27]=[Armor.$D$2:.$D$500]); ROW([Armor.$D$2:.$D$500])-MIN(ROW([Armor.$D$2:.$D$500]))+1;&quot;&quot;);ROWS([.$A$25:.$A45]));2);&quot;&quot;)">
            <text:p/>
          </table:table-cell>
          <table:table-cell table:style-name="ce30" table:number-matrix-columns-spanned="1" table:number-matrix-rows-spanned="1" table:formula="of:=IFERROR(INDEX([Armor.$D$2:.$G$500]; SMALL(IF(([.B$27]=[Armor.$D$2:.$D$500]); ROW([Armor.$D$2:.$D$500])-MIN(ROW([Armor.$D$2:.$D$500]))+1;&quot;&quot;);ROWS([.$A$25:.$A45]));2);&quot;&quot;)">
            <text:p/>
          </table:table-cell>
          <table:table-cell table:style-name="ce30" table:number-matrix-columns-spanned="1" table:number-matrix-rows-spanned="1" table:formula="of:=IFERROR(INDEX([Armor.$D$2:.$G$500]; SMALL(IF(([.C$27]=[Armor.$D$2:.$D$500]); ROW([Armor.$D$2:.$D$500])-MIN(ROW([Armor.$D$2:.$D$500]))+1;&quot;&quot;);ROWS([.$A$25:.$A45]));2);&quot;&quot;)">
            <text:p/>
          </table:table-cell>
          <table:table-cell table:style-name="ce30" table:number-matrix-columns-spanned="1" table:number-matrix-rows-spanned="1" table:formula="of:=IFERROR(INDEX([Armor.$D$2:.$G$500]; SMALL(IF(([.D$27]=[Armor.$D$2:.$D$500]); ROW([Armor.$D$2:.$D$500])-MIN(ROW([Armor.$D$2:.$D$500]))+1;&quot;&quot;);ROWS([.$A$25:.$A45]));2);&quot;&quot;)">
            <text:p/>
          </table:table-cell>
          <table:table-cell table:style-name="ce30" table:number-matrix-columns-spanned="1" table:number-matrix-rows-spanned="1" table:formula="of:=IFERROR(INDEX([Armor.$D$2:.$G$500]; SMALL(IF(([.E$27]=[Armor.$D$2:.$D$500]); ROW([Armor.$D$2:.$D$500])-MIN(ROW([Armor.$D$2:.$D$500]))+1;&quot;&quot;);ROWS([.$A$25:.$A45]));2);&quot;&quot;)">
            <text:p/>
          </table:table-cell>
          <table:table-cell table:style-name="ce30" table:number-matrix-columns-spanned="1" table:number-matrix-rows-spanned="1" table:formula="of:=IFERROR(INDEX([Armor.$D$2:.$G$500]; SMALL(IF(([.F$27]=[Armor.$D$2:.$D$500]); ROW([Armor.$D$2:.$D$500])-MIN(ROW([Armor.$D$2:.$D$500]))+1;&quot;&quot;);ROWS([.$A$25:.$A45]));2);&quot;&quot;)">
            <text:p/>
          </table:table-cell>
          <table:table-cell table:style-name="ce10" table:number-matrix-columns-spanned="1" table:number-matrix-rows-spanned="1" table:formula="of:=IFERROR(INDEX([Armor.$D$2:.$G$500]; SMALL(IF(([.G$27]=[Armor.$D$2:.$D$500]); ROW([Armor.$D$2:.$D$500])-MIN(ROW([Armor.$D$2:.$D$500]))+1;&quot;&quot;);ROWS([.$A$25:.$A45]));2);&quot;&quot;)">
            <text:p/>
          </table:table-cell>
          <table:table-cell table:style-name="ce24" table:number-matrix-columns-spanned="1" table:number-matrix-rows-spanned="1" table:formula="of:=IFERROR(INDEX([Clothes.$D$2:.$G$500]; SMALL(IF(([.H$27]=[Clothes.$D$2:.$D$500]); ROW([Clothes.$D$2:.$D$500])-MIN(ROW([Clothes.$D$2:.$D$500]))+1;&quot;&quot;);ROWS([.$A$25:.$A45]));2);&quot;&quot;)">
            <text:p/>
          </table:table-cell>
          <table:table-cell table:style-name="ce30" table:number-matrix-columns-spanned="1" table:number-matrix-rows-spanned="1" table:formula="of:=IFERROR(INDEX([Clothes.$D$2:.$G$500]; SMALL(IF(([.I$27]=[Clothes.$D$2:.$D$500]); ROW([Clothes.$D$2:.$D$500])-MIN(ROW([Clothes.$D$2:.$D$500]))+1;&quot;&quot;);ROWS([.$A$25:.$A45]));2);&quot;&quot;)">
            <text:p/>
          </table:table-cell>
          <table:table-cell table:style-name="ce30" table:number-matrix-columns-spanned="1" table:number-matrix-rows-spanned="1" table:formula="of:=IFERROR(INDEX([Clothes.$D$2:.$G$500]; SMALL(IF(([.J$27]=[Clothes.$D$2:.$D$500]); ROW([Clothes.$D$2:.$D$500])-MIN(ROW([Clothes.$D$2:.$D$500]))+1;&quot;&quot;);ROWS([.$A$25:.$A45]));2);&quot;&quot;)">
            <text:p/>
          </table:table-cell>
          <table:table-cell table:style-name="ce30" table:number-matrix-columns-spanned="1" table:number-matrix-rows-spanned="1" table:formula="of:=IFERROR(INDEX([Clothes.$D$2:.$G$500]; SMALL(IF(([.K$27]=[Clothes.$D$2:.$D$500]); ROW([Clothes.$D$2:.$D$500])-MIN(ROW([Clothes.$D$2:.$D$500]))+1;&quot;&quot;);ROWS([.$A$25:.$A45]));2);&quot;&quot;)">
            <text:p/>
          </table:table-cell>
          <table:table-cell table:style-name="ce30" table:number-matrix-columns-spanned="1" table:number-matrix-rows-spanned="1" table:formula="of:=IFERROR(INDEX([Clothes.$D$2:.$G$500]; SMALL(IF(([.L$27]=[Clothes.$D$2:.$D$500]); ROW([Clothes.$D$2:.$D$500])-MIN(ROW([Clothes.$D$2:.$D$500]))+1;&quot;&quot;);ROWS([.$A$25:.$A45]));2);&quot;&quot;)">
            <text:p/>
          </table:table-cell>
          <table:table-cell table:style-name="ce30" table:number-matrix-columns-spanned="1" table:number-matrix-rows-spanned="1" table:formula="of:=IFERROR(INDEX([Clothes.$D$2:.$G$500]; SMALL(IF(([.M$27]=[Clothes.$D$2:.$D$500]); ROW([Clothes.$D$2:.$D$500])-MIN(ROW([Clothes.$D$2:.$D$500]))+1;&quot;&quot;);ROWS([.$A$25:.$A45]));2);&quot;&quot;)">
            <text:p/>
          </table:table-cell>
          <table:table-cell table:style-name="ce10" table:number-matrix-columns-spanned="1" table:number-matrix-rows-spanned="1" table:formula="of:=IFERROR(INDEX([Clothes.$D$2:.$G$500]; SMALL(IF(([.N$27]=[Clothes.$D$2:.$D$500]); ROW([Clothes.$D$2:.$D$500])-MIN(ROW([Clothes.$D$2:.$D$500]))+1;&quot;&quot;);ROWS([.$A$25:.$A45]));2);&quot;&quot;)">
            <text:p/>
          </table:table-cell>
          <table:table-cell table:style-name="ce24" table:number-matrix-columns-spanned="1" table:number-matrix-rows-spanned="1" table:formula="of:=IFERROR(INDEX([Tools.$D$2:.$G$500]; SMALL(IF(([.O$27]=[Tools.$D$2:.$D$500]); ROW([Tools.$D$2:.$D$500])-MIN(ROW([Tools.$D$2:.$D$500]))+1;&quot;&quot;);ROWS([.$A$25:.$A45]));2);&quot;&quot;)">
            <text:p/>
          </table:table-cell>
          <table:table-cell table:style-name="ce10" table:number-matrix-columns-spanned="1" table:number-matrix-rows-spanned="1" table:formula="of:=IFERROR(INDEX([Tools.$D$2:.$G$500]; SMALL(IF(([.P$27]=[Tools.$D$2:.$D$500]); ROW([Tools.$D$2:.$D$500])-MIN(ROW([Tools.$D$2:.$D$500]))+1;&quot;&quot;);ROWS([.$A$25:.$A45]));2);&quot;&quot;)">
            <text:p/>
          </table:table-cell>
          <table:table-cell table:number-columns-repeated="1008"/>
        </table:table-row>
        <table:table-row table:style-name="ro1">
          <table:table-cell table:style-name="ce24" table:number-matrix-columns-spanned="1" table:number-matrix-rows-spanned="1" table:formula="of:=IFERROR(INDEX([Armor.$D$2:.$G$500]; SMALL(IF(([.A$27]=[Armor.$D$2:.$D$500]); ROW([Armor.$D$2:.$D$500])-MIN(ROW([Armor.$D$2:.$D$500]))+1;&quot;&quot;);ROWS([.$A$25:.$A46]));2);&quot;&quot;)">
            <text:p/>
          </table:table-cell>
          <table:table-cell table:style-name="ce30" table:number-matrix-columns-spanned="1" table:number-matrix-rows-spanned="1" table:formula="of:=IFERROR(INDEX([Armor.$D$2:.$G$500]; SMALL(IF(([.B$27]=[Armor.$D$2:.$D$500]); ROW([Armor.$D$2:.$D$500])-MIN(ROW([Armor.$D$2:.$D$500]))+1;&quot;&quot;);ROWS([.$A$25:.$A46]));2);&quot;&quot;)">
            <text:p/>
          </table:table-cell>
          <table:table-cell table:style-name="ce30" table:number-matrix-columns-spanned="1" table:number-matrix-rows-spanned="1" table:formula="of:=IFERROR(INDEX([Armor.$D$2:.$G$500]; SMALL(IF(([.C$27]=[Armor.$D$2:.$D$500]); ROW([Armor.$D$2:.$D$500])-MIN(ROW([Armor.$D$2:.$D$500]))+1;&quot;&quot;);ROWS([.$A$25:.$A46]));2);&quot;&quot;)">
            <text:p/>
          </table:table-cell>
          <table:table-cell table:style-name="ce30" table:number-matrix-columns-spanned="1" table:number-matrix-rows-spanned="1" table:formula="of:=IFERROR(INDEX([Armor.$D$2:.$G$500]; SMALL(IF(([.D$27]=[Armor.$D$2:.$D$500]); ROW([Armor.$D$2:.$D$500])-MIN(ROW([Armor.$D$2:.$D$500]))+1;&quot;&quot;);ROWS([.$A$25:.$A46]));2);&quot;&quot;)">
            <text:p/>
          </table:table-cell>
          <table:table-cell table:style-name="ce30" table:number-matrix-columns-spanned="1" table:number-matrix-rows-spanned="1" table:formula="of:=IFERROR(INDEX([Armor.$D$2:.$G$500]; SMALL(IF(([.E$27]=[Armor.$D$2:.$D$500]); ROW([Armor.$D$2:.$D$500])-MIN(ROW([Armor.$D$2:.$D$500]))+1;&quot;&quot;);ROWS([.$A$25:.$A46]));2);&quot;&quot;)">
            <text:p/>
          </table:table-cell>
          <table:table-cell table:style-name="ce30" table:number-matrix-columns-spanned="1" table:number-matrix-rows-spanned="1" table:formula="of:=IFERROR(INDEX([Armor.$D$2:.$G$500]; SMALL(IF(([.F$27]=[Armor.$D$2:.$D$500]); ROW([Armor.$D$2:.$D$500])-MIN(ROW([Armor.$D$2:.$D$500]))+1;&quot;&quot;);ROWS([.$A$25:.$A46]));2);&quot;&quot;)">
            <text:p/>
          </table:table-cell>
          <table:table-cell table:style-name="ce10" table:number-matrix-columns-spanned="1" table:number-matrix-rows-spanned="1" table:formula="of:=IFERROR(INDEX([Armor.$D$2:.$G$500]; SMALL(IF(([.G$27]=[Armor.$D$2:.$D$500]); ROW([Armor.$D$2:.$D$500])-MIN(ROW([Armor.$D$2:.$D$500]))+1;&quot;&quot;);ROWS([.$A$25:.$A46]));2);&quot;&quot;)">
            <text:p/>
          </table:table-cell>
          <table:table-cell table:style-name="ce24" table:number-matrix-columns-spanned="1" table:number-matrix-rows-spanned="1" table:formula="of:=IFERROR(INDEX([Clothes.$D$2:.$G$500]; SMALL(IF(([.H$27]=[Clothes.$D$2:.$D$500]); ROW([Clothes.$D$2:.$D$500])-MIN(ROW([Clothes.$D$2:.$D$500]))+1;&quot;&quot;);ROWS([.$A$25:.$A46]));2);&quot;&quot;)">
            <text:p/>
          </table:table-cell>
          <table:table-cell table:style-name="ce30" table:number-matrix-columns-spanned="1" table:number-matrix-rows-spanned="1" table:formula="of:=IFERROR(INDEX([Clothes.$D$2:.$G$500]; SMALL(IF(([.I$27]=[Clothes.$D$2:.$D$500]); ROW([Clothes.$D$2:.$D$500])-MIN(ROW([Clothes.$D$2:.$D$500]))+1;&quot;&quot;);ROWS([.$A$25:.$A46]));2);&quot;&quot;)">
            <text:p/>
          </table:table-cell>
          <table:table-cell table:style-name="ce30" table:number-matrix-columns-spanned="1" table:number-matrix-rows-spanned="1" table:formula="of:=IFERROR(INDEX([Clothes.$D$2:.$G$500]; SMALL(IF(([.J$27]=[Clothes.$D$2:.$D$500]); ROW([Clothes.$D$2:.$D$500])-MIN(ROW([Clothes.$D$2:.$D$500]))+1;&quot;&quot;);ROWS([.$A$25:.$A46]));2);&quot;&quot;)">
            <text:p/>
          </table:table-cell>
          <table:table-cell table:style-name="ce30" table:number-matrix-columns-spanned="1" table:number-matrix-rows-spanned="1" table:formula="of:=IFERROR(INDEX([Clothes.$D$2:.$G$500]; SMALL(IF(([.K$27]=[Clothes.$D$2:.$D$500]); ROW([Clothes.$D$2:.$D$500])-MIN(ROW([Clothes.$D$2:.$D$500]))+1;&quot;&quot;);ROWS([.$A$25:.$A46]));2);&quot;&quot;)">
            <text:p/>
          </table:table-cell>
          <table:table-cell table:style-name="ce30" table:number-matrix-columns-spanned="1" table:number-matrix-rows-spanned="1" table:formula="of:=IFERROR(INDEX([Clothes.$D$2:.$G$500]; SMALL(IF(([.L$27]=[Clothes.$D$2:.$D$500]); ROW([Clothes.$D$2:.$D$500])-MIN(ROW([Clothes.$D$2:.$D$500]))+1;&quot;&quot;);ROWS([.$A$25:.$A46]));2);&quot;&quot;)">
            <text:p/>
          </table:table-cell>
          <table:table-cell table:style-name="ce30" table:number-matrix-columns-spanned="1" table:number-matrix-rows-spanned="1" table:formula="of:=IFERROR(INDEX([Clothes.$D$2:.$G$500]; SMALL(IF(([.M$27]=[Clothes.$D$2:.$D$500]); ROW([Clothes.$D$2:.$D$500])-MIN(ROW([Clothes.$D$2:.$D$500]))+1;&quot;&quot;);ROWS([.$A$25:.$A46]));2);&quot;&quot;)">
            <text:p/>
          </table:table-cell>
          <table:table-cell table:style-name="ce10" table:number-matrix-columns-spanned="1" table:number-matrix-rows-spanned="1" table:formula="of:=IFERROR(INDEX([Clothes.$D$2:.$G$500]; SMALL(IF(([.N$27]=[Clothes.$D$2:.$D$500]); ROW([Clothes.$D$2:.$D$500])-MIN(ROW([Clothes.$D$2:.$D$500]))+1;&quot;&quot;);ROWS([.$A$25:.$A46]));2);&quot;&quot;)">
            <text:p/>
          </table:table-cell>
          <table:table-cell table:style-name="ce24" table:number-matrix-columns-spanned="1" table:number-matrix-rows-spanned="1" table:formula="of:=IFERROR(INDEX([Tools.$D$2:.$G$500]; SMALL(IF(([.O$27]=[Tools.$D$2:.$D$500]); ROW([Tools.$D$2:.$D$500])-MIN(ROW([Tools.$D$2:.$D$500]))+1;&quot;&quot;);ROWS([.$A$25:.$A46]));2);&quot;&quot;)">
            <text:p/>
          </table:table-cell>
          <table:table-cell table:style-name="ce10" table:number-matrix-columns-spanned="1" table:number-matrix-rows-spanned="1" table:formula="of:=IFERROR(INDEX([Tools.$D$2:.$G$500]; SMALL(IF(([.P$27]=[Tools.$D$2:.$D$500]); ROW([Tools.$D$2:.$D$500])-MIN(ROW([Tools.$D$2:.$D$500]))+1;&quot;&quot;);ROWS([.$A$25:.$A46]));2);&quot;&quot;)">
            <text:p/>
          </table:table-cell>
          <table:table-cell table:number-columns-repeated="1008"/>
        </table:table-row>
        <table:table-row table:style-name="ro1">
          <table:table-cell table:style-name="ce24" table:number-matrix-columns-spanned="1" table:number-matrix-rows-spanned="1" table:formula="of:=IFERROR(INDEX([Armor.$D$2:.$G$500]; SMALL(IF(([.A$27]=[Armor.$D$2:.$D$500]); ROW([Armor.$D$2:.$D$500])-MIN(ROW([Armor.$D$2:.$D$500]))+1;&quot;&quot;);ROWS([.$A$25:.$A47]));2);&quot;&quot;)">
            <text:p/>
          </table:table-cell>
          <table:table-cell table:style-name="ce30" table:number-matrix-columns-spanned="1" table:number-matrix-rows-spanned="1" table:formula="of:=IFERROR(INDEX([Armor.$D$2:.$G$500]; SMALL(IF(([.B$27]=[Armor.$D$2:.$D$500]); ROW([Armor.$D$2:.$D$500])-MIN(ROW([Armor.$D$2:.$D$500]))+1;&quot;&quot;);ROWS([.$A$25:.$A47]));2);&quot;&quot;)">
            <text:p/>
          </table:table-cell>
          <table:table-cell table:style-name="ce30" table:number-matrix-columns-spanned="1" table:number-matrix-rows-spanned="1" table:formula="of:=IFERROR(INDEX([Armor.$D$2:.$G$500]; SMALL(IF(([.C$27]=[Armor.$D$2:.$D$500]); ROW([Armor.$D$2:.$D$500])-MIN(ROW([Armor.$D$2:.$D$500]))+1;&quot;&quot;);ROWS([.$A$25:.$A47]));2);&quot;&quot;)">
            <text:p/>
          </table:table-cell>
          <table:table-cell table:style-name="ce30" table:number-matrix-columns-spanned="1" table:number-matrix-rows-spanned="1" table:formula="of:=IFERROR(INDEX([Armor.$D$2:.$G$500]; SMALL(IF(([.D$27]=[Armor.$D$2:.$D$500]); ROW([Armor.$D$2:.$D$500])-MIN(ROW([Armor.$D$2:.$D$500]))+1;&quot;&quot;);ROWS([.$A$25:.$A47]));2);&quot;&quot;)">
            <text:p/>
          </table:table-cell>
          <table:table-cell table:style-name="ce30" table:number-matrix-columns-spanned="1" table:number-matrix-rows-spanned="1" table:formula="of:=IFERROR(INDEX([Armor.$D$2:.$G$500]; SMALL(IF(([.E$27]=[Armor.$D$2:.$D$500]); ROW([Armor.$D$2:.$D$500])-MIN(ROW([Armor.$D$2:.$D$500]))+1;&quot;&quot;);ROWS([.$A$25:.$A47]));2);&quot;&quot;)">
            <text:p/>
          </table:table-cell>
          <table:table-cell table:style-name="ce30" table:number-matrix-columns-spanned="1" table:number-matrix-rows-spanned="1" table:formula="of:=IFERROR(INDEX([Armor.$D$2:.$G$500]; SMALL(IF(([.F$27]=[Armor.$D$2:.$D$500]); ROW([Armor.$D$2:.$D$500])-MIN(ROW([Armor.$D$2:.$D$500]))+1;&quot;&quot;);ROWS([.$A$25:.$A47]));2);&quot;&quot;)">
            <text:p/>
          </table:table-cell>
          <table:table-cell table:style-name="ce10" table:number-matrix-columns-spanned="1" table:number-matrix-rows-spanned="1" table:formula="of:=IFERROR(INDEX([Armor.$D$2:.$G$500]; SMALL(IF(([.G$27]=[Armor.$D$2:.$D$500]); ROW([Armor.$D$2:.$D$500])-MIN(ROW([Armor.$D$2:.$D$500]))+1;&quot;&quot;);ROWS([.$A$25:.$A47]));2);&quot;&quot;)">
            <text:p/>
          </table:table-cell>
          <table:table-cell table:style-name="ce24" table:number-matrix-columns-spanned="1" table:number-matrix-rows-spanned="1" table:formula="of:=IFERROR(INDEX([Clothes.$D$2:.$G$500]; SMALL(IF(([.H$27]=[Clothes.$D$2:.$D$500]); ROW([Clothes.$D$2:.$D$500])-MIN(ROW([Clothes.$D$2:.$D$500]))+1;&quot;&quot;);ROWS([.$A$25:.$A47]));2);&quot;&quot;)">
            <text:p/>
          </table:table-cell>
          <table:table-cell table:style-name="ce30" table:number-matrix-columns-spanned="1" table:number-matrix-rows-spanned="1" table:formula="of:=IFERROR(INDEX([Clothes.$D$2:.$G$500]; SMALL(IF(([.I$27]=[Clothes.$D$2:.$D$500]); ROW([Clothes.$D$2:.$D$500])-MIN(ROW([Clothes.$D$2:.$D$500]))+1;&quot;&quot;);ROWS([.$A$25:.$A47]));2);&quot;&quot;)">
            <text:p/>
          </table:table-cell>
          <table:table-cell table:style-name="ce30" table:number-matrix-columns-spanned="1" table:number-matrix-rows-spanned="1" table:formula="of:=IFERROR(INDEX([Clothes.$D$2:.$G$500]; SMALL(IF(([.J$27]=[Clothes.$D$2:.$D$500]); ROW([Clothes.$D$2:.$D$500])-MIN(ROW([Clothes.$D$2:.$D$500]))+1;&quot;&quot;);ROWS([.$A$25:.$A47]));2);&quot;&quot;)">
            <text:p/>
          </table:table-cell>
          <table:table-cell table:style-name="ce30" table:number-matrix-columns-spanned="1" table:number-matrix-rows-spanned="1" table:formula="of:=IFERROR(INDEX([Clothes.$D$2:.$G$500]; SMALL(IF(([.K$27]=[Clothes.$D$2:.$D$500]); ROW([Clothes.$D$2:.$D$500])-MIN(ROW([Clothes.$D$2:.$D$500]))+1;&quot;&quot;);ROWS([.$A$25:.$A47]));2);&quot;&quot;)">
            <text:p/>
          </table:table-cell>
          <table:table-cell table:style-name="ce30" table:number-matrix-columns-spanned="1" table:number-matrix-rows-spanned="1" table:formula="of:=IFERROR(INDEX([Clothes.$D$2:.$G$500]; SMALL(IF(([.L$27]=[Clothes.$D$2:.$D$500]); ROW([Clothes.$D$2:.$D$500])-MIN(ROW([Clothes.$D$2:.$D$500]))+1;&quot;&quot;);ROWS([.$A$25:.$A47]));2);&quot;&quot;)">
            <text:p/>
          </table:table-cell>
          <table:table-cell table:style-name="ce30" table:number-matrix-columns-spanned="1" table:number-matrix-rows-spanned="1" table:formula="of:=IFERROR(INDEX([Clothes.$D$2:.$G$500]; SMALL(IF(([.M$27]=[Clothes.$D$2:.$D$500]); ROW([Clothes.$D$2:.$D$500])-MIN(ROW([Clothes.$D$2:.$D$500]))+1;&quot;&quot;);ROWS([.$A$25:.$A47]));2);&quot;&quot;)">
            <text:p/>
          </table:table-cell>
          <table:table-cell table:style-name="ce10" table:number-matrix-columns-spanned="1" table:number-matrix-rows-spanned="1" table:formula="of:=IFERROR(INDEX([Clothes.$D$2:.$G$500]; SMALL(IF(([.N$27]=[Clothes.$D$2:.$D$500]); ROW([Clothes.$D$2:.$D$500])-MIN(ROW([Clothes.$D$2:.$D$500]))+1;&quot;&quot;);ROWS([.$A$25:.$A47]));2);&quot;&quot;)">
            <text:p/>
          </table:table-cell>
          <table:table-cell table:style-name="ce24" table:number-matrix-columns-spanned="1" table:number-matrix-rows-spanned="1" table:formula="of:=IFERROR(INDEX([Tools.$D$2:.$G$500]; SMALL(IF(([.O$27]=[Tools.$D$2:.$D$500]); ROW([Tools.$D$2:.$D$500])-MIN(ROW([Tools.$D$2:.$D$500]))+1;&quot;&quot;);ROWS([.$A$25:.$A47]));2);&quot;&quot;)">
            <text:p/>
          </table:table-cell>
          <table:table-cell table:style-name="ce10" table:number-matrix-columns-spanned="1" table:number-matrix-rows-spanned="1" table:formula="of:=IFERROR(INDEX([Tools.$D$2:.$G$500]; SMALL(IF(([.P$27]=[Tools.$D$2:.$D$500]); ROW([Tools.$D$2:.$D$500])-MIN(ROW([Tools.$D$2:.$D$500]))+1;&quot;&quot;);ROWS([.$A$25:.$A47]));2);&quot;&quot;)">
            <text:p/>
          </table:table-cell>
          <table:table-cell table:number-columns-repeated="1008"/>
        </table:table-row>
        <table:table-row table:style-name="ro1">
          <table:table-cell table:style-name="ce24" table:number-matrix-columns-spanned="1" table:number-matrix-rows-spanned="1" table:formula="of:=IFERROR(INDEX([Armor.$D$2:.$G$500]; SMALL(IF(([.A$27]=[Armor.$D$2:.$D$500]); ROW([Armor.$D$2:.$D$500])-MIN(ROW([Armor.$D$2:.$D$500]))+1;&quot;&quot;);ROWS([.$A$25:.$A48]));2);&quot;&quot;)">
            <text:p/>
          </table:table-cell>
          <table:table-cell table:style-name="ce30" table:number-matrix-columns-spanned="1" table:number-matrix-rows-spanned="1" table:formula="of:=IFERROR(INDEX([Armor.$D$2:.$G$500]; SMALL(IF(([.B$27]=[Armor.$D$2:.$D$500]); ROW([Armor.$D$2:.$D$500])-MIN(ROW([Armor.$D$2:.$D$500]))+1;&quot;&quot;);ROWS([.$A$25:.$A48]));2);&quot;&quot;)">
            <text:p/>
          </table:table-cell>
          <table:table-cell table:style-name="ce30" table:number-matrix-columns-spanned="1" table:number-matrix-rows-spanned="1" table:formula="of:=IFERROR(INDEX([Armor.$D$2:.$G$500]; SMALL(IF(([.C$27]=[Armor.$D$2:.$D$500]); ROW([Armor.$D$2:.$D$500])-MIN(ROW([Armor.$D$2:.$D$500]))+1;&quot;&quot;);ROWS([.$A$25:.$A48]));2);&quot;&quot;)">
            <text:p/>
          </table:table-cell>
          <table:table-cell table:style-name="ce30" table:number-matrix-columns-spanned="1" table:number-matrix-rows-spanned="1" table:formula="of:=IFERROR(INDEX([Armor.$D$2:.$G$500]; SMALL(IF(([.D$27]=[Armor.$D$2:.$D$500]); ROW([Armor.$D$2:.$D$500])-MIN(ROW([Armor.$D$2:.$D$500]))+1;&quot;&quot;);ROWS([.$A$25:.$A48]));2);&quot;&quot;)">
            <text:p/>
          </table:table-cell>
          <table:table-cell table:style-name="ce30" table:number-matrix-columns-spanned="1" table:number-matrix-rows-spanned="1" table:formula="of:=IFERROR(INDEX([Armor.$D$2:.$G$500]; SMALL(IF(([.E$27]=[Armor.$D$2:.$D$500]); ROW([Armor.$D$2:.$D$500])-MIN(ROW([Armor.$D$2:.$D$500]))+1;&quot;&quot;);ROWS([.$A$25:.$A48]));2);&quot;&quot;)">
            <text:p/>
          </table:table-cell>
          <table:table-cell table:style-name="ce30" table:number-matrix-columns-spanned="1" table:number-matrix-rows-spanned="1" table:formula="of:=IFERROR(INDEX([Armor.$D$2:.$G$500]; SMALL(IF(([.F$27]=[Armor.$D$2:.$D$500]); ROW([Armor.$D$2:.$D$500])-MIN(ROW([Armor.$D$2:.$D$500]))+1;&quot;&quot;);ROWS([.$A$25:.$A48]));2);&quot;&quot;)">
            <text:p/>
          </table:table-cell>
          <table:table-cell table:style-name="ce10" table:number-matrix-columns-spanned="1" table:number-matrix-rows-spanned="1" table:formula="of:=IFERROR(INDEX([Armor.$D$2:.$G$500]; SMALL(IF(([.G$27]=[Armor.$D$2:.$D$500]); ROW([Armor.$D$2:.$D$500])-MIN(ROW([Armor.$D$2:.$D$500]))+1;&quot;&quot;);ROWS([.$A$25:.$A48]));2);&quot;&quot;)">
            <text:p/>
          </table:table-cell>
          <table:table-cell table:style-name="ce24" table:number-matrix-columns-spanned="1" table:number-matrix-rows-spanned="1" table:formula="of:=IFERROR(INDEX([Clothes.$D$2:.$G$500]; SMALL(IF(([.H$27]=[Clothes.$D$2:.$D$500]); ROW([Clothes.$D$2:.$D$500])-MIN(ROW([Clothes.$D$2:.$D$500]))+1;&quot;&quot;);ROWS([.$A$25:.$A48]));2);&quot;&quot;)">
            <text:p/>
          </table:table-cell>
          <table:table-cell table:style-name="ce30" table:number-matrix-columns-spanned="1" table:number-matrix-rows-spanned="1" table:formula="of:=IFERROR(INDEX([Clothes.$D$2:.$G$500]; SMALL(IF(([.I$27]=[Clothes.$D$2:.$D$500]); ROW([Clothes.$D$2:.$D$500])-MIN(ROW([Clothes.$D$2:.$D$500]))+1;&quot;&quot;);ROWS([.$A$25:.$A48]));2);&quot;&quot;)">
            <text:p/>
          </table:table-cell>
          <table:table-cell table:style-name="ce30" table:number-matrix-columns-spanned="1" table:number-matrix-rows-spanned="1" table:formula="of:=IFERROR(INDEX([Clothes.$D$2:.$G$500]; SMALL(IF(([.J$27]=[Clothes.$D$2:.$D$500]); ROW([Clothes.$D$2:.$D$500])-MIN(ROW([Clothes.$D$2:.$D$500]))+1;&quot;&quot;);ROWS([.$A$25:.$A48]));2);&quot;&quot;)">
            <text:p/>
          </table:table-cell>
          <table:table-cell table:style-name="ce30" table:number-matrix-columns-spanned="1" table:number-matrix-rows-spanned="1" table:formula="of:=IFERROR(INDEX([Clothes.$D$2:.$G$500]; SMALL(IF(([.K$27]=[Clothes.$D$2:.$D$500]); ROW([Clothes.$D$2:.$D$500])-MIN(ROW([Clothes.$D$2:.$D$500]))+1;&quot;&quot;);ROWS([.$A$25:.$A48]));2);&quot;&quot;)">
            <text:p/>
          </table:table-cell>
          <table:table-cell table:style-name="ce30" table:number-matrix-columns-spanned="1" table:number-matrix-rows-spanned="1" table:formula="of:=IFERROR(INDEX([Clothes.$D$2:.$G$500]; SMALL(IF(([.L$27]=[Clothes.$D$2:.$D$500]); ROW([Clothes.$D$2:.$D$500])-MIN(ROW([Clothes.$D$2:.$D$500]))+1;&quot;&quot;);ROWS([.$A$25:.$A48]));2);&quot;&quot;)">
            <text:p/>
          </table:table-cell>
          <table:table-cell table:style-name="ce30" table:number-matrix-columns-spanned="1" table:number-matrix-rows-spanned="1" table:formula="of:=IFERROR(INDEX([Clothes.$D$2:.$G$500]; SMALL(IF(([.M$27]=[Clothes.$D$2:.$D$500]); ROW([Clothes.$D$2:.$D$500])-MIN(ROW([Clothes.$D$2:.$D$500]))+1;&quot;&quot;);ROWS([.$A$25:.$A48]));2);&quot;&quot;)">
            <text:p/>
          </table:table-cell>
          <table:table-cell table:style-name="ce10" table:number-matrix-columns-spanned="1" table:number-matrix-rows-spanned="1" table:formula="of:=IFERROR(INDEX([Clothes.$D$2:.$G$500]; SMALL(IF(([.N$27]=[Clothes.$D$2:.$D$500]); ROW([Clothes.$D$2:.$D$500])-MIN(ROW([Clothes.$D$2:.$D$500]))+1;&quot;&quot;);ROWS([.$A$25:.$A48]));2);&quot;&quot;)">
            <text:p/>
          </table:table-cell>
          <table:table-cell table:style-name="ce24" table:number-matrix-columns-spanned="1" table:number-matrix-rows-spanned="1" table:formula="of:=IFERROR(INDEX([Tools.$D$2:.$G$500]; SMALL(IF(([.O$27]=[Tools.$D$2:.$D$500]); ROW([Tools.$D$2:.$D$500])-MIN(ROW([Tools.$D$2:.$D$500]))+1;&quot;&quot;);ROWS([.$A$25:.$A48]));2);&quot;&quot;)">
            <text:p/>
          </table:table-cell>
          <table:table-cell table:style-name="ce10" table:number-matrix-columns-spanned="1" table:number-matrix-rows-spanned="1" table:formula="of:=IFERROR(INDEX([Tools.$D$2:.$G$500]; SMALL(IF(([.P$27]=[Tools.$D$2:.$D$500]); ROW([Tools.$D$2:.$D$500])-MIN(ROW([Tools.$D$2:.$D$500]))+1;&quot;&quot;);ROWS([.$A$25:.$A48]));2);&quot;&quot;)">
            <text:p/>
          </table:table-cell>
          <table:table-cell table:number-columns-repeated="1008"/>
        </table:table-row>
        <table:table-row table:style-name="ro1">
          <table:table-cell table:style-name="ce25" table:number-matrix-columns-spanned="1" table:number-matrix-rows-spanned="1" table:formula="of:=IFERROR(INDEX([Armor.$D$2:.$G$500]; SMALL(IF(([.A$27]=[Armor.$D$2:.$D$500]); ROW([Armor.$D$2:.$D$500])-MIN(ROW([Armor.$D$2:.$D$500]))+1;&quot;&quot;);ROWS([.$A$25:.$A49]));2);&quot;&quot;)">
            <text:p/>
          </table:table-cell>
          <table:table-cell table:style-name="ce31" table:number-matrix-columns-spanned="1" table:number-matrix-rows-spanned="1" table:formula="of:=IFERROR(INDEX([Armor.$D$2:.$G$500]; SMALL(IF(([.B$27]=[Armor.$D$2:.$D$500]); ROW([Armor.$D$2:.$D$500])-MIN(ROW([Armor.$D$2:.$D$500]))+1;&quot;&quot;);ROWS([.$A$25:.$A49]));2);&quot;&quot;)">
            <text:p/>
          </table:table-cell>
          <table:table-cell table:style-name="ce31" table:number-matrix-columns-spanned="1" table:number-matrix-rows-spanned="1" table:formula="of:=IFERROR(INDEX([Armor.$D$2:.$G$500]; SMALL(IF(([.C$27]=[Armor.$D$2:.$D$500]); ROW([Armor.$D$2:.$D$500])-MIN(ROW([Armor.$D$2:.$D$500]))+1;&quot;&quot;);ROWS([.$A$25:.$A49]));2);&quot;&quot;)">
            <text:p/>
          </table:table-cell>
          <table:table-cell table:style-name="ce31" table:number-matrix-columns-spanned="1" table:number-matrix-rows-spanned="1" table:formula="of:=IFERROR(INDEX([Armor.$D$2:.$G$500]; SMALL(IF(([.D$27]=[Armor.$D$2:.$D$500]); ROW([Armor.$D$2:.$D$500])-MIN(ROW([Armor.$D$2:.$D$500]))+1;&quot;&quot;);ROWS([.$A$25:.$A49]));2);&quot;&quot;)">
            <text:p/>
          </table:table-cell>
          <table:table-cell table:style-name="ce31" table:number-matrix-columns-spanned="1" table:number-matrix-rows-spanned="1" table:formula="of:=IFERROR(INDEX([Armor.$D$2:.$G$500]; SMALL(IF(([.E$27]=[Armor.$D$2:.$D$500]); ROW([Armor.$D$2:.$D$500])-MIN(ROW([Armor.$D$2:.$D$500]))+1;&quot;&quot;);ROWS([.$A$25:.$A49]));2);&quot;&quot;)">
            <text:p/>
          </table:table-cell>
          <table:table-cell table:style-name="ce31" table:number-matrix-columns-spanned="1" table:number-matrix-rows-spanned="1" table:formula="of:=IFERROR(INDEX([Armor.$D$2:.$G$500]; SMALL(IF(([.F$27]=[Armor.$D$2:.$D$500]); ROW([Armor.$D$2:.$D$500])-MIN(ROW([Armor.$D$2:.$D$500]))+1;&quot;&quot;);ROWS([.$A$25:.$A49]));2);&quot;&quot;)">
            <text:p/>
          </table:table-cell>
          <table:table-cell table:style-name="ce36" table:number-matrix-columns-spanned="1" table:number-matrix-rows-spanned="1" table:formula="of:=IFERROR(INDEX([Armor.$D$2:.$G$500]; SMALL(IF(([.G$27]=[Armor.$D$2:.$D$500]); ROW([Armor.$D$2:.$D$500])-MIN(ROW([Armor.$D$2:.$D$500]))+1;&quot;&quot;);ROWS([.$A$25:.$A49]));2);&quot;&quot;)">
            <text:p/>
          </table:table-cell>
          <table:table-cell table:style-name="ce25" table:number-matrix-columns-spanned="1" table:number-matrix-rows-spanned="1" table:formula="of:=IFERROR(INDEX([Clothes.$D$2:.$G$500]; SMALL(IF(([.H$27]=[Clothes.$D$2:.$D$500]); ROW([Clothes.$D$2:.$D$500])-MIN(ROW([Clothes.$D$2:.$D$500]))+1;&quot;&quot;);ROWS([.$A$25:.$A49]));2);&quot;&quot;)">
            <text:p/>
          </table:table-cell>
          <table:table-cell table:style-name="ce31" table:number-matrix-columns-spanned="1" table:number-matrix-rows-spanned="1" table:formula="of:=IFERROR(INDEX([Clothes.$D$2:.$G$500]; SMALL(IF(([.I$27]=[Clothes.$D$2:.$D$500]); ROW([Clothes.$D$2:.$D$500])-MIN(ROW([Clothes.$D$2:.$D$500]))+1;&quot;&quot;);ROWS([.$A$25:.$A49]));2);&quot;&quot;)">
            <text:p/>
          </table:table-cell>
          <table:table-cell table:style-name="ce31" table:number-matrix-columns-spanned="1" table:number-matrix-rows-spanned="1" table:formula="of:=IFERROR(INDEX([Clothes.$D$2:.$G$500]; SMALL(IF(([.J$27]=[Clothes.$D$2:.$D$500]); ROW([Clothes.$D$2:.$D$500])-MIN(ROW([Clothes.$D$2:.$D$500]))+1;&quot;&quot;);ROWS([.$A$25:.$A49]));2);&quot;&quot;)">
            <text:p/>
          </table:table-cell>
          <table:table-cell table:style-name="ce31" table:number-matrix-columns-spanned="1" table:number-matrix-rows-spanned="1" table:formula="of:=IFERROR(INDEX([Clothes.$D$2:.$G$500]; SMALL(IF(([.K$27]=[Clothes.$D$2:.$D$500]); ROW([Clothes.$D$2:.$D$500])-MIN(ROW([Clothes.$D$2:.$D$500]))+1;&quot;&quot;);ROWS([.$A$25:.$A49]));2);&quot;&quot;)">
            <text:p/>
          </table:table-cell>
          <table:table-cell table:style-name="ce31" table:number-matrix-columns-spanned="1" table:number-matrix-rows-spanned="1" table:formula="of:=IFERROR(INDEX([Clothes.$D$2:.$G$500]; SMALL(IF(([.L$27]=[Clothes.$D$2:.$D$500]); ROW([Clothes.$D$2:.$D$500])-MIN(ROW([Clothes.$D$2:.$D$500]))+1;&quot;&quot;);ROWS([.$A$25:.$A49]));2);&quot;&quot;)">
            <text:p/>
          </table:table-cell>
          <table:table-cell table:style-name="ce31" table:number-matrix-columns-spanned="1" table:number-matrix-rows-spanned="1" table:formula="of:=IFERROR(INDEX([Clothes.$D$2:.$G$500]; SMALL(IF(([.M$27]=[Clothes.$D$2:.$D$500]); ROW([Clothes.$D$2:.$D$500])-MIN(ROW([Clothes.$D$2:.$D$500]))+1;&quot;&quot;);ROWS([.$A$25:.$A49]));2);&quot;&quot;)">
            <text:p/>
          </table:table-cell>
          <table:table-cell table:style-name="ce36" table:number-matrix-columns-spanned="1" table:number-matrix-rows-spanned="1" table:formula="of:=IFERROR(INDEX([Clothes.$D$2:.$G$500]; SMALL(IF(([.N$27]=[Clothes.$D$2:.$D$500]); ROW([Clothes.$D$2:.$D$500])-MIN(ROW([Clothes.$D$2:.$D$500]))+1;&quot;&quot;);ROWS([.$A$25:.$A49]));2);&quot;&quot;)">
            <text:p/>
          </table:table-cell>
          <table:table-cell table:style-name="ce25" table:number-matrix-columns-spanned="1" table:number-matrix-rows-spanned="1" table:formula="of:=IFERROR(INDEX([Tools.$D$2:.$G$500]; SMALL(IF(([.O$27]=[Tools.$D$2:.$D$500]); ROW([Tools.$D$2:.$D$500])-MIN(ROW([Tools.$D$2:.$D$500]))+1;&quot;&quot;);ROWS([.$A$25:.$A49]));2);&quot;&quot;)">
            <text:p/>
          </table:table-cell>
          <table:table-cell table:style-name="ce36" table:number-matrix-columns-spanned="1" table:number-matrix-rows-spanned="1" table:formula="of:=IFERROR(INDEX([Tools.$D$2:.$G$500]; SMALL(IF(([.P$27]=[Tools.$D$2:.$D$500]); ROW([Tools.$D$2:.$D$500])-MIN(ROW([Tools.$D$2:.$D$500]))+1;&quot;&quot;);ROWS([.$A$25:.$A49]));2);&quot;&quot;)">
            <text:p/>
          </table:table-cell>
          <table:table-cell table:number-columns-repeated="1008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mmo" table:style-name="ta1">
        <table:table-column table:style-name="co23" table:default-cell-style-name="Default"/>
        <table:table-column table:style-name="co1" table:number-columns-repeated="3" table:default-cell-style-name="Default"/>
        <table:table-column table:style-name="co24" table:default-cell-style-name="Default"/>
        <table:table-column table:style-name="co1" table:number-columns-repeated="993" table:default-cell-style-name="Default"/>
        <table:table-row table:style-name="ro1">
          <table:table-cell table:style-name="ce43" office:value-type="string" calcext:value-type="string">
            <text:p>Category</text:p>
          </table:table-cell>
          <table:table-cell table:style-name="ce43" office:value-type="string" calcext:value-type="string">
            <text:p>Race</text:p>
          </table:table-cell>
          <table:table-cell table:style-name="ce43" office:value-type="string" calcext:value-type="string">
            <text:p>Type</text:p>
          </table:table-cell>
          <table:table-cell table:style-name="ce43" office:value-type="string" calcext:value-type="string">
            <text:p>Class</text:p>
          </table:table-cell>
          <table:table-cell table:style-name="ce43" office:value-type="string" calcext:value-type="string">
            <text:p>Item</text:p>
          </table:table-cell>
          <table:table-cell table:style-name="ce43" office:value-type="string" calcext:value-type="string">
            <text:p>Name</text:p>
          </table:table-cell>
          <table:table-cell table:style-name="ce43" office:value-type="string" calcext:value-type="string">
            <text:p>Adjective</text:p>
          </table:table-cell>
          <table:table-cell table:style-name="ce43" office:value-type="string" calcext:value-type="string">
            <text:p>Description</text:p>
          </table:table-cell>
          <table:table-cell table:style-name="ce43" office:value-type="string" calcext:value-type="string">
            <text:p>Level</text:p>
          </table:table-cell>
          <table:table-cell table:style-name="ce43" office:value-type="string" calcext:value-type="string">
            <text:p>Rarity</text:p>
          </table:table-cell>
          <table:table-cell table:style-name="ce44" office:value-type="string" calcext:value-type="string">
            <text:p>Size</text:p>
          </table:table-cell>
          <table:table-cell table:style-name="ce44" office:value-type="string" calcext:value-type="string">
            <text:p>Hits</text:p>
          </table:table-cell>
          <table:table-cell table:style-name="ce44" office:value-type="string" calcext:value-type="string">
            <text:p>Attack:1</text:p>
          </table:table-cell>
          <table:table-cell table:style-name="ce44" office:value-type="string" calcext:value-type="string">
            <text:p>Attack:2</text:p>
          </table:table-cell>
          <table:table-cell table:style-name="ce44" office:value-type="string" calcext:value-type="string">
            <text:p>Attack:3</text:p>
          </table:table-cell>
          <table:table-cell table:style-name="ce44" office:value-type="string" calcext:value-type="string">
            <text:p>Attack:4</text:p>
          </table:table-cell>
          <table:table-cell table:style-name="ce44" office:value-type="string" calcext:value-type="string">
            <text:p>Attack:5</text:p>
          </table:table-cell>
          <table:table-cell table:style-name="ce44" office:value-type="string" calcext:value-type="string">
            <text:p>OnFired</text:p>
          </table:table-cell>
          <table:table-cell table:style-name="ce44" office:value-type="string" calcext:value-type="string">
            <text:p>OnHit</text:p>
          </table:table-cell>
          <table:table-cell table:style-name="ce44" office:value-type="string" calcext:value-type="string">
            <text:p>OnMove</text:p>
          </table:table-cell>
          <table:table-cell table:style-name="ce44" table:number-columns-repeated="11"/>
          <table:table-cell table:style-name="ce43" table:number-columns-repeated="967"/>
        </table:table-row>
        <table:table-row table:style-name="ro1">
          <table:table-cell office:value-type="string" calcext:value-type="string">
            <text:p>AMMO</text:p>
          </table:table-cell>
          <table:table-cell/>
          <table:table-cell table:number-columns-repeated="2" office:value-type="string" calcext:value-type="string">
            <text:p>BOLT</text:p>
          </table:table-cell>
          <table:table-cell office:value-type="string" calcext:value-type="string">
            <text:p>TEST_BOLT</text:p>
          </table:table-cell>
          <table:table-cell office:value-type="string" calcext:value-type="string">
            <text:p>Test Bolt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SIEGEAMMO</text:p>
          </table:table-cell>
          <table:table-cell/>
          <table:table-cell table:number-columns-repeated="2" office:value-type="string" calcext:value-type="string">
            <text:p>SIEGE</text:p>
          </table:table-cell>
          <table:table-cell office:value-type="string" calcext:value-type="string">
            <text:p>TEST_SIEGE</text:p>
          </table:table-cell>
          <table:table-cell office:value-type="string" calcext:value-type="string">
            <text:p>Test Siege</text:p>
          </table:table-cell>
          <table:table-cell table:number-columns-repeated="992"/>
        </table:table-row>
      </table:table>
      <table:table table:name="Weapons" table:style-name="ta1">
        <table:table-column table:style-name="co25" table:default-cell-style-name="ce43"/>
        <table:table-column table:style-name="co26" table:default-cell-style-name="ce43"/>
        <table:table-column table:style-name="co20" table:default-cell-style-name="ce43"/>
        <table:table-column table:style-name="co16" table:default-cell-style-name="ce43"/>
        <table:table-column table:style-name="co19" table:default-cell-style-name="ce43"/>
        <table:table-column table:style-name="co27" table:default-cell-style-name="ce43"/>
        <table:table-column table:style-name="co28" table:default-cell-style-name="ce43"/>
        <table:table-column table:style-name="co29" table:default-cell-style-name="ce43"/>
        <table:table-column table:style-name="co30" table:default-cell-style-name="ce43"/>
        <table:table-column table:style-name="co31" table:default-cell-style-name="ce43"/>
        <table:table-column table:style-name="co32" table:default-cell-style-name="ce43"/>
        <table:table-column table:style-name="co33" table:default-cell-style-name="ce44"/>
        <table:table-column table:style-name="co34" table:default-cell-style-name="ce44"/>
        <table:table-column table:style-name="co35" table:default-cell-style-name="ce44"/>
        <table:table-column table:style-name="co36" table:default-cell-style-name="ce44"/>
        <table:table-column table:style-name="co37" table:default-cell-style-name="ce44"/>
        <table:table-column table:style-name="co38" table:default-cell-style-name="ce44"/>
        <table:table-column table:style-name="co39" table:default-cell-style-name="ce44"/>
        <table:table-column table:style-name="co40" table:default-cell-style-name="ce44"/>
        <table:table-column table:style-name="co6" table:default-cell-style-name="ce44"/>
        <table:table-column table:style-name="co41" table:default-cell-style-name="ce44"/>
        <table:table-column table:style-name="co21" table:default-cell-style-name="ce44"/>
        <table:table-column table:style-name="co42" table:number-columns-repeated="10" table:default-cell-style-name="ce44"/>
        <table:table-column table:style-name="co43" table:default-cell-style-name="ce44"/>
        <table:table-column table:style-name="co1" table:number-columns-repeated="25" table:default-cell-style-name="ce44"/>
        <table:table-column table:style-name="co1" table:number-columns-repeated="966" table:default-cell-style-name="ce43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Rac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ePlural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MatSize</text:p>
          </table:table-cell>
          <table:table-cell office:value-type="string" calcext:value-type="string">
            <text:p>2HSize</text:p>
          </table:table-cell>
          <table:table-cell office:value-type="string" calcext:value-type="string">
            <text:p>MinSize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Skill</text:p>
          </table:table-cell>
          <table:table-cell table:style-name="ce45" office:value-type="string" calcext:value-type="string">
            <text:p>Ranged</text:p>
          </table:table-cell>
          <table:table-cell table:style-name="ce45" office:value-type="string" calcext:value-type="string">
            <text:p>ShotForce</text:p>
          </table:table-cell>
          <table:table-cell table:style-name="ce45" office:value-type="string" calcext:value-type="string">
            <text:p>ShotVel</text:p>
          </table:table-cell>
          <table:table-cell table:style-name="ce46" office:value-type="string" calcext:value-type="string">
            <text:p>ArmorLevel</text:p>
          </table:table-cell>
          <table:table-cell table:style-name="ce46" office:value-type="string" calcext:value-type="string">
            <text:p>BlockChance</text:p>
          </table:table-cell>
          <table:table-cell table:style-name="ce46" office:value-type="string" calcext:value-type="string">
            <text:p>UPStep</text:p>
          </table:table-cell>
          <table:table-cell office:value-type="string" calcext:value-type="string">
            <text:p>Attack:1</text:p>
          </table:table-cell>
          <table:table-cell office:value-type="string" calcext:value-type="string">
            <text:p>Attack:2</text:p>
          </table:table-cell>
          <table:table-cell office:value-type="string" calcext:value-type="string">
            <text:p>Attack:3</text:p>
          </table:table-cell>
          <table:table-cell office:value-type="string" calcext:value-type="string">
            <text:p>Attack:4</text:p>
          </table:table-cell>
          <table:table-cell office:value-type="string" calcext:value-type="string">
            <text:p>Attack:5</text:p>
          </table:table-cell>
          <table:table-cell office:value-type="string" calcext:value-type="string">
            <text:p>Attack:6</text:p>
          </table:table-cell>
          <table:table-cell office:value-type="string" calcext:value-type="string">
            <text:p>Attack:7</text:p>
          </table:table-cell>
          <table:table-cell office:value-type="string" calcext:value-type="string">
            <text:p>Attack:8</text:p>
          </table:table-cell>
          <table:table-cell office:value-type="string" calcext:value-type="string">
            <text:p>Attack:9</text:p>
          </table:table-cell>
          <table:table-cell office:value-type="string" calcext:value-type="string">
            <text:p>Attack:10</text:p>
          </table:table-cell>
          <table:table-cell office:value-type="string" calcext:value-type="string">
            <text:p>OnEquip</text:p>
          </table:table-cell>
          <table:table-cell office:value-type="string" calcext:value-type="string">
            <text:p>OnAttack</text:p>
          </table:table-cell>
          <table:table-cell office:value-type="string" calcext:value-type="string">
            <text:p>OnBlock</text:p>
          </table:table-cell>
          <table:table-cell office:value-type="string" calcext:value-type="string">
            <text:p>OnDodge</text:p>
          </table:table-cell>
          <table:table-cell office:value-type="string" calcext:value-type="string">
            <text:p>OnParry</text:p>
          </table:table-cell>
          <table:table-cell office:value-type="string" calcext:value-type="string">
            <text:p>OnMove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MELEE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SWORD_SHORT</text:p>
          </table:table-cell>
          <table:table-cell office:value-type="string" calcext:value-type="string">
            <text:p>Short Sword</text:p>
          </table:table-cell>
          <table:table-cell table:number-columns-repeated="2"/>
          <table:table-cell office:value-type="string" calcext:value-type="string">
            <text:p>A description of the item can go her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SWORD</text:p>
          </table:table-cell>
          <table:table-cell table:formula="of:=UPPER(SUBSTITUTE([.F3];&quot; &quot;;&quot;_&quot;))" office:value-type="string" office:string-value="LONG_SWORD" calcext:value-type="string">
            <text:p>LONG_SWORD</text:p>
          </table:table-cell>
          <table:table-cell office:value-type="string" calcext:value-type="string">
            <text:p>Long Sword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SWORD</text:p>
          </table:table-cell>
          <table:table-cell table:formula="of:=UPPER(SUBSTITUTE([.F4];&quot; &quot;;&quot;_&quot;))" office:value-type="string" office:string-value="BROAD_SWORD" calcext:value-type="string">
            <text:p>BROAD_SWORD</text:p>
          </table:table-cell>
          <table:table-cell office:value-type="string" calcext:value-type="string">
            <text:p>Broad Sword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SWORD</text:p>
          </table:table-cell>
          <table:table-cell table:formula="of:=UPPER(SUBSTITUTE([.F5];&quot; &quot;;&quot;_&quot;))" office:value-type="string" office:string-value="CLAYMORE" calcext:value-type="string">
            <text:p>CLAYMORE</text:p>
          </table:table-cell>
          <table:table-cell office:value-type="string" calcext:value-type="string">
            <text:p>Claymor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SWORD</text:p>
          </table:table-cell>
          <table:table-cell table:formula="of:=UPPER(SUBSTITUTE([.F6];&quot; &quot;;&quot;_&quot;))" office:value-type="string" office:string-value="FALCHION" calcext:value-type="string">
            <text:p>FALCHION</text:p>
          </table:table-cell>
          <table:table-cell office:value-type="string" calcext:value-type="string">
            <text:p>Falchio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SWORD</text:p>
          </table:table-cell>
          <table:table-cell table:formula="of:=UPPER(SUBSTITUTE([.F7];&quot; &quot;;&quot;_&quot;))" office:value-type="string" office:string-value="RAPIER" calcext:value-type="string">
            <text:p>RAPIER</text:p>
          </table:table-cell>
          <table:table-cell office:value-type="string" calcext:value-type="string">
            <text:p>Rapie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SWORD</text:p>
          </table:table-cell>
          <table:table-cell table:formula="of:=UPPER(SUBSTITUTE([.F8];&quot; &quot;;&quot;_&quot;))" office:value-type="string" office:string-value="CUTLASS" calcext:value-type="string">
            <text:p>CUTLASS</text:p>
          </table:table-cell>
          <table:table-cell office:value-type="string" calcext:value-type="string">
            <text:p>Cutlas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SWORD</text:p>
          </table:table-cell>
          <table:table-cell table:formula="of:=UPPER(SUBSTITUTE([.F9];&quot; &quot;;&quot;_&quot;))" office:value-type="string" office:string-value="KHOPESH" calcext:value-type="string">
            <text:p>KHOPESH</text:p>
          </table:table-cell>
          <table:table-cell office:value-type="string" calcext:value-type="string">
            <text:p>Khopesh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SWORD</text:p>
          </table:table-cell>
          <table:table-cell table:formula="of:=UPPER(SUBSTITUTE([.F10];&quot; &quot;;&quot;_&quot;))" office:value-type="string" office:string-value="SCIMITAR" calcext:value-type="string">
            <text:p>SCIMITAR</text:p>
          </table:table-cell>
          <table:table-cell office:value-type="string" calcext:value-type="string">
            <text:p>Scimita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SWORD</text:p>
          </table:table-cell>
          <table:table-cell table:formula="of:=UPPER(SUBSTITUTE([.F11];&quot; &quot;;&quot;_&quot;))" office:value-type="string" office:string-value="EPEE" calcext:value-type="string">
            <text:p>EPEE</text:p>
          </table:table-cell>
          <table:table-cell office:value-type="string" calcext:value-type="string">
            <text:p>Epe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SWORD</text:p>
          </table:table-cell>
          <table:table-cell table:formula="of:=UPPER(SUBSTITUTE([.F12];&quot; &quot;;&quot;_&quot;))" office:value-type="string" office:string-value="ESTOC" calcext:value-type="string">
            <text:p>ESTOC</text:p>
          </table:table-cell>
          <table:table-cell office:value-type="string" calcext:value-type="string">
            <text:p>Estoc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SWORD</text:p>
          </table:table-cell>
          <table:table-cell table:formula="of:=UPPER(SUBSTITUTE([.F13];&quot; &quot;;&quot;_&quot;))" office:value-type="string" office:string-value="FLAMBERGE" calcext:value-type="string">
            <text:p>FLAMBERGE</text:p>
          </table:table-cell>
          <table:table-cell office:value-type="string" calcext:value-type="string">
            <text:p>Flamberg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SWORD</text:p>
          </table:table-cell>
          <table:table-cell table:formula="of:=UPPER(SUBSTITUTE([.F14];&quot; &quot;;&quot;_&quot;))" office:value-type="string" office:string-value="SPATHA" calcext:value-type="string">
            <text:p>SPATHA</text:p>
          </table:table-cell>
          <table:table-cell office:value-type="string" calcext:value-type="string">
            <text:p>Spatha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SWORD</text:p>
          </table:table-cell>
          <table:table-cell table:formula="of:=UPPER(SUBSTITUTE([.F15];&quot; &quot;;&quot;_&quot;))" office:value-type="string" office:string-value="KATANA" calcext:value-type="string">
            <text:p>KATANA</text:p>
          </table:table-cell>
          <table:table-cell office:value-type="string" calcext:value-type="string">
            <text:p>Katana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SWORD</text:p>
          </table:table-cell>
          <table:table-cell table:formula="of:=UPPER(SUBSTITUTE([.F16];&quot; &quot;;&quot;_&quot;))" office:value-type="string" office:string-value="ZWEIHANDER" calcext:value-type="string">
            <text:p>ZWEIHANDER</text:p>
          </table:table-cell>
          <table:table-cell office:value-type="string" calcext:value-type="string">
            <text:p>Zweihande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SWORD</text:p>
          </table:table-cell>
          <table:table-cell table:formula="of:=UPPER(SUBSTITUTE([.F17];&quot; &quot;;&quot;_&quot;))" office:value-type="string" office:string-value="GLADIUS" calcext:value-type="string">
            <text:p>GLADIUS</text:p>
          </table:table-cell>
          <table:table-cell office:value-type="string" calcext:value-type="string">
            <text:p>Gladiu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SWORD</text:p>
          </table:table-cell>
          <table:table-cell table:formula="of:=UPPER(SUBSTITUTE([.F18];&quot; &quot;;&quot;_&quot;))" office:value-type="string" office:string-value="KODACHI" calcext:value-type="string">
            <text:p>KODACHI</text:p>
          </table:table-cell>
          <table:table-cell office:value-type="string" calcext:value-type="string">
            <text:p>Kodachi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SWORD</text:p>
          </table:table-cell>
          <table:table-cell table:formula="of:=UPPER(SUBSTITUTE([.F19];&quot; &quot;;&quot;_&quot;))" office:value-type="string" office:string-value="KOPIS" calcext:value-type="string">
            <text:p>KOPIS</text:p>
          </table:table-cell>
          <table:table-cell office:value-type="string" calcext:value-type="string">
            <text:p>Kopi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SWORD</text:p>
          </table:table-cell>
          <table:table-cell table:formula="of:=UPPER(SUBSTITUTE([.F20];&quot; &quot;;&quot;_&quot;))" office:value-type="string" office:string-value="FALCATA" calcext:value-type="string">
            <text:p>FALCATA</text:p>
          </table:table-cell>
          <table:table-cell office:value-type="string" calcext:value-type="string">
            <text:p>Falcata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DAGGER</text:p>
          </table:table-cell>
          <table:table-cell table:formula="of:=UPPER(SUBSTITUTE([.F21];&quot; &quot;;&quot;_&quot;))" office:value-type="string" office:string-value="SICKLE" calcext:value-type="string">
            <text:p>SICKLE</text:p>
          </table:table-cell>
          <table:table-cell office:value-type="string" calcext:value-type="string">
            <text:p>Sickl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DAGGER</text:p>
          </table:table-cell>
          <table:table-cell table:formula="of:=UPPER(SUBSTITUTE([.F22];&quot; &quot;;&quot;_&quot;))" office:value-type="string" office:string-value="DAGGER" calcext:value-type="string">
            <text:p>DAGGER</text:p>
          </table:table-cell>
          <table:table-cell office:value-type="string" calcext:value-type="string">
            <text:p>Dagge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DAGGER</text:p>
          </table:table-cell>
          <table:table-cell table:formula="of:=UPPER(SUBSTITUTE([.F23];&quot; &quot;;&quot;_&quot;))" office:value-type="string" office:string-value="STILETTO" calcext:value-type="string">
            <text:p>STILETTO</text:p>
          </table:table-cell>
          <table:table-cell office:value-type="string" calcext:value-type="string">
            <text:p>Stiletto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DAGGER</text:p>
          </table:table-cell>
          <table:table-cell table:formula="of:=UPPER(SUBSTITUTE([.F24];&quot; &quot;;&quot;_&quot;))" office:value-type="string" office:string-value="DIRK" calcext:value-type="string">
            <text:p>DIRK</text:p>
          </table:table-cell>
          <table:table-cell office:value-type="string" calcext:value-type="string">
            <text:p>Dirk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DAGGER</text:p>
          </table:table-cell>
          <table:table-cell table:formula="of:=UPPER(SUBSTITUTE([.F25];&quot; &quot;;&quot;_&quot;))" office:value-type="string" office:string-value="HUNTING_DAGGER" calcext:value-type="string">
            <text:p>HUNTING_DAGGER</text:p>
          </table:table-cell>
          <table:table-cell office:value-type="string" calcext:value-type="string">
            <text:p>Hunting Dagge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DAGGER</text:p>
          </table:table-cell>
          <table:table-cell table:formula="of:=UPPER(SUBSTITUTE([.F26];&quot; &quot;;&quot;_&quot;))" office:value-type="string" office:string-value="PARRYING_DAGGER" calcext:value-type="string">
            <text:p>PARRYING_DAGGER</text:p>
          </table:table-cell>
          <table:table-cell office:value-type="string" calcext:value-type="string">
            <text:p>Parrying Dagge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PICK</text:p>
          </table:table-cell>
          <table:table-cell table:formula="of:=UPPER(SUBSTITUTE([.F27];&quot; &quot;;&quot;_&quot;))" office:value-type="string" office:string-value="PICKAXE" calcext:value-type="string">
            <text:p>PICKAXE</text:p>
          </table:table-cell>
          <table:table-cell office:value-type="string" calcext:value-type="string">
            <text:p>Pickax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PICK</text:p>
          </table:table-cell>
          <table:table-cell table:formula="of:=UPPER(SUBSTITUTE([.F28];&quot; &quot;;&quot;_&quot;))" office:value-type="string" office:string-value="MATTOCK" calcext:value-type="string">
            <text:p>MATTOCK</text:p>
          </table:table-cell>
          <table:table-cell office:value-type="string" calcext:value-type="string">
            <text:p>Mattock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PICK</text:p>
          </table:table-cell>
          <table:table-cell table:formula="of:=UPPER(SUBSTITUTE([.F29];&quot; &quot;;&quot;_&quot;))" office:value-type="string" office:string-value="KAMA" calcext:value-type="string">
            <text:p>KAMA</text:p>
          </table:table-cell>
          <table:table-cell office:value-type="string" calcext:value-type="string">
            <text:p>Kama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FIST</text:p>
          </table:table-cell>
          <table:table-cell table:formula="of:=UPPER(SUBSTITUTE([.F30];&quot; &quot;;&quot;_&quot;))" office:value-type="string" office:string-value="BAGH_NAKA" calcext:value-type="string">
            <text:p>BAGH_NAKA</text:p>
          </table:table-cell>
          <table:table-cell office:value-type="string" calcext:value-type="string">
            <text:p>Bagh Naka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FIST</text:p>
          </table:table-cell>
          <table:table-cell table:formula="of:=UPPER(SUBSTITUTE([.F31];&quot; &quot;;&quot;_&quot;))" office:value-type="string" office:string-value="CESTUS" calcext:value-type="string">
            <text:p>CESTUS</text:p>
          </table:table-cell>
          <table:table-cell office:value-type="string" calcext:value-type="string">
            <text:p>Cestu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FIST</text:p>
          </table:table-cell>
          <table:table-cell table:formula="of:=UPPER(SUBSTITUTE([.F32];&quot; &quot;;&quot;_&quot;))" office:value-type="string" office:string-value="KATAR" calcext:value-type="string">
            <text:p>KATAR</text:p>
          </table:table-cell>
          <table:table-cell office:value-type="string" calcext:value-type="string">
            <text:p>Kata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AXE</text:p>
          </table:table-cell>
          <table:table-cell table:formula="of:=UPPER(SUBSTITUTE([.F33];&quot; &quot;;&quot;_&quot;))" office:value-type="string" office:string-value="GREAT_AXE" calcext:value-type="string">
            <text:p>GREAT_AXE</text:p>
          </table:table-cell>
          <table:table-cell office:value-type="string" calcext:value-type="string">
            <text:p>Great Ax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AXE</text:p>
          </table:table-cell>
          <table:table-cell table:formula="of:=UPPER(SUBSTITUTE([.F34];&quot; &quot;;&quot;_&quot;))" office:value-type="string" office:string-value="BATTLE_AXE" calcext:value-type="string">
            <text:p>BATTLE_AXE</text:p>
          </table:table-cell>
          <table:table-cell office:value-type="string" calcext:value-type="string">
            <text:p>Battle Ax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AXE</text:p>
          </table:table-cell>
          <table:table-cell table:formula="of:=UPPER(SUBSTITUTE([.F35];&quot; &quot;;&quot;_&quot;))" office:value-type="string" office:string-value="BROADAXE" calcext:value-type="string">
            <text:p>BROADAXE</text:p>
          </table:table-cell>
          <table:table-cell office:value-type="string" calcext:value-type="string">
            <text:p>Broadax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AXE</text:p>
          </table:table-cell>
          <table:table-cell table:formula="of:=UPPER(SUBSTITUTE([.F36];&quot; &quot;;&quot;_&quot;))" office:value-type="string" office:string-value="HAND_AXE" calcext:value-type="string">
            <text:p>HAND_AXE</text:p>
          </table:table-cell>
          <table:table-cell office:value-type="string" calcext:value-type="string">
            <text:p>Hand Ax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AXE</text:p>
          </table:table-cell>
          <table:table-cell table:formula="of:=UPPER(SUBSTITUTE([.F37];&quot; &quot;;&quot;_&quot;))" office:value-type="string" office:string-value="HATCHET" calcext:value-type="string">
            <text:p>HATCHET</text:p>
          </table:table-cell>
          <table:table-cell office:value-type="string" calcext:value-type="string">
            <text:p>Hatch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AXE</text:p>
          </table:table-cell>
          <table:table-cell table:formula="of:=UPPER(SUBSTITUTE([.F38];&quot; &quot;;&quot;_&quot;))" office:value-type="string" office:string-value="LABRYS" calcext:value-type="string">
            <text:p>LABRYS</text:p>
          </table:table-cell>
          <table:table-cell office:value-type="string" calcext:value-type="string">
            <text:p>Labry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AXE</text:p>
          </table:table-cell>
          <table:table-cell table:formula="of:=UPPER(SUBSTITUTE([.F39];&quot; &quot;;&quot;_&quot;))" office:value-type="string" office:string-value="BEARDED_AXE" calcext:value-type="string">
            <text:p>BEARDED_AXE</text:p>
          </table:table-cell>
          <table:table-cell office:value-type="string" calcext:value-type="string">
            <text:p>Bearded Ax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AXE</text:p>
          </table:table-cell>
          <table:table-cell table:formula="of:=UPPER(SUBSTITUTE([.F40];&quot; &quot;;&quot;_&quot;))" office:value-type="string" office:string-value="TOMAHAWK" calcext:value-type="string">
            <text:p>TOMAHAWK</text:p>
          </table:table-cell>
          <table:table-cell office:value-type="string" calcext:value-type="string">
            <text:p>Tomahawk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CLUB</text:p>
          </table:table-cell>
          <table:table-cell table:formula="of:=UPPER(SUBSTITUTE([.F41];&quot; &quot;;&quot;_&quot;))" office:value-type="string" office:string-value="CLUB" calcext:value-type="string">
            <text:p>CLUB</text:p>
          </table:table-cell>
          <table:table-cell office:value-type="string" calcext:value-type="string">
            <text:p>Club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CLUB</text:p>
          </table:table-cell>
          <table:table-cell table:formula="of:=UPPER(SUBSTITUTE([.F42];&quot; &quot;;&quot;_&quot;))" office:value-type="string" office:string-value="BO" calcext:value-type="string">
            <text:p>BO</text:p>
          </table:table-cell>
          <table:table-cell office:value-type="string" calcext:value-type="string">
            <text:p>Bo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CLUB</text:p>
          </table:table-cell>
          <table:table-cell table:formula="of:=UPPER(SUBSTITUTE([.F43];&quot; &quot;;&quot;_&quot;))" office:value-type="string" office:string-value="MORNING_STAR" calcext:value-type="string">
            <text:p>MORNING_STAR</text:p>
          </table:table-cell>
          <table:table-cell office:value-type="string" calcext:value-type="string">
            <text:p>Morning Sta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CLUB</text:p>
          </table:table-cell>
          <table:table-cell table:formula="of:=UPPER(SUBSTITUTE([.F44];&quot; &quot;;&quot;_&quot;))" office:value-type="string" office:string-value="FLAIL" calcext:value-type="string">
            <text:p>FLAIL</text:p>
          </table:table-cell>
          <table:table-cell office:value-type="string" calcext:value-type="string">
            <text:p>Flail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CLUB</text:p>
          </table:table-cell>
          <table:table-cell table:formula="of:=UPPER(SUBSTITUTE([.F45];&quot; &quot;;&quot;_&quot;))" office:value-type="string" office:string-value="HAMMER" calcext:value-type="string">
            <text:p>HAMMER</text:p>
          </table:table-cell>
          <table:table-cell office:value-type="string" calcext:value-type="string">
            <text:p>Hamme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CLUB</text:p>
          </table:table-cell>
          <table:table-cell table:formula="of:=UPPER(SUBSTITUTE([.F46];&quot; &quot;;&quot;_&quot;))" office:value-type="string" office:string-value="WAR_HAMMER" calcext:value-type="string">
            <text:p>WAR_HAMMER</text:p>
          </table:table-cell>
          <table:table-cell office:value-type="string" calcext:value-type="string">
            <text:p>War Hamme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CLUB</text:p>
          </table:table-cell>
          <table:table-cell table:formula="of:=UPPER(SUBSTITUTE([.F47];&quot; &quot;;&quot;_&quot;))" office:value-type="string" office:string-value="MACE" calcext:value-type="string">
            <text:p>MACE</text:p>
          </table:table-cell>
          <table:table-cell office:value-type="string" calcext:value-type="string">
            <text:p>Mac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CLUB</text:p>
          </table:table-cell>
          <table:table-cell table:formula="of:=UPPER(SUBSTITUTE([.F48];&quot; &quot;;&quot;_&quot;))" office:value-type="string" office:string-value="SLEDGEHAMMER" calcext:value-type="string">
            <text:p>SLEDGEHAMMER</text:p>
          </table:table-cell>
          <table:table-cell office:value-type="string" calcext:value-type="string">
            <text:p>Sledgehamme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CLUB</text:p>
          </table:table-cell>
          <table:table-cell table:formula="of:=UPPER(SUBSTITUTE([.F49];&quot; &quot;;&quot;_&quot;))" office:value-type="string" office:string-value="MAUL" calcext:value-type="string">
            <text:p>MAUL</text:p>
          </table:table-cell>
          <table:table-cell office:value-type="string" calcext:value-type="string">
            <text:p>Maul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CLUB</text:p>
          </table:table-cell>
          <table:table-cell table:formula="of:=UPPER(SUBSTITUTE([.F50];&quot; &quot;;&quot;_&quot;))" office:value-type="string" office:string-value="STAFF" calcext:value-type="string">
            <text:p>STAFF</text:p>
          </table:table-cell>
          <table:table-cell office:value-type="string" calcext:value-type="string">
            <text:p>Staff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CLUB</text:p>
          </table:table-cell>
          <table:table-cell table:formula="of:=UPPER(SUBSTITUTE([.F51];&quot; &quot;;&quot;_&quot;))" office:value-type="string" office:string-value="TONFA" calcext:value-type="string">
            <text:p>TONFA</text:p>
          </table:table-cell>
          <table:table-cell office:value-type="string" calcext:value-type="string">
            <text:p>Tonfa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CLUB</text:p>
          </table:table-cell>
          <table:table-cell table:formula="of:=UPPER(SUBSTITUTE([.F52];&quot; &quot;;&quot;_&quot;))" office:value-type="string" office:string-value="SCEPTER" calcext:value-type="string">
            <text:p>SCEPTER</text:p>
          </table:table-cell>
          <table:table-cell office:value-type="string" calcext:value-type="string">
            <text:p>Scepte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CLUB</text:p>
          </table:table-cell>
          <table:table-cell table:formula="of:=UPPER(SUBSTITUTE([.F53];&quot; &quot;;&quot;_&quot;))" office:value-type="string" office:string-value="QUARTERSTAFF" calcext:value-type="string">
            <text:p>QUARTERSTAFF</text:p>
          </table:table-cell>
          <table:table-cell office:value-type="string" calcext:value-type="string">
            <text:p>Quarterstaff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SPEAR</text:p>
          </table:table-cell>
          <table:table-cell table:formula="of:=UPPER(SUBSTITUTE([.F54];&quot; &quot;;&quot;_&quot;))" office:value-type="string" office:string-value="LANCE" calcext:value-type="string">
            <text:p>LANCE</text:p>
          </table:table-cell>
          <table:table-cell office:value-type="string" calcext:value-type="string">
            <text:p>Lanc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SPEAR</text:p>
          </table:table-cell>
          <table:table-cell table:formula="of:=UPPER(SUBSTITUTE([.F55];&quot; &quot;;&quot;_&quot;))" office:value-type="string" office:string-value="SPEAR" calcext:value-type="string">
            <text:p>SPEAR</text:p>
          </table:table-cell>
          <table:table-cell office:value-type="string" calcext:value-type="string">
            <text:p>Spea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SPEAR</text:p>
          </table:table-cell>
          <table:table-cell table:formula="of:=UPPER(SUBSTITUTE([.F56];&quot; &quot;;&quot;_&quot;))" office:value-type="string" office:string-value="PIKE" calcext:value-type="string">
            <text:p>PIKE</text:p>
          </table:table-cell>
          <table:table-cell office:value-type="string" calcext:value-type="string">
            <text:p>Pik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SPEAR</text:p>
          </table:table-cell>
          <table:table-cell table:formula="of:=UPPER(SUBSTITUTE([.F57];&quot; &quot;;&quot;_&quot;))" office:value-type="string" office:string-value="PITCHFORK" calcext:value-type="string">
            <text:p>PITCHFORK</text:p>
          </table:table-cell>
          <table:table-cell office:value-type="string" calcext:value-type="string">
            <text:p>Pitchfork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SPEAR</text:p>
          </table:table-cell>
          <table:table-cell table:formula="of:=UPPER(SUBSTITUTE([.F58];&quot; &quot;;&quot;_&quot;))" office:value-type="string" office:string-value="TRIDENT" calcext:value-type="string">
            <text:p>TRIDENT</text:p>
          </table:table-cell>
          <table:table-cell office:value-type="string" calcext:value-type="string">
            <text:p>Triden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SPEAR</text:p>
          </table:table-cell>
          <table:table-cell table:formula="of:=UPPER(SUBSTITUTE([.F59];&quot; &quot;;&quot;_&quot;))" office:value-type="string" office:string-value="BOAR_SPEAR" calcext:value-type="string">
            <text:p>BOAR_SPEAR</text:p>
          </table:table-cell>
          <table:table-cell office:value-type="string" calcext:value-type="string">
            <text:p>Boar Spea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SPEAR</text:p>
          </table:table-cell>
          <table:table-cell table:formula="of:=UPPER(SUBSTITUTE([.F60];&quot; &quot;;&quot;_&quot;))" office:value-type="string" office:string-value="YARI" calcext:value-type="string">
            <text:p>YARI</text:p>
          </table:table-cell>
          <table:table-cell office:value-type="string" calcext:value-type="string">
            <text:p>Yari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SPEAR</text:p>
          </table:table-cell>
          <table:table-cell table:formula="of:=UPPER(SUBSTITUTE([.F61];&quot; &quot;;&quot;_&quot;))" office:value-type="string" office:string-value="SPETUM" calcext:value-type="string">
            <text:p>SPETUM</text:p>
          </table:table-cell>
          <table:table-cell office:value-type="string" calcext:value-type="string">
            <text:p>Spetum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SPEAR</text:p>
          </table:table-cell>
          <table:table-cell table:formula="of:=UPPER(SUBSTITUTE([.F62];&quot; &quot;;&quot;_&quot;))" office:value-type="string" office:string-value="LONG_SPEAR" calcext:value-type="string">
            <text:p>LONG_SPEAR</text:p>
          </table:table-cell>
          <table:table-cell office:value-type="string" calcext:value-type="string">
            <text:p>Long Spea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POLEARM</text:p>
          </table:table-cell>
          <table:table-cell table:formula="of:=UPPER(SUBSTITUTE([.F63];&quot; &quot;;&quot;_&quot;))" office:value-type="string" office:string-value="BARDICHE" calcext:value-type="string">
            <text:p>BARDICHE</text:p>
          </table:table-cell>
          <table:table-cell office:value-type="string" calcext:value-type="string">
            <text:p>Bardich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POLEARM</text:p>
          </table:table-cell>
          <table:table-cell table:formula="of:=UPPER(SUBSTITUTE([.F64];&quot; &quot;;&quot;_&quot;))" office:value-type="string" office:string-value="GLAIVE" calcext:value-type="string">
            <text:p>GLAIVE</text:p>
          </table:table-cell>
          <table:table-cell office:value-type="string" calcext:value-type="string">
            <text:p>Glaiv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POLEARM</text:p>
          </table:table-cell>
          <table:table-cell table:formula="of:=UPPER(SUBSTITUTE([.F65];&quot; &quot;;&quot;_&quot;))" office:value-type="string" office:string-value="HALBERD" calcext:value-type="string">
            <text:p>HALBERD</text:p>
          </table:table-cell>
          <table:table-cell office:value-type="string" calcext:value-type="string">
            <text:p>Halberd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POLEARM</text:p>
          </table:table-cell>
          <table:table-cell table:formula="of:=UPPER(SUBSTITUTE([.F66];&quot; &quot;;&quot;_&quot;))" office:value-type="string" office:string-value="NAGINATA" calcext:value-type="string">
            <text:p>NAGINATA</text:p>
          </table:table-cell>
          <table:table-cell office:value-type="string" calcext:value-type="string">
            <text:p>Naginata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POLEARM</text:p>
          </table:table-cell>
          <table:table-cell table:formula="of:=UPPER(SUBSTITUTE([.F67];&quot; &quot;;&quot;_&quot;))" office:value-type="string" office:string-value="POLEAXE" calcext:value-type="string">
            <text:p>POLEAXE</text:p>
          </table:table-cell>
          <table:table-cell office:value-type="string" calcext:value-type="string">
            <text:p>Poleax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POLEARM</text:p>
          </table:table-cell>
          <table:table-cell table:formula="of:=UPPER(SUBSTITUTE([.F68];&quot; &quot;;&quot;_&quot;))" office:value-type="string" office:string-value="SCYTHE" calcext:value-type="string">
            <text:p>SCYTHE</text:p>
          </table:table-cell>
          <table:table-cell office:value-type="string" calcext:value-type="string">
            <text:p>Scyth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POLEARM</text:p>
          </table:table-cell>
          <table:table-cell table:formula="of:=UPPER(SUBSTITUTE([.F69];&quot; &quot;;&quot;_&quot;))" office:value-type="string" office:string-value="WAR_SCYTHE" calcext:value-type="string">
            <text:p>WAR_SCYTHE</text:p>
          </table:table-cell>
          <table:table-cell office:value-type="string" calcext:value-type="string">
            <text:p>War Scyth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POLEARM</text:p>
          </table:table-cell>
          <table:table-cell table:formula="of:=UPPER(SUBSTITUTE([.F70];&quot; &quot;;&quot;_&quot;))" office:value-type="string" office:string-value="VOULGE" calcext:value-type="string">
            <text:p>VOULGE</text:p>
          </table:table-cell>
          <table:table-cell office:value-type="string" calcext:value-type="string">
            <text:p>Voulg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POLEARM</text:p>
          </table:table-cell>
          <table:table-cell table:formula="of:=UPPER(SUBSTITUTE([.F71];&quot; &quot;;&quot;_&quot;))" office:value-type="string" office:string-value="BEC_DE_CORBIN" calcext:value-type="string">
            <text:p>BEC_DE_CORBIN</text:p>
          </table:table-cell>
          <table:table-cell office:value-type="string" calcext:value-type="string">
            <text:p>Bec de Cor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POLEARM</text:p>
          </table:table-cell>
          <table:table-cell table:formula="of:=UPPER(SUBSTITUTE([.F72];&quot; &quot;;&quot;_&quot;))" office:value-type="string" office:string-value="LUCERNE_HAMMER" calcext:value-type="string">
            <text:p>LUCERNE_HAMMER</text:p>
          </table:table-cell>
          <table:table-cell office:value-type="string" calcext:value-type="string">
            <text:p>Lucerne Hamme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WHIP</text:p>
          </table:table-cell>
          <table:table-cell table:formula="of:=UPPER(SUBSTITUTE([.F73];&quot; &quot;;&quot;_&quot;))" office:value-type="string" office:string-value="BULLWHIP" calcext:value-type="string">
            <text:p>BULLWHIP</text:p>
          </table:table-cell>
          <table:table-cell office:value-type="string" calcext:value-type="string">
            <text:p>Bullwhip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WHIP</text:p>
          </table:table-cell>
          <table:table-cell table:formula="of:=UPPER(SUBSTITUTE([.F74];&quot; &quot;;&quot;_&quot;))" office:value-type="string" office:string-value="CHAIN_WHIP" calcext:value-type="string">
            <text:p>CHAIN_WHIP</text:p>
          </table:table-cell>
          <table:table-cell office:value-type="string" calcext:value-type="string">
            <text:p>Chain whip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WHIP</text:p>
          </table:table-cell>
          <table:table-cell table:formula="of:=UPPER(SUBSTITUTE([.F75];&quot; &quot;;&quot;_&quot;))" office:value-type="string" office:string-value="WHIP" calcext:value-type="string">
            <text:p>WHIP</text:p>
          </table:table-cell>
          <table:table-cell office:value-type="string" calcext:value-type="string">
            <text:p>Whip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WHIP</text:p>
          </table:table-cell>
          <table:table-cell table:formula="of:=UPPER(SUBSTITUTE([.F76];&quot; &quot;;&quot;_&quot;))" office:value-type="string" office:string-value="LASSO" calcext:value-type="string">
            <text:p>LASSO</text:p>
          </table:table-cell>
          <table:table-cell office:value-type="string" calcext:value-type="string">
            <text:p>Lasso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ANGED</text:p>
          </table:table-cell>
          <table:table-cell office:value-type="string" calcext:value-type="string">
            <text:p>THROWN</text:p>
          </table:table-cell>
          <table:table-cell table:formula="of:=UPPER(SUBSTITUTE([.F77];&quot; &quot;;&quot;_&quot;))" office:value-type="string" office:string-value="HARPOON" calcext:value-type="string">
            <text:p>HARPOON</text:p>
          </table:table-cell>
          <table:table-cell office:value-type="string" calcext:value-type="string">
            <text:p>Harpoo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ANGED</text:p>
          </table:table-cell>
          <table:table-cell office:value-type="string" calcext:value-type="string">
            <text:p>THROWN</text:p>
          </table:table-cell>
          <table:table-cell table:formula="of:=UPPER(SUBSTITUTE([.F78];&quot; &quot;;&quot;_&quot;))" office:value-type="string" office:string-value="JAVELIN" calcext:value-type="string">
            <text:p>JAVELIN</text:p>
          </table:table-cell>
          <table:table-cell office:value-type="string" calcext:value-type="string">
            <text:p>Javel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ANGED</text:p>
          </table:table-cell>
          <table:table-cell office:value-type="string" calcext:value-type="string">
            <text:p>THROWN</text:p>
          </table:table-cell>
          <table:table-cell table:formula="of:=UPPER(SUBSTITUTE([.F79];&quot; &quot;;&quot;_&quot;))" office:value-type="string" office:string-value="PILUM" calcext:value-type="string">
            <text:p>PILUM</text:p>
          </table:table-cell>
          <table:table-cell office:value-type="string" calcext:value-type="string">
            <text:p>Pilum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ANGED</text:p>
          </table:table-cell>
          <table:table-cell office:value-type="string" calcext:value-type="string">
            <text:p>THROWN</text:p>
          </table:table-cell>
          <table:table-cell table:formula="of:=UPPER(SUBSTITUTE([.F80];&quot; &quot;;&quot;_&quot;))" office:value-type="string" office:string-value="CHAKRAM" calcext:value-type="string">
            <text:p>CHAKRAM</text:p>
          </table:table-cell>
          <table:table-cell office:value-type="string" calcext:value-type="string">
            <text:p>Chakram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ANGED</text:p>
          </table:table-cell>
          <table:table-cell office:value-type="string" calcext:value-type="string">
            <text:p>THROWN</text:p>
          </table:table-cell>
          <table:table-cell table:formula="of:=UPPER(SUBSTITUTE([.F81];&quot; &quot;;&quot;_&quot;))" office:value-type="string" office:string-value="SHURIKEN" calcext:value-type="string">
            <text:p>SHURIKEN</text:p>
          </table:table-cell>
          <table:table-cell office:value-type="string" calcext:value-type="string">
            <text:p>Shurike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ANGED</text:p>
          </table:table-cell>
          <table:table-cell office:value-type="string" calcext:value-type="string">
            <text:p>THROWN</text:p>
          </table:table-cell>
          <table:table-cell table:formula="of:=UPPER(SUBSTITUTE([.F82];&quot; &quot;;&quot;_&quot;))" office:value-type="string" office:string-value="KUNAI" calcext:value-type="string">
            <text:p>KUNAI</text:p>
          </table:table-cell>
          <table:table-cell office:value-type="string" calcext:value-type="string">
            <text:p>Kunai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ANGED</text:p>
          </table:table-cell>
          <table:table-cell office:value-type="string" calcext:value-type="string">
            <text:p>THROWN</text:p>
          </table:table-cell>
          <table:table-cell table:formula="of:=UPPER(SUBSTITUTE([.F83];&quot; &quot;;&quot;_&quot;))" office:value-type="string" office:string-value="THROWING_KNIFE" calcext:value-type="string">
            <text:p>THROWING_KNIFE</text:p>
          </table:table-cell>
          <table:table-cell office:value-type="string" calcext:value-type="string">
            <text:p>Throwing Knif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ANGED</text:p>
          </table:table-cell>
          <table:table-cell office:value-type="string" calcext:value-type="string">
            <text:p>THROWN</text:p>
          </table:table-cell>
          <table:table-cell table:formula="of:=UPPER(SUBSTITUTE([.F84];&quot; &quot;;&quot;_&quot;))" office:value-type="string" office:string-value="THROWING_AXE" calcext:value-type="string">
            <text:p>THROWING_AXE</text:p>
          </table:table-cell>
          <table:table-cell office:value-type="string" calcext:value-type="string">
            <text:p>Throwing Ax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ANGED</text:p>
          </table:table-cell>
          <table:table-cell office:value-type="string" calcext:value-type="string">
            <text:p>THROWN</text:p>
          </table:table-cell>
          <table:table-cell table:formula="of:=UPPER(SUBSTITUTE([.F85];&quot; &quot;;&quot;_&quot;))" office:value-type="string" office:string-value="BOLAS" calcext:value-type="string">
            <text:p>BOLAS</text:p>
          </table:table-cell>
          <table:table-cell office:value-type="string" calcext:value-type="string">
            <text:p>Bola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ANGED</text:p>
          </table:table-cell>
          <table:table-cell office:value-type="string" calcext:value-type="string">
            <text:p>THROWN</text:p>
          </table:table-cell>
          <table:table-cell table:formula="of:=UPPER(SUBSTITUTE([.F86];&quot; &quot;;&quot;_&quot;))" office:value-type="string" office:string-value="THROWING_DART" calcext:value-type="string">
            <text:p>THROWING_DART</text:p>
          </table:table-cell>
          <table:table-cell office:value-type="string" calcext:value-type="string">
            <text:p>Throwing Dar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ANGED</text:p>
          </table:table-cell>
          <table:table-cell office:value-type="string" calcext:value-type="string">
            <text:p>BOW</text:p>
          </table:table-cell>
          <table:table-cell table:formula="of:=UPPER(SUBSTITUTE([.F87];&quot; &quot;;&quot;_&quot;))" office:value-type="string" office:string-value="LONG_BOW" calcext:value-type="string">
            <text:p>LONG_BOW</text:p>
          </table:table-cell>
          <table:table-cell office:value-type="string" calcext:value-type="string">
            <text:p>Long Bow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ANGED</text:p>
          </table:table-cell>
          <table:table-cell office:value-type="string" calcext:value-type="string">
            <text:p>BOW</text:p>
          </table:table-cell>
          <table:table-cell table:formula="of:=UPPER(SUBSTITUTE([.F88];&quot; &quot;;&quot;_&quot;))" office:value-type="string" office:string-value="SHORT_BOW" calcext:value-type="string">
            <text:p>SHORT_BOW</text:p>
          </table:table-cell>
          <table:table-cell office:value-type="string" calcext:value-type="string">
            <text:p>Short Bow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ANGED</text:p>
          </table:table-cell>
          <table:table-cell office:value-type="string" calcext:value-type="string">
            <text:p>BOW</text:p>
          </table:table-cell>
          <table:table-cell table:formula="of:=UPPER(SUBSTITUTE([.F89];&quot; &quot;;&quot;_&quot;))" office:value-type="string" office:string-value="RECURVE_BOW" calcext:value-type="string">
            <text:p>RECURVE_BOW</text:p>
          </table:table-cell>
          <table:table-cell office:value-type="string" calcext:value-type="string">
            <text:p>Recurve Bow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ANGED</text:p>
          </table:table-cell>
          <table:table-cell office:value-type="string" calcext:value-type="string">
            <text:p>BOW</text:p>
          </table:table-cell>
          <table:table-cell table:formula="of:=UPPER(SUBSTITUTE([.F90];&quot; &quot;;&quot;_&quot;))" office:value-type="string" office:string-value="DAIKYU" calcext:value-type="string">
            <text:p>DAIKYU</text:p>
          </table:table-cell>
          <table:table-cell office:value-type="string" calcext:value-type="string">
            <text:p>Daikyu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ANGED</text:p>
          </table:table-cell>
          <table:table-cell office:value-type="string" calcext:value-type="string">
            <text:p>CROSSBOW</text:p>
          </table:table-cell>
          <table:table-cell table:formula="of:=UPPER(SUBSTITUTE([.F91];&quot; &quot;;&quot;_&quot;))" office:value-type="string" office:string-value="CROSSBOW" calcext:value-type="string">
            <text:p>CROSSBOW</text:p>
          </table:table-cell>
          <table:table-cell office:value-type="string" calcext:value-type="string">
            <text:p>Crossbow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ANGED</text:p>
          </table:table-cell>
          <table:table-cell office:value-type="string" calcext:value-type="string">
            <text:p>CROSSBOW</text:p>
          </table:table-cell>
          <table:table-cell table:formula="of:=UPPER(SUBSTITUTE([.F92];&quot; &quot;;&quot;_&quot;))" office:value-type="string" office:string-value="ARBALEST" calcext:value-type="string">
            <text:p>ARBALEST</text:p>
          </table:table-cell>
          <table:table-cell office:value-type="string" calcext:value-type="string">
            <text:p>Arbales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ANGED</text:p>
          </table:table-cell>
          <table:table-cell office:value-type="string" calcext:value-type="string">
            <text:p>CROSSBOW</text:p>
          </table:table-cell>
          <table:table-cell table:formula="of:=UPPER(SUBSTITUTE([.F93];&quot; &quot;;&quot;_&quot;))" office:value-type="string" office:string-value="REPEATING_CROSSBOW" calcext:value-type="string">
            <text:p>REPEATING_CROSSBOW</text:p>
          </table:table-cell>
          <table:table-cell office:value-type="string" calcext:value-type="string">
            <text:p>Repeating Crossbow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ANGED</text:p>
          </table:table-cell>
          <table:table-cell office:value-type="string" calcext:value-type="string">
            <text:p>SLING</text:p>
          </table:table-cell>
          <table:table-cell table:formula="of:=UPPER(SUBSTITUTE([.F94];&quot; &quot;;&quot;_&quot;))" office:value-type="string" office:string-value="SLING" calcext:value-type="string">
            <text:p>SLING</text:p>
          </table:table-cell>
          <table:table-cell office:value-type="string" calcext:value-type="string">
            <text:p>Sling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ANGED</text:p>
          </table:table-cell>
          <table:table-cell office:value-type="string" calcext:value-type="string">
            <text:p>SLING</text:p>
          </table:table-cell>
          <table:table-cell table:formula="of:=UPPER(SUBSTITUTE([.F95];&quot; &quot;;&quot;_&quot;))" office:value-type="string" office:string-value="KESTROS" calcext:value-type="string">
            <text:p>KESTROS</text:p>
          </table:table-cell>
          <table:table-cell office:value-type="string" calcext:value-type="string">
            <text:p>Kestro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ANGED</text:p>
          </table:table-cell>
          <table:table-cell office:value-type="string" calcext:value-type="string">
            <text:p>BLOWGUN</text:p>
          </table:table-cell>
          <table:table-cell table:formula="of:=UPPER(SUBSTITUTE([.F96];&quot; &quot;;&quot;_&quot;))" office:value-type="string" office:string-value="BLOWGUN" calcext:value-type="string">
            <text:p>BLOWGUN</text:p>
          </table:table-cell>
          <table:table-cell office:value-type="string" calcext:value-type="string">
            <text:p>Blowgu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ANGED</text:p>
          </table:table-cell>
          <table:table-cell office:value-type="string" calcext:value-type="string">
            <text:p>BLOWGUN</text:p>
          </table:table-cell>
          <table:table-cell table:formula="of:=UPPER(SUBSTITUTE([.F97];&quot; &quot;;&quot;_&quot;))" office:value-type="string" office:string-value="FUKIYA" calcext:value-type="string">
            <text:p>FUKIYA</text:p>
          </table:table-cell>
          <table:table-cell office:value-type="string" calcext:value-type="string">
            <text:p>Fukiya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ANGED</text:p>
          </table:table-cell>
          <table:table-cell office:value-type="string" calcext:value-type="string">
            <text:p>GUNPOWDER</text:p>
          </table:table-cell>
          <table:table-cell table:formula="of:=UPPER(SUBSTITUTE([.F98];&quot; &quot;;&quot;_&quot;))" office:value-type="string" office:string-value="BLUNDERBUSS" calcext:value-type="string">
            <text:p>BLUNDERBUSS</text:p>
          </table:table-cell>
          <table:table-cell office:value-type="string" calcext:value-type="string">
            <text:p>Blunderbus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ANGED</text:p>
          </table:table-cell>
          <table:table-cell office:value-type="string" calcext:value-type="string">
            <text:p>GUNPOWDER</text:p>
          </table:table-cell>
          <table:table-cell table:formula="of:=UPPER(SUBSTITUTE([.F99];&quot; &quot;;&quot;_&quot;))" office:value-type="string" office:string-value="CARBINE" calcext:value-type="string">
            <text:p>CARBINE</text:p>
          </table:table-cell>
          <table:table-cell office:value-type="string" calcext:value-type="string">
            <text:p>Carbin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ANGED</text:p>
          </table:table-cell>
          <table:table-cell office:value-type="string" calcext:value-type="string">
            <text:p>GUNPOWDER</text:p>
          </table:table-cell>
          <table:table-cell table:formula="of:=UPPER(SUBSTITUTE([.F100];&quot; &quot;;&quot;_&quot;))" office:value-type="string" office:string-value="FLINTLOCK" calcext:value-type="string">
            <text:p>FLINTLOCK</text:p>
          </table:table-cell>
          <table:table-cell office:value-type="string" calcext:value-type="string">
            <text:p>Flintlock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ANGED</text:p>
          </table:table-cell>
          <table:table-cell office:value-type="string" calcext:value-type="string">
            <text:p>GUNPOWDER</text:p>
          </table:table-cell>
          <table:table-cell table:formula="of:=UPPER(SUBSTITUTE([.F101];&quot; &quot;;&quot;_&quot;))" office:value-type="string" office:string-value="MUSKET" calcext:value-type="string">
            <text:p>MUSKET</text:p>
          </table:table-cell>
          <table:table-cell office:value-type="string" calcext:value-type="string">
            <text:p>Musk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ANGED</text:p>
          </table:table-cell>
          <table:table-cell office:value-type="string" calcext:value-type="string">
            <text:p>GUNPOWDER</text:p>
          </table:table-cell>
          <table:table-cell table:formula="of:=UPPER(SUBSTITUTE([.F102];&quot; &quot;;&quot;_&quot;))" office:value-type="string" office:string-value="MATCHLOCK" calcext:value-type="string">
            <text:p>MATCHLOCK</text:p>
          </table:table-cell>
          <table:table-cell office:value-type="string" calcext:value-type="string">
            <text:p>Matchlock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ANGED</text:p>
          </table:table-cell>
          <table:table-cell office:value-type="string" calcext:value-type="string">
            <text:p>GUNPOWDER</text:p>
          </table:table-cell>
          <table:table-cell table:formula="of:=UPPER(SUBSTITUTE([.F103];&quot; &quot;;&quot;_&quot;))" office:value-type="string" office:string-value="PISTOL" calcext:value-type="string">
            <text:p>PISTOL</text:p>
          </table:table-cell>
          <table:table-cell office:value-type="string" calcext:value-type="string">
            <text:p>Pistol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EFENSIVE</text:p>
          </table:table-cell>
          <table:table-cell office:value-type="string" calcext:value-type="string">
            <text:p>SHIELD</text:p>
          </table:table-cell>
          <table:table-cell table:formula="of:=UPPER(SUBSTITUTE([.F104];&quot; &quot;;&quot;_&quot;))" office:value-type="string" office:string-value="BUCKLER" calcext:value-type="string">
            <text:p>BUCKLER</text:p>
          </table:table-cell>
          <table:table-cell office:value-type="string" calcext:value-type="string">
            <text:p>Buckle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EFENSIVE</text:p>
          </table:table-cell>
          <table:table-cell office:value-type="string" calcext:value-type="string">
            <text:p>SHIELD</text:p>
          </table:table-cell>
          <table:table-cell table:formula="of:=UPPER(SUBSTITUTE([.F105];&quot; &quot;;&quot;_&quot;))" office:value-type="string" office:string-value="KITE_SHIELD" calcext:value-type="string">
            <text:p>KITE_SHIELD</text:p>
          </table:table-cell>
          <table:table-cell office:value-type="string" calcext:value-type="string">
            <text:p>Kite Shield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EFENSIVE</text:p>
          </table:table-cell>
          <table:table-cell office:value-type="string" calcext:value-type="string">
            <text:p>SHIELD</text:p>
          </table:table-cell>
          <table:table-cell table:formula="of:=UPPER(SUBSTITUTE([.F106];&quot; &quot;;&quot;_&quot;))" office:value-type="string" office:string-value="HEATER_SHIELD" calcext:value-type="string">
            <text:p>HEATER_SHIELD</text:p>
          </table:table-cell>
          <table:table-cell office:value-type="string" calcext:value-type="string">
            <text:p>Heater Shield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EFENSIVE</text:p>
          </table:table-cell>
          <table:table-cell office:value-type="string" calcext:value-type="string">
            <text:p>SHIELD</text:p>
          </table:table-cell>
          <table:table-cell table:formula="of:=UPPER(SUBSTITUTE([.F107];&quot; &quot;;&quot;_&quot;))" office:value-type="string" office:string-value="TARGE" calcext:value-type="string">
            <text:p>TARGE</text:p>
          </table:table-cell>
          <table:table-cell office:value-type="string" calcext:value-type="string">
            <text:p>Targ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EFENSIVE</text:p>
          </table:table-cell>
          <table:table-cell office:value-type="string" calcext:value-type="string">
            <text:p>SHIELD</text:p>
          </table:table-cell>
          <table:table-cell table:formula="of:=UPPER(SUBSTITUTE([.F108];&quot; &quot;;&quot;_&quot;))" office:value-type="string" office:string-value="GREAT_SHIELD" calcext:value-type="string">
            <text:p>GREAT_SHIELD</text:p>
          </table:table-cell>
          <table:table-cell office:value-type="string" calcext:value-type="string">
            <text:p>Great Shield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EFENSIVE</text:p>
          </table:table-cell>
          <table:table-cell office:value-type="string" calcext:value-type="string">
            <text:p>SHIELD</text:p>
          </table:table-cell>
          <table:table-cell table:formula="of:=UPPER(SUBSTITUTE([.F109];&quot; &quot;;&quot;_&quot;))" office:value-type="string" office:string-value="TOWER_SHIELD" calcext:value-type="string">
            <text:p>TOWER_SHIELD</text:p>
          </table:table-cell>
          <table:table-cell office:value-type="string" calcext:value-type="string">
            <text:p>Tower Shield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EFENSIVE</text:p>
          </table:table-cell>
          <table:table-cell office:value-type="string" calcext:value-type="string">
            <text:p>SHIELD</text:p>
          </table:table-cell>
          <table:table-cell table:formula="of:=UPPER(SUBSTITUTE([.F110];&quot; &quot;;&quot;_&quot;))" office:value-type="string" office:string-value="PARMA" calcext:value-type="string">
            <text:p>PARMA</text:p>
          </table:table-cell>
          <table:table-cell office:value-type="string" calcext:value-type="string">
            <text:p>Parma</text:p>
          </table:table-cell>
          <table:table-cell table:number-columns-repeated="1018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mor" table:style-name="ta1">
        <table:table-column table:style-name="co1" table:number-columns-repeated="4" table:default-cell-style-name="Default"/>
        <table:table-column table:style-name="co44" table:default-cell-style-name="Default"/>
        <table:table-column table:style-name="co1" table:number-columns-repeated="18" table:default-cell-style-name="Default"/>
        <table:table-column table:style-name="co16" table:default-cell-style-name="Default"/>
        <table:table-column table:style-name="co1" table:number-columns-repeated="999" table:default-cell-style-name="Default"/>
        <table:table-row table:style-name="ro1">
          <table:table-cell table:style-name="ce43" office:value-type="string" calcext:value-type="string">
            <text:p>Category</text:p>
          </table:table-cell>
          <table:table-cell table:style-name="ce43" office:value-type="string" calcext:value-type="string">
            <text:p>Race</text:p>
          </table:table-cell>
          <table:table-cell table:style-name="ce43" office:value-type="string" calcext:value-type="string">
            <text:p>Type</text:p>
          </table:table-cell>
          <table:table-cell table:style-name="ce43" office:value-type="string" calcext:value-type="string">
            <text:p>Class</text:p>
          </table:table-cell>
          <table:table-cell table:style-name="ce43" office:value-type="string" calcext:value-type="string">
            <text:p>Item</text:p>
          </table:table-cell>
          <table:table-cell table:style-name="ce43" office:value-type="string" calcext:value-type="string">
            <text:p>Name</text:p>
          </table:table-cell>
          <table:table-cell table:style-name="ce43" office:value-type="string" calcext:value-type="string">
            <text:p>PrePlural</text:p>
          </table:table-cell>
          <table:table-cell table:style-name="ce43" office:value-type="string" calcext:value-type="string">
            <text:p>Adjective</text:p>
          </table:table-cell>
          <table:table-cell table:style-name="ce43" office:value-type="string" calcext:value-type="string">
            <text:p>PlaceHolder</text:p>
          </table:table-cell>
          <table:table-cell table:style-name="ce43" office:value-type="string" calcext:value-type="string">
            <text:p>Description</text:p>
          </table:table-cell>
          <table:table-cell table:style-name="ce43" office:value-type="string" calcext:value-type="string">
            <text:p>Level</text:p>
          </table:table-cell>
          <table:table-cell table:style-name="ce43" office:value-type="string" calcext:value-type="string">
            <text:p>Rarity</text:p>
          </table:table-cell>
          <table:table-cell table:style-name="ce44" office:value-type="string" calcext:value-type="string">
            <text:p>Size</text:p>
          </table:table-cell>
          <table:table-cell table:style-name="ce44" office:value-type="string" calcext:value-type="string">
            <text:p>MatSize</text:p>
          </table:table-cell>
          <table:table-cell table:style-name="ce44" office:value-type="string" calcext:value-type="string">
            <text:p>ArmorLevel</text:p>
          </table:table-cell>
          <table:table-cell table:style-name="ce44" office:value-type="string" calcext:value-type="string">
            <text:p>UPStep</text:p>
          </table:table-cell>
          <table:table-cell table:style-name="ce44" office:value-type="string" calcext:value-type="string">
            <text:p>UBStep</text:p>
          </table:table-cell>
          <table:table-cell table:style-name="ce44" office:value-type="string" calcext:value-type="string">
            <text:p>LBStep</text:p>
          </table:table-cell>
          <table:table-cell table:style-name="ce44" office:value-type="string" calcext:value-type="string">
            <text:p>Layer</text:p>
          </table:table-cell>
          <table:table-cell table:style-name="ce44" office:value-type="string" calcext:value-type="string">
            <text:p>LayerSize</text:p>
          </table:table-cell>
          <table:table-cell table:style-name="ce44" office:value-type="string" calcext:value-type="string">
            <text:p>LayerPermit</text:p>
          </table:table-cell>
          <table:table-cell table:style-name="ce44" office:value-type="string" calcext:value-type="string">
            <text:p>Coverage</text:p>
          </table:table-cell>
          <table:table-cell table:style-name="ce44" office:value-type="string" calcext:value-type="string">
            <text:p>MatFlags</text:p>
          </table:table-cell>
          <table:table-cell table:style-name="ce44" office:value-type="string" calcext:value-type="string">
            <text:p>ElasticityFlags</text:p>
          </table:table-cell>
          <table:table-cell table:style-name="ce44" office:value-type="string" calcext:value-type="string">
            <text:p>OnEquip</text:p>
          </table:table-cell>
          <table:table-cell table:style-name="ce44" office:value-type="string" calcext:value-type="string">
            <text:p>OnAttack</text:p>
          </table:table-cell>
          <table:table-cell table:style-name="ce44" office:value-type="string" calcext:value-type="string">
            <text:p>OnBlock</text:p>
          </table:table-cell>
          <table:table-cell table:style-name="ce44" office:value-type="string" calcext:value-type="string">
            <text:p>OnDodge</text:p>
          </table:table-cell>
          <table:table-cell table:style-name="ce44" office:value-type="string" calcext:value-type="string">
            <text:p>OnParry</text:p>
          </table:table-cell>
          <table:table-cell table:style-name="ce44" office:value-type="string" calcext:value-type="string">
            <text:p>OnMove</text:p>
          </table:table-cell>
          <table:table-cell table:style-name="ce44" table:number-columns-repeated="26"/>
          <table:table-cell table:style-name="ce43" table:number-columns-repeated="967"/>
        </table:table-row>
        <table:table-row table:style-name="ro1">
          <table:table-cell office:value-type="string" calcext:value-type="string">
            <text:p>ARMOR</text:p>
          </table:table-cell>
          <table:table-cell/>
          <table:table-cell table:number-columns-repeated="2" office:value-type="string" calcext:value-type="string">
            <text:p>HEAD</text:p>
          </table:table-cell>
          <table:table-cell office:value-type="string" calcext:value-type="string">
            <text:p>TEST_HELM</text:p>
          </table:table-cell>
          <table:table-cell office:value-type="string" calcext:value-type="string">
            <text:p>Test Hel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MOR</text:p>
          </table:table-cell>
          <table:table-cell/>
          <table:table-cell table:number-columns-repeated="2" office:value-type="string" calcext:value-type="string">
            <text:p>TORSO</text:p>
          </table:table-cell>
          <table:table-cell office:value-type="string" calcext:value-type="string">
            <text:p>TEST_TORSO</text:p>
          </table:table-cell>
          <table:table-cell office:value-type="string" calcext:value-type="string">
            <text:p>Test Tors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MOR</text:p>
          </table:table-cell>
          <table:table-cell/>
          <table:table-cell table:number-columns-repeated="2" office:value-type="string" calcext:value-type="string">
            <text:p>ARMS</text:p>
          </table:table-cell>
          <table:table-cell office:value-type="string" calcext:value-type="string">
            <text:p>TEST_ARMS</text:p>
          </table:table-cell>
          <table:table-cell office:value-type="string" calcext:value-type="string">
            <text:p>Test Arm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MOR</text:p>
          </table:table-cell>
          <table:table-cell/>
          <table:table-cell table:number-columns-repeated="2" office:value-type="string" calcext:value-type="string">
            <text:p>LEGS</text:p>
          </table:table-cell>
          <table:table-cell office:value-type="string" calcext:value-type="string">
            <text:p>TEST_LEGS</text:p>
          </table:table-cell>
          <table:table-cell office:value-type="string" calcext:value-type="string">
            <text:p>Test Leg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MOR</text:p>
          </table:table-cell>
          <table:table-cell/>
          <table:table-cell table:number-columns-repeated="2" office:value-type="string" calcext:value-type="string">
            <text:p>HANDS</text:p>
          </table:table-cell>
          <table:table-cell office:value-type="string" calcext:value-type="string">
            <text:p>TEST_HANDS</text:p>
          </table:table-cell>
          <table:table-cell office:value-type="string" calcext:value-type="string">
            <text:p>Test Hand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MOR</text:p>
          </table:table-cell>
          <table:table-cell/>
          <table:table-cell table:number-columns-repeated="2" office:value-type="string" calcext:value-type="string">
            <text:p>FEET</text:p>
          </table:table-cell>
          <table:table-cell office:value-type="string" calcext:value-type="string">
            <text:p>TEST_FEET</text:p>
          </table:table-cell>
          <table:table-cell office:value-type="string" calcext:value-type="string">
            <text:p>Test Fe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MOR</text:p>
          </table:table-cell>
          <table:table-cell/>
          <table:table-cell table:number-columns-repeated="2" office:value-type="string" calcext:value-type="string">
            <text:p>BACK</text:p>
          </table:table-cell>
          <table:table-cell office:value-type="string" calcext:value-type="string">
            <text:p>TEST_BACK</text:p>
          </table:table-cell>
          <table:table-cell office:value-type="string" calcext:value-type="string">
            <text:p>Test Back</text:p>
          </table:table-cell>
          <table:table-cell table:number-columns-repeated="1017"/>
        </table:table-row>
      </table:table>
      <table:table table:name="Clothes" table:style-name="ta1">
        <table:table-column table:style-name="co1" table:number-columns-repeated="4" table:default-cell-style-name="Default"/>
        <table:table-column table:style-name="co45" table:default-cell-style-name="Default"/>
        <table:table-column table:style-name="co1" table:number-columns-repeated="1018" table:default-cell-style-name="Default"/>
        <table:table-row table:style-name="ro1">
          <table:table-cell table:style-name="ce43" office:value-type="string" calcext:value-type="string">
            <text:p>Category</text:p>
          </table:table-cell>
          <table:table-cell table:style-name="ce43" office:value-type="string" calcext:value-type="string">
            <text:p>Race</text:p>
          </table:table-cell>
          <table:table-cell table:style-name="ce43" office:value-type="string" calcext:value-type="string">
            <text:p>Type</text:p>
          </table:table-cell>
          <table:table-cell table:style-name="ce43" office:value-type="string" calcext:value-type="string">
            <text:p>Class</text:p>
          </table:table-cell>
          <table:table-cell table:style-name="ce43" office:value-type="string" calcext:value-type="string">
            <text:p>Item</text:p>
          </table:table-cell>
          <table:table-cell table:style-name="ce43" office:value-type="string" calcext:value-type="string">
            <text:p>Name</text:p>
          </table:table-cell>
          <table:table-cell table:style-name="ce43" office:value-type="string" calcext:value-type="string">
            <text:p>PrePlural</text:p>
          </table:table-cell>
          <table:table-cell table:style-name="ce43" office:value-type="string" calcext:value-type="string">
            <text:p>Adjective</text:p>
          </table:table-cell>
          <table:table-cell table:style-name="ce43" office:value-type="string" calcext:value-type="string">
            <text:p>PlaceHolder</text:p>
          </table:table-cell>
          <table:table-cell table:style-name="ce43" office:value-type="string" calcext:value-type="string">
            <text:p>Description</text:p>
          </table:table-cell>
          <table:table-cell table:style-name="ce43" office:value-type="string" calcext:value-type="string">
            <text:p>Level</text:p>
          </table:table-cell>
          <table:table-cell table:style-name="ce43" office:value-type="string" calcext:value-type="string">
            <text:p>Rarity</text:p>
          </table:table-cell>
          <table:table-cell table:style-name="ce44" office:value-type="string" calcext:value-type="string">
            <text:p>Size</text:p>
          </table:table-cell>
          <table:table-cell table:style-name="ce44" office:value-type="string" calcext:value-type="string">
            <text:p>MatSize</text:p>
          </table:table-cell>
          <table:table-cell table:style-name="ce44" office:value-type="string" calcext:value-type="string">
            <text:p>ArmorLevel</text:p>
          </table:table-cell>
          <table:table-cell table:style-name="ce44" office:value-type="string" calcext:value-type="string">
            <text:p>UPStep</text:p>
          </table:table-cell>
          <table:table-cell table:style-name="ce44" office:value-type="string" calcext:value-type="string">
            <text:p>UBStep</text:p>
          </table:table-cell>
          <table:table-cell table:style-name="ce44" office:value-type="string" calcext:value-type="string">
            <text:p>LBStep</text:p>
          </table:table-cell>
          <table:table-cell table:style-name="ce44" office:value-type="string" calcext:value-type="string">
            <text:p>Layer</text:p>
          </table:table-cell>
          <table:table-cell table:style-name="ce44" office:value-type="string" calcext:value-type="string">
            <text:p>LayerSize</text:p>
          </table:table-cell>
          <table:table-cell table:style-name="ce44" office:value-type="string" calcext:value-type="string">
            <text:p>LayerPermit</text:p>
          </table:table-cell>
          <table:table-cell table:style-name="ce44" office:value-type="string" calcext:value-type="string">
            <text:p>Coverage</text:p>
          </table:table-cell>
          <table:table-cell table:style-name="ce44" office:value-type="string" calcext:value-type="string">
            <text:p>MatFlags</text:p>
          </table:table-cell>
          <table:table-cell table:style-name="ce44" office:value-type="string" calcext:value-type="string">
            <text:p>ElasticityFlags</text:p>
          </table:table-cell>
          <table:table-cell table:style-name="ce44" office:value-type="string" calcext:value-type="string">
            <text:p>OnEquip</text:p>
          </table:table-cell>
          <table:table-cell table:style-name="ce44" office:value-type="string" calcext:value-type="string">
            <text:p>OnAttack</text:p>
          </table:table-cell>
          <table:table-cell table:style-name="ce44" office:value-type="string" calcext:value-type="string">
            <text:p>OnBlock</text:p>
          </table:table-cell>
          <table:table-cell table:style-name="ce44" office:value-type="string" calcext:value-type="string">
            <text:p>OnDodge</text:p>
          </table:table-cell>
          <table:table-cell table:style-name="ce44" office:value-type="string" calcext:value-type="string">
            <text:p>OnParry</text:p>
          </table:table-cell>
          <table:table-cell table:style-name="ce44" office:value-type="string" calcext:value-type="string">
            <text:p>OnMove</text:p>
          </table:table-cell>
          <table:table-cell table:style-name="ce44" table:number-columns-repeated="26"/>
          <table:table-cell table:style-name="ce43" table:number-columns-repeated="967"/>
        </table:table-row>
        <table:table-row table:style-name="ro1">
          <table:table-cell office:value-type="string" calcext:value-type="string">
            <text:p>CLOTHES</text:p>
          </table:table-cell>
          <table:table-cell/>
          <table:table-cell table:number-columns-repeated="2" office:value-type="string" calcext:value-type="string">
            <text:p>HEAD</text:p>
          </table:table-cell>
          <table:table-cell office:value-type="string" calcext:value-type="string">
            <text:p>TEST_HELM</text:p>
          </table:table-cell>
          <table:table-cell office:value-type="string" calcext:value-type="string">
            <text:p>Test Hel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OTHES</text:p>
          </table:table-cell>
          <table:table-cell/>
          <table:table-cell table:number-columns-repeated="2" office:value-type="string" calcext:value-type="string">
            <text:p>TORSO</text:p>
          </table:table-cell>
          <table:table-cell office:value-type="string" calcext:value-type="string">
            <text:p>TEST_TORSO</text:p>
          </table:table-cell>
          <table:table-cell office:value-type="string" calcext:value-type="string">
            <text:p>Test Tors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OTHES</text:p>
          </table:table-cell>
          <table:table-cell/>
          <table:table-cell table:number-columns-repeated="2" office:value-type="string" calcext:value-type="string">
            <text:p>ARMS</text:p>
          </table:table-cell>
          <table:table-cell office:value-type="string" calcext:value-type="string">
            <text:p>TEST_ARMS</text:p>
          </table:table-cell>
          <table:table-cell office:value-type="string" calcext:value-type="string">
            <text:p>Test Arm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OTHES</text:p>
          </table:table-cell>
          <table:table-cell/>
          <table:table-cell table:number-columns-repeated="2" office:value-type="string" calcext:value-type="string">
            <text:p>LEGS</text:p>
          </table:table-cell>
          <table:table-cell office:value-type="string" calcext:value-type="string">
            <text:p>TEST_LEGS</text:p>
          </table:table-cell>
          <table:table-cell office:value-type="string" calcext:value-type="string">
            <text:p>Test Leg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OTHES</text:p>
          </table:table-cell>
          <table:table-cell/>
          <table:table-cell table:number-columns-repeated="2" office:value-type="string" calcext:value-type="string">
            <text:p>HANDS</text:p>
          </table:table-cell>
          <table:table-cell office:value-type="string" calcext:value-type="string">
            <text:p>TEST_HANDS</text:p>
          </table:table-cell>
          <table:table-cell office:value-type="string" calcext:value-type="string">
            <text:p>Test Hand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OTHES</text:p>
          </table:table-cell>
          <table:table-cell/>
          <table:table-cell table:number-columns-repeated="2" office:value-type="string" calcext:value-type="string">
            <text:p>FEET</text:p>
          </table:table-cell>
          <table:table-cell office:value-type="string" calcext:value-type="string">
            <text:p>TEST_FEET</text:p>
          </table:table-cell>
          <table:table-cell office:value-type="string" calcext:value-type="string">
            <text:p>Test Fe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OTHES</text:p>
          </table:table-cell>
          <table:table-cell/>
          <table:table-cell table:number-columns-repeated="2" office:value-type="string" calcext:value-type="string">
            <text:p>BACK</text:p>
          </table:table-cell>
          <table:table-cell office:value-type="string" calcext:value-type="string">
            <text:p>TEST_BACK</text:p>
          </table:table-cell>
          <table:table-cell office:value-type="string" calcext:value-type="string">
            <text:p>Test Back</text:p>
          </table:table-cell>
          <table:table-cell table:number-columns-repeated="1017"/>
        </table:table-row>
      </table:table>
      <table:table table:name="Tools" table:style-name="ta1">
        <table:table-column table:style-name="co1" table:number-columns-repeated="4" table:default-cell-style-name="Default"/>
        <table:table-column table:style-name="co46" table:default-cell-style-name="Default"/>
        <table:table-column table:style-name="co1" table:number-columns-repeated="1007" table:default-cell-style-name="Default"/>
        <table:table-row table:style-name="ro1">
          <table:table-cell table:style-name="ce43" office:value-type="string" calcext:value-type="string">
            <text:p>Category</text:p>
          </table:table-cell>
          <table:table-cell table:style-name="ce43" office:value-type="string" calcext:value-type="string">
            <text:p>Race</text:p>
          </table:table-cell>
          <table:table-cell table:style-name="ce43" office:value-type="string" calcext:value-type="string">
            <text:p>Type</text:p>
          </table:table-cell>
          <table:table-cell table:style-name="ce43" office:value-type="string" calcext:value-type="string">
            <text:p>Class</text:p>
          </table:table-cell>
          <table:table-cell table:style-name="ce43" office:value-type="string" calcext:value-type="string">
            <text:p>Item</text:p>
          </table:table-cell>
          <table:table-cell table:style-name="ce43" office:value-type="string" calcext:value-type="string">
            <text:p>Name</text:p>
          </table:table-cell>
          <table:table-cell table:style-name="ce43" office:value-type="string" calcext:value-type="string">
            <text:p>PrePlural</text:p>
          </table:table-cell>
          <table:table-cell table:style-name="ce43" office:value-type="string" calcext:value-type="string">
            <text:p>Adjective</text:p>
          </table:table-cell>
          <table:table-cell table:style-name="ce43" office:value-type="string" calcext:value-type="string">
            <text:p>Description</text:p>
          </table:table-cell>
          <table:table-cell table:style-name="ce43" office:value-type="string" calcext:value-type="string">
            <text:p>Level</text:p>
          </table:table-cell>
          <table:table-cell table:style-name="ce43" office:value-type="string" calcext:value-type="string">
            <text:p>Rarity</text:p>
          </table:table-cell>
          <table:table-cell table:style-name="ce43" office:value-type="string" calcext:value-type="string">
            <text:p>Value</text:p>
          </table:table-cell>
          <table:table-cell table:style-name="ce43" office:value-type="string" calcext:value-type="string">
            <text:p>Tile</text:p>
          </table:table-cell>
          <table:table-cell table:style-name="ce44" office:value-type="string" calcext:value-type="string">
            <text:p>Use</text:p>
          </table:table-cell>
          <table:table-cell table:style-name="ce44" office:value-type="string" calcext:value-type="string">
            <text:p>Capacity</text:p>
          </table:table-cell>
          <table:table-cell table:style-name="ce44" office:value-type="string" calcext:value-type="string">
            <text:p>Improvement</text:p>
          </table:table-cell>
          <table:table-cell table:style-name="ce44" office:value-type="string" calcext:value-type="string">
            <text:p>MatFlags</text:p>
          </table:table-cell>
          <table:table-cell table:style-name="ce44" office:value-type="string" calcext:value-type="string">
            <text:p>Flags</text:p>
          </table:table-cell>
          <table:table-cell table:style-name="ce44" office:value-type="string" calcext:value-type="string">
            <text:p>Size</text:p>
          </table:table-cell>
          <table:table-cell table:style-name="ce44" office:value-type="string" calcext:value-type="string">
            <text:p>MatSize</text:p>
          </table:table-cell>
          <table:table-cell table:style-name="ce44" office:value-type="string" calcext:value-type="string">
            <text:p>2HSize</text:p>
          </table:table-cell>
          <table:table-cell table:style-name="ce44" office:value-type="string" calcext:value-type="string">
            <text:p>MinSize</text:p>
          </table:table-cell>
          <table:table-cell table:style-name="ce44" office:value-type="string" calcext:value-type="string">
            <text:p>Skill</text:p>
          </table:table-cell>
          <table:table-cell table:style-name="ce45" office:value-type="string" calcext:value-type="string">
            <text:p>Ranged</text:p>
          </table:table-cell>
          <table:table-cell table:style-name="ce45" office:value-type="string" calcext:value-type="string">
            <text:p>ShotForce</text:p>
          </table:table-cell>
          <table:table-cell table:style-name="ce45" office:value-type="string" calcext:value-type="string">
            <text:p>ShotVel</text:p>
          </table:table-cell>
          <table:table-cell table:style-name="ce44" office:value-type="string" calcext:value-type="string">
            <text:p>Attack:1</text:p>
          </table:table-cell>
          <table:table-cell table:style-name="ce44" office:value-type="string" calcext:value-type="string">
            <text:p>Attack:2</text:p>
          </table:table-cell>
          <table:table-cell table:style-name="ce44" office:value-type="string" calcext:value-type="string">
            <text:p>OnEquip</text:p>
          </table:table-cell>
          <table:table-cell table:style-name="ce44" office:value-type="string" calcext:value-type="string">
            <text:p>OnAttack</text:p>
          </table:table-cell>
          <table:table-cell table:style-name="ce44" office:value-type="string" calcext:value-type="string">
            <text:p>OnBlock</text:p>
          </table:table-cell>
          <table:table-cell table:style-name="ce44" office:value-type="string" calcext:value-type="string">
            <text:p>OnDodge</text:p>
          </table:table-cell>
          <table:table-cell table:style-name="ce44" office:value-type="string" calcext:value-type="string">
            <text:p>OnParry</text:p>
          </table:table-cell>
          <table:table-cell table:style-name="ce44" office:value-type="string" calcext:value-type="string">
            <text:p>OnMove</text:p>
          </table:table-cell>
          <table:table-cell table:style-name="ce44" table:number-columns-repeated="11"/>
          <table:table-cell table:style-name="ce43" table:number-columns-repeated="967"/>
        </table:table-row>
        <table:table-row table:style-name="ro1">
          <table:table-cell office:value-type="string" calcext:value-type="string">
            <text:p>TOOL</text:p>
          </table:table-cell>
          <table:table-cell table:number-columns-repeated="2"/>
          <table:table-cell office:value-type="string" calcext:value-type="string">
            <text:p>USEFUL</text:p>
          </table:table-cell>
          <table:table-cell office:value-type="string" calcext:value-type="string">
            <text:p>TEST_TOOL</text:p>
          </table:table-cell>
          <table:table-cell office:value-type="string" calcext:value-type="string">
            <text:p>Test Tool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OOL</text:p>
          </table:table-cell>
          <table:table-cell table:number-columns-repeated="2"/>
          <table:table-cell office:value-type="string" calcext:value-type="string">
            <text:p>IMPROVE</text:p>
          </table:table-cell>
          <table:table-cell office:value-type="string" calcext:value-type="string">
            <text:p>TEST_IMPROVEMENT</text:p>
          </table:table-cell>
          <table:table-cell office:value-type="string" calcext:value-type="string">
            <text:p>Test Improvement</text:p>
          </table:table-cell>
          <table:table-cell table:number-columns-repeated="1006"/>
        </table:table-row>
      </table:table>
      <table:table table:name="Misc" table:style-name="ta1">
        <table:table-column table:style-name="co1" table:number-columns-repeated="2" table:default-cell-style-name="Default"/>
        <table:table-column table:style-name="co47" table:default-cell-style-name="Default"/>
        <table:table-column table:style-name="co1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1" table:number-columns-repeated="996" table:default-cell-style-name="Default"/>
        <table:table-row table:style-name="ro1">
          <table:table-cell table:style-name="ce43" office:value-type="string" calcext:value-type="string">
            <text:p>Category</text:p>
          </table:table-cell>
          <table:table-cell table:style-name="ce43" office:value-type="string" calcext:value-type="string">
            <text:p>Race</text:p>
          </table:table-cell>
          <table:table-cell table:style-name="ce43" office:value-type="string" calcext:value-type="string">
            <text:p>Type</text:p>
          </table:table-cell>
          <table:table-cell table:style-name="ce43" office:value-type="string" calcext:value-type="string">
            <text:p>Class</text:p>
          </table:table-cell>
          <table:table-cell table:style-name="ce43" office:value-type="string" calcext:value-type="string">
            <text:p>Item</text:p>
          </table:table-cell>
          <table:table-cell table:style-name="ce43" office:value-type="string" calcext:value-type="string">
            <text:p>Name</text:p>
          </table:table-cell>
          <table:table-cell table:style-name="ce43" office:value-type="string" calcext:value-type="string">
            <text:p>Adjective</text:p>
          </table:table-cell>
          <table:table-cell table:style-name="ce43" office:value-type="string" calcext:value-type="string">
            <text:p>Description</text:p>
          </table:table-cell>
          <table:table-cell table:style-name="ce43" office:value-type="string" calcext:value-type="string">
            <text:p>Level</text:p>
          </table:table-cell>
          <table:table-cell table:style-name="ce43" office:value-type="string" calcext:value-type="string">
            <text:p>Rarity</text:p>
          </table:table-cell>
          <table:table-cell table:style-name="ce44" office:value-type="string" calcext:value-type="string">
            <text:p>Size</text:p>
          </table:table-cell>
          <table:table-cell table:style-name="ce44" office:value-type="string" calcext:value-type="string">
            <text:p>MatSize</text:p>
          </table:table-cell>
          <table:table-cell table:style-name="ce44" office:value-type="string" calcext:value-type="string">
            <text:p>MatFlags</text:p>
          </table:table-cell>
          <table:table-cell table:style-name="ce44" office:value-type="string" calcext:value-type="string">
            <text:p>Flags</text:p>
          </table:table-cell>
          <table:table-cell table:style-name="ce44" office:value-type="string" calcext:value-type="string">
            <text:p>Hits</text:p>
          </table:table-cell>
          <table:table-cell table:style-name="ce44" office:value-type="string" calcext:value-type="string">
            <text:p>Attack:1</text:p>
          </table:table-cell>
          <table:table-cell table:style-name="ce44" office:value-type="string" calcext:value-type="string">
            <text:p>Attack:2</text:p>
          </table:table-cell>
          <table:table-cell table:style-name="ce44" office:value-type="string" calcext:value-type="string">
            <text:p>Attack:3</text:p>
          </table:table-cell>
          <table:table-cell table:style-name="ce44" office:value-type="string" calcext:value-type="string">
            <text:p>OnEquip</text:p>
          </table:table-cell>
          <table:table-cell table:style-name="ce44" office:value-type="string" calcext:value-type="string">
            <text:p>OnAttack</text:p>
          </table:table-cell>
          <table:table-cell table:style-name="ce44" office:value-type="string" calcext:value-type="string">
            <text:p>OnBlock</text:p>
          </table:table-cell>
          <table:table-cell table:style-name="ce44" office:value-type="string" calcext:value-type="string">
            <text:p>OnDodge</text:p>
          </table:table-cell>
          <table:table-cell table:style-name="ce44" office:value-type="string" calcext:value-type="string">
            <text:p>OnParry</text:p>
          </table:table-cell>
          <table:table-cell table:style-name="ce44" office:value-type="string" calcext:value-type="string">
            <text:p>OnMove</text:p>
          </table:table-cell>
          <table:table-cell table:style-name="ce44" table:number-columns-repeated="11"/>
          <table:table-cell table:style-name="ce43" table:number-columns-repeated="967"/>
        </table:table-row>
        <table:table-row table:style-name="ro1">
          <table:table-cell office:value-type="string" calcext:value-type="string">
            <text:p>TRAP</text:p>
          </table:table-cell>
          <table:table-cell/>
          <table:table-cell office:value-type="string" calcext:value-type="string">
            <text:p>COMPONENT</text:p>
          </table:table-cell>
          <table:table-cell office:value-type="string" calcext:value-type="string">
            <text:p>SPIKE</text:p>
          </table:table-cell>
          <table:table-cell office:value-type="string" calcext:value-type="string">
            <text:p>TEST_COMPONENT</text:p>
          </table:table-cell>
          <table:table-cell office:value-type="string" calcext:value-type="string">
            <text:p>Test Component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OY</text:p>
          </table:table-cell>
          <table:table-cell/>
          <table:table-cell table:number-columns-repeated="2" office:value-type="string" calcext:value-type="string">
            <text:p>TOY</text:p>
          </table:table-cell>
          <table:table-cell office:value-type="string" calcext:value-type="string">
            <text:p>TEST_TOY</text:p>
          </table:table-cell>
          <table:table-cell office:value-type="string" calcext:value-type="string">
            <text:p>Test Toy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OOD</text:p>
          </table:table-cell>
          <table:table-cell/>
          <table:table-cell table:number-columns-repeated="2" office:value-type="string" calcext:value-type="string">
            <text:p>FOOD</text:p>
          </table:table-cell>
          <table:table-cell office:value-type="string" calcext:value-type="string">
            <text:p>TEST_FOOD</text:p>
          </table:table-cell>
          <table:table-cell office:value-type="string" calcext:value-type="string">
            <text:p>Test Food</text:p>
          </table:table-cell>
          <table:table-cell table:number-columns-repeated="996"/>
        </table:table-row>
      </table:table>
      <table:named-expressions/>
      <table:database-ranges>
        <table:database-range table:name="__Anonymous_Sheet_DB__0" table:target-range-address="Details.K1:Details.M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5">00/00/0000</text:date>, <text:time style:data-style-name="N2" text:time-value="14:05:11.8163905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les Engel</meta:initial-creator>
    <meta:creation-date>2018-02-21T11:21:07.022248753</meta:creation-date>
    <dc:date>2018-04-15T16:16:09.969359439</dc:date>
    <dc:creator>Miles Engel</dc:creator>
    <meta:editing-duration>P4DT22H53M9S</meta:editing-duration>
    <meta:editing-cycles>25</meta:editing-cycles>
    <meta:generator>LibreOffice/4.3.7.2$Linux_X86_64 LibreOffice_project/430$Build-2</meta:generator>
    <meta:document-statistic meta:table-count="8" meta:cell-count="1642" meta:object-count="0"/>
  </office:meta>
</office:document-meta>
</file>